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846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146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0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/>
    <style:style style:name="ce11" style:family="table-cell" style:parent-style-name="Default" style:data-style-name="N131"/>
    <style:style style:name="ce12" style:family="table-cell" style:parent-style-name="Default" style:data-style-name="N129">
      <style:table-cell-properties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129"/>
    <style:style style:name="ce7" style:family="table-cell" style:parent-style-name="Default" style:data-style-name="N129">
      <style:table-cell-properties fo:border="0.74pt solid #000000"/>
      <style:map style:condition="cell-content()&gt;=1" style:apply-style-name="Bad" style:base-cell-address="diff_x100.C2"/>
    </style:style>
    <style:style style:name="ce8" style:family="table-cell" style:parent-style-name="Default" style:data-style-name="N129">
      <style:table-cell-properties fo:border="0.74pt solid #000000"/>
      <style:map style:condition="cell-content()&gt;=1" style:apply-style-name="Bad" style:base-cell-address="rezultati_simulacija_x100.C2"/>
    </style:style>
  </office:automatic-styles>
  <office:body>
    <office:spreadsheet>
      <table:calculation-settings table:automatic-find-labels="false" table:use-regular-expressions="false" table:use-wildcards="true"/>
      <table:table table:name="rezultati_simulacij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9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6" table:number-columns-repeated="16354" table:default-cell-style-name="ce1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Ucpu</text:p>
          </table:table-cell>
          <table:table-cell table:style-name="Default" office:value-type="string" calcext:value-type="string">
            <text:p>Uds1</text:p>
          </table:table-cell>
          <table:table-cell table:style-name="Default" office:value-type="string" calcext:value-type="string">
            <text:p>Uds2</text:p>
          </table:table-cell>
          <table:table-cell table:style-name="Default" office:value-type="string" calcext:value-type="string">
            <text:p>Uds3</text:p>
          </table:table-cell>
          <table:table-cell table:style-name="Default" office:value-type="string" calcext:value-type="string">
            <text:p>Udu1</text:p>
          </table:table-cell>
          <table:table-cell table:style-name="Default" office:value-type="string" calcext:value-type="string">
            <text:p>Udu2</text:p>
          </table:table-cell>
          <table:table-cell table:style-name="Default" office:value-type="string" calcext:value-type="string">
            <text:p>Udu3</text:p>
          </table:table-cell>
          <table:table-cell table:style-name="Default" office:value-type="string" calcext:value-type="string">
            <text:p>Udu4</text:p>
          </table:table-cell>
          <table:table-cell table:style-name="Default" office:value-type="string" calcext:value-type="string">
            <text:p>Udu5</text:p>
          </table:table-cell>
          <table:table-cell table:style-name="Default" office:value-type="string" calcext:value-type="string">
            <text:p>Xcpu</text:p>
          </table:table-cell>
          <table:table-cell table:style-name="Default" office:value-type="string" calcext:value-type="string">
            <text:p>Xds1</text:p>
          </table:table-cell>
          <table:table-cell table:style-name="Default" office:value-type="string" calcext:value-type="string">
            <text:p>Xds2</text:p>
          </table:table-cell>
          <table:table-cell table:style-name="Default" office:value-type="string" calcext:value-type="string">
            <text:p>Xds3</text:p>
          </table:table-cell>
          <table:table-cell table:style-name="Default" office:value-type="string" calcext:value-type="string">
            <text:p>Xdu1</text:p>
          </table:table-cell>
          <table:table-cell table:style-name="Default" office:value-type="string" calcext:value-type="string">
            <text:p>Xdu2</text:p>
          </table:table-cell>
          <table:table-cell table:style-name="Default" office:value-type="string" calcext:value-type="string">
            <text:p>Xdu3</text:p>
          </table:table-cell>
          <table:table-cell table:style-name="Default" office:value-type="string" calcext:value-type="string">
            <text:p>Xdu4</text:p>
          </table:table-cell>
          <table:table-cell table:style-name="Default" office:value-type="string" calcext:value-type="string">
            <text:p>Xdu5</text:p>
          </table:table-cell>
          <table:table-cell table:style-name="Default" office:value-type="string" calcext:value-type="string">
            <text:p>Jcpu</text:p>
          </table:table-cell>
          <table:table-cell table:style-name="Default" office:value-type="string" calcext:value-type="string">
            <text:p>Jds1</text:p>
          </table:table-cell>
          <table:table-cell table:style-name="Default" office:value-type="string" calcext:value-type="string">
            <text:p>Jds2</text:p>
          </table:table-cell>
          <table:table-cell table:style-name="Default" office:value-type="string" calcext:value-type="string">
            <text:p>Jds3</text:p>
          </table:table-cell>
          <table:table-cell table:style-name="Default" office:value-type="string" calcext:value-type="string">
            <text:p>Jdu1</text:p>
          </table:table-cell>
          <table:table-cell table:style-name="Default" office:value-type="string" calcext:value-type="string">
            <text:p>Jdu2</text:p>
          </table:table-cell>
          <table:table-cell table:style-name="Default" office:value-type="string" calcext:value-type="string">
            <text:p>Jdu3</text:p>
          </table:table-cell>
          <table:table-cell table:style-name="Default" office:value-type="string" calcext:value-type="string">
            <text:p>Jdu4</text:p>
          </table:table-cell>
          <table:table-cell table:style-name="Default" office:value-type="string" calcext:value-type="string">
            <text:p>Jdu5</text:p>
          </table:table-cell>
          <table:table-cell table:style-name="Default"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564528228322516" calcext:value-type="float">
            <text:p>0.056</text:p>
          </table:table-cell>
          <table:table-cell office:value-type="float" office:value="0.148719665714757" calcext:value-type="float">
            <text:p>0.149</text:p>
          </table:table-cell>
          <table:table-cell office:value-type="float" office:value="0.100478255786623" calcext:value-type="float">
            <text:p>0.100</text:p>
          </table:table-cell>
          <table:table-cell office:value-type="float" office:value="0.110398861628694" calcext:value-type="float">
            <text:p>0.110</text:p>
          </table:table-cell>
          <table:table-cell office:value-type="float" office:value="0.0740749406718607" calcext:value-type="float">
            <text:p>0.074</text:p>
          </table:table-cell>
          <table:table-cell office:value-type="float" office:value="0.296487195575597" calcext:value-type="float">
            <text:p>0.296</text:p>
          </table:table-cell>
          <table:table-cell office:value-type="float" office:value="0.300588091117919" calcext:value-type="float">
            <text:p>0.30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37.1011379304189" calcext:value-type="float">
            <text:p>37.101</text:p>
          </table:table-cell>
          <table:table-cell office:value-type="float" office:value="9.98948830029676" calcext:value-type="float">
            <text:p>9.989</text:p>
          </table:table-cell>
          <table:table-cell office:value-type="float" office:value="7.36633728988197" calcext:value-type="float">
            <text:p>7.366</text:p>
          </table:table-cell>
          <table:table-cell office:value-type="float" office:value="4.90941566040731" calcext:value-type="float">
            <text:p>4.909</text:p>
          </table:table-cell>
          <table:table-cell office:value-type="float" office:value="11.8105039502959" calcext:value-type="float">
            <text:p>11.811</text:p>
          </table:table-cell>
          <table:table-cell office:value-type="float" office:value="11.8983284257729" calcext:value-type="float">
            <text:p>11.89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171799017466757" calcext:value-type="float">
            <text:p>0.172</text:p>
          </table:table-cell>
          <table:table-cell office:value-type="float" office:value="0.112252433691188" calcext:value-type="float">
            <text:p>0.112</text:p>
          </table:table-cell>
          <table:table-cell office:value-type="float" office:value="0.123725307740301" calcext:value-type="float">
            <text:p>0.124</text:p>
          </table:table-cell>
          <table:table-cell office:value-type="float" office:value="0.0806201051356808" calcext:value-type="float">
            <text:p>0.081</text:p>
          </table:table-cell>
          <table:table-cell office:value-type="float" office:value="0.424023249258091" calcext:value-type="float">
            <text:p>0.424</text:p>
          </table:table-cell>
          <table:table-cell office:value-type="float" office:value="0.42601705215648" calcext:value-type="float">
            <text:p>0.426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0799221095624246" calcext:value-type="float">
            <text:p>0.080</text:p>
          </table:table-cell>
          <table:table-cell office:value-type="float" office:value="0.273992275275967" calcext:value-type="float">
            <text:p>0.274</text:p>
          </table:table-cell>
          <table:table-cell office:value-type="float" office:value="0.184726380000602" calcext:value-type="float">
            <text:p>0.185</text:p>
          </table:table-cell>
          <table:table-cell office:value-type="float" office:value="0.206964277771627" calcext:value-type="float">
            <text:p>0.207</text:p>
          </table:table-cell>
          <table:table-cell office:value-type="float" office:value="0.135839130423104" calcext:value-type="float">
            <text:p>0.136</text:p>
          </table:table-cell>
          <table:table-cell office:value-type="float" office:value="0.547426987230007" calcext:value-type="float">
            <text:p>0.547</text:p>
          </table:table-cell>
          <table:table-cell office:value-type="float" office:value="0.552216500661797" calcext:value-type="float">
            <text:p>0.55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68.5394999282565" calcext:value-type="float">
            <text:p>68.539</text:p>
          </table:table-cell>
          <table:table-cell office:value-type="float" office:value="18.4141459628447" calcext:value-type="float">
            <text:p>18.414</text:p>
          </table:table-cell>
          <table:table-cell office:value-type="float" office:value="13.7584858036998" calcext:value-type="float">
            <text:p>13.758</text:p>
          </table:table-cell>
          <table:table-cell office:value-type="float" office:value="9.05209435785868" calcext:value-type="float">
            <text:p>9.052</text:p>
          </table:table-cell>
          <table:table-cell office:value-type="float" office:value="21.7716002256025" calcext:value-type="float">
            <text:p>21.772</text:p>
          </table:table-cell>
          <table:table-cell office:value-type="float" office:value="21.8501765520555" calcext:value-type="float">
            <text:p>21.850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69527395657879" calcext:value-type="float">
            <text:p>0.370</text:p>
          </table:table-cell>
          <table:table-cell office:value-type="float" office:value="0.226038447483671" calcext:value-type="float">
            <text:p>0.226</text:p>
          </table:table-cell>
          <table:table-cell office:value-type="float" office:value="0.261180477816519" calcext:value-type="float">
            <text:p>0.261</text:p>
          </table:table-cell>
          <table:table-cell office:value-type="float" office:value="0.159067824595063" calcext:value-type="float">
            <text:p>0.159</text:p>
          </table:table-cell>
          <table:table-cell office:value-type="float" office:value="1.23014204149144" calcext:value-type="float">
            <text:p>1.230</text:p>
          </table:table-cell>
          <table:table-cell office:value-type="float" office:value="1.2405556519529" calcext:value-type="float">
            <text:p>1.241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52927455448408" calcext:value-type="float">
            <text:p>0.153</text:p>
          </table:table-cell>
          <table:table-cell office:value-type="float" office:value="0.399007236801648" calcext:value-type="float">
            <text:p>0.399</text:p>
          </table:table-cell>
          <table:table-cell office:value-type="float" office:value="0.269000095836684" calcext:value-type="float">
            <text:p>0.269</text:p>
          </table:table-cell>
          <table:table-cell office:value-type="float" office:value="0.298986746672597" calcext:value-type="float">
            <text:p>0.299</text:p>
          </table:table-cell>
          <table:table-cell office:value-type="float" office:value="0.198059804342972" calcext:value-type="float">
            <text:p>0.198</text:p>
          </table:table-cell>
          <table:table-cell office:value-type="float" office:value="0.797993211600734" calcext:value-type="float">
            <text:p>0.798</text:p>
          </table:table-cell>
          <table:table-cell office:value-type="float" office:value="0.798507777418953" calcext:value-type="float">
            <text:p>0.79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99.7489809904081" calcext:value-type="float">
            <text:p>99.749</text:p>
          </table:table-cell>
          <table:table-cell office:value-type="float" office:value="26.8343485981564" calcext:value-type="float">
            <text:p>26.834</text:p>
          </table:table-cell>
          <table:table-cell office:value-type="float" office:value="19.9842497801545" calcext:value-type="float">
            <text:p>19.984</text:p>
          </table:table-cell>
          <table:table-cell office:value-type="float" office:value="13.1636371796975" calcext:value-type="float">
            <text:p>13.164</text:p>
          </table:table-cell>
          <table:table-cell office:value-type="float" office:value="31.7443321719851" calcext:value-type="float">
            <text:p>31.744</text:p>
          </table:table-cell>
          <table:table-cell office:value-type="float" office:value="31.7907550145923" calcext:value-type="float">
            <text:p>31.79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656377934612591" calcext:value-type="float">
            <text:p>0.656</text:p>
          </table:table-cell>
          <table:table-cell office:value-type="float" office:value="0.363326409443723" calcext:value-type="float">
            <text:p>0.363</text:p>
          </table:table-cell>
          <table:table-cell office:value-type="float" office:value="0.422884227228339" calcext:value-type="float">
            <text:p>0.423</text:p>
          </table:table-cell>
          <table:table-cell office:value-type="float" office:value="0.249028641668656" calcext:value-type="float">
            <text:p>0.249</text:p>
          </table:table-cell>
          <table:table-cell office:value-type="float" office:value="4.20168222894501" calcext:value-type="float">
            <text:p>4.202</text:p>
          </table:table-cell>
          <table:table-cell office:value-type="float" office:value="3.82303647807578" calcext:value-type="float">
            <text:p>3.823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77771606006683" calcext:value-type="float">
            <text:p>3.778</text:p>
          </table:table-cell>
          <table:table-cell office:value-type="float" office:value="0.498319868205293" calcext:value-type="float">
            <text:p>0.498</text:p>
          </table:table-cell>
          <table:table-cell office:value-type="float" office:value="0.334987688815853" calcext:value-type="float">
            <text:p>0.335</text:p>
          </table:table-cell>
          <table:table-cell office:value-type="float" office:value="0.371660323313839" calcext:value-type="float">
            <text:p>0.372</text:p>
          </table:table-cell>
          <table:table-cell office:value-type="float" office:value="0.249906705681161" calcext:value-type="float">
            <text:p>0.250</text:p>
          </table:table-cell>
          <table:table-cell office:value-type="float" office:value="0.994365687913095" calcext:value-type="float">
            <text:p>0.994</text:p>
          </table:table-cell>
          <table:table-cell office:value-type="float" office:value="0.994459089010477" calcext:value-type="float">
            <text:p>0.99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4.601012785737" calcext:value-type="float">
            <text:p>124.601</text:p>
          </table:table-cell>
          <table:table-cell office:value-type="float" office:value="33.4473131637199" calcext:value-type="float">
            <text:p>33.447</text:p>
          </table:table-cell>
          <table:table-cell office:value-type="float" office:value="24.8287093836459" calcext:value-type="float">
            <text:p>24.829</text:p>
          </table:table-cell>
          <table:table-cell office:value-type="float" office:value="16.6096970680163" calcext:value-type="float">
            <text:p>16.610</text:p>
          </table:table-cell>
          <table:table-cell office:value-type="float" office:value="39.6160094952689" calcext:value-type="float">
            <text:p>39.616</text:p>
          </table:table-cell>
          <table:table-cell office:value-type="float" office:value="39.6257628833711" calcext:value-type="float">
            <text:p>39.626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.00097569117279" calcext:value-type="float">
            <text:p>1.001</text:p>
          </table:table-cell>
          <table:table-cell office:value-type="float" office:value="0.496182885899794" calcext:value-type="float">
            <text:p>0.496</text:p>
          </table:table-cell>
          <table:table-cell office:value-type="float" office:value="0.585248575108498" calcext:value-type="float">
            <text:p>0.585</text:p>
          </table:table-cell>
          <table:table-cell office:value-type="float" office:value="0.335085894383785" calcext:value-type="float">
            <text:p>0.335</text:p>
          </table:table-cell>
          <table:table-cell office:value-type="float" office:value="164.689223177443" calcext:value-type="float">
            <text:p>164.689</text:p>
          </table:table-cell>
          <table:table-cell office:value-type="float" office:value="132.244106390503" calcext:value-type="float">
            <text:p>132.244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577608089294078" calcext:value-type="float">
            <text:p>0.058</text:p>
          </table:table-cell>
          <table:table-cell office:value-type="float" office:value="0.224312100478267" calcext:value-type="float">
            <text:p>0.224</text:p>
          </table:table-cell>
          <table:table-cell office:value-type="float" office:value="0.150977164745452" calcext:value-type="float">
            <text:p>0.151</text:p>
          </table:table-cell>
          <table:table-cell office:value-type="float" office:value="0.168380590176749" calcext:value-type="float">
            <text:p>0.168</text:p>
          </table:table-cell>
          <table:table-cell office:value-type="float" office:value="0.111445112764725" calcext:value-type="float">
            <text:p>0.111</text:p>
          </table:table-cell>
          <table:table-cell office:value-type="float" office:value="0.298377311233244" calcext:value-type="float">
            <text:p>0.298</text:p>
          </table:table-cell>
          <table:table-cell office:value-type="float" office:value="0.300631701764949" calcext:value-type="float">
            <text:p>0.301</text:p>
          </table:table-cell>
          <table:table-cell office:value-type="float" office:value="0.299734150467277" calcext:value-type="float">
            <text:p>0.3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6.0542522140667" calcext:value-type="float">
            <text:p>56.054</text:p>
          </table:table-cell>
          <table:table-cell office:value-type="float" office:value="15.0879511359915" calcext:value-type="float">
            <text:p>15.088</text:p>
          </table:table-cell>
          <table:table-cell office:value-type="float" office:value="11.2094276383881" calcext:value-type="float">
            <text:p>11.209</text:p>
          </table:table-cell>
          <table:table-cell office:value-type="float" office:value="7.3984867797566" calcext:value-type="float">
            <text:p>7.398</text:p>
          </table:table-cell>
          <table:table-cell office:value-type="float" office:value="11.8799316504419" calcext:value-type="float">
            <text:p>11.880</text:p>
          </table:table-cell>
          <table:table-cell office:value-type="float" office:value="11.9024818796078" calcext:value-type="float">
            <text:p>11.902</text:p>
          </table:table-cell>
          <table:table-cell office:value-type="float" office:value="11.9420937639245" calcext:value-type="float">
            <text:p>11.94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281996616416177" calcext:value-type="float">
            <text:p>0.282</text:p>
          </table:table-cell>
          <table:table-cell office:value-type="float" office:value="0.179013294007094" calcext:value-type="float">
            <text:p>0.179</text:p>
          </table:table-cell>
          <table:table-cell office:value-type="float" office:value="0.202491320011763" calcext:value-type="float">
            <text:p>0.202</text:p>
          </table:table-cell>
          <table:table-cell office:value-type="float" office:value="0.12638412002775" calcext:value-type="float">
            <text:p>0.126</text:p>
          </table:table-cell>
          <table:table-cell office:value-type="float" office:value="0.419649515749603" calcext:value-type="float">
            <text:p>0.420</text:p>
          </table:table-cell>
          <table:table-cell office:value-type="float" office:value="0.428186922549375" calcext:value-type="float">
            <text:p>0.428</text:p>
          </table:table-cell>
          <table:table-cell office:value-type="float" office:value="0.425771988592699" calcext:value-type="float">
            <text:p>0.42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0821781070594365" calcext:value-type="float">
            <text:p>0.082</text:p>
          </table:table-cell>
          <table:table-cell office:value-type="float" office:value="0.408122529676038" calcext:value-type="float">
            <text:p>0.408</text:p>
          </table:table-cell>
          <table:table-cell office:value-type="float" office:value="0.274499590342501" calcext:value-type="float">
            <text:p>0.274</text:p>
          </table:table-cell>
          <table:table-cell office:value-type="float" office:value="0.308917326975316" calcext:value-type="float">
            <text:p>0.309</text:p>
          </table:table-cell>
          <table:table-cell office:value-type="float" office:value="0.204717518321218" calcext:value-type="float">
            <text:p>0.205</text:p>
          </table:table-cell>
          <table:table-cell office:value-type="float" office:value="0.546798832462251" calcext:value-type="float">
            <text:p>0.547</text:p>
          </table:table-cell>
          <table:table-cell office:value-type="float" office:value="0.551002678072549" calcext:value-type="float">
            <text:p>0.551</text:p>
          </table:table-cell>
          <table:table-cell office:value-type="float" office:value="0.547011767427596" calcext:value-type="float">
            <text:p>0.54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02.318710731206" calcext:value-type="float">
            <text:p>102.319</text:p>
          </table:table-cell>
          <table:table-cell office:value-type="float" office:value="27.4017966387538" calcext:value-type="float">
            <text:p>27.402</text:p>
          </table:table-cell>
          <table:table-cell office:value-type="float" office:value="20.6500505308617" calcext:value-type="float">
            <text:p>20.650</text:p>
          </table:table-cell>
          <table:table-cell office:value-type="float" office:value="13.6193488625317" calcext:value-type="float">
            <text:p>13.619</text:p>
          </table:table-cell>
          <table:table-cell office:value-type="float" office:value="21.7507781918402" calcext:value-type="float">
            <text:p>21.751</text:p>
          </table:table-cell>
          <table:table-cell office:value-type="float" office:value="21.803413603772" calcext:value-type="float">
            <text:p>21.803</text:p>
          </table:table-cell>
          <table:table-cell office:value-type="float" office:value="21.7682763905593" calcext:value-type="float">
            <text:p>21.76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678315378212235" calcext:value-type="float">
            <text:p>0.678</text:p>
          </table:table-cell>
          <table:table-cell office:value-type="float" office:value="0.378218741709288" calcext:value-type="float">
            <text:p>0.378</text:p>
          </table:table-cell>
          <table:table-cell office:value-type="float" office:value="0.44604512231239" calcext:value-type="float">
            <text:p>0.446</text:p>
          </table:table-cell>
          <table:table-cell office:value-type="float" office:value="0.258772182780972" calcext:value-type="float">
            <text:p>0.259</text:p>
          </table:table-cell>
          <table:table-cell office:value-type="float" office:value="1.18013564382883" calcext:value-type="float">
            <text:p>1.180</text:p>
          </table:table-cell>
          <table:table-cell office:value-type="float" office:value="1.23565484655635" calcext:value-type="float">
            <text:p>1.236</text:p>
          </table:table-cell>
          <table:table-cell office:value-type="float" office:value="1.1909836224467" calcext:value-type="float">
            <text:p>1.191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3899841160048" calcext:value-type="float">
            <text:p>0.154</text:p>
          </table:table-cell>
          <table:table-cell office:value-type="float" office:value="0.593552472425822" calcext:value-type="float">
            <text:p>0.594</text:p>
          </table:table-cell>
          <table:table-cell office:value-type="float" office:value="0.397725187131499" calcext:value-type="float">
            <text:p>0.398</text:p>
          </table:table-cell>
          <table:table-cell office:value-type="float" office:value="0.448604998287935" calcext:value-type="float">
            <text:p>0.449</text:p>
          </table:table-cell>
          <table:table-cell office:value-type="float" office:value="0.298637877625822" calcext:value-type="float">
            <text:p>0.299</text:p>
          </table:table-cell>
          <table:table-cell office:value-type="float" office:value="0.79620418021738" calcext:value-type="float">
            <text:p>0.796</text:p>
          </table:table-cell>
          <table:table-cell office:value-type="float" office:value="0.796494203578798" calcext:value-type="float">
            <text:p>0.796</text:p>
          </table:table-cell>
          <table:table-cell office:value-type="float" office:value="0.791908422821798" calcext:value-type="float">
            <text:p>0.79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48.779674642673" calcext:value-type="float">
            <text:p>148.780</text:p>
          </table:table-cell>
          <table:table-cell office:value-type="float" office:value="39.7121264229748" calcext:value-type="float">
            <text:p>39.712</text:p>
          </table:table-cell>
          <table:table-cell office:value-type="float" office:value="29.93794857303" calcext:value-type="float">
            <text:p>29.938</text:p>
          </table:table-cell>
          <table:table-cell office:value-type="float" office:value="19.8754496475315" calcext:value-type="float">
            <text:p>19.875</text:p>
          </table:table-cell>
          <table:table-cell office:value-type="float" office:value="31.6789731577346" calcext:value-type="float">
            <text:p>31.679</text:p>
          </table:table-cell>
          <table:table-cell office:value-type="float" office:value="31.708952900268" calcext:value-type="float">
            <text:p>31.709</text:p>
          </table:table-cell>
          <table:table-cell office:value-type="float" office:value="31.6829368942574" calcext:value-type="float">
            <text:p>31.6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4834336725908" calcext:value-type="float">
            <text:p>1.483</text:p>
          </table:table-cell>
          <table:table-cell office:value-type="float" office:value="0.656850169713476" calcext:value-type="float">
            <text:p>0.657</text:p>
          </table:table-cell>
          <table:table-cell office:value-type="float" office:value="0.803263663155667" calcext:value-type="float">
            <text:p>0.803</text:p>
          </table:table-cell>
          <table:table-cell office:value-type="float" office:value="0.424510422511983" calcext:value-type="float">
            <text:p>0.425</text:p>
          </table:table-cell>
          <table:table-cell office:value-type="float" office:value="3.82456242768354" calcext:value-type="float">
            <text:p>3.825</text:p>
          </table:table-cell>
          <table:table-cell office:value-type="float" office:value="3.76152434015189" calcext:value-type="float">
            <text:p>3.762</text:p>
          </table:table-cell>
          <table:table-cell office:value-type="float" office:value="3.67747295788254" calcext:value-type="float">
            <text:p>3.67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7588228250985" calcext:value-type="float">
            <text:p>1.976</text:p>
          </table:table-cell>
          <table:table-cell office:value-type="float" office:value="0.743133148951681" calcext:value-type="float">
            <text:p>0.743</text:p>
          </table:table-cell>
          <table:table-cell office:value-type="float" office:value="0.49805339979836" calcext:value-type="float">
            <text:p>0.498</text:p>
          </table:table-cell>
          <table:table-cell office:value-type="float" office:value="0.558403238743408" calcext:value-type="float">
            <text:p>0.558</text:p>
          </table:table-cell>
          <table:table-cell office:value-type="float" office:value="0.3732091238383" calcext:value-type="float">
            <text:p>0.373</text:p>
          </table:table-cell>
          <table:table-cell office:value-type="float" office:value="0.993452050610164" calcext:value-type="float">
            <text:p>0.993</text:p>
          </table:table-cell>
          <table:table-cell office:value-type="float" office:value="0.991306281655084" calcext:value-type="float">
            <text:p>0.991</text:p>
          </table:table-cell>
          <table:table-cell office:value-type="float" office:value="0.990023721672278" calcext:value-type="float">
            <text:p>0.99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86.106645260952" calcext:value-type="float">
            <text:p>186.107</text:p>
          </table:table-cell>
          <table:table-cell office:value-type="float" office:value="49.7530399790202" calcext:value-type="float">
            <text:p>49.753</text:p>
          </table:table-cell>
          <table:table-cell office:value-type="float" office:value="37.320894385908" calcext:value-type="float">
            <text:p>37.321</text:p>
          </table:table-cell>
          <table:table-cell office:value-type="float" office:value="24.8297864735531" calcext:value-type="float">
            <text:p>24.830</text:p>
          </table:table-cell>
          <table:table-cell office:value-type="float" office:value="39.581457021466" calcext:value-type="float">
            <text:p>39.581</text:p>
          </table:table-cell>
          <table:table-cell office:value-type="float" office:value="39.5021302992996" calcext:value-type="float">
            <text:p>39.502</text:p>
          </table:table-cell>
          <table:table-cell office:value-type="float" office:value="39.6895506160975" calcext:value-type="float">
            <text:p>39.69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96866487032254" calcext:value-type="float">
            <text:p>2.969</text:p>
          </table:table-cell>
          <table:table-cell office:value-type="float" office:value="0.988017054719374" calcext:value-type="float">
            <text:p>0.988</text:p>
          </table:table-cell>
          <table:table-cell office:value-type="float" office:value="1.26412112936743" calcext:value-type="float">
            <text:p>1.264</text:p>
          </table:table-cell>
          <table:table-cell office:value-type="float" office:value="0.594111451200698" calcext:value-type="float">
            <text:p>0.594</text:p>
          </table:table-cell>
          <table:table-cell office:value-type="float" office:value="68.8639260270558" calcext:value-type="float">
            <text:p>68.864</text:p>
          </table:table-cell>
          <table:table-cell office:value-type="float" office:value="87.7949143182597" calcext:value-type="float">
            <text:p>87.795</text:p>
          </table:table-cell>
          <table:table-cell office:value-type="float" office:value="72.1986337157796" calcext:value-type="float">
            <text:p>72.199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590950513094046" calcext:value-type="float">
            <text:p>0.059</text:p>
          </table:table-cell>
          <table:table-cell office:value-type="float" office:value="0.294583147725742" calcext:value-type="float">
            <text:p>0.295</text:p>
          </table:table-cell>
          <table:table-cell office:value-type="float" office:value="0.198381303192585" calcext:value-type="float">
            <text:p>0.198</text:p>
          </table:table-cell>
          <table:table-cell office:value-type="float" office:value="0.221496628613956" calcext:value-type="float">
            <text:p>0.221</text:p>
          </table:table-cell>
          <table:table-cell office:value-type="float" office:value="0.14591442028909" calcext:value-type="float">
            <text:p>0.146</text:p>
          </table:table-cell>
          <table:table-cell office:value-type="float" office:value="0.298705304005989" calcext:value-type="float">
            <text:p>0.299</text:p>
          </table:table-cell>
          <table:table-cell office:value-type="float" office:value="0.299392299357109" calcext:value-type="float">
            <text:p>0.299</text:p>
          </table:table-cell>
          <table:table-cell office:value-type="float" office:value="0.297114354484023" calcext:value-type="float">
            <text:p>0.297</text:p>
          </table:table-cell>
          <table:table-cell office:value-type="float" office:value="0.294028644858982" calcext:value-type="float">
            <text:p>0.294</text:p>
          </table:table-cell>
          <table:table-cell office:value-type="float" office:value="0" calcext:value-type="float">
            <text:p>0.000</text:p>
          </table:table-cell>
          <table:table-cell office:value-type="float" office:value="74.0292142636965" calcext:value-type="float">
            <text:p>74.029</text:p>
          </table:table-cell>
          <table:table-cell office:value-type="float" office:value="19.8607423624905" calcext:value-type="float">
            <text:p>19.861</text:p>
          </table:table-cell>
          <table:table-cell office:value-type="float" office:value="14.7160702741447" calcext:value-type="float">
            <text:p>14.716</text:p>
          </table:table-cell>
          <table:table-cell office:value-type="float" office:value="9.78789272353547" calcext:value-type="float">
            <text:p>9.788</text:p>
          </table:table-cell>
          <table:table-cell office:value-type="float" office:value="11.9548175402661" calcext:value-type="float">
            <text:p>11.955</text:p>
          </table:table-cell>
          <table:table-cell office:value-type="float" office:value="11.8395421540475" calcext:value-type="float">
            <text:p>11.840</text:p>
          </table:table-cell>
          <table:table-cell office:value-type="float" office:value="11.9086626328082" calcext:value-type="float">
            <text:p>11.909</text:p>
          </table:table-cell>
          <table:table-cell office:value-type="float" office:value="11.7164850818993" calcext:value-type="float">
            <text:p>11.716</text:p>
          </table:table-cell>
          <table:table-cell office:value-type="float" office:value="0" calcext:value-type="float">
            <text:p>0.000</text:p>
          </table:table-cell>
          <table:table-cell office:value-type="float" office:value="0.407405650707568" calcext:value-type="float">
            <text:p>0.407</text:p>
          </table:table-cell>
          <table:table-cell office:value-type="float" office:value="0.244066106794092" calcext:value-type="float">
            <text:p>0.244</text:p>
          </table:table-cell>
          <table:table-cell office:value-type="float" office:value="0.284122235428154" calcext:value-type="float">
            <text:p>0.284</text:p>
          </table:table-cell>
          <table:table-cell office:value-type="float" office:value="0.171612848479675" calcext:value-type="float">
            <text:p>0.172</text:p>
          </table:table-cell>
          <table:table-cell office:value-type="float" office:value="0.426651623222404" calcext:value-type="float">
            <text:p>0.427</text:p>
          </table:table-cell>
          <table:table-cell office:value-type="float" office:value="0.427749358011645" calcext:value-type="float">
            <text:p>0.428</text:p>
          </table:table-cell>
          <table:table-cell office:value-type="float" office:value="0.42672204428128" calcext:value-type="float">
            <text:p>0.427</text:p>
          </table:table-cell>
          <table:table-cell office:value-type="float" office:value="0.413976687485302" calcext:value-type="float">
            <text:p>0.414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0866405594735509" calcext:value-type="float">
            <text:p>0.087</text:p>
          </table:table-cell>
          <table:table-cell office:value-type="float" office:value="0.545730940097692" calcext:value-type="float">
            <text:p>0.546</text:p>
          </table:table-cell>
          <table:table-cell office:value-type="float" office:value="0.363829770818319" calcext:value-type="float">
            <text:p>0.364</text:p>
          </table:table-cell>
          <table:table-cell office:value-type="float" office:value="0.407393317917119" calcext:value-type="float">
            <text:p>0.407</text:p>
          </table:table-cell>
          <table:table-cell office:value-type="float" office:value="0.274705074400859" calcext:value-type="float">
            <text:p>0.275</text:p>
          </table:table-cell>
          <table:table-cell office:value-type="float" office:value="0.543447259993248" calcext:value-type="float">
            <text:p>0.543</text:p>
          </table:table-cell>
          <table:table-cell office:value-type="float" office:value="0.554885420449519" calcext:value-type="float">
            <text:p>0.555</text:p>
          </table:table-cell>
          <table:table-cell office:value-type="float" office:value="0.540183711520067" calcext:value-type="float">
            <text:p>0.540</text:p>
          </table:table-cell>
          <table:table-cell office:value-type="float" office:value="0.53805858121537" calcext:value-type="float">
            <text:p>0.538</text:p>
          </table:table-cell>
          <table:table-cell office:value-type="float" office:value="0" calcext:value-type="float">
            <text:p>0.000</text:p>
          </table:table-cell>
          <table:table-cell office:value-type="float" office:value="136.078994552266" calcext:value-type="float">
            <text:p>136.079</text:p>
          </table:table-cell>
          <table:table-cell office:value-type="float" office:value="36.4785726408274" calcext:value-type="float">
            <text:p>36.479</text:p>
          </table:table-cell>
          <table:table-cell office:value-type="float" office:value="27.0443024748228" calcext:value-type="float">
            <text:p>27.044</text:p>
          </table:table-cell>
          <table:table-cell office:value-type="float" office:value="18.3478659704374" calcext:value-type="float">
            <text:p>18.348</text:p>
          </table:table-cell>
          <table:table-cell office:value-type="float" office:value="21.7636225765128" calcext:value-type="float">
            <text:p>21.764</text:p>
          </table:table-cell>
          <table:table-cell office:value-type="float" office:value="22.0311886536646" calcext:value-type="float">
            <text:p>22.031</text:p>
          </table:table-cell>
          <table:table-cell office:value-type="float" office:value="21.7558937176829" calcext:value-type="float">
            <text:p>21.756</text:p>
          </table:table-cell>
          <table:table-cell office:value-type="float" office:value="21.737690021351" calcext:value-type="float">
            <text:p>21.738</text:p>
          </table:table-cell>
          <table:table-cell office:value-type="float" office:value="0" calcext:value-type="float">
            <text:p>0.000</text:p>
          </table:table-cell>
          <table:table-cell office:value-type="float" office:value="1.21201340365996" calcext:value-type="float">
            <text:p>1.212</text:p>
          </table:table-cell>
          <table:table-cell office:value-type="float" office:value="0.574417012441597" calcext:value-type="float">
            <text:p>0.574</text:p>
          </table:table-cell>
          <table:table-cell office:value-type="float" office:value="0.687742933116756" calcext:value-type="float">
            <text:p>0.688</text:p>
          </table:table-cell>
          <table:table-cell office:value-type="float" office:value="0.379214552397523" calcext:value-type="float">
            <text:p>0.379</text:p>
          </table:table-cell>
          <table:table-cell office:value-type="float" office:value="1.18086190391233" calcext:value-type="float">
            <text:p>1.181</text:p>
          </table:table-cell>
          <table:table-cell office:value-type="float" office:value="1.23056958755374" calcext:value-type="float">
            <text:p>1.231</text:p>
          </table:table-cell>
          <table:table-cell office:value-type="float" office:value="1.16702120013072" calcext:value-type="float">
            <text:p>1.167</text:p>
          </table:table-cell>
          <table:table-cell office:value-type="float" office:value="1.13101042361608" calcext:value-type="float">
            <text:p>1.131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126920355467" calcext:value-type="float">
            <text:p>0.171</text:p>
          </table:table-cell>
          <table:table-cell office:value-type="float" office:value="0.789045448319467" calcext:value-type="float">
            <text:p>0.789</text:p>
          </table:table-cell>
          <table:table-cell office:value-type="float" office:value="0.524934523363382" calcext:value-type="float">
            <text:p>0.525</text:p>
          </table:table-cell>
          <table:table-cell office:value-type="float" office:value="0.586907009291599" calcext:value-type="float">
            <text:p>0.587</text:p>
          </table:table-cell>
          <table:table-cell office:value-type="float" office:value="0.399573794295169" calcext:value-type="float">
            <text:p>0.400</text:p>
          </table:table-cell>
          <table:table-cell office:value-type="float" office:value="0.785431625447858" calcext:value-type="float">
            <text:p>0.785</text:p>
          </table:table-cell>
          <table:table-cell office:value-type="float" office:value="0.790034818368682" calcext:value-type="float">
            <text:p>0.790</text:p>
          </table:table-cell>
          <table:table-cell office:value-type="float" office:value="0.798528214397745" calcext:value-type="float">
            <text:p>0.799</text:p>
          </table:table-cell>
          <table:table-cell office:value-type="float" office:value="0.787649597468786" calcext:value-type="float">
            <text:p>0.788</text:p>
          </table:table-cell>
          <table:table-cell office:value-type="float" office:value="0" calcext:value-type="float">
            <text:p>0.000</text:p>
          </table:table-cell>
          <table:table-cell office:value-type="float" office:value="197.53259864659" calcext:value-type="float">
            <text:p>197.533</text:p>
          </table:table-cell>
          <table:table-cell office:value-type="float" office:value="52.5696425906561" calcext:value-type="float">
            <text:p>52.570</text:p>
          </table:table-cell>
          <table:table-cell office:value-type="float" office:value="39.2941936677854" calcext:value-type="float">
            <text:p>39.294</text:p>
          </table:table-cell>
          <table:table-cell office:value-type="float" office:value="26.4206538462927" calcext:value-type="float">
            <text:p>26.421</text:p>
          </table:table-cell>
          <table:table-cell office:value-type="float" office:value="31.6057101709264" calcext:value-type="float">
            <text:p>31.606</text:p>
          </table:table-cell>
          <table:table-cell office:value-type="float" office:value="31.6037655027162" calcext:value-type="float">
            <text:p>31.604</text:p>
          </table:table-cell>
          <table:table-cell office:value-type="float" office:value="31.746058389409" calcext:value-type="float">
            <text:p>31.746</text:p>
          </table:table-cell>
          <table:table-cell office:value-type="float" office:value="31.5882678134804" calcext:value-type="float">
            <text:p>31.588</text:p>
          </table:table-cell>
          <table:table-cell office:value-type="float" office:value="0" calcext:value-type="float">
            <text:p>0.000</text:p>
          </table:table-cell>
          <table:table-cell office:value-type="float" office:value="3.83121064608596" calcext:value-type="float">
            <text:p>3.831</text:p>
          </table:table-cell>
          <table:table-cell office:value-type="float" office:value="1.09525473472538" calcext:value-type="float">
            <text:p>1.095</text:p>
          </table:table-cell>
          <table:table-cell office:value-type="float" office:value="1.40517122842365" calcext:value-type="float">
            <text:p>1.405</text:p>
          </table:table-cell>
          <table:table-cell office:value-type="float" office:value="0.669474203841327" calcext:value-type="float">
            <text:p>0.669</text:p>
          </table:table-cell>
          <table:table-cell office:value-type="float" office:value="3.64485772905426" calcext:value-type="float">
            <text:p>3.645</text:p>
          </table:table-cell>
          <table:table-cell office:value-type="float" office:value="3.6094906810746" calcext:value-type="float">
            <text:p>3.609</text:p>
          </table:table-cell>
          <table:table-cell office:value-type="float" office:value="3.84423332272075" calcext:value-type="float">
            <text:p>3.844</text:p>
          </table:table-cell>
          <table:table-cell office:value-type="float" office:value="3.573541095431" calcext:value-type="float">
            <text:p>3.574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1945887606264" calcext:value-type="float">
            <text:p>3.195</text:p>
          </table:table-cell>
          <table:table-cell office:value-type="float" office:value="0.990178683803089" calcext:value-type="float">
            <text:p>0.990</text:p>
          </table:table-cell>
          <table:table-cell office:value-type="float" office:value="0.658121673808814" calcext:value-type="float">
            <text:p>0.658</text:p>
          </table:table-cell>
          <table:table-cell office:value-type="float" office:value="0.741945712802445" calcext:value-type="float">
            <text:p>0.742</text:p>
          </table:table-cell>
          <table:table-cell office:value-type="float" office:value="0.493513157124108" calcext:value-type="float">
            <text:p>0.494</text:p>
          </table:table-cell>
          <table:table-cell office:value-type="float" office:value="0.9891776855278" calcext:value-type="float">
            <text:p>0.989</text:p>
          </table:table-cell>
          <table:table-cell office:value-type="float" office:value="0.997351410005885" calcext:value-type="float">
            <text:p>0.997</text:p>
          </table:table-cell>
          <table:table-cell office:value-type="float" office:value="0.98515043266635" calcext:value-type="float">
            <text:p>0.985</text:p>
          </table:table-cell>
          <table:table-cell office:value-type="float" office:value="0.982427455743422" calcext:value-type="float">
            <text:p>0.982</text:p>
          </table:table-cell>
          <table:table-cell office:value-type="float" office:value="0" calcext:value-type="float">
            <text:p>0.000</text:p>
          </table:table-cell>
          <table:table-cell office:value-type="float" office:value="247.024907908345" calcext:value-type="float">
            <text:p>247.025</text:p>
          </table:table-cell>
          <table:table-cell office:value-type="float" office:value="65.8676607052711" calcext:value-type="float">
            <text:p>65.868</text:p>
          </table:table-cell>
          <table:table-cell office:value-type="float" office:value="49.3432186422676" calcext:value-type="float">
            <text:p>49.343</text:p>
          </table:table-cell>
          <table:table-cell office:value-type="float" office:value="33.1048842727232" calcext:value-type="float">
            <text:p>33.105</text:p>
          </table:table-cell>
          <table:table-cell office:value-type="float" office:value="39.5308380193751" calcext:value-type="float">
            <text:p>39.531</text:p>
          </table:table-cell>
          <table:table-cell office:value-type="float" office:value="39.813184043347" calcext:value-type="float">
            <text:p>39.813</text:p>
          </table:table-cell>
          <table:table-cell office:value-type="float" office:value="39.3002345952335" calcext:value-type="float">
            <text:p>39.300</text:p>
          </table:table-cell>
          <table:table-cell office:value-type="float" office:value="39.4558066491262" calcext:value-type="float">
            <text:p>39.456</text:p>
          </table:table-cell>
          <table:table-cell office:value-type="float" office:value="0" calcext:value-type="float">
            <text:p>0.000</text:p>
          </table:table-cell>
          <table:table-cell office:value-type="float" office:value="118.241351919506" calcext:value-type="float">
            <text:p>118.241</text:p>
          </table:table-cell>
          <table:table-cell office:value-type="float" office:value="1.90657433123135" calcext:value-type="float">
            <text:p>1.907</text:p>
          </table:table-cell>
          <table:table-cell office:value-type="float" office:value="2.87535313802051" calcext:value-type="float">
            <text:p>2.875</text:p>
          </table:table-cell>
          <table:table-cell office:value-type="float" office:value="0.980220044898955" calcext:value-type="float">
            <text:p>0.980</text:p>
          </table:table-cell>
          <table:table-cell office:value-type="float" office:value="68.0629706971474" calcext:value-type="float">
            <text:p>68.063</text:p>
          </table:table-cell>
          <table:table-cell office:value-type="float" office:value="213.331140749311" calcext:value-type="float">
            <text:p>213.331</text:p>
          </table:table-cell>
          <table:table-cell office:value-type="float" office:value="56.585025588311" calcext:value-type="float">
            <text:p>56.585</text:p>
          </table:table-cell>
          <table:table-cell office:value-type="float" office:value="43.304772943066" calcext:value-type="float">
            <text:p>43.305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562854054464296" calcext:value-type="float">
            <text:p>0.056</text:p>
          </table:table-cell>
          <table:table-cell office:value-type="float" office:value="0.296326079353466" calcext:value-type="float">
            <text:p>0.296</text:p>
          </table:table-cell>
          <table:table-cell office:value-type="float" office:value="0.19685454339615" calcext:value-type="float">
            <text:p>0.197</text:p>
          </table:table-cell>
          <table:table-cell office:value-type="float" office:value="0.223822328751738" calcext:value-type="float">
            <text:p>0.224</text:p>
          </table:table-cell>
          <table:table-cell office:value-type="float" office:value="0.149624408305061" calcext:value-type="float">
            <text:p>0.150</text:p>
          </table:table-cell>
          <table:table-cell office:value-type="float" office:value="0.237995031641789" calcext:value-type="float">
            <text:p>0.238</text:p>
          </table:table-cell>
          <table:table-cell office:value-type="float" office:value="0.234765386024582" calcext:value-type="float">
            <text:p>0.235</text:p>
          </table:table-cell>
          <table:table-cell office:value-type="float" office:value="0.23809154665845" calcext:value-type="float">
            <text:p>0.238</text:p>
          </table:table-cell>
          <table:table-cell office:value-type="float" office:value="0.239790007436414" calcext:value-type="float">
            <text:p>0.240</text:p>
          </table:table-cell>
          <table:table-cell office:value-type="float" office:value="0.24071989347097" calcext:value-type="float">
            <text:p>0.241</text:p>
          </table:table-cell>
          <table:table-cell office:value-type="float" office:value="74.3329562586387" calcext:value-type="float">
            <text:p>74.333</text:p>
          </table:table-cell>
          <table:table-cell office:value-type="float" office:value="19.6418050171739" calcext:value-type="float">
            <text:p>19.642</text:p>
          </table:table-cell>
          <table:table-cell office:value-type="float" office:value="14.7392672418076" calcext:value-type="float">
            <text:p>14.739</text:p>
          </table:table-cell>
          <table:table-cell office:value-type="float" office:value="9.95479543363975" calcext:value-type="float">
            <text:p>9.955</text:p>
          </table:table-cell>
          <table:table-cell office:value-type="float" office:value="9.51537823299677" calcext:value-type="float">
            <text:p>9.515</text:p>
          </table:table-cell>
          <table:table-cell office:value-type="float" office:value="9.46645083068322" calcext:value-type="float">
            <text:p>9.466</text:p>
          </table:table-cell>
          <table:table-cell office:value-type="float" office:value="9.58966867898659" calcext:value-type="float">
            <text:p>9.590</text:p>
          </table:table-cell>
          <table:table-cell office:value-type="float" office:value="9.50180142427885" calcext:value-type="float">
            <text:p>9.502</text:p>
          </table:table-cell>
          <table:table-cell office:value-type="float" office:value="9.46045599963816" calcext:value-type="float">
            <text:p>9.460</text:p>
          </table:table-cell>
          <table:table-cell office:value-type="float" office:value="0.411614671903154" calcext:value-type="float">
            <text:p>0.412</text:p>
          </table:table-cell>
          <table:table-cell office:value-type="float" office:value="0.246357190555552" calcext:value-type="float">
            <text:p>0.246</text:p>
          </table:table-cell>
          <table:table-cell office:value-type="float" office:value="0.287035855472635" calcext:value-type="float">
            <text:p>0.287</text:p>
          </table:table-cell>
          <table:table-cell office:value-type="float" office:value="0.175662987576763" calcext:value-type="float">
            <text:p>0.176</text:p>
          </table:table-cell>
          <table:table-cell office:value-type="float" office:value="0.312183020377103" calcext:value-type="float">
            <text:p>0.312</text:p>
          </table:table-cell>
          <table:table-cell office:value-type="float" office:value="0.304081359715079" calcext:value-type="float">
            <text:p>0.304</text:p>
          </table:table-cell>
          <table:table-cell office:value-type="float" office:value="0.311106034865684" calcext:value-type="float">
            <text:p>0.311</text:p>
          </table:table-cell>
          <table:table-cell office:value-type="float" office:value="0.310728808459169" calcext:value-type="float">
            <text:p>0.311</text:p>
          </table:table-cell>
          <table:table-cell office:value-type="float" office:value="0.316741328690933" calcext:value-type="float">
            <text:p>0.317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0768263549640881" calcext:value-type="float">
            <text:p>0.077</text:p>
          </table:table-cell>
          <table:table-cell office:value-type="float" office:value="0.54558176968132" calcext:value-type="float">
            <text:p>0.546</text:p>
          </table:table-cell>
          <table:table-cell office:value-type="float" office:value="0.361088031549879" calcext:value-type="float">
            <text:p>0.361</text:p>
          </table:table-cell>
          <table:table-cell office:value-type="float" office:value="0.403178761708961" calcext:value-type="float">
            <text:p>0.403</text:p>
          </table:table-cell>
          <table:table-cell office:value-type="float" office:value="0.273983926372437" calcext:value-type="float">
            <text:p>0.274</text:p>
          </table:table-cell>
          <table:table-cell office:value-type="float" office:value="0.436710082884578" calcext:value-type="float">
            <text:p>0.437</text:p>
          </table:table-cell>
          <table:table-cell office:value-type="float" office:value="0.4384195231809" calcext:value-type="float">
            <text:p>0.438</text:p>
          </table:table-cell>
          <table:table-cell office:value-type="float" office:value="0.429476701535793" calcext:value-type="float">
            <text:p>0.429</text:p>
          </table:table-cell>
          <table:table-cell office:value-type="float" office:value="0.436883188236283" calcext:value-type="float">
            <text:p>0.437</text:p>
          </table:table-cell>
          <table:table-cell office:value-type="float" office:value="0.434843565861676" calcext:value-type="float">
            <text:p>0.435</text:p>
          </table:table-cell>
          <table:table-cell office:value-type="float" office:value="135.937762352584" calcext:value-type="float">
            <text:p>135.938</text:p>
          </table:table-cell>
          <table:table-cell office:value-type="float" office:value="36.2512262753212" calcext:value-type="float">
            <text:p>36.251</text:p>
          </table:table-cell>
          <table:table-cell office:value-type="float" office:value="26.9286455303677" calcext:value-type="float">
            <text:p>26.929</text:p>
          </table:table-cell>
          <table:table-cell office:value-type="float" office:value="18.1174280195799" calcext:value-type="float">
            <text:p>18.117</text:p>
          </table:table-cell>
          <table:table-cell office:value-type="float" office:value="17.4207205029759" calcext:value-type="float">
            <text:p>17.421</text:p>
          </table:table-cell>
          <table:table-cell office:value-type="float" office:value="17.5053463026107" calcext:value-type="float">
            <text:p>17.505</text:p>
          </table:table-cell>
          <table:table-cell office:value-type="float" office:value="17.3515790062553" calcext:value-type="float">
            <text:p>17.352</text:p>
          </table:table-cell>
          <table:table-cell office:value-type="float" office:value="17.4269679131633" calcext:value-type="float">
            <text:p>17.427</text:p>
          </table:table-cell>
          <table:table-cell office:value-type="float" office:value="17.4205657043612" calcext:value-type="float">
            <text:p>17.421</text:p>
          </table:table-cell>
          <table:table-cell office:value-type="float" office:value="1.20321005317545" calcext:value-type="float">
            <text:p>1.203</text:p>
          </table:table-cell>
          <table:table-cell office:value-type="float" office:value="0.56770888081352" calcext:value-type="float">
            <text:p>0.568</text:p>
          </table:table-cell>
          <table:table-cell office:value-type="float" office:value="0.675438293778265" calcext:value-type="float">
            <text:p>0.675</text:p>
          </table:table-cell>
          <table:table-cell office:value-type="float" office:value="0.375929285722781" calcext:value-type="float">
            <text:p>0.376</text:p>
          </table:table-cell>
          <table:table-cell office:value-type="float" office:value="0.777649483282354" calcext:value-type="float">
            <text:p>0.778</text:p>
          </table:table-cell>
          <table:table-cell office:value-type="float" office:value="0.782812656630267" calcext:value-type="float">
            <text:p>0.783</text:p>
          </table:table-cell>
          <table:table-cell office:value-type="float" office:value="0.751992846275538" calcext:value-type="float">
            <text:p>0.752</text:p>
          </table:table-cell>
          <table:table-cell office:value-type="float" office:value="0.785420792088653" calcext:value-type="float">
            <text:p>0.785</text:p>
          </table:table-cell>
          <table:table-cell office:value-type="float" office:value="0.773250969685555" calcext:value-type="float">
            <text:p>0.773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4800892709661" calcext:value-type="float">
            <text:p>0.125</text:p>
          </table:table-cell>
          <table:table-cell office:value-type="float" office:value="0.793359689665954" calcext:value-type="float">
            <text:p>0.793</text:p>
          </table:table-cell>
          <table:table-cell office:value-type="float" office:value="0.532158586842559" calcext:value-type="float">
            <text:p>0.532</text:p>
          </table:table-cell>
          <table:table-cell office:value-type="float" office:value="0.594578055434832" calcext:value-type="float">
            <text:p>0.595</text:p>
          </table:table-cell>
          <table:table-cell office:value-type="float" office:value="0.39690395054865" calcext:value-type="float">
            <text:p>0.397</text:p>
          </table:table-cell>
          <table:table-cell office:value-type="float" office:value="0.627067579988841" calcext:value-type="float">
            <text:p>0.627</text:p>
          </table:table-cell>
          <table:table-cell office:value-type="float" office:value="0.63146437049375" calcext:value-type="float">
            <text:p>0.631</text:p>
          </table:table-cell>
          <table:table-cell office:value-type="float" office:value="0.63468248737951" calcext:value-type="float">
            <text:p>0.635</text:p>
          </table:table-cell>
          <table:table-cell office:value-type="float" office:value="0.638577430439341" calcext:value-type="float">
            <text:p>0.639</text:p>
          </table:table-cell>
          <table:table-cell office:value-type="float" office:value="0.633929468294533" calcext:value-type="float">
            <text:p>0.634</text:p>
          </table:table-cell>
          <table:table-cell office:value-type="float" office:value="198.035360897334" calcext:value-type="float">
            <text:p>198.035</text:p>
          </table:table-cell>
          <table:table-cell office:value-type="float" office:value="53.0846884913442" calcext:value-type="float">
            <text:p>53.085</text:p>
          </table:table-cell>
          <table:table-cell office:value-type="float" office:value="39.8864623094473" calcext:value-type="float">
            <text:p>39.886</text:p>
          </table:table-cell>
          <table:table-cell office:value-type="float" office:value="26.2983282421457" calcext:value-type="float">
            <text:p>26.298</text:p>
          </table:table-cell>
          <table:table-cell office:value-type="float" office:value="25.1895635326484" calcext:value-type="float">
            <text:p>25.190</text:p>
          </table:table-cell>
          <table:table-cell office:value-type="float" office:value="25.455536253509" calcext:value-type="float">
            <text:p>25.456</text:p>
          </table:table-cell>
          <table:table-cell office:value-type="float" office:value="25.2120372055937" calcext:value-type="float">
            <text:p>25.212</text:p>
          </table:table-cell>
          <table:table-cell office:value-type="float" office:value="25.2943095197275" calcext:value-type="float">
            <text:p>25.294</text:p>
          </table:table-cell>
          <table:table-cell office:value-type="float" office:value="25.4822074582878" calcext:value-type="float">
            <text:p>25.482</text:p>
          </table:table-cell>
          <table:table-cell office:value-type="float" office:value="4.00365160661847" calcext:value-type="float">
            <text:p>4.004</text:p>
          </table:table-cell>
          <table:table-cell office:value-type="float" office:value="1.12785545116296" calcext:value-type="float">
            <text:p>1.128</text:p>
          </table:table-cell>
          <table:table-cell office:value-type="float" office:value="1.46292937033747" calcext:value-type="float">
            <text:p>1.463</text:p>
          </table:table-cell>
          <table:table-cell office:value-type="float" office:value="0.655324296726834" calcext:value-type="float">
            <text:p>0.655</text:p>
          </table:table-cell>
          <table:table-cell office:value-type="float" office:value="1.68481883990279" calcext:value-type="float">
            <text:p>1.685</text:p>
          </table:table-cell>
          <table:table-cell office:value-type="float" office:value="1.69309797987669" calcext:value-type="float">
            <text:p>1.693</text:p>
          </table:table-cell>
          <table:table-cell office:value-type="float" office:value="1.67707848216626" calcext:value-type="float">
            <text:p>1.677</text:p>
          </table:table-cell>
          <table:table-cell office:value-type="float" office:value="1.77146012931913" calcext:value-type="float">
            <text:p>1.771</text:p>
          </table:table-cell>
          <table:table-cell office:value-type="float" office:value="1.72809209074935" calcext:value-type="float">
            <text:p>1.728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16564737019941" calcext:value-type="float">
            <text:p>0.517</text:p>
          </table:table-cell>
          <table:table-cell office:value-type="float" office:value="0.983533384896494" calcext:value-type="float">
            <text:p>0.984</text:p>
          </table:table-cell>
          <table:table-cell office:value-type="float" office:value="0.656804571771383" calcext:value-type="float">
            <text:p>0.657</text:p>
          </table:table-cell>
          <table:table-cell office:value-type="float" office:value="0.739540652899703" calcext:value-type="float">
            <text:p>0.740</text:p>
          </table:table-cell>
          <table:table-cell office:value-type="float" office:value="0.492469602028291" calcext:value-type="float">
            <text:p>0.492</text:p>
          </table:table-cell>
          <table:table-cell office:value-type="float" office:value="0.782951624619362" calcext:value-type="float">
            <text:p>0.783</text:p>
          </table:table-cell>
          <table:table-cell office:value-type="float" office:value="0.795034284335688" calcext:value-type="float">
            <text:p>0.795</text:p>
          </table:table-cell>
          <table:table-cell office:value-type="float" office:value="0.803769745523782" calcext:value-type="float">
            <text:p>0.804</text:p>
          </table:table-cell>
          <table:table-cell office:value-type="float" office:value="0.786478879139715" calcext:value-type="float">
            <text:p>0.786</text:p>
          </table:table-cell>
          <table:table-cell office:value-type="float" office:value="0.781742725407898" calcext:value-type="float">
            <text:p>0.782</text:p>
          </table:table-cell>
          <table:table-cell office:value-type="float" office:value="246.361609273609" calcext:value-type="float">
            <text:p>246.362</text:p>
          </table:table-cell>
          <table:table-cell office:value-type="float" office:value="65.3992182450733" calcext:value-type="float">
            <text:p>65.399</text:p>
          </table:table-cell>
          <table:table-cell office:value-type="float" office:value="49.2403228257639" calcext:value-type="float">
            <text:p>49.240</text:p>
          </table:table-cell>
          <table:table-cell office:value-type="float" office:value="32.9329009220369" calcext:value-type="float">
            <text:p>32.933</text:p>
          </table:table-cell>
          <table:table-cell office:value-type="float" office:value="31.5737077075408" calcext:value-type="float">
            <text:p>31.574</text:p>
          </table:table-cell>
          <table:table-cell office:value-type="float" office:value="31.6580817109096" calcext:value-type="float">
            <text:p>31.658</text:p>
          </table:table-cell>
          <table:table-cell office:value-type="float" office:value="31.7140867178645" calcext:value-type="float">
            <text:p>31.714</text:p>
          </table:table-cell>
          <table:table-cell office:value-type="float" office:value="31.5541959497367" calcext:value-type="float">
            <text:p>31.554</text:p>
          </table:table-cell>
          <table:table-cell office:value-type="float" office:value="31.4130436033488" calcext:value-type="float">
            <text:p>31.413</text:p>
          </table:table-cell>
          <table:table-cell office:value-type="float" office:value="56.8715460963532" calcext:value-type="float">
            <text:p>56.872</text:p>
          </table:table-cell>
          <table:table-cell office:value-type="float" office:value="1.93296359663721" calcext:value-type="float">
            <text:p>1.933</text:p>
          </table:table-cell>
          <table:table-cell office:value-type="float" office:value="2.80831901331889" calcext:value-type="float">
            <text:p>2.808</text:p>
          </table:table-cell>
          <table:table-cell office:value-type="float" office:value="0.972302585564052" calcext:value-type="float">
            <text:p>0.972</text:p>
          </table:table-cell>
          <table:table-cell office:value-type="float" office:value="3.72828391842745" calcext:value-type="float">
            <text:p>3.728</text:p>
          </table:table-cell>
          <table:table-cell office:value-type="float" office:value="3.83170251143181" calcext:value-type="float">
            <text:p>3.832</text:p>
          </table:table-cell>
          <table:table-cell office:value-type="float" office:value="4.22527385648123" calcext:value-type="float">
            <text:p>4.225</text:p>
          </table:table-cell>
          <table:table-cell office:value-type="float" office:value="3.5732521817562" calcext:value-type="float">
            <text:p>3.573</text:p>
          </table:table-cell>
          <table:table-cell office:value-type="float" office:value="3.62652391309511" calcext:value-type="float">
            <text:p>3.627</text:p>
          </table:table-cell>
          <table:table-cell table:number-columns-repeated="16354"/>
        </table:table-row>
      </table:table>
      <table:table table:name="rezultati_analiticki" table:style-name="ta1">
        <table:table-column table:style-name="co6" table:default-cell-style-name="ce11"/>
        <table:table-column table:style-name="co7" table:default-cell-style-name="ce11"/>
        <table:table-column table:style-name="co3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5" table:default-cell-style-name="ce11"/>
        <table:table-column table:style-name="co11" table:default-cell-style-name="ce11"/>
        <table:table-column table:style-name="co13" table:default-cell-style-name="ce11"/>
        <table:table-column table:style-name="co8" table:default-cell-style-name="ce11"/>
        <table:table-column table:style-name="co9" table:default-cell-style-name="ce11"/>
        <table:table-column table:style-name="co14" table:default-cell-style-name="ce11"/>
        <table:table-column table:style-name="co6" table:number-columns-repeated="4" table:default-cell-style-name="ce11"/>
        <table:table-column table:style-name="co4" table:number-columns-repeated="3" table:default-cell-style-name="ce11"/>
        <table:table-column table:style-name="co3" table:default-cell-style-name="ce11"/>
        <table:table-column table:style-name="co4" table:number-columns-repeated="5" table:default-cell-style-name="ce11"/>
        <table:table-column table:style-name="co6" table:number-columns-repeated="16354" table:default-cell-style-name="ce11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  <table:table-cell table:number-columns-repeated="1635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" calcext:value-type="float">
            <text:p>0.3</text:p>
          </table:table-cell>
          <table:table-cell table:style-name="ce1" office:value-type="float" office:value="0.0561770021176456" calcext:value-type="float">
            <text:p>0.056</text:p>
          </table:table-cell>
          <table:table-cell table:style-name="ce1" office:value-type="float" office:value="0.1485" calcext:value-type="float">
            <text:p>0.149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111375" calcext:value-type="float">
            <text:p>0.111</text:p>
          </table:table-cell>
          <table:table-cell table:style-name="ce1" office:value-type="float" office:value="0.07425" calcext:value-type="float">
            <text:p>0.074</text:p>
          </table:table-cell>
          <table:table-cell table:number-columns-repeated="2" table:style-name="ce1" office:value-type="float" office:value="0.297" calcext:value-type="float">
            <text:p>0.297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37.125" calcext:value-type="float">
            <text:p>37.125</text:p>
          </table:table-cell>
          <table:table-cell table:style-name="ce1" office:value-type="float" office:value="9.9" calcext:value-type="float">
            <text:p>9.900</text:p>
          </table:table-cell>
          <table:table-cell table:style-name="ce1" office:value-type="float" office:value="7.425" calcext:value-type="float">
            <text:p>7.425</text:p>
          </table:table-cell>
          <table:table-cell table:style-name="ce1" office:value-type="float" office:value="4.95" calcext:value-type="float">
            <text:p>4.950</text:p>
          </table:table-cell>
          <table:table-cell table:number-columns-repeated="2" table:style-name="ce1" office:value-type="float" office:value="11.88" calcext:value-type="float">
            <text:p>11.88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0.174398120963006" calcext:value-type="float">
            <text:p>0.174</text:p>
          </table:table-cell>
          <table:table-cell table:style-name="ce1" office:value-type="float" office:value="0.109877913429523" calcext:value-type="float">
            <text:p>0.110</text:p>
          </table:table-cell>
          <table:table-cell table:style-name="ce1" office:value-type="float" office:value="0.125334083556056" calcext:value-type="float">
            <text:p>0.125</text:p>
          </table:table-cell>
          <table:table-cell table:style-name="ce1" office:value-type="float" office:value="0.0802052389954091" calcext:value-type="float">
            <text:p>0.080</text:p>
          </table:table-cell>
          <table:table-cell table:number-columns-repeated="2" table:style-name="ce1" office:value-type="float" office:value="0.422475106685633" calcext:value-type="float">
            <text:p>0.422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1" office:value-type="float" office:value="0.0780710970535245" calcext:value-type="float">
            <text:p>0.078</text:p>
          </table:table-cell>
          <table:table-cell table:style-name="ce1" office:value-type="float" office:value="0.27225" calcext:value-type="float">
            <text:p>0.272</text:p>
          </table:table-cell>
          <table:table-cell table:style-name="ce1" office:value-type="float" office:value="0.1815" calcext:value-type="float">
            <text:p>0.182</text:p>
          </table:table-cell>
          <table:table-cell table:style-name="ce1" office:value-type="float" office:value="0.2041875" calcext:value-type="float">
            <text:p>0.204</text:p>
          </table:table-cell>
          <table:table-cell table:style-name="ce1" office:value-type="float" office:value="0.136125" calcext:value-type="float">
            <text:p>0.136</text:p>
          </table:table-cell>
          <table:table-cell table:number-columns-repeated="2" table:style-name="ce1" office:value-type="float" office:value="0.5445" calcext:value-type="float">
            <text:p>0.545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68.0625" calcext:value-type="float">
            <text:p>68.063</text:p>
          </table:table-cell>
          <table:table-cell table:style-name="ce1" office:value-type="float" office:value="18.15" calcext:value-type="float">
            <text:p>18.150</text:p>
          </table:table-cell>
          <table:table-cell table:style-name="ce1" office:value-type="float" office:value="13.6125" calcext:value-type="float">
            <text:p>13.613</text:p>
          </table:table-cell>
          <table:table-cell table:style-name="ce1" office:value-type="float" office:value="9.075" calcext:value-type="float">
            <text:p>9.075</text:p>
          </table:table-cell>
          <table:table-cell table:number-columns-repeated="2" table:style-name="ce1" office:value-type="float" office:value="21.78" calcext:value-type="float">
            <text:p>21.78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0.374098248024734" calcext:value-type="float">
            <text:p>0.374</text:p>
          </table:table-cell>
          <table:table-cell table:style-name="ce1" office:value-type="float" office:value="0.221747098350642" calcext:value-type="float">
            <text:p>0.222</text:p>
          </table:table-cell>
          <table:table-cell table:style-name="ce1" office:value-type="float" office:value="0.256577397314066" calcext:value-type="float">
            <text:p>0.257</text:p>
          </table:table-cell>
          <table:table-cell table:style-name="ce1" office:value-type="float" office:value="0.15757488062509" calcext:value-type="float">
            <text:p>0.158</text:p>
          </table:table-cell>
          <table:table-cell table:number-columns-repeated="2" table:style-name="ce1" office:value-type="float" office:value="1.1953896816685" calcext:value-type="float">
            <text:p>1.195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" office:value-type="float" office:value="0.14676558248634" calcext:value-type="float">
            <text:p>0.147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198" calcext:value-type="float">
            <text:p>0.198</text:p>
          </table:table-cell>
          <table:table-cell table:number-columns-repeated="2" table:style-name="ce1" office:value-type="float" office:value="0.792" calcext:value-type="float">
            <text:p>0.792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99" calcext:value-type="float">
            <text:p>99.000</text:p>
          </table:table-cell>
          <table:table-cell table:style-name="ce1" office:value-type="float" office:value="26.4" calcext:value-type="float">
            <text:p>26.400</text:p>
          </table:table-cell>
          <table:table-cell table:style-name="ce1" office:value-type="float" office:value="19.8" calcext:value-type="float">
            <text:p>19.800</text:p>
          </table:table-cell>
          <table:table-cell table:style-name="ce1" office:value-type="float" office:value="13.2" calcext:value-type="float">
            <text:p>13.200</text:p>
          </table:table-cell>
          <table:table-cell table:number-columns-repeated="2" table:style-name="ce1" office:value-type="float" office:value="31.68" calcext:value-type="float">
            <text:p>31.68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0.655629139072848" calcext:value-type="float">
            <text:p>0.656</text:p>
          </table:table-cell>
          <table:table-cell table:style-name="ce1" office:value-type="float" office:value="0.358695652173913" calcext:value-type="float">
            <text:p>0.359</text:p>
          </table:table-cell>
          <table:table-cell table:style-name="ce1" office:value-type="float" office:value="0.422475106685633" calcext:value-type="float">
            <text:p>0.422</text:p>
          </table:table-cell>
          <table:table-cell table:style-name="ce1" office:value-type="float" office:value="0.246882793017456" calcext:value-type="float">
            <text:p>0.247</text:p>
          </table:table-cell>
          <table:table-cell table:number-columns-repeated="2" table:style-name="ce1" office:value-type="float" office:value="3.80769230769231" calcext:value-type="float">
            <text:p>3.808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2.53020323540634" calcext:value-type="float">
            <text:p>2.530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33" calcext:value-type="float">
            <text:p>0.330</text:p>
          </table:table-cell>
          <table:table-cell table:style-name="ce1" office:value-type="float" office:value="0.37125" calcext:value-type="float">
            <text:p>0.371</text:p>
          </table:table-cell>
          <table:table-cell table:style-name="ce1" office:value-type="float" office:value="0.2475" calcext:value-type="float">
            <text:p>0.248</text:p>
          </table:table-cell>
          <table:table-cell table:number-columns-repeated="2" table:style-name="ce1" office:value-type="float" office:value="0.99" calcext:value-type="float">
            <text:p>0.99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123.75" calcext:value-type="float">
            <text:p>123.750</text:p>
          </table:table-cell>
          <table:table-cell table:style-name="ce1" office:value-type="float" office:value="33" calcext:value-type="float">
            <text:p>33.000</text:p>
          </table:table-cell>
          <table:table-cell table:style-name="ce1" office:value-type="float" office:value="24.75" calcext:value-type="float">
            <text:p>24.750</text:p>
          </table:table-cell>
          <table:table-cell table:style-name="ce1" office:value-type="float" office:value="16.5" calcext:value-type="float">
            <text:p>16.500</text:p>
          </table:table-cell>
          <table:table-cell table:number-columns-repeated="2" table:style-name="ce1" office:value-type="float" office:value="39.6" calcext:value-type="float">
            <text:p>39.60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0.98019801980198" calcext:value-type="float">
            <text:p>0.980</text:p>
          </table:table-cell>
          <table:table-cell table:style-name="ce1" office:value-type="float" office:value="0.492537313432836" calcext:value-type="float">
            <text:p>0.493</text:p>
          </table:table-cell>
          <table:table-cell table:style-name="ce1" office:value-type="float" office:value="0.590457256461233" calcext:value-type="float">
            <text:p>0.590</text:p>
          </table:table-cell>
          <table:table-cell table:style-name="ce1" office:value-type="float" office:value="0.32890365448505" calcext:value-type="float">
            <text:p>0.329</text:p>
          </table:table-cell>
          <table:table-cell table:number-columns-repeated="2" table:style-name="ce1" office:value-type="float" office:value="99.0000000000006" calcext:value-type="float">
            <text:p>99.00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" calcext:value-type="float">
            <text:p>0.3</text:p>
          </table:table-cell>
          <table:table-cell table:style-name="ce1" office:value-type="float" office:value="0.0576407161214774" calcext:value-type="float">
            <text:p>0.058</text:p>
          </table:table-cell>
          <table:table-cell table:style-name="ce1" office:value-type="float" office:value="0.22275" calcext:value-type="float">
            <text:p>0.223</text:p>
          </table:table-cell>
          <table:table-cell table:style-name="ce1" office:value-type="float" office:value="0.1485" calcext:value-type="float">
            <text:p>0.149</text:p>
          </table:table-cell>
          <table:table-cell table:style-name="ce1" office:value-type="float" office:value="0.1670625" calcext:value-type="float">
            <text:p>0.167</text:p>
          </table:table-cell>
          <table:table-cell table:style-name="ce1" office:value-type="float" office:value="0.111375" calcext:value-type="float">
            <text:p>0.111</text:p>
          </table:table-cell>
          <table:table-cell table:number-columns-repeated="3" table:style-name="ce1" office:value-type="float" office:value="0.297" calcext:value-type="float">
            <text:p>0.297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55.6875" calcext:value-type="float">
            <text:p>55.688</text:p>
          </table:table-cell>
          <table:table-cell table:style-name="ce1" office:value-type="float" office:value="14.85" calcext:value-type="float">
            <text:p>14.850</text:p>
          </table:table-cell>
          <table:table-cell table:style-name="ce1" office:value-type="float" office:value="11.1375" calcext:value-type="float">
            <text:p>11.138</text:p>
          </table:table-cell>
          <table:table-cell table:style-name="ce1" office:value-type="float" office:value="7.425" calcext:value-type="float">
            <text:p>7.425</text:p>
          </table:table-cell>
          <table:table-cell table:number-columns-repeated="3" table:style-name="ce1" office:value-type="float" office:value="11.88" calcext:value-type="float">
            <text:p>11.88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0.286587327114828" calcext:value-type="float">
            <text:p>0.287</text:p>
          </table:table-cell>
          <table:table-cell table:style-name="ce1" office:value-type="float" office:value="0.174398120963007" calcext:value-type="float">
            <text:p>0.174</text:p>
          </table:table-cell>
          <table:table-cell table:style-name="ce1" office:value-type="float" office:value="0.200570270878667" calcext:value-type="float">
            <text:p>0.201</text:p>
          </table:table-cell>
          <table:table-cell table:style-name="ce1" office:value-type="float" office:value="0.125334083556056" calcext:value-type="float">
            <text:p>0.125</text:p>
          </table:table-cell>
          <table:table-cell table:number-columns-repeated="3" table:style-name="ce1" office:value-type="float" office:value="0.422475106685633" calcext:value-type="float">
            <text:p>0.422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1" office:value-type="float" office:value="0.0818581411380693" calcext:value-type="float">
            <text:p>0.082</text:p>
          </table:table-cell>
          <table:table-cell table:style-name="ce1" office:value-type="float" office:value="0.408375" calcext:value-type="float">
            <text:p>0.408</text:p>
          </table:table-cell>
          <table:table-cell table:style-name="ce1" office:value-type="float" office:value="0.27225" calcext:value-type="float">
            <text:p>0.272</text:p>
          </table:table-cell>
          <table:table-cell table:style-name="ce1" office:value-type="float" office:value="0.30628125" calcext:value-type="float">
            <text:p>0.306</text:p>
          </table:table-cell>
          <table:table-cell table:style-name="ce1" office:value-type="float" office:value="0.2041875" calcext:value-type="float">
            <text:p>0.204</text:p>
          </table:table-cell>
          <table:table-cell table:number-columns-repeated="3" table:style-name="ce1" office:value-type="float" office:value="0.5445" calcext:value-type="float">
            <text:p>0.545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102.09375" calcext:value-type="float">
            <text:p>102.094</text:p>
          </table:table-cell>
          <table:table-cell table:style-name="ce1" office:value-type="float" office:value="27.225" calcext:value-type="float">
            <text:p>27.225</text:p>
          </table:table-cell>
          <table:table-cell table:style-name="ce1" office:value-type="float" office:value="20.41875" calcext:value-type="float">
            <text:p>20.419</text:p>
          </table:table-cell>
          <table:table-cell table:style-name="ce1" office:value-type="float" office:value="13.6125" calcext:value-type="float">
            <text:p>13.613</text:p>
          </table:table-cell>
          <table:table-cell table:number-columns-repeated="3" table:style-name="ce1" office:value-type="float" office:value="21.78" calcext:value-type="float">
            <text:p>21.78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0.690259877456159" calcext:value-type="float">
            <text:p>0.690</text:p>
          </table:table-cell>
          <table:table-cell table:style-name="ce1" office:value-type="float" office:value="0.374098248024734" calcext:value-type="float">
            <text:p>0.374</text:p>
          </table:table-cell>
          <table:table-cell table:style-name="ce1" office:value-type="float" office:value="0.441506374160998" calcext:value-type="float">
            <text:p>0.442</text:p>
          </table:table-cell>
          <table:table-cell table:style-name="ce1" office:value-type="float" office:value="0.256577397314066" calcext:value-type="float">
            <text:p>0.257</text:p>
          </table:table-cell>
          <table:table-cell table:number-columns-repeated="3" table:style-name="ce1" office:value-type="float" office:value="1.1953896816685" calcext:value-type="float">
            <text:p>1.195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" office:value-type="float" office:value="0.155383647584146" calcext:value-type="float">
            <text:p>0.155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4455" calcext:value-type="float">
            <text:p>0.446</text:p>
          </table:table-cell>
          <table:table-cell table:style-name="ce1" office:value-type="float" office:value="0.297" calcext:value-type="float">
            <text:p>0.297</text:p>
          </table:table-cell>
          <table:table-cell table:number-columns-repeated="3" table:style-name="ce1" office:value-type="float" office:value="0.792" calcext:value-type="float">
            <text:p>0.792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148.5" calcext:value-type="float">
            <text:p>148.500</text:p>
          </table:table-cell>
          <table:table-cell table:style-name="ce1" office:value-type="float" office:value="39.6" calcext:value-type="float">
            <text:p>39.600</text:p>
          </table:table-cell>
          <table:table-cell table:style-name="ce1" office:value-type="float" office:value="29.7" calcext:value-type="float">
            <text:p>29.700</text:p>
          </table:table-cell>
          <table:table-cell table:style-name="ce1" office:value-type="float" office:value="19.8" calcext:value-type="float">
            <text:p>19.800</text:p>
          </table:table-cell>
          <table:table-cell table:number-columns-repeated="3" table:style-name="ce1" office:value-type="float" office:value="31.68" calcext:value-type="float">
            <text:p>31.68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1.46305418719212" calcext:value-type="float">
            <text:p>1.463</text:p>
          </table:table-cell>
          <table:table-cell table:style-name="ce1" office:value-type="float" office:value="0.655629139072848" calcext:value-type="float">
            <text:p>0.656</text:p>
          </table:table-cell>
          <table:table-cell table:style-name="ce1" office:value-type="float" office:value="0.803426510369703" calcext:value-type="float">
            <text:p>0.803</text:p>
          </table:table-cell>
          <table:table-cell table:style-name="ce1" office:value-type="float" office:value="0.422475106685633" calcext:value-type="float">
            <text:p>0.422</text:p>
          </table:table-cell>
          <table:table-cell table:number-columns-repeated="3" table:style-name="ce1" office:value-type="float" office:value="3.80769230769231" calcext:value-type="float">
            <text:p>3.808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2.54807112793569" calcext:value-type="float">
            <text:p>2.548</text:p>
          </table:table-cell>
          <table:table-cell table:style-name="ce1" office:value-type="float" office:value="0.7425" calcext:value-type="float">
            <text:p>0.74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56875" calcext:value-type="float">
            <text:p>0.557</text:p>
          </table:table-cell>
          <table:table-cell table:style-name="ce1" office:value-type="float" office:value="0.37125" calcext:value-type="float">
            <text:p>0.371</text:p>
          </table:table-cell>
          <table:table-cell table:number-columns-repeated="3" table:style-name="ce1" office:value-type="float" office:value="0.99" calcext:value-type="float">
            <text:p>0.99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185.625" calcext:value-type="float">
            <text:p>185.625</text:p>
          </table:table-cell>
          <table:table-cell table:style-name="ce1" office:value-type="float" office:value="49.5" calcext:value-type="float">
            <text:p>49.500</text:p>
          </table:table-cell>
          <table:table-cell table:style-name="ce1" office:value-type="float" office:value="37.125" calcext:value-type="float">
            <text:p>37.125</text:p>
          </table:table-cell>
          <table:table-cell table:style-name="ce1" office:value-type="float" office:value="24.75" calcext:value-type="float">
            <text:p>24.750</text:p>
          </table:table-cell>
          <table:table-cell table:number-columns-repeated="3" table:style-name="ce1" office:value-type="float" office:value="39.6" calcext:value-type="float">
            <text:p>39.60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2.88349514563107" calcext:value-type="float">
            <text:p>2.883</text:p>
          </table:table-cell>
          <table:table-cell table:style-name="ce1" office:value-type="float" office:value="0.980198019801981" calcext:value-type="float">
            <text:p>0.980</text:p>
          </table:table-cell>
          <table:table-cell table:style-name="ce1" office:value-type="float" office:value="1.25669957686883" calcext:value-type="float">
            <text:p>1.257</text:p>
          </table:table-cell>
          <table:table-cell table:style-name="ce1" office:value-type="float" office:value="0.590457256461233" calcext:value-type="float">
            <text:p>0.590</text:p>
          </table:table-cell>
          <table:table-cell table:number-columns-repeated="3" table:style-name="ce1" office:value-type="float" office:value="98.9999999999989" calcext:value-type="float">
            <text:p>99.00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" calcext:value-type="float">
            <text:p>0.3</text:p>
          </table:table-cell>
          <table:table-cell table:style-name="ce1" office:value-type="float" office:value="0.0593485642786923" calcext:value-type="float">
            <text:p>0.059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22275" calcext:value-type="float">
            <text:p>0.223</text:p>
          </table:table-cell>
          <table:table-cell table:style-name="ce1" office:value-type="float" office:value="0.1485" calcext:value-type="float">
            <text:p>0.149</text:p>
          </table:table-cell>
          <table:table-cell table:number-columns-repeated="4" table:style-name="ce1" office:value-type="float" office:value="0.297" calcext:value-type="float">
            <text:p>0.297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74.25" calcext:value-type="float">
            <text:p>74.250</text:p>
          </table:table-cell>
          <table:table-cell table:style-name="ce1" office:value-type="float" office:value="19.8" calcext:value-type="float">
            <text:p>19.800</text:p>
          </table:table-cell>
          <table:table-cell table:style-name="ce1" office:value-type="float" office:value="14.85" calcext:value-type="float">
            <text:p>14.850</text:p>
          </table:table-cell>
          <table:table-cell table:style-name="ce1" office:value-type="float" office:value="9.9" calcext:value-type="float">
            <text:p>9.900</text:p>
          </table:table-cell>
          <table:table-cell table:number-columns-repeated="4" table:style-name="ce1" office:value-type="float" office:value="11.88" calcext:value-type="float">
            <text:p>11.88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422475106685633" calcext:value-type="float">
            <text:p>0.422</text:p>
          </table:table-cell>
          <table:table-cell table:style-name="ce1" office:value-type="float" office:value="0.246882793017456" calcext:value-type="float">
            <text:p>0.247</text:p>
          </table:table-cell>
          <table:table-cell table:style-name="ce1" office:value-type="float" office:value="0.286587327114828" calcext:value-type="float">
            <text:p>0.287</text:p>
          </table:table-cell>
          <table:table-cell table:style-name="ce1" office:value-type="float" office:value="0.174398120963006" calcext:value-type="float">
            <text:p>0.174</text:p>
          </table:table-cell>
          <table:table-cell table:number-columns-repeated="4" table:style-name="ce1" office:value-type="float" office:value="0.422475106685633" calcext:value-type="float">
            <text:p>0.422</text:p>
          </table:table-cell>
          <table:table-cell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1" office:value-type="float" office:value="0.087364155722443" calcext:value-type="float">
            <text:p>0.087</text:p>
          </table:table-cell>
          <table:table-cell table:style-name="ce1" office:value-type="float" office:value="0.5445" calcext:value-type="float">
            <text:p>0.545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408375" calcext:value-type="float">
            <text:p>0.408</text:p>
          </table:table-cell>
          <table:table-cell table:style-name="ce1" office:value-type="float" office:value="0.27225" calcext:value-type="float">
            <text:p>0.272</text:p>
          </table:table-cell>
          <table:table-cell table:number-columns-repeated="4" table:style-name="ce1" office:value-type="float" office:value="0.5445" calcext:value-type="float">
            <text:p>0.545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36.125" calcext:value-type="float">
            <text:p>136.125</text:p>
          </table:table-cell>
          <table:table-cell table:style-name="ce1" office:value-type="float" office:value="36.3" calcext:value-type="float">
            <text:p>36.300</text:p>
          </table:table-cell>
          <table:table-cell table:style-name="ce1" office:value-type="float" office:value="27.225" calcext:value-type="float">
            <text:p>27.225</text:p>
          </table:table-cell>
          <table:table-cell table:style-name="ce1" office:value-type="float" office:value="18.15" calcext:value-type="float">
            <text:p>18.150</text:p>
          </table:table-cell>
          <table:table-cell table:number-columns-repeated="4" table:style-name="ce1" office:value-type="float" office:value="21.78" calcext:value-type="float">
            <text:p>21.78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.1953896816685" calcext:value-type="float">
            <text:p>1.195</text:p>
          </table:table-cell>
          <table:table-cell table:style-name="ce1" office:value-type="float" office:value="0.569858712715856" calcext:value-type="float">
            <text:p>0.570</text:p>
          </table:table-cell>
          <table:table-cell table:style-name="ce1" office:value-type="float" office:value="0.690259877456159" calcext:value-type="float">
            <text:p>0.690</text:p>
          </table:table-cell>
          <table:table-cell table:style-name="ce1" office:value-type="float" office:value="0.374098248024734" calcext:value-type="float">
            <text:p>0.374</text:p>
          </table:table-cell>
          <table:table-cell table:number-columns-repeated="4" table:style-name="ce1" office:value-type="float" office:value="1.1953896816685" calcext:value-type="float">
            <text:p>1.195</text:p>
          </table:table-cell>
          <table:table-cell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" office:value-type="float" office:value="0.17578747579327" calcext:value-type="float">
            <text:p>0.176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396" calcext:value-type="float">
            <text:p>0.396</text:p>
          </table:table-cell>
          <table:table-cell table:number-columns-repeated="4" table:style-name="ce1" office:value-type="float" office:value="0.792" calcext:value-type="float">
            <text:p>0.792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98" calcext:value-type="float">
            <text:p>198.000</text:p>
          </table:table-cell>
          <table:table-cell table:style-name="ce1" office:value-type="float" office:value="52.8" calcext:value-type="float">
            <text:p>52.800</text:p>
          </table:table-cell>
          <table:table-cell table:style-name="ce1" office:value-type="float" office:value="39.6" calcext:value-type="float">
            <text:p>39.600</text:p>
          </table:table-cell>
          <table:table-cell table:style-name="ce1" office:value-type="float" office:value="26.4" calcext:value-type="float">
            <text:p>26.400</text:p>
          </table:table-cell>
          <table:table-cell table:number-columns-repeated="4" table:style-name="ce1" office:value-type="float" office:value="31.68" calcext:value-type="float">
            <text:p>31.68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3.80769230769231" calcext:value-type="float">
            <text:p>3.808</text:p>
          </table:table-cell>
          <table:table-cell table:style-name="ce1" office:value-type="float" office:value="1.11864406779661" calcext:value-type="float">
            <text:p>1.119</text:p>
          </table:table-cell>
          <table:table-cell table:style-name="ce1" office:value-type="float" office:value="1.46305418719212" calcext:value-type="float">
            <text:p>1.463</text:p>
          </table:table-cell>
          <table:table-cell table:style-name="ce1" office:value-type="float" office:value="0.655629139072848" calcext:value-type="float">
            <text:p>0.656</text:p>
          </table:table-cell>
          <table:table-cell table:number-columns-repeated="4" table:style-name="ce1" office:value-type="float" office:value="3.80769230769231" calcext:value-type="float">
            <text:p>3.808</text:p>
          </table:table-cell>
          <table:table-cell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3.16164690426782" calcext:value-type="float">
            <text:p>3.162</text:p>
          </table:table-cell>
          <table:table-cell table:style-name="ce1" office:value-type="float" office:value="0.99" calcext:value-type="float">
            <text:p>0.990</text:p>
          </table:table-cell>
          <table:table-cell table:style-name="ce1" office:value-type="float" office:value="0.66" calcext:value-type="float">
            <text:p>0.660</text:p>
          </table:table-cell>
          <table:table-cell table:style-name="ce1" office:value-type="float" office:value="0.7425" calcext:value-type="float">
            <text:p>0.743</text:p>
          </table:table-cell>
          <table:table-cell table:style-name="ce1" office:value-type="float" office:value="0.495" calcext:value-type="float">
            <text:p>0.495</text:p>
          </table:table-cell>
          <table:table-cell table:number-columns-repeated="4" table:style-name="ce1" office:value-type="float" office:value="0.99" calcext:value-type="float">
            <text:p>0.99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247.5" calcext:value-type="float">
            <text:p>247.500</text:p>
          </table:table-cell>
          <table:table-cell table:style-name="ce1" office:value-type="float" office:value="66" calcext:value-type="float">
            <text:p>66.000</text:p>
          </table:table-cell>
          <table:table-cell table:style-name="ce1" office:value-type="float" office:value="49.5" calcext:value-type="float">
            <text:p>49.500</text:p>
          </table:table-cell>
          <table:table-cell table:style-name="ce1" office:value-type="float" office:value="33" calcext:value-type="float">
            <text:p>33.000</text:p>
          </table:table-cell>
          <table:table-cell table:number-columns-repeated="4" table:style-name="ce1" office:value-type="float" office:value="39.6" calcext:value-type="float">
            <text:p>39.6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98.9999999999988" calcext:value-type="float">
            <text:p>99.000</text:p>
          </table:table-cell>
          <table:table-cell table:style-name="ce1" office:value-type="float" office:value="1.94117647058824" calcext:value-type="float">
            <text:p>1.941</text:p>
          </table:table-cell>
          <table:table-cell table:style-name="ce1" office:value-type="float" office:value="2.88349514563107" calcext:value-type="float">
            <text:p>2.883</text:p>
          </table:table-cell>
          <table:table-cell table:style-name="ce1" office:value-type="float" office:value="0.98019801980198" calcext:value-type="float">
            <text:p>0.980</text:p>
          </table:table-cell>
          <table:table-cell table:number-columns-repeated="4" table:style-name="ce1" office:value-type="float" office:value="99.0000000000006" calcext:value-type="float">
            <text:p>99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" calcext:value-type="float">
            <text:p>0.3</text:p>
          </table:table-cell>
          <table:table-cell table:style-name="ce1" office:value-type="float" office:value="0.0565778723408274" calcext:value-type="float">
            <text:p>0.057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22275" calcext:value-type="float">
            <text:p>0.223</text:p>
          </table:table-cell>
          <table:table-cell table:style-name="ce1" office:value-type="float" office:value="0.1485" calcext:value-type="float">
            <text:p>0.149</text:p>
          </table:table-cell>
          <table:table-cell table:number-columns-repeated="5" table:style-name="ce1" office:value-type="float" office:value="0.2376" calcext:value-type="float">
            <text:p>0.238</text:p>
          </table:table-cell>
          <table:table-cell table:style-name="ce1" office:value-type="float" office:value="74.25" calcext:value-type="float">
            <text:p>74.250</text:p>
          </table:table-cell>
          <table:table-cell table:style-name="ce1" office:value-type="float" office:value="19.8" calcext:value-type="float">
            <text:p>19.800</text:p>
          </table:table-cell>
          <table:table-cell table:style-name="ce1" office:value-type="float" office:value="14.85" calcext:value-type="float">
            <text:p>14.850</text:p>
          </table:table-cell>
          <table:table-cell table:style-name="ce1" office:value-type="float" office:value="9.9" calcext:value-type="float">
            <text:p>9.900</text:p>
          </table:table-cell>
          <table:table-cell table:number-columns-repeated="5" table:style-name="ce1" office:value-type="float" office:value="9.504" calcext:value-type="float">
            <text:p>9.504</text:p>
          </table:table-cell>
          <table:table-cell table:style-name="ce1" office:value-type="float" office:value="0.422475106685633" calcext:value-type="float">
            <text:p>0.422</text:p>
          </table:table-cell>
          <table:table-cell table:style-name="ce1" office:value-type="float" office:value="0.246882793017456" calcext:value-type="float">
            <text:p>0.247</text:p>
          </table:table-cell>
          <table:table-cell table:style-name="ce1" office:value-type="float" office:value="0.286587327114828" calcext:value-type="float">
            <text:p>0.287</text:p>
          </table:table-cell>
          <table:table-cell table:style-name="ce1" office:value-type="float" office:value="0.174398120963007" calcext:value-type="float">
            <text:p>0.174</text:p>
          </table:table-cell>
          <table:table-cell table:number-columns-repeated="5" table:style-name="ce1" office:value-type="float" office:value="0.311647429171039" calcext:value-type="float">
            <text:p>0.312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1" office:value-type="float" office:value="0.0767742400450112" calcext:value-type="float">
            <text:p>0.077</text:p>
          </table:table-cell>
          <table:table-cell table:style-name="ce1" office:value-type="float" office:value="0.5445" calcext:value-type="float">
            <text:p>0.545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408375" calcext:value-type="float">
            <text:p>0.408</text:p>
          </table:table-cell>
          <table:table-cell table:style-name="ce1" office:value-type="float" office:value="0.27225" calcext:value-type="float">
            <text:p>0.272</text:p>
          </table:table-cell>
          <table:table-cell table:number-columns-repeated="5" table:style-name="ce1" office:value-type="float" office:value="0.4356" calcext:value-type="float">
            <text:p>0.436</text:p>
          </table:table-cell>
          <table:table-cell table:style-name="ce1" office:value-type="float" office:value="136.125" calcext:value-type="float">
            <text:p>136.125</text:p>
          </table:table-cell>
          <table:table-cell table:style-name="ce1" office:value-type="float" office:value="36.3" calcext:value-type="float">
            <text:p>36.300</text:p>
          </table:table-cell>
          <table:table-cell table:style-name="ce1" office:value-type="float" office:value="27.225" calcext:value-type="float">
            <text:p>27.225</text:p>
          </table:table-cell>
          <table:table-cell table:style-name="ce1" office:value-type="float" office:value="18.15" calcext:value-type="float">
            <text:p>18.150</text:p>
          </table:table-cell>
          <table:table-cell table:number-columns-repeated="5" table:style-name="ce1" office:value-type="float" office:value="17.424" calcext:value-type="float">
            <text:p>17.424</text:p>
          </table:table-cell>
          <table:table-cell table:style-name="ce1" office:value-type="float" office:value="1.1953896816685" calcext:value-type="float">
            <text:p>1.195</text:p>
          </table:table-cell>
          <table:table-cell table:style-name="ce1" office:value-type="float" office:value="0.569858712715856" calcext:value-type="float">
            <text:p>0.570</text:p>
          </table:table-cell>
          <table:table-cell table:style-name="ce1" office:value-type="float" office:value="0.690259877456159" calcext:value-type="float">
            <text:p>0.690</text:p>
          </table:table-cell>
          <table:table-cell table:style-name="ce1" office:value-type="float" office:value="0.374098248024734" calcext:value-type="float">
            <text:p>0.374</text:p>
          </table:table-cell>
          <table:table-cell table:number-columns-repeated="5" table:style-name="ce1" office:value-type="float" office:value="0.771793054571227" calcext:value-type="float">
            <text:p>0.772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" office:value-type="float" office:value="0.123826609148997" calcext:value-type="float">
            <text:p>0.124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396" calcext:value-type="float">
            <text:p>0.396</text:p>
          </table:table-cell>
          <table:table-cell table:number-columns-repeated="5" table:style-name="ce1" office:value-type="float" office:value="0.6336" calcext:value-type="float">
            <text:p>0.634</text:p>
          </table:table-cell>
          <table:table-cell table:style-name="ce1" office:value-type="float" office:value="198" calcext:value-type="float">
            <text:p>198.000</text:p>
          </table:table-cell>
          <table:table-cell table:style-name="ce1" office:value-type="float" office:value="52.8" calcext:value-type="float">
            <text:p>52.800</text:p>
          </table:table-cell>
          <table:table-cell table:style-name="ce1" office:value-type="float" office:value="39.6" calcext:value-type="float">
            <text:p>39.600</text:p>
          </table:table-cell>
          <table:table-cell table:style-name="ce1" office:value-type="float" office:value="26.4" calcext:value-type="float">
            <text:p>26.400</text:p>
          </table:table-cell>
          <table:table-cell table:number-columns-repeated="5" table:style-name="ce1" office:value-type="float" office:value="25.344" calcext:value-type="float">
            <text:p>25.344</text:p>
          </table:table-cell>
          <table:table-cell table:style-name="ce1" office:value-type="float" office:value="3.80769230769231" calcext:value-type="float">
            <text:p>3.808</text:p>
          </table:table-cell>
          <table:table-cell table:style-name="ce1" office:value-type="float" office:value="1.11864406779661" calcext:value-type="float">
            <text:p>1.119</text:p>
          </table:table-cell>
          <table:table-cell table:style-name="ce1" office:value-type="float" office:value="1.46305418719212" calcext:value-type="float">
            <text:p>1.463</text:p>
          </table:table-cell>
          <table:table-cell table:style-name="ce1" office:value-type="float" office:value="0.655629139072848" calcext:value-type="float">
            <text:p>0.656</text:p>
          </table:table-cell>
          <table:table-cell table:number-columns-repeated="5" table:style-name="ce1" office:value-type="float" office:value="1.7292576419214" calcext:value-type="float">
            <text:p>1.729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781839211960125" calcext:value-type="float">
            <text:p>0.782</text:p>
          </table:table-cell>
          <table:table-cell table:style-name="ce1" office:value-type="float" office:value="0.99" calcext:value-type="float">
            <text:p>0.990</text:p>
          </table:table-cell>
          <table:table-cell table:style-name="ce1" office:value-type="float" office:value="0.66" calcext:value-type="float">
            <text:p>0.660</text:p>
          </table:table-cell>
          <table:table-cell table:style-name="ce1" office:value-type="float" office:value="0.7425" calcext:value-type="float">
            <text:p>0.743</text:p>
          </table:table-cell>
          <table:table-cell table:style-name="ce1" office:value-type="float" office:value="0.495" calcext:value-type="float">
            <text:p>0.495</text:p>
          </table:table-cell>
          <table:table-cell table:number-columns-repeated="5" table:style-name="ce1" office:value-type="float" office:value="0.792" calcext:value-type="float">
            <text:p>0.792</text:p>
          </table:table-cell>
          <table:table-cell table:style-name="ce1" office:value-type="float" office:value="247.5" calcext:value-type="float">
            <text:p>247.500</text:p>
          </table:table-cell>
          <table:table-cell table:style-name="ce1" office:value-type="float" office:value="66" calcext:value-type="float">
            <text:p>66.000</text:p>
          </table:table-cell>
          <table:table-cell table:style-name="ce1" office:value-type="float" office:value="49.5" calcext:value-type="float">
            <text:p>49.500</text:p>
          </table:table-cell>
          <table:table-cell table:style-name="ce1" office:value-type="float" office:value="33" calcext:value-type="float">
            <text:p>33.000</text:p>
          </table:table-cell>
          <table:table-cell table:number-columns-repeated="5" table:style-name="ce1" office:value-type="float" office:value="31.68" calcext:value-type="float">
            <text:p>31.680</text:p>
          </table:table-cell>
          <table:table-cell table:style-name="ce1" office:value-type="float" office:value="99.000000000001" calcext:value-type="float">
            <text:p>99.000</text:p>
          </table:table-cell>
          <table:table-cell table:style-name="ce1" office:value-type="float" office:value="1.94117647058824" calcext:value-type="float">
            <text:p>1.941</text:p>
          </table:table-cell>
          <table:table-cell table:style-name="ce1" office:value-type="float" office:value="2.88349514563107" calcext:value-type="float">
            <text:p>2.883</text:p>
          </table:table-cell>
          <table:table-cell table:style-name="ce1" office:value-type="float" office:value="0.980198019801981" calcext:value-type="float">
            <text:p>0.980</text:p>
          </table:table-cell>
          <table:table-cell table:number-columns-repeated="5" table:style-name="ce1" office:value-type="float" office:value="3.80769230769231" calcext:value-type="float">
            <text:p>3.808</text:p>
          </table:table-cell>
          <table:table-cell table:style-name="ce1" table:number-columns-repeated="1635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zultati_simulacija_x100" table:style-name="ta1">
        <table:table-column table:style-name="co6" table:number-columns-repeated="2" table:default-cell-style-name="Default"/>
        <table:table-column table:style-name="co6" table:number-columns-repeated="16382" table:default-cell-style-name="ce1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Ucpu</text:p>
          </table:table-cell>
          <table:table-cell table:style-name="Default" office:value-type="string" calcext:value-type="string">
            <text:p>Uds1</text:p>
          </table:table-cell>
          <table:table-cell table:style-name="Default" office:value-type="string" calcext:value-type="string">
            <text:p>Uds2</text:p>
          </table:table-cell>
          <table:table-cell table:style-name="Default" office:value-type="string" calcext:value-type="string">
            <text:p>Uds3</text:p>
          </table:table-cell>
          <table:table-cell table:style-name="Default" office:value-type="string" calcext:value-type="string">
            <text:p>Udu1</text:p>
          </table:table-cell>
          <table:table-cell table:style-name="Default" office:value-type="string" calcext:value-type="string">
            <text:p>Udu2</text:p>
          </table:table-cell>
          <table:table-cell table:style-name="Default" office:value-type="string" calcext:value-type="string">
            <text:p>Udu3</text:p>
          </table:table-cell>
          <table:table-cell table:style-name="Default" office:value-type="string" calcext:value-type="string">
            <text:p>Udu4</text:p>
          </table:table-cell>
          <table:table-cell table:style-name="Default" office:value-type="string" calcext:value-type="string">
            <text:p>Udu5</text:p>
          </table:table-cell>
          <table:table-cell table:style-name="Default" office:value-type="string" calcext:value-type="string">
            <text:p>Xcpu</text:p>
          </table:table-cell>
          <table:table-cell table:style-name="Default" office:value-type="string" calcext:value-type="string">
            <text:p>Xds1</text:p>
          </table:table-cell>
          <table:table-cell table:style-name="Default" office:value-type="string" calcext:value-type="string">
            <text:p>Xds2</text:p>
          </table:table-cell>
          <table:table-cell table:style-name="Default" office:value-type="string" calcext:value-type="string">
            <text:p>Xds3</text:p>
          </table:table-cell>
          <table:table-cell table:style-name="Default" office:value-type="string" calcext:value-type="string">
            <text:p>Xdu1</text:p>
          </table:table-cell>
          <table:table-cell table:style-name="Default" office:value-type="string" calcext:value-type="string">
            <text:p>Xdu2</text:p>
          </table:table-cell>
          <table:table-cell table:style-name="Default" office:value-type="string" calcext:value-type="string">
            <text:p>Xdu3</text:p>
          </table:table-cell>
          <table:table-cell table:style-name="Default" office:value-type="string" calcext:value-type="string">
            <text:p>Xdu4</text:p>
          </table:table-cell>
          <table:table-cell table:style-name="Default" office:value-type="string" calcext:value-type="string">
            <text:p>Xdu5</text:p>
          </table:table-cell>
          <table:table-cell table:style-name="Default" office:value-type="string" calcext:value-type="string">
            <text:p>Jcpu</text:p>
          </table:table-cell>
          <table:table-cell table:style-name="Default" office:value-type="string" calcext:value-type="string">
            <text:p>Jds1</text:p>
          </table:table-cell>
          <table:table-cell table:style-name="Default" office:value-type="string" calcext:value-type="string">
            <text:p>Jds2</text:p>
          </table:table-cell>
          <table:table-cell table:style-name="Default" office:value-type="string" calcext:value-type="string">
            <text:p>Jds3</text:p>
          </table:table-cell>
          <table:table-cell table:style-name="Default" office:value-type="string" calcext:value-type="string">
            <text:p>Jdu1</text:p>
          </table:table-cell>
          <table:table-cell table:style-name="Default" office:value-type="string" calcext:value-type="string">
            <text:p>Jdu2</text:p>
          </table:table-cell>
          <table:table-cell table:style-name="Default" office:value-type="string" calcext:value-type="string">
            <text:p>Jdu3</text:p>
          </table:table-cell>
          <table:table-cell table:style-name="Default" office:value-type="string" calcext:value-type="string">
            <text:p>Jdu4</text:p>
          </table:table-cell>
          <table:table-cell table:style-name="Default" office:value-type="string" calcext:value-type="string">
            <text:p>Jdu5</text:p>
          </table:table-cell>
          <table:table-cell table:style-name="Default"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559717566995218" calcext:value-type="float">
            <text:p>0.056</text:p>
          </table:table-cell>
          <table:table-cell office:value-type="float" office:value="0.147972946461406" calcext:value-type="float">
            <text:p>0.148</text:p>
          </table:table-cell>
          <table:table-cell office:value-type="float" office:value="0.0988910025704127" calcext:value-type="float">
            <text:p>0.099</text:p>
          </table:table-cell>
          <table:table-cell office:value-type="float" office:value="0.111340488793729" calcext:value-type="float">
            <text:p>0.111</text:p>
          </table:table-cell>
          <table:table-cell office:value-type="float" office:value="0.0739172041150596" calcext:value-type="float">
            <text:p>0.074</text:p>
          </table:table-cell>
          <table:table-cell office:value-type="float" office:value="0.296302389081816" calcext:value-type="float">
            <text:p>0.296</text:p>
          </table:table-cell>
          <table:table-cell office:value-type="float" office:value="0.297320416887858" calcext:value-type="float">
            <text:p>0.297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37.062113929279" calcext:value-type="float">
            <text:p>37.062</text:p>
          </table:table-cell>
          <table:table-cell office:value-type="float" office:value="9.89725001674841" calcext:value-type="float">
            <text:p>9.897</text:p>
          </table:table-cell>
          <table:table-cell office:value-type="float" office:value="7.41125043438966" calcext:value-type="float">
            <text:p>7.411</text:p>
          </table:table-cell>
          <table:table-cell office:value-type="float" office:value="4.93361952926882" calcext:value-type="float">
            <text:p>4.934</text:p>
          </table:table-cell>
          <table:table-cell office:value-type="float" office:value="11.8562312102926" calcext:value-type="float">
            <text:p>11.856</text:p>
          </table:table-cell>
          <table:table-cell office:value-type="float" office:value="11.8687202036819" calcext:value-type="float">
            <text:p>11.86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171218278934274" calcext:value-type="float">
            <text:p>0.171</text:p>
          </table:table-cell>
          <table:table-cell office:value-type="float" office:value="0.110066295672943" calcext:value-type="float">
            <text:p>0.110</text:p>
          </table:table-cell>
          <table:table-cell office:value-type="float" office:value="0.12538480985304" calcext:value-type="float">
            <text:p>0.125</text:p>
          </table:table-cell>
          <table:table-cell office:value-type="float" office:value="0.0796699484152156" calcext:value-type="float">
            <text:p>0.080</text:p>
          </table:table-cell>
          <table:table-cell office:value-type="float" office:value="0.419626269619403" calcext:value-type="float">
            <text:p>0.420</text:p>
          </table:table-cell>
          <table:table-cell office:value-type="float" office:value="0.42201973349444" calcext:value-type="float">
            <text:p>0.422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0778591683232543" calcext:value-type="float">
            <text:p>0.078</text:p>
          </table:table-cell>
          <table:table-cell office:value-type="float" office:value="0.272571393507601" calcext:value-type="float">
            <text:p>0.273</text:p>
          </table:table-cell>
          <table:table-cell office:value-type="float" office:value="0.1814155823396" calcext:value-type="float">
            <text:p>0.181</text:p>
          </table:table-cell>
          <table:table-cell office:value-type="float" office:value="0.202959097396062" calcext:value-type="float">
            <text:p>0.203</text:p>
          </table:table-cell>
          <table:table-cell office:value-type="float" office:value="0.135495752477368" calcext:value-type="float">
            <text:p>0.135</text:p>
          </table:table-cell>
          <table:table-cell office:value-type="float" office:value="0.545411434599922" calcext:value-type="float">
            <text:p>0.545</text:p>
          </table:table-cell>
          <table:table-cell office:value-type="float" office:value="0.544026804795813" calcext:value-type="float">
            <text:p>0.54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68.0467899090507" calcext:value-type="float">
            <text:p>68.047</text:p>
          </table:table-cell>
          <table:table-cell office:value-type="float" office:value="18.1651539461778" calcext:value-type="float">
            <text:p>18.165</text:p>
          </table:table-cell>
          <table:table-cell office:value-type="float" office:value="13.5836011555342" calcext:value-type="float">
            <text:p>13.584</text:p>
          </table:table-cell>
          <table:table-cell office:value-type="float" office:value="9.0590456745087" calcext:value-type="float">
            <text:p>9.059</text:p>
          </table:table-cell>
          <table:table-cell office:value-type="float" office:value="21.7895518454058" calcext:value-type="float">
            <text:p>21.790</text:p>
          </table:table-cell>
          <table:table-cell office:value-type="float" office:value="21.7781212880682" calcext:value-type="float">
            <text:p>21.77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65471573907819" calcext:value-type="float">
            <text:p>0.365</text:p>
          </table:table-cell>
          <table:table-cell office:value-type="float" office:value="0.222125405101836" calcext:value-type="float">
            <text:p>0.222</text:p>
          </table:table-cell>
          <table:table-cell office:value-type="float" office:value="0.255326163070913" calcext:value-type="float">
            <text:p>0.255</text:p>
          </table:table-cell>
          <table:table-cell office:value-type="float" office:value="0.15672602004253" calcext:value-type="float">
            <text:p>0.157</text:p>
          </table:table-cell>
          <table:table-cell office:value-type="float" office:value="1.19821526878236" calcext:value-type="float">
            <text:p>1.198</text:p>
          </table:table-cell>
          <table:table-cell office:value-type="float" office:value="1.194358606994" calcext:value-type="float">
            <text:p>1.194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45938679527247" calcext:value-type="float">
            <text:p>0.146</text:p>
          </table:table-cell>
          <table:table-cell office:value-type="float" office:value="0.395599632634766" calcext:value-type="float">
            <text:p>0.396</text:p>
          </table:table-cell>
          <table:table-cell office:value-type="float" office:value="0.263313934346876" calcext:value-type="float">
            <text:p>0.263</text:p>
          </table:table-cell>
          <table:table-cell office:value-type="float" office:value="0.296380366297702" calcext:value-type="float">
            <text:p>0.296</text:p>
          </table:table-cell>
          <table:table-cell office:value-type="float" office:value="0.196875159493428" calcext:value-type="float">
            <text:p>0.197</text:p>
          </table:table-cell>
          <table:table-cell office:value-type="float" office:value="0.790847889950484" calcext:value-type="float">
            <text:p>0.791</text:p>
          </table:table-cell>
          <table:table-cell office:value-type="float" office:value="0.791672965620474" calcext:value-type="float">
            <text:p>0.79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98.9021885430252" calcext:value-type="float">
            <text:p>98.902</text:p>
          </table:table-cell>
          <table:table-cell office:value-type="float" office:value="26.3490462397453" calcext:value-type="float">
            <text:p>26.349</text:p>
          </table:table-cell>
          <table:table-cell office:value-type="float" office:value="19.7806874336076" calcext:value-type="float">
            <text:p>19.781</text:p>
          </table:table-cell>
          <table:table-cell office:value-type="float" office:value="13.1381252499091" calcext:value-type="float">
            <text:p>13.138</text:p>
          </table:table-cell>
          <table:table-cell office:value-type="float" office:value="31.6361616600672" calcext:value-type="float">
            <text:p>31.636</text:p>
          </table:table-cell>
          <table:table-cell office:value-type="float" office:value="31.6545964134029" calcext:value-type="float">
            <text:p>31.655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645458447615757" calcext:value-type="float">
            <text:p>0.645</text:p>
          </table:table-cell>
          <table:table-cell office:value-type="float" office:value="0.357440037584286" calcext:value-type="float">
            <text:p>0.357</text:p>
          </table:table-cell>
          <table:table-cell office:value-type="float" office:value="0.420653777949221" calcext:value-type="float">
            <text:p>0.421</text:p>
          </table:table-cell>
          <table:table-cell office:value-type="float" office:value="0.245293659857774" calcext:value-type="float">
            <text:p>0.245</text:p>
          </table:table-cell>
          <table:table-cell office:value-type="float" office:value="3.76258217460916" calcext:value-type="float">
            <text:p>3.763</text:p>
          </table:table-cell>
          <table:table-cell office:value-type="float" office:value="3.80543153869743" calcext:value-type="float">
            <text:p>3.805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6350870178159" calcext:value-type="float">
            <text:p>2.264</text:p>
          </table:table-cell>
          <table:table-cell office:value-type="float" office:value="0.495066792105741" calcext:value-type="float">
            <text:p>0.495</text:p>
          </table:table-cell>
          <table:table-cell office:value-type="float" office:value="0.329536155417951" calcext:value-type="float">
            <text:p>0.330</text:p>
          </table:table-cell>
          <table:table-cell office:value-type="float" office:value="0.37159212988702" calcext:value-type="float">
            <text:p>0.372</text:p>
          </table:table-cell>
          <table:table-cell office:value-type="float" office:value="0.246409613634291" calcext:value-type="float">
            <text:p>0.246</text:p>
          </table:table-cell>
          <table:table-cell office:value-type="float" office:value="0.988330221527537" calcext:value-type="float">
            <text:p>0.988</text:p>
          </table:table-cell>
          <table:table-cell office:value-type="float" office:value="0.988749134978758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3.766444583198" calcext:value-type="float">
            <text:p>123.766</text:p>
          </table:table-cell>
          <table:table-cell office:value-type="float" office:value="33.0090083666531" calcext:value-type="float">
            <text:p>33.009</text:p>
          </table:table-cell>
          <table:table-cell office:value-type="float" office:value="24.795876191922" calcext:value-type="float">
            <text:p>24.796</text:p>
          </table:table-cell>
          <table:table-cell office:value-type="float" office:value="16.4308728931529" calcext:value-type="float">
            <text:p>16.431</text:p>
          </table:table-cell>
          <table:table-cell office:value-type="float" office:value="39.5342894871226" calcext:value-type="float">
            <text:p>39.534</text:p>
          </table:table-cell>
          <table:table-cell office:value-type="float" office:value="39.5554226146074" calcext:value-type="float">
            <text:p>39.555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88018052985372" calcext:value-type="float">
            <text:p>0.988</text:p>
          </table:table-cell>
          <table:table-cell office:value-type="float" office:value="0.490958755698276" calcext:value-type="float">
            <text:p>0.491</text:p>
          </table:table-cell>
          <table:table-cell office:value-type="float" office:value="0.589209210370342" calcext:value-type="float">
            <text:p>0.589</text:p>
          </table:table-cell>
          <table:table-cell office:value-type="float" office:value="0.326052110593534" calcext:value-type="float">
            <text:p>0.326</text:p>
          </table:table-cell>
          <table:table-cell office:value-type="float" office:value="92.4400867934005" calcext:value-type="float">
            <text:p>92.440</text:p>
          </table:table-cell>
          <table:table-cell office:value-type="float" office:value="84.219340404334" calcext:value-type="float">
            <text:p>84.219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575194590575427" calcext:value-type="float">
            <text:p>0.058</text:p>
          </table:table-cell>
          <table:table-cell office:value-type="float" office:value="0.222843356027119" calcext:value-type="float">
            <text:p>0.223</text:p>
          </table:table-cell>
          <table:table-cell office:value-type="float" office:value="0.148733768020409" calcext:value-type="float">
            <text:p>0.149</text:p>
          </table:table-cell>
          <table:table-cell office:value-type="float" office:value="0.16657943742795" calcext:value-type="float">
            <text:p>0.167</text:p>
          </table:table-cell>
          <table:table-cell office:value-type="float" office:value="0.110972793797866" calcext:value-type="float">
            <text:p>0.111</text:p>
          </table:table-cell>
          <table:table-cell office:value-type="float" office:value="0.297530826364569" calcext:value-type="float">
            <text:p>0.298</text:p>
          </table:table-cell>
          <table:table-cell office:value-type="float" office:value="0.296857889196725" calcext:value-type="float">
            <text:p>0.297</text:p>
          </table:table-cell>
          <table:table-cell office:value-type="float" office:value="0.297818164427728" calcext:value-type="float">
            <text:p>0.29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5.6976368676671" calcext:value-type="float">
            <text:p>55.698</text:p>
          </table:table-cell>
          <table:table-cell office:value-type="float" office:value="14.8572588650589" calcext:value-type="float">
            <text:p>14.857</text:p>
          </table:table-cell>
          <table:table-cell office:value-type="float" office:value="11.1021106429469" calcext:value-type="float">
            <text:p>11.102</text:p>
          </table:table-cell>
          <table:table-cell office:value-type="float" office:value="7.42765872914296" calcext:value-type="float">
            <text:p>7.428</text:p>
          </table:table-cell>
          <table:table-cell office:value-type="float" office:value="11.8729412746999" calcext:value-type="float">
            <text:p>11.873</text:p>
          </table:table-cell>
          <table:table-cell office:value-type="float" office:value="11.8627191204363" calcext:value-type="float">
            <text:p>11.863</text:p>
          </table:table-cell>
          <table:table-cell office:value-type="float" office:value="11.8965611271916" calcext:value-type="float">
            <text:p>11.8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280538652710432" calcext:value-type="float">
            <text:p>0.281</text:p>
          </table:table-cell>
          <table:table-cell office:value-type="float" office:value="0.1747734641484" calcext:value-type="float">
            <text:p>0.175</text:p>
          </table:table-cell>
          <table:table-cell office:value-type="float" office:value="0.19962667153044" calcext:value-type="float">
            <text:p>0.200</text:p>
          </table:table-cell>
          <table:table-cell office:value-type="float" office:value="0.124741508488716" calcext:value-type="float">
            <text:p>0.125</text:p>
          </table:table-cell>
          <table:table-cell office:value-type="float" office:value="0.422414567214072" calcext:value-type="float">
            <text:p>0.422</text:p>
          </table:table-cell>
          <table:table-cell office:value-type="float" office:value="0.422363294710306" calcext:value-type="float">
            <text:p>0.422</text:p>
          </table:table-cell>
          <table:table-cell office:value-type="float" office:value="0.425079477294716" calcext:value-type="float">
            <text:p>0.425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0815395114986449" calcext:value-type="float">
            <text:p>0.082</text:p>
          </table:table-cell>
          <table:table-cell office:value-type="float" office:value="0.408003057929921" calcext:value-type="float">
            <text:p>0.408</text:p>
          </table:table-cell>
          <table:table-cell office:value-type="float" office:value="0.271960547235274" calcext:value-type="float">
            <text:p>0.272</text:p>
          </table:table-cell>
          <table:table-cell office:value-type="float" office:value="0.304799743242131" calcext:value-type="float">
            <text:p>0.305</text:p>
          </table:table-cell>
          <table:table-cell office:value-type="float" office:value="0.203580790297951" calcext:value-type="float">
            <text:p>0.204</text:p>
          </table:table-cell>
          <table:table-cell office:value-type="float" office:value="0.544869205260313" calcext:value-type="float">
            <text:p>0.545</text:p>
          </table:table-cell>
          <table:table-cell office:value-type="float" office:value="0.543834182827463" calcext:value-type="float">
            <text:p>0.544</text:p>
          </table:table-cell>
          <table:table-cell office:value-type="float" office:value="0.543728949030224" calcext:value-type="float">
            <text:p>0.54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01.958076364249" calcext:value-type="float">
            <text:p>101.958</text:p>
          </table:table-cell>
          <table:table-cell office:value-type="float" office:value="27.1939247117428" calcext:value-type="float">
            <text:p>27.194</text:p>
          </table:table-cell>
          <table:table-cell office:value-type="float" office:value="20.3339841011642" calcext:value-type="float">
            <text:p>20.334</text:p>
          </table:table-cell>
          <table:table-cell office:value-type="float" office:value="13.5857792713505" calcext:value-type="float">
            <text:p>13.586</text:p>
          </table:table-cell>
          <table:table-cell office:value-type="float" office:value="21.7928684444" calcext:value-type="float">
            <text:p>21.793</text:p>
          </table:table-cell>
          <table:table-cell office:value-type="float" office:value="21.7654146475804" calcext:value-type="float">
            <text:p>21.765</text:p>
          </table:table-cell>
          <table:table-cell office:value-type="float" office:value="21.7394182989482" calcext:value-type="float">
            <text:p>21.73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679948986517769" calcext:value-type="float">
            <text:p>0.680</text:p>
          </table:table-cell>
          <table:table-cell office:value-type="float" office:value="0.373925852893952" calcext:value-type="float">
            <text:p>0.374</text:p>
          </table:table-cell>
          <table:table-cell office:value-type="float" office:value="0.437943438852281" calcext:value-type="float">
            <text:p>0.438</text:p>
          </table:table-cell>
          <table:table-cell office:value-type="float" office:value="0.255660828678064" calcext:value-type="float">
            <text:p>0.256</text:p>
          </table:table-cell>
          <table:table-cell office:value-type="float" office:value="1.19743266417433" calcext:value-type="float">
            <text:p>1.197</text:p>
          </table:table-cell>
          <table:table-cell office:value-type="float" office:value="1.18959834928039" calcext:value-type="float">
            <text:p>1.190</text:p>
          </table:table-cell>
          <table:table-cell office:value-type="float" office:value="1.18991171843835" calcext:value-type="float">
            <text:p>1.19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5977980510199" calcext:value-type="float">
            <text:p>0.156</text:p>
          </table:table-cell>
          <table:table-cell office:value-type="float" office:value="0.594745217844805" calcext:value-type="float">
            <text:p>0.595</text:p>
          </table:table-cell>
          <table:table-cell office:value-type="float" office:value="0.39624080848504" calcext:value-type="float">
            <text:p>0.396</text:p>
          </table:table-cell>
          <table:table-cell office:value-type="float" office:value="0.446193024157466" calcext:value-type="float">
            <text:p>0.446</text:p>
          </table:table-cell>
          <table:table-cell office:value-type="float" office:value="0.297233560892232" calcext:value-type="float">
            <text:p>0.297</text:p>
          </table:table-cell>
          <table:table-cell office:value-type="float" office:value="0.791955225514049" calcext:value-type="float">
            <text:p>0.792</text:p>
          </table:table-cell>
          <table:table-cell office:value-type="float" office:value="0.792856110471911" calcext:value-type="float">
            <text:p>0.793</text:p>
          </table:table-cell>
          <table:table-cell office:value-type="float" office:value="0.792035734283425" calcext:value-type="float">
            <text:p>0.79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48.695112801349" calcext:value-type="float">
            <text:p>148.695</text:p>
          </table:table-cell>
          <table:table-cell office:value-type="float" office:value="39.6406978292743" calcext:value-type="float">
            <text:p>39.641</text:p>
          </table:table-cell>
          <table:table-cell office:value-type="float" office:value="29.7438382669178" calcext:value-type="float">
            <text:p>29.744</text:p>
          </table:table-cell>
          <table:table-cell office:value-type="float" office:value="19.8080296720135" calcext:value-type="float">
            <text:p>19.808</text:p>
          </table:table-cell>
          <table:table-cell office:value-type="float" office:value="31.7127239410301" calcext:value-type="float">
            <text:p>31.713</text:p>
          </table:table-cell>
          <table:table-cell office:value-type="float" office:value="31.6968639885758" calcext:value-type="float">
            <text:p>31.697</text:p>
          </table:table-cell>
          <table:table-cell office:value-type="float" office:value="31.6862494978875" calcext:value-type="float">
            <text:p>31.68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49582151973914" calcext:value-type="float">
            <text:p>1.496</text:p>
          </table:table-cell>
          <table:table-cell office:value-type="float" office:value="0.654591989615236" calcext:value-type="float">
            <text:p>0.655</text:p>
          </table:table-cell>
          <table:table-cell office:value-type="float" office:value="0.802654294662985" calcext:value-type="float">
            <text:p>0.803</text:p>
          </table:table-cell>
          <table:table-cell office:value-type="float" office:value="0.422599407458846" calcext:value-type="float">
            <text:p>0.423</text:p>
          </table:table-cell>
          <table:table-cell office:value-type="float" office:value="3.81634449449524" calcext:value-type="float">
            <text:p>3.816</text:p>
          </table:table-cell>
          <table:table-cell office:value-type="float" office:value="3.81496454569332" calcext:value-type="float">
            <text:p>3.815</text:p>
          </table:table-cell>
          <table:table-cell office:value-type="float" office:value="3.82623602970326" calcext:value-type="float">
            <text:p>3.82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21182036074235" calcext:value-type="float">
            <text:p>2.212</text:p>
          </table:table-cell>
          <table:table-cell office:value-type="float" office:value="0.741864309702186" calcext:value-type="float">
            <text:p>0.742</text:p>
          </table:table-cell>
          <table:table-cell office:value-type="float" office:value="0.49478578805233" calcext:value-type="float">
            <text:p>0.495</text:p>
          </table:table-cell>
          <table:table-cell office:value-type="float" office:value="0.554546491460045" calcext:value-type="float">
            <text:p>0.555</text:p>
          </table:table-cell>
          <table:table-cell office:value-type="float" office:value="0.370443661515842" calcext:value-type="float">
            <text:p>0.370</text:p>
          </table:table-cell>
          <table:table-cell office:value-type="float" office:value="0.989443483630026" calcext:value-type="float">
            <text:p>0.989</text:p>
          </table:table-cell>
          <table:table-cell office:value-type="float" office:value="0.988219921794199" calcext:value-type="float">
            <text:p>0.988</text:p>
          </table:table-cell>
          <table:table-cell office:value-type="float" office:value="0.98916002645667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85.4302243153" calcext:value-type="float">
            <text:p>185.430</text:p>
          </table:table-cell>
          <table:table-cell office:value-type="float" office:value="49.4874430471815" calcext:value-type="float">
            <text:p>49.487</text:p>
          </table:table-cell>
          <table:table-cell office:value-type="float" office:value="36.9932053267486" calcext:value-type="float">
            <text:p>36.993</text:p>
          </table:table-cell>
          <table:table-cell office:value-type="float" office:value="24.7335992015725" calcext:value-type="float">
            <text:p>24.734</text:p>
          </table:table-cell>
          <table:table-cell office:value-type="float" office:value="39.5211880637099" calcext:value-type="float">
            <text:p>39.521</text:p>
          </table:table-cell>
          <table:table-cell office:value-type="float" office:value="39.4982060741439" calcext:value-type="float">
            <text:p>39.498</text:p>
          </table:table-cell>
          <table:table-cell office:value-type="float" office:value="39.5517392128258" calcext:value-type="float">
            <text:p>39.55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97705497353469" calcext:value-type="float">
            <text:p>2.977</text:p>
          </table:table-cell>
          <table:table-cell office:value-type="float" office:value="0.97746808106422" calcext:value-type="float">
            <text:p>0.977</text:p>
          </table:table-cell>
          <table:table-cell office:value-type="float" office:value="1.24325749426662" calcext:value-type="float">
            <text:p>1.243</text:p>
          </table:table-cell>
          <table:table-cell office:value-type="float" office:value="0.588289640988983" calcext:value-type="float">
            <text:p>0.588</text:p>
          </table:table-cell>
          <table:table-cell office:value-type="float" office:value="90.0006096842343" calcext:value-type="float">
            <text:p>90.001</text:p>
          </table:table-cell>
          <table:table-cell office:value-type="float" office:value="84.0504123729826" calcext:value-type="float">
            <text:p>84.050</text:p>
          </table:table-cell>
          <table:table-cell office:value-type="float" office:value="82.4407207262169" calcext:value-type="float">
            <text:p>82.441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591605203277059" calcext:value-type="float">
            <text:p>0.059</text:p>
          </table:table-cell>
          <table:table-cell office:value-type="float" office:value="0.296794343260735" calcext:value-type="float">
            <text:p>0.297</text:p>
          </table:table-cell>
          <table:table-cell office:value-type="float" office:value="0.198137029415756" calcext:value-type="float">
            <text:p>0.198</text:p>
          </table:table-cell>
          <table:table-cell office:value-type="float" office:value="0.222855834636128" calcext:value-type="float">
            <text:p>0.223</text:p>
          </table:table-cell>
          <table:table-cell office:value-type="float" office:value="0.148122070689199" calcext:value-type="float">
            <text:p>0.148</text:p>
          </table:table-cell>
          <table:table-cell office:value-type="float" office:value="0.29690919155077" calcext:value-type="float">
            <text:p>0.297</text:p>
          </table:table-cell>
          <table:table-cell office:value-type="float" office:value="0.297489617176717" calcext:value-type="float">
            <text:p>0.297</text:p>
          </table:table-cell>
          <table:table-cell office:value-type="float" office:value="0.296084713649768" calcext:value-type="float">
            <text:p>0.296</text:p>
          </table:table-cell>
          <table:table-cell office:value-type="float" office:value="0.296956796946886" calcext:value-type="float">
            <text:p>0.297</text:p>
          </table:table-cell>
          <table:table-cell office:value-type="float" office:value="0" calcext:value-type="float">
            <text:p>0.000</text:p>
          </table:table-cell>
          <table:table-cell office:value-type="float" office:value="74.2796150598261" calcext:value-type="float">
            <text:p>74.280</text:p>
          </table:table-cell>
          <table:table-cell office:value-type="float" office:value="19.8397349234491" calcext:value-type="float">
            <text:p>19.840</text:p>
          </table:table-cell>
          <table:table-cell office:value-type="float" office:value="14.8467186080019" calcext:value-type="float">
            <text:p>14.847</text:p>
          </table:table-cell>
          <table:table-cell office:value-type="float" office:value="9.88624728351319" calcext:value-type="float">
            <text:p>9.886</text:p>
          </table:table-cell>
          <table:table-cell office:value-type="float" office:value="11.8763682139754" calcext:value-type="float">
            <text:p>11.876</text:p>
          </table:table-cell>
          <table:table-cell office:value-type="float" office:value="11.8972120180082" calcext:value-type="float">
            <text:p>11.897</text:p>
          </table:table-cell>
          <table:table-cell office:value-type="float" office:value="11.8648012654256" calcext:value-type="float">
            <text:p>11.865</text:p>
          </table:table-cell>
          <table:table-cell office:value-type="float" office:value="11.8865502831114" calcext:value-type="float">
            <text:p>11.887</text:p>
          </table:table-cell>
          <table:table-cell office:value-type="float" office:value="0" calcext:value-type="float">
            <text:p>0.000</text:p>
          </table:table-cell>
          <table:table-cell office:value-type="float" office:value="0.412741754510344" calcext:value-type="float">
            <text:p>0.413</text:p>
          </table:table-cell>
          <table:table-cell office:value-type="float" office:value="0.247315880231822" calcext:value-type="float">
            <text:p>0.247</text:p>
          </table:table-cell>
          <table:table-cell office:value-type="float" office:value="0.287283298841327" calcext:value-type="float">
            <text:p>0.287</text:p>
          </table:table-cell>
          <table:table-cell office:value-type="float" office:value="0.173886024342175" calcext:value-type="float">
            <text:p>0.174</text:p>
          </table:table-cell>
          <table:table-cell office:value-type="float" office:value="0.422219850695134" calcext:value-type="float">
            <text:p>0.422</text:p>
          </table:table-cell>
          <table:table-cell office:value-type="float" office:value="0.424101088244397" calcext:value-type="float">
            <text:p>0.424</text:p>
          </table:table-cell>
          <table:table-cell office:value-type="float" office:value="0.421431395127906" calcext:value-type="float">
            <text:p>0.421</text:p>
          </table:table-cell>
          <table:table-cell office:value-type="float" office:value="0.422626212120203" calcext:value-type="float">
            <text:p>0.423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0872050139971651" calcext:value-type="float">
            <text:p>0.087</text:p>
          </table:table-cell>
          <table:table-cell office:value-type="float" office:value="0.544500905824992" calcext:value-type="float">
            <text:p>0.545</text:p>
          </table:table-cell>
          <table:table-cell office:value-type="float" office:value="0.362879038302373" calcext:value-type="float">
            <text:p>0.363</text:p>
          </table:table-cell>
          <table:table-cell office:value-type="float" office:value="0.40866109286823" calcext:value-type="float">
            <text:p>0.409</text:p>
          </table:table-cell>
          <table:table-cell office:value-type="float" office:value="0.271857241167584" calcext:value-type="float">
            <text:p>0.272</text:p>
          </table:table-cell>
          <table:table-cell office:value-type="float" office:value="0.544398726007315" calcext:value-type="float">
            <text:p>0.544</text:p>
          </table:table-cell>
          <table:table-cell office:value-type="float" office:value="0.544598981277873" calcext:value-type="float">
            <text:p>0.545</text:p>
          </table:table-cell>
          <table:table-cell office:value-type="float" office:value="0.544355474481525" calcext:value-type="float">
            <text:p>0.544</text:p>
          </table:table-cell>
          <table:table-cell office:value-type="float" office:value="0.543374250401384" calcext:value-type="float">
            <text:p>0.543</text:p>
          </table:table-cell>
          <table:table-cell office:value-type="float" office:value="0" calcext:value-type="float">
            <text:p>0.000</text:p>
          </table:table-cell>
          <table:table-cell office:value-type="float" office:value="136.13482682795" calcext:value-type="float">
            <text:p>136.135</text:p>
          </table:table-cell>
          <table:table-cell office:value-type="float" office:value="36.328378235063" calcext:value-type="float">
            <text:p>36.328</text:p>
          </table:table-cell>
          <table:table-cell office:value-type="float" office:value="27.2347407170093" calcext:value-type="float">
            <text:p>27.235</text:p>
          </table:table-cell>
          <table:table-cell office:value-type="float" office:value="18.1359850093164" calcext:value-type="float">
            <text:p>18.136</text:p>
          </table:table-cell>
          <table:table-cell office:value-type="float" office:value="21.7913611951345" calcext:value-type="float">
            <text:p>21.791</text:p>
          </table:table-cell>
          <table:table-cell office:value-type="float" office:value="21.7889473204118" calcext:value-type="float">
            <text:p>21.789</text:p>
          </table:table-cell>
          <table:table-cell office:value-type="float" office:value="21.7821419155374" calcext:value-type="float">
            <text:p>21.782</text:p>
          </table:table-cell>
          <table:table-cell office:value-type="float" office:value="21.7465331945762" calcext:value-type="float">
            <text:p>21.747</text:p>
          </table:table-cell>
          <table:table-cell office:value-type="float" office:value="0" calcext:value-type="float">
            <text:p>0.000</text:p>
          </table:table-cell>
          <table:table-cell office:value-type="float" office:value="1.19979382880797" calcext:value-type="float">
            <text:p>1.200</text:p>
          </table:table-cell>
          <table:table-cell office:value-type="float" office:value="0.568420066172621" calcext:value-type="float">
            <text:p>0.568</text:p>
          </table:table-cell>
          <table:table-cell office:value-type="float" office:value="0.68830633770819" calcext:value-type="float">
            <text:p>0.688</text:p>
          </table:table-cell>
          <table:table-cell office:value-type="float" office:value="0.372747585004873" calcext:value-type="float">
            <text:p>0.373</text:p>
          </table:table-cell>
          <table:table-cell office:value-type="float" office:value="1.19209833694258" calcext:value-type="float">
            <text:p>1.192</text:p>
          </table:table-cell>
          <table:table-cell office:value-type="float" office:value="1.19415715559037" calcext:value-type="float">
            <text:p>1.194</text:p>
          </table:table-cell>
          <table:table-cell office:value-type="float" office:value="1.19285656179643" calcext:value-type="float">
            <text:p>1.193</text:p>
          </table:table-cell>
          <table:table-cell office:value-type="float" office:value="1.18807049852607" calcext:value-type="float">
            <text:p>1.188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6370965864399" calcext:value-type="float">
            <text:p>0.176</text:p>
          </table:table-cell>
          <table:table-cell office:value-type="float" office:value="0.792113006659197" calcext:value-type="float">
            <text:p>0.792</text:p>
          </table:table-cell>
          <table:table-cell office:value-type="float" office:value="0.527948199446144" calcext:value-type="float">
            <text:p>0.528</text:p>
          </table:table-cell>
          <table:table-cell office:value-type="float" office:value="0.593389895084411" calcext:value-type="float">
            <text:p>0.593</text:p>
          </table:table-cell>
          <table:table-cell office:value-type="float" office:value="0.396312792527754" calcext:value-type="float">
            <text:p>0.396</text:p>
          </table:table-cell>
          <table:table-cell office:value-type="float" office:value="0.792611377280094" calcext:value-type="float">
            <text:p>0.793</text:p>
          </table:table-cell>
          <table:table-cell office:value-type="float" office:value="0.79167675083972" calcext:value-type="float">
            <text:p>0.792</text:p>
          </table:table-cell>
          <table:table-cell office:value-type="float" office:value="0.791919872700781" calcext:value-type="float">
            <text:p>0.792</text:p>
          </table:table-cell>
          <table:table-cell office:value-type="float" office:value="0.791786690768767" calcext:value-type="float">
            <text:p>0.792</text:p>
          </table:table-cell>
          <table:table-cell office:value-type="float" office:value="0" calcext:value-type="float">
            <text:p>0.000</text:p>
          </table:table-cell>
          <table:table-cell office:value-type="float" office:value="197.997903316707" calcext:value-type="float">
            <text:p>197.998</text:p>
          </table:table-cell>
          <table:table-cell office:value-type="float" office:value="52.7997761442538" calcext:value-type="float">
            <text:p>52.800</text:p>
          </table:table-cell>
          <table:table-cell office:value-type="float" office:value="39.5867510390088" calcext:value-type="float">
            <text:p>39.587</text:p>
          </table:table-cell>
          <table:table-cell office:value-type="float" office:value="26.4271854078719" calcext:value-type="float">
            <text:p>26.427</text:p>
          </table:table-cell>
          <table:table-cell office:value-type="float" office:value="31.7081819307946" calcext:value-type="float">
            <text:p>31.708</text:p>
          </table:table-cell>
          <table:table-cell office:value-type="float" office:value="31.6729385814253" calcext:value-type="float">
            <text:p>31.673</text:p>
          </table:table-cell>
          <table:table-cell office:value-type="float" office:value="31.6737527685087" calcext:value-type="float">
            <text:p>31.674</text:p>
          </table:table-cell>
          <table:table-cell office:value-type="float" office:value="31.6709592322062" calcext:value-type="float">
            <text:p>31.671</text:p>
          </table:table-cell>
          <table:table-cell office:value-type="float" office:value="0" calcext:value-type="float">
            <text:p>0.000</text:p>
          </table:table-cell>
          <table:table-cell office:value-type="float" office:value="3.89448187534674" calcext:value-type="float">
            <text:p>3.894</text:p>
          </table:table-cell>
          <table:table-cell office:value-type="float" office:value="1.11665298245053" calcext:value-type="float">
            <text:p>1.117</text:p>
          </table:table-cell>
          <table:table-cell office:value-type="float" office:value="1.45284430966035" calcext:value-type="float">
            <text:p>1.453</text:p>
          </table:table-cell>
          <table:table-cell office:value-type="float" office:value="0.654250648756298" calcext:value-type="float">
            <text:p>0.654</text:p>
          </table:table-cell>
          <table:table-cell office:value-type="float" office:value="3.80245069653355" calcext:value-type="float">
            <text:p>3.802</text:p>
          </table:table-cell>
          <table:table-cell office:value-type="float" office:value="3.81887794038404" calcext:value-type="float">
            <text:p>3.819</text:p>
          </table:table-cell>
          <table:table-cell office:value-type="float" office:value="3.79071962574996" calcext:value-type="float">
            <text:p>3.791</text:p>
          </table:table-cell>
          <table:table-cell office:value-type="float" office:value="3.8212264453739" calcext:value-type="float">
            <text:p>3.821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68925581652916" calcext:value-type="float">
            <text:p>2.689</text:p>
          </table:table-cell>
          <table:table-cell office:value-type="float" office:value="0.989283238009178" calcext:value-type="float">
            <text:p>0.989</text:p>
          </table:table-cell>
          <table:table-cell office:value-type="float" office:value="0.65868435219598" calcext:value-type="float">
            <text:p>0.659</text:p>
          </table:table-cell>
          <table:table-cell office:value-type="float" office:value="0.742239063650793" calcext:value-type="float">
            <text:p>0.742</text:p>
          </table:table-cell>
          <table:table-cell office:value-type="float" office:value="0.494941558158897" calcext:value-type="float">
            <text:p>0.495</text:p>
          </table:table-cell>
          <table:table-cell office:value-type="float" office:value="0.987953152445265" calcext:value-type="float">
            <text:p>0.988</text:p>
          </table:table-cell>
          <table:table-cell office:value-type="float" office:value="0.988371516221863" calcext:value-type="float">
            <text:p>0.988</text:p>
          </table:table-cell>
          <table:table-cell office:value-type="float" office:value="0.987951162356189" calcext:value-type="float">
            <text:p>0.988</text:p>
          </table:table-cell>
          <table:table-cell office:value-type="float" office:value="0.987385613694999" calcext:value-type="float">
            <text:p>0.987</text:p>
          </table:table-cell>
          <table:table-cell office:value-type="float" office:value="0" calcext:value-type="float">
            <text:p>0.000</text:p>
          </table:table-cell>
          <table:table-cell office:value-type="float" office:value="247.24845840247" calcext:value-type="float">
            <text:p>247.248</text:p>
          </table:table-cell>
          <table:table-cell office:value-type="float" office:value="65.8815351519254" calcext:value-type="float">
            <text:p>65.882</text:p>
          </table:table-cell>
          <table:table-cell office:value-type="float" office:value="49.4754545530586" calcext:value-type="float">
            <text:p>49.475</text:p>
          </table:table-cell>
          <table:table-cell office:value-type="float" office:value="33.0000033989517" calcext:value-type="float">
            <text:p>33.000</text:p>
          </table:table-cell>
          <table:table-cell office:value-type="float" office:value="39.5185290986601" calcext:value-type="float">
            <text:p>39.519</text:p>
          </table:table-cell>
          <table:table-cell office:value-type="float" office:value="39.5102984607107" calcext:value-type="float">
            <text:p>39.510</text:p>
          </table:table-cell>
          <table:table-cell office:value-type="float" office:value="39.5097675921627" calcext:value-type="float">
            <text:p>39.510</text:p>
          </table:table-cell>
          <table:table-cell office:value-type="float" office:value="39.5130511225195" calcext:value-type="float">
            <text:p>39.513</text:p>
          </table:table-cell>
          <table:table-cell office:value-type="float" office:value="0" calcext:value-type="float">
            <text:p>0.000</text:p>
          </table:table-cell>
          <table:table-cell office:value-type="float" office:value="92.1199417555391" calcext:value-type="float">
            <text:p>92.120</text:p>
          </table:table-cell>
          <table:table-cell office:value-type="float" office:value="1.93285005616962" calcext:value-type="float">
            <text:p>1.933</text:p>
          </table:table-cell>
          <table:table-cell office:value-type="float" office:value="2.8857220141543" calcext:value-type="float">
            <text:p>2.886</text:p>
          </table:table-cell>
          <table:table-cell office:value-type="float" office:value="0.979462721905282" calcext:value-type="float">
            <text:p>0.979</text:p>
          </table:table-cell>
          <table:table-cell office:value-type="float" office:value="77.627660087769" calcext:value-type="float">
            <text:p>77.628</text:p>
          </table:table-cell>
          <table:table-cell office:value-type="float" office:value="92.3935610283879" calcext:value-type="float">
            <text:p>92.394</text:p>
          </table:table-cell>
          <table:table-cell office:value-type="float" office:value="79.6732327703965" calcext:value-type="float">
            <text:p>79.673</text:p>
          </table:table-cell>
          <table:table-cell office:value-type="float" office:value="77.516922662294" calcext:value-type="float">
            <text:p>77.517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563736044901332" calcext:value-type="float">
            <text:p>0.056</text:p>
          </table:table-cell>
          <table:table-cell office:value-type="float" office:value="0.296939459681731" calcext:value-type="float">
            <text:p>0.297</text:p>
          </table:table-cell>
          <table:table-cell office:value-type="float" office:value="0.198254872887865" calcext:value-type="float">
            <text:p>0.198</text:p>
          </table:table-cell>
          <table:table-cell office:value-type="float" office:value="0.222853070624188" calcext:value-type="float">
            <text:p>0.223</text:p>
          </table:table-cell>
          <table:table-cell office:value-type="float" office:value="0.147859233975238" calcext:value-type="float">
            <text:p>0.148</text:p>
          </table:table-cell>
          <table:table-cell office:value-type="float" office:value="0.237650466081771" calcext:value-type="float">
            <text:p>0.238</text:p>
          </table:table-cell>
          <table:table-cell office:value-type="float" office:value="0.237770164625164" calcext:value-type="float">
            <text:p>0.238</text:p>
          </table:table-cell>
          <table:table-cell office:value-type="float" office:value="0.237690773209012" calcext:value-type="float">
            <text:p>0.238</text:p>
          </table:table-cell>
          <table:table-cell office:value-type="float" office:value="0.237868680194433" calcext:value-type="float">
            <text:p>0.238</text:p>
          </table:table-cell>
          <table:table-cell office:value-type="float" office:value="0.237881493136796" calcext:value-type="float">
            <text:p>0.238</text:p>
          </table:table-cell>
          <table:table-cell office:value-type="float" office:value="74.2505469749879" calcext:value-type="float">
            <text:p>74.251</text:p>
          </table:table-cell>
          <table:table-cell office:value-type="float" office:value="19.8196173779382" calcext:value-type="float">
            <text:p>19.820</text:p>
          </table:table-cell>
          <table:table-cell office:value-type="float" office:value="14.852384857687" calcext:value-type="float">
            <text:p>14.852</text:p>
          </table:table-cell>
          <table:table-cell office:value-type="float" office:value="9.86187783428477" calcext:value-type="float">
            <text:p>9.862</text:p>
          </table:table-cell>
          <table:table-cell office:value-type="float" office:value="9.50099074178108" calcext:value-type="float">
            <text:p>9.501</text:p>
          </table:table-cell>
          <table:table-cell office:value-type="float" office:value="9.50660183024939" calcext:value-type="float">
            <text:p>9.507</text:p>
          </table:table-cell>
          <table:table-cell office:value-type="float" office:value="9.51223612472297" calcext:value-type="float">
            <text:p>9.512</text:p>
          </table:table-cell>
          <table:table-cell office:value-type="float" office:value="9.51065005872834" calcext:value-type="float">
            <text:p>9.511</text:p>
          </table:table-cell>
          <table:table-cell office:value-type="float" office:value="9.49489236928091" calcext:value-type="float">
            <text:p>9.495</text:p>
          </table:table-cell>
          <table:table-cell office:value-type="float" office:value="0.412904777931289" calcext:value-type="float">
            <text:p>0.413</text:p>
          </table:table-cell>
          <table:table-cell office:value-type="float" office:value="0.247415970232985" calcext:value-type="float">
            <text:p>0.247</text:p>
          </table:table-cell>
          <table:table-cell office:value-type="float" office:value="0.286985093581393" calcext:value-type="float">
            <text:p>0.287</text:p>
          </table:table-cell>
          <table:table-cell office:value-type="float" office:value="0.173605757034341" calcext:value-type="float">
            <text:p>0.174</text:p>
          </table:table-cell>
          <table:table-cell office:value-type="float" office:value="0.311528121979848" calcext:value-type="float">
            <text:p>0.312</text:p>
          </table:table-cell>
          <table:table-cell office:value-type="float" office:value="0.311158083923706" calcext:value-type="float">
            <text:p>0.311</text:p>
          </table:table-cell>
          <table:table-cell office:value-type="float" office:value="0.31152687104094" calcext:value-type="float">
            <text:p>0.312</text:p>
          </table:table-cell>
          <table:table-cell office:value-type="float" office:value="0.312020241154195" calcext:value-type="float">
            <text:p>0.312</text:p>
          </table:table-cell>
          <table:table-cell office:value-type="float" office:value="0.312036689174387" calcext:value-type="float">
            <text:p>0.312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0766847295565623" calcext:value-type="float">
            <text:p>0.077</text:p>
          </table:table-cell>
          <table:table-cell office:value-type="float" office:value="0.544500809776788" calcext:value-type="float">
            <text:p>0.545</text:p>
          </table:table-cell>
          <table:table-cell office:value-type="float" office:value="0.363155205658258" calcext:value-type="float">
            <text:p>0.363</text:p>
          </table:table-cell>
          <table:table-cell office:value-type="float" office:value="0.408920015723595" calcext:value-type="float">
            <text:p>0.409</text:p>
          </table:table-cell>
          <table:table-cell office:value-type="float" office:value="0.272449899793984" calcext:value-type="float">
            <text:p>0.272</text:p>
          </table:table-cell>
          <table:table-cell office:value-type="float" office:value="0.435944888927664" calcext:value-type="float">
            <text:p>0.436</text:p>
          </table:table-cell>
          <table:table-cell office:value-type="float" office:value="0.435503603930314" calcext:value-type="float">
            <text:p>0.436</text:p>
          </table:table-cell>
          <table:table-cell office:value-type="float" office:value="0.435489065709409" calcext:value-type="float">
            <text:p>0.435</text:p>
          </table:table-cell>
          <table:table-cell office:value-type="float" office:value="0.435351529762714" calcext:value-type="float">
            <text:p>0.435</text:p>
          </table:table-cell>
          <table:table-cell office:value-type="float" office:value="0.43567156390731" calcext:value-type="float">
            <text:p>0.436</text:p>
          </table:table-cell>
          <table:table-cell office:value-type="float" office:value="136.138195942914" calcext:value-type="float">
            <text:p>136.138</text:p>
          </table:table-cell>
          <table:table-cell office:value-type="float" office:value="36.2996212294134" calcext:value-type="float">
            <text:p>36.300</text:p>
          </table:table-cell>
          <table:table-cell office:value-type="float" office:value="27.2214901791787" calcext:value-type="float">
            <text:p>27.221</text:p>
          </table:table-cell>
          <table:table-cell office:value-type="float" office:value="18.1480343739861" calcext:value-type="float">
            <text:p>18.148</text:p>
          </table:table-cell>
          <table:table-cell office:value-type="float" office:value="17.4167108498905" calcext:value-type="float">
            <text:p>17.417</text:p>
          </table:table-cell>
          <table:table-cell office:value-type="float" office:value="17.4403012674513" calcext:value-type="float">
            <text:p>17.440</text:p>
          </table:table-cell>
          <table:table-cell office:value-type="float" office:value="17.4202460411371" calcext:value-type="float">
            <text:p>17.420</text:p>
          </table:table-cell>
          <table:table-cell office:value-type="float" office:value="17.4095372807313" calcext:value-type="float">
            <text:p>17.410</text:p>
          </table:table-cell>
          <table:table-cell office:value-type="float" office:value="17.4318076028233" calcext:value-type="float">
            <text:p>17.432</text:p>
          </table:table-cell>
          <table:table-cell office:value-type="float" office:value="1.19979267658931" calcext:value-type="float">
            <text:p>1.200</text:p>
          </table:table-cell>
          <table:table-cell office:value-type="float" office:value="0.569079994154187" calcext:value-type="float">
            <text:p>0.569</text:p>
          </table:table-cell>
          <table:table-cell office:value-type="float" office:value="0.687237018476828" calcext:value-type="float">
            <text:p>0.687</text:p>
          </table:table-cell>
          <table:table-cell office:value-type="float" office:value="0.373653959473994" calcext:value-type="float">
            <text:p>0.374</text:p>
          </table:table-cell>
          <table:table-cell office:value-type="float" office:value="0.770867833308292" calcext:value-type="float">
            <text:p>0.771</text:p>
          </table:table-cell>
          <table:table-cell office:value-type="float" office:value="0.770887903661064" calcext:value-type="float">
            <text:p>0.771</text:p>
          </table:table-cell>
          <table:table-cell office:value-type="float" office:value="0.768451695899124" calcext:value-type="float">
            <text:p>0.768</text:p>
          </table:table-cell>
          <table:table-cell office:value-type="float" office:value="0.770478989167316" calcext:value-type="float">
            <text:p>0.770</text:p>
          </table:table-cell>
          <table:table-cell office:value-type="float" office:value="0.77027755973188" calcext:value-type="float">
            <text:p>0.770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449204996275" calcext:value-type="float">
            <text:p>0.124</text:p>
          </table:table-cell>
          <table:table-cell office:value-type="float" office:value="0.791800042612291" calcext:value-type="float">
            <text:p>0.792</text:p>
          </table:table-cell>
          <table:table-cell office:value-type="float" office:value="0.527631220252706" calcext:value-type="float">
            <text:p>0.528</text:p>
          </table:table-cell>
          <table:table-cell office:value-type="float" office:value="0.594050878021249" calcext:value-type="float">
            <text:p>0.594</text:p>
          </table:table-cell>
          <table:table-cell office:value-type="float" office:value="0.396232475746202" calcext:value-type="float">
            <text:p>0.396</text:p>
          </table:table-cell>
          <table:table-cell office:value-type="float" office:value="0.634052757176569" calcext:value-type="float">
            <text:p>0.634</text:p>
          </table:table-cell>
          <table:table-cell office:value-type="float" office:value="0.63374880176321" calcext:value-type="float">
            <text:p>0.634</text:p>
          </table:table-cell>
          <table:table-cell office:value-type="float" office:value="0.63385118652779" calcext:value-type="float">
            <text:p>0.634</text:p>
          </table:table-cell>
          <table:table-cell office:value-type="float" office:value="0.63357423923109" calcext:value-type="float">
            <text:p>0.634</text:p>
          </table:table-cell>
          <table:table-cell office:value-type="float" office:value="0.633186960184822" calcext:value-type="float">
            <text:p>0.633</text:p>
          </table:table-cell>
          <table:table-cell office:value-type="float" office:value="198.000434263148" calcext:value-type="float">
            <text:p>198.000</text:p>
          </table:table-cell>
          <table:table-cell office:value-type="float" office:value="52.7726057871976" calcext:value-type="float">
            <text:p>52.773</text:p>
          </table:table-cell>
          <table:table-cell office:value-type="float" office:value="39.5923767877477" calcext:value-type="float">
            <text:p>39.592</text:p>
          </table:table-cell>
          <table:table-cell office:value-type="float" office:value="26.3970453545026" calcext:value-type="float">
            <text:p>26.397</text:p>
          </table:table-cell>
          <table:table-cell office:value-type="float" office:value="25.3616646391554" calcext:value-type="float">
            <text:p>25.362</text:p>
          </table:table-cell>
          <table:table-cell office:value-type="float" office:value="25.343763706321" calcext:value-type="float">
            <text:p>25.344</text:p>
          </table:table-cell>
          <table:table-cell office:value-type="float" office:value="25.346963855676" calcext:value-type="float">
            <text:p>25.347</text:p>
          </table:table-cell>
          <table:table-cell office:value-type="float" office:value="25.3290319574962" calcext:value-type="float">
            <text:p>25.329</text:p>
          </table:table-cell>
          <table:table-cell office:value-type="float" office:value="25.3433229501715" calcext:value-type="float">
            <text:p>25.343</text:p>
          </table:table-cell>
          <table:table-cell office:value-type="float" office:value="3.8965304266221" calcext:value-type="float">
            <text:p>3.897</text:p>
          </table:table-cell>
          <table:table-cell office:value-type="float" office:value="1.11501440375272" calcext:value-type="float">
            <text:p>1.115</text:p>
          </table:table-cell>
          <table:table-cell office:value-type="float" office:value="1.46408091240155" calcext:value-type="float">
            <text:p>1.464</text:p>
          </table:table-cell>
          <table:table-cell office:value-type="float" office:value="0.656157758235617" calcext:value-type="float">
            <text:p>0.656</text:p>
          </table:table-cell>
          <table:table-cell office:value-type="float" office:value="1.73622024819759" calcext:value-type="float">
            <text:p>1.736</text:p>
          </table:table-cell>
          <table:table-cell office:value-type="float" office:value="1.72955892214452" calcext:value-type="float">
            <text:p>1.730</text:p>
          </table:table-cell>
          <table:table-cell office:value-type="float" office:value="1.73043821180393" calcext:value-type="float">
            <text:p>1.730</text:p>
          </table:table-cell>
          <table:table-cell office:value-type="float" office:value="1.7233206318673" calcext:value-type="float">
            <text:p>1.723</text:p>
          </table:table-cell>
          <table:table-cell office:value-type="float" office:value="1.72516108282811" calcext:value-type="float">
            <text:p>1.725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95980129075218" calcext:value-type="float">
            <text:p>0.796</text:p>
          </table:table-cell>
          <table:table-cell office:value-type="float" office:value="0.989832044306987" calcext:value-type="float">
            <text:p>0.990</text:p>
          </table:table-cell>
          <table:table-cell office:value-type="float" office:value="0.65979871217595" calcext:value-type="float">
            <text:p>0.660</text:p>
          </table:table-cell>
          <table:table-cell office:value-type="float" office:value="0.742468056630905" calcext:value-type="float">
            <text:p>0.742</text:p>
          </table:table-cell>
          <table:table-cell office:value-type="float" office:value="0.495794280825807" calcext:value-type="float">
            <text:p>0.496</text:p>
          </table:table-cell>
          <table:table-cell office:value-type="float" office:value="0.791249886173238" calcext:value-type="float">
            <text:p>0.791</text:p>
          </table:table-cell>
          <table:table-cell office:value-type="float" office:value="0.791830038803959" calcext:value-type="float">
            <text:p>0.792</text:p>
          </table:table-cell>
          <table:table-cell office:value-type="float" office:value="0.792301972832799" calcext:value-type="float">
            <text:p>0.792</text:p>
          </table:table-cell>
          <table:table-cell office:value-type="float" office:value="0.790926299364844" calcext:value-type="float">
            <text:p>0.791</text:p>
          </table:table-cell>
          <table:table-cell office:value-type="float" office:value="0.792302424476939" calcext:value-type="float">
            <text:p>0.792</text:p>
          </table:table-cell>
          <table:table-cell office:value-type="float" office:value="247.431455274511" calcext:value-type="float">
            <text:p>247.431</text:p>
          </table:table-cell>
          <table:table-cell office:value-type="float" office:value="65.9612601721874" calcext:value-type="float">
            <text:p>65.961</text:p>
          </table:table-cell>
          <table:table-cell office:value-type="float" office:value="49.5051966743912" calcext:value-type="float">
            <text:p>49.505</text:p>
          </table:table-cell>
          <table:table-cell office:value-type="float" office:value="33.0401180627817" calcext:value-type="float">
            <text:p>33.040</text:p>
          </table:table-cell>
          <table:table-cell office:value-type="float" office:value="31.6579656752547" calcext:value-type="float">
            <text:p>31.658</text:p>
          </table:table-cell>
          <table:table-cell office:value-type="float" office:value="31.6737973755691" calcext:value-type="float">
            <text:p>31.674</text:p>
          </table:table-cell>
          <table:table-cell office:value-type="float" office:value="31.691748716596" calcext:value-type="float">
            <text:p>31.692</text:p>
          </table:table-cell>
          <table:table-cell office:value-type="float" office:value="31.6469578748075" calcext:value-type="float">
            <text:p>31.647</text:p>
          </table:table-cell>
          <table:table-cell office:value-type="float" office:value="31.6833093494191" calcext:value-type="float">
            <text:p>31.683</text:p>
          </table:table-cell>
          <table:table-cell office:value-type="float" office:value="101.291208738904" calcext:value-type="float">
            <text:p>101.291</text:p>
          </table:table-cell>
          <table:table-cell office:value-type="float" office:value="1.937182257332" calcext:value-type="float">
            <text:p>1.937</text:p>
          </table:table-cell>
          <table:table-cell office:value-type="float" office:value="2.88179483557917" calcext:value-type="float">
            <text:p>2.882</text:p>
          </table:table-cell>
          <table:table-cell office:value-type="float" office:value="0.982458956343686" calcext:value-type="float">
            <text:p>0.982</text:p>
          </table:table-cell>
          <table:table-cell office:value-type="float" office:value="3.7814255270646" calcext:value-type="float">
            <text:p>3.781</text:p>
          </table:table-cell>
          <table:table-cell office:value-type="float" office:value="3.82393528738416" calcext:value-type="float">
            <text:p>3.824</text:p>
          </table:table-cell>
          <table:table-cell office:value-type="float" office:value="3.79932886951016" calcext:value-type="float">
            <text:p>3.799</text:p>
          </table:table-cell>
          <table:table-cell office:value-type="float" office:value="3.76351502806852" calcext:value-type="float">
            <text:p>3.764</text:p>
          </table:table-cell>
          <table:table-cell office:value-type="float" office:value="3.82514170982472" calcext:value-type="float">
            <text:p>3.825</text:p>
          </table:table-cell>
          <table:table-cell table:number-columns-repeated="16354"/>
        </table:table-row>
      </table:table>
      <table:table table:name="diff_x1" table:style-name="ta1">
        <table:table-column table:style-name="co6" table:number-columns-repeated="30" table:default-cell-style-name="ce14"/>
        <table:table-row table:style-name="ro1"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Ucpu</text:p>
          </table:table-cell>
          <table:table-cell table:style-name="ce12" office:value-type="string" calcext:value-type="string">
            <text:p>Uds1</text:p>
          </table:table-cell>
          <table:table-cell table:style-name="ce12" office:value-type="string" calcext:value-type="string">
            <text:p>Uds2</text:p>
          </table:table-cell>
          <table:table-cell table:style-name="ce12" office:value-type="string" calcext:value-type="string">
            <text:p>Uds3</text:p>
          </table:table-cell>
          <table:table-cell table:style-name="ce12" office:value-type="string" calcext:value-type="string">
            <text:p>Udu1</text:p>
          </table:table-cell>
          <table:table-cell table:style-name="ce12" office:value-type="string" calcext:value-type="string">
            <text:p>Udu2</text:p>
          </table:table-cell>
          <table:table-cell table:style-name="ce12" office:value-type="string" calcext:value-type="string">
            <text:p>Udu3</text:p>
          </table:table-cell>
          <table:table-cell table:style-name="ce12" office:value-type="string" calcext:value-type="string">
            <text:p>Udu4</text:p>
          </table:table-cell>
          <table:table-cell table:style-name="ce12" office:value-type="string" calcext:value-type="string">
            <text:p>Udu5</text:p>
          </table:table-cell>
          <table:table-cell table:style-name="ce12" office:value-type="string" calcext:value-type="string">
            <text:p>Xcpu</text:p>
          </table:table-cell>
          <table:table-cell table:style-name="ce12" office:value-type="string" calcext:value-type="string">
            <text:p>Xds1</text:p>
          </table:table-cell>
          <table:table-cell table:style-name="ce12" office:value-type="string" calcext:value-type="string">
            <text:p>Xds2</text:p>
          </table:table-cell>
          <table:table-cell table:style-name="ce12" office:value-type="string" calcext:value-type="string">
            <text:p>Xds3</text:p>
          </table:table-cell>
          <table:table-cell table:style-name="ce12" office:value-type="string" calcext:value-type="string">
            <text:p>Xdu1</text:p>
          </table:table-cell>
          <table:table-cell table:style-name="ce12" office:value-type="string" calcext:value-type="string">
            <text:p>Xdu2</text:p>
          </table:table-cell>
          <table:table-cell table:style-name="ce12" office:value-type="string" calcext:value-type="string">
            <text:p>Xdu3</text:p>
          </table:table-cell>
          <table:table-cell table:style-name="ce12" office:value-type="string" calcext:value-type="string">
            <text:p>Xdu4</text:p>
          </table:table-cell>
          <table:table-cell table:style-name="ce12" office:value-type="string" calcext:value-type="string">
            <text:p>Xdu5</text:p>
          </table:table-cell>
          <table:table-cell table:style-name="ce12" office:value-type="string" calcext:value-type="string">
            <text:p>Jcpu</text:p>
          </table:table-cell>
          <table:table-cell table:style-name="ce12" office:value-type="string" calcext:value-type="string">
            <text:p>Jds1</text:p>
          </table:table-cell>
          <table:table-cell table:style-name="ce12" office:value-type="string" calcext:value-type="string">
            <text:p>Jds2</text:p>
          </table:table-cell>
          <table:table-cell table:style-name="ce12" office:value-type="string" calcext:value-type="string">
            <text:p>Jds3</text:p>
          </table:table-cell>
          <table:table-cell table:style-name="ce12" office:value-type="string" calcext:value-type="string">
            <text:p>Jdu1</text:p>
          </table:table-cell>
          <table:table-cell table:style-name="ce12" office:value-type="string" calcext:value-type="string">
            <text:p>Jdu2</text:p>
          </table:table-cell>
          <table:table-cell table:style-name="ce12" office:value-type="string" calcext:value-type="string">
            <text:p>Jdu3</text:p>
          </table:table-cell>
          <table:table-cell table:style-name="ce12" office:value-type="string" calcext:value-type="string">
            <text:p>Jdu4</text:p>
          </table:table-cell>
          <table:table-cell table:style-name="ce12" office:value-type="string" calcext:value-type="string">
            <text:p>Jdu5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3" calcext:value-type="float">
            <text:p>0.3</text:p>
          </table:table-cell>
          <table:table-cell table:style-name="ce7" table:formula="of:=IF([$rezultati_analiticki.C2]=0;0;(ABS([$rezultati_analiticki.C2]-[$rezultati_simulacija.C2])/[$rezultati_analiticki.C2]))" office:value-type="float" office:value="0.00490985108155802" calcext:value-type="float">
            <text:p>0.0049</text:p>
          </table:table-cell>
          <table:table-cell table:style-name="ce7" table:formula="of:=IF([$rezultati_analiticki.D2]=0;0;(ABS([$rezultati_analiticki.D2]-[$rezultati_simulacija.D2])/[$rezultati_analiticki.D2]))" office:value-type="float" office:value="0.0014792304024043" calcext:value-type="float">
            <text:p>0.0015</text:p>
          </table:table-cell>
          <table:table-cell table:style-name="ce7" table:formula="of:=IF([$rezultati_analiticki.E2]=0;0;(ABS([$rezultati_analiticki.E2]-[$rezultati_simulacija.E2])/[$rezultati_analiticki.E2]))" office:value-type="float" office:value="0.0149318766325546" calcext:value-type="float">
            <text:p>0.0149</text:p>
          </table:table-cell>
          <table:table-cell table:style-name="ce7" table:formula="of:=IF([$rezultati_analiticki.F2]=0;0;(ABS([$rezultati_analiticki.F2]-[$rezultati_simulacija.F2])/[$rezultati_analiticki.F2]))" office:value-type="float" office:value="0.00876442982092507" calcext:value-type="float">
            <text:p>0.0088</text:p>
          </table:table-cell>
          <table:table-cell table:style-name="ce7" table:formula="of:=IF([$rezultati_analiticki.G2]=0;0;(ABS([$rezultati_analiticki.G2]-[$rezultati_simulacija.G2])/[$rezultati_analiticki.G2]))" office:value-type="float" office:value="0.00235770138908202" calcext:value-type="float">
            <text:p>0.0024</text:p>
          </table:table-cell>
          <table:table-cell table:style-name="ce7" table:formula="of:=IF([$rezultati_analiticki.H2]=0;0;(ABS([$rezultati_analiticki.H2]-[$rezultati_simulacija.H2])/[$rezultati_analiticki.H2]))" office:value-type="float" office:value="0.00172661422358021" calcext:value-type="float">
            <text:p>0.0017</text:p>
          </table:table-cell>
          <table:table-cell table:style-name="ce7" table:formula="of:=IF([$rezultati_analiticki.I2]=0;0;(ABS([$rezultati_analiticki.I2]-[$rezultati_simulacija.I2])/[$rezultati_analiticki.I2]))" office:value-type="float" office:value="0.0120811148751473" calcext:value-type="float">
            <text:p>0.0121</text:p>
          </table:table-cell>
          <table:table-cell table:style-name="ce7" table:formula="of:=IF([$rezultati_analiticki.J2]=0;0;(ABS([$rezultati_analiticki.J2]-[$rezultati_simulacija.J2])/[$rezultati_analiticki.J2]))" office:value-type="float" office:value="0" calcext:value-type="float">
            <text:p>0.0000</text:p>
          </table:table-cell>
          <table:table-cell table:style-name="ce7" table:formula="of:=IF([$rezultati_analiticki.K2]=0;0;(ABS([$rezultati_analiticki.K2]-[$rezultati_simulacija.K2])/[$rezultati_analiticki.K2]))" office:value-type="float" office:value="0" calcext:value-type="float">
            <text:p>0.0000</text:p>
          </table:table-cell>
          <table:table-cell table:style-name="ce7" table:formula="of:=IF([$rezultati_analiticki.L2]=0;0;(ABS([$rezultati_analiticki.L2]-[$rezultati_simulacija.L2])/[$rezultati_analiticki.L2]))" office:value-type="float" office:value="0" calcext:value-type="float">
            <text:p>0.0000</text:p>
          </table:table-cell>
          <table:table-cell table:style-name="ce7" table:formula="of:=IF([$rezultati_analiticki.M2]=0;0;(ABS([$rezultati_analiticki.M2]-[$rezultati_simulacija.M2])/[$rezultati_analiticki.M2]))" office:value-type="float" office:value="0.000642749348986033" calcext:value-type="float">
            <text:p>0.0006</text:p>
          </table:table-cell>
          <table:table-cell table:style-name="ce7" table:formula="of:=IF([$rezultati_analiticki.N2]=0;0;(ABS([$rezultati_analiticki.N2]-[$rezultati_simulacija.N2])/[$rezultati_analiticki.N2]))" office:value-type="float" office:value="0.00903922225219826" calcext:value-type="float">
            <text:p>0.0090</text:p>
          </table:table-cell>
          <table:table-cell table:style-name="ce7" table:formula="of:=IF([$rezultati_analiticki.O2]=0;0;(ABS([$rezultati_analiticki.O2]-[$rezultati_simulacija.O2])/[$rezultati_analiticki.O2]))" office:value-type="float" office:value="0.0079007016993974" calcext:value-type="float">
            <text:p>0.0079</text:p>
          </table:table-cell>
          <table:table-cell table:style-name="ce7" table:formula="of:=IF([$rezultati_analiticki.P2]=0;0;(ABS([$rezultati_analiticki.P2]-[$rezultati_simulacija.P2])/[$rezultati_analiticki.P2]))" office:value-type="float" office:value="0.00819885648337134" calcext:value-type="float">
            <text:p>0.0082</text:p>
          </table:table-cell>
          <table:table-cell table:style-name="ce7" table:formula="of:=IF([$rezultati_analiticki.Q2]=0;0;(ABS([$rezultati_analiticki.Q2]-[$rezultati_simulacija.Q2])/[$rezultati_analiticki.Q2]))" office:value-type="float" office:value="0.00584983583367527" calcext:value-type="float">
            <text:p>0.0058</text:p>
          </table:table-cell>
          <table:table-cell table:style-name="ce7" table:formula="of:=IF([$rezultati_analiticki.R2]=0;0;(ABS([$rezultati_analiticki.R2]-[$rezultati_simulacija.R2])/[$rezultati_analiticki.R2]))" office:value-type="float" office:value="0.00154279678222974" calcext:value-type="float">
            <text:p>0.0015</text:p>
          </table:table-cell>
          <table:table-cell table:style-name="ce7" table:formula="of:=IF([$rezultati_analiticki.S2]=0;0;(ABS([$rezultati_analiticki.S2]-[$rezultati_simulacija.S2])/[$rezultati_analiticki.S2]))" office:value-type="float" office:value="0" calcext:value-type="float">
            <text:p>0.0000</text:p>
          </table:table-cell>
          <table:table-cell table:style-name="ce7" table:formula="of:=IF([$rezultati_analiticki.T2]=0;0;(ABS([$rezultati_analiticki.T2]-[$rezultati_simulacija.T2])/[$rezultati_analiticki.T2]))" office:value-type="float" office:value="0" calcext:value-type="float">
            <text:p>0.0000</text:p>
          </table:table-cell>
          <table:table-cell table:style-name="ce7" table:formula="of:=IF([$rezultati_analiticki.U2]=0;0;(ABS([$rezultati_analiticki.U2]-[$rezultati_simulacija.U2])/[$rezultati_analiticki.U2]))" office:value-type="float" office:value="0" calcext:value-type="float">
            <text:p>0.0000</text:p>
          </table:table-cell>
          <table:table-cell table:style-name="ce7" table:formula="of:=IF([$rezultati_analiticki.V2]=0;0;(ABS([$rezultati_analiticki.V2]-[$rezultati_simulacija.V2])/[$rezultati_analiticki.V2]))" office:value-type="float" office:value="0.0149032769498745" calcext:value-type="float">
            <text:p>0.0149</text:p>
          </table:table-cell>
          <table:table-cell table:style-name="ce7" table:formula="of:=IF([$rezultati_analiticki.W2]=0;0;(ABS([$rezultati_analiticki.W2]-[$rezultati_simulacija.W2])/[$rezultati_analiticki.W2]))" office:value-type="float" office:value="0.021610532886464" calcext:value-type="float">
            <text:p>0.0216</text:p>
          </table:table-cell>
          <table:table-cell table:style-name="ce7" table:formula="of:=IF([$rezultati_analiticki.X2]=0;0;(ABS([$rezultati_analiticki.X2]-[$rezultati_simulacija.X2])/[$rezultati_analiticki.X2]))" office:value-type="float" office:value="0.0128359004199829" calcext:value-type="float">
            <text:p>0.0128</text:p>
          </table:table-cell>
          <table:table-cell table:style-name="ce7" table:formula="of:=IF([$rezultati_analiticki.Y2]=0;0;(ABS([$rezultati_analiticki.Y2]-[$rezultati_simulacija.Y2])/[$rezultati_analiticki.Y2]))" office:value-type="float" office:value="0.0051725566243308" calcext:value-type="float">
            <text:p>0.0052</text:p>
          </table:table-cell>
          <table:table-cell table:style-name="ce7" table:formula="of:=IF([$rezultati_analiticki.Z2]=0;0;(ABS([$rezultati_analiticki.Z2]-[$rezultati_simulacija.Z2])/[$rezultati_analiticki.Z2]))" office:value-type="float" office:value="0.00366445868160855" calcext:value-type="float">
            <text:p>0.0037</text:p>
          </table:table-cell>
          <table:table-cell table:style-name="ce7" table:formula="of:=IF([$rezultati_analiticki.AA2]=0;0;(ABS([$rezultati_analiticki.AA2]-[$rezultati_simulacija.AA2])/[$rezultati_analiticki.AA2]))" office:value-type="float" office:value="0.0083837968552367" calcext:value-type="float">
            <text:p>0.0084</text:p>
          </table:table-cell>
          <table:table-cell table:style-name="ce7" table:formula="of:=IF([$rezultati_analiticki.AB2]=0;0;(ABS([$rezultati_analiticki.AB2]-[$rezultati_simulacija.AB2])/[$rezultati_analiticki.AB2]))" office:value-type="float" office:value="0" calcext:value-type="float">
            <text:p>0.0000</text:p>
          </table:table-cell>
          <table:table-cell table:style-name="ce7" table:formula="of:=IF([$rezultati_analiticki.AC2]=0;0;(ABS([$rezultati_analiticki.AC2]-[$rezultati_simulacija.AC2])/[$rezultati_analiticki.AC2]))" office:value-type="float" office:value="0" calcext:value-type="float">
            <text:p>0.0000</text:p>
          </table:table-cell>
          <table:table-cell table:style-name="ce7" table:formula="of:=IF([$rezultati_analiticki.AD2]=0;0;(ABS([$rezultati_analiticki.AD2]-[$rezultati_simulacija.AD2])/[$rezultati_analiticki.AD2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55" calcext:value-type="float">
            <text:p>0.55</text:p>
          </table:table-cell>
          <table:table-cell table:style-name="ce7" table:formula="of:=IF([$rezultati_analiticki.C3]=0;0;(ABS([$rezultati_analiticki.C3]-[$rezultati_simulacija.C3])/[$rezultati_analiticki.C3]))" office:value-type="float" office:value="0.0237093185411635" calcext:value-type="float">
            <text:p>0.0237</text:p>
          </table:table-cell>
          <table:table-cell table:style-name="ce7" table:formula="of:=IF([$rezultati_analiticki.D3]=0;0;(ABS([$rezultati_analiticki.D3]-[$rezultati_simulacija.D3])/[$rezultati_analiticki.D3]))" office:value-type="float" office:value="0.00639954187682987" calcext:value-type="float">
            <text:p>0.0064</text:p>
          </table:table-cell>
          <table:table-cell table:style-name="ce7" table:formula="of:=IF([$rezultati_analiticki.E3]=0;0;(ABS([$rezultati_analiticki.E3]-[$rezultati_simulacija.E3])/[$rezultati_analiticki.E3]))" office:value-type="float" office:value="0.0177761983504234" calcext:value-type="float">
            <text:p>0.0178</text:p>
          </table:table-cell>
          <table:table-cell table:style-name="ce7" table:formula="of:=IF([$rezultati_analiticki.F3]=0;0;(ABS([$rezultati_analiticki.F3]-[$rezultati_simulacija.F3])/[$rezultati_analiticki.F3]))" office:value-type="float" office:value="0.0135991565185287" calcext:value-type="float">
            <text:p>0.0136</text:p>
          </table:table-cell>
          <table:table-cell table:style-name="ce7" table:formula="of:=IF([$rezultati_analiticki.G3]=0;0;(ABS([$rezultati_analiticki.G3]-[$rezultati_simulacija.G3])/[$rezultati_analiticki.G3]))" office:value-type="float" office:value="0.00210005198821384" calcext:value-type="float">
            <text:p>0.0021</text:p>
          </table:table-cell>
          <table:table-cell table:style-name="ce7" table:formula="of:=IF([$rezultati_analiticki.H3]=0;0;(ABS([$rezultati_analiticki.H3]-[$rezultati_simulacija.H3])/[$rezultati_analiticki.H3]))" office:value-type="float" office:value="0.00537555046833253" calcext:value-type="float">
            <text:p>0.0054</text:p>
          </table:table-cell>
          <table:table-cell table:style-name="ce7" table:formula="of:=IF([$rezultati_analiticki.I3]=0;0;(ABS([$rezultati_analiticki.I3]-[$rezultati_simulacija.I3])/[$rezultati_analiticki.I3]))" office:value-type="float" office:value="0.0141717183871386" calcext:value-type="float">
            <text:p>0.0142</text:p>
          </table:table-cell>
          <table:table-cell table:style-name="ce7" table:formula="of:=IF([$rezultati_analiticki.J3]=0;0;(ABS([$rezultati_analiticki.J3]-[$rezultati_simulacija.J3])/[$rezultati_analiticki.J3]))" office:value-type="float" office:value="0" calcext:value-type="float">
            <text:p>0.0000</text:p>
          </table:table-cell>
          <table:table-cell table:style-name="ce7" table:formula="of:=IF([$rezultati_analiticki.K3]=0;0;(ABS([$rezultati_analiticki.K3]-[$rezultati_simulacija.K3])/[$rezultati_analiticki.K3]))" office:value-type="float" office:value="0" calcext:value-type="float">
            <text:p>0.0000</text:p>
          </table:table-cell>
          <table:table-cell table:style-name="ce7" table:formula="of:=IF([$rezultati_analiticki.L3]=0;0;(ABS([$rezultati_analiticki.L3]-[$rezultati_simulacija.L3])/[$rezultati_analiticki.L3]))" office:value-type="float" office:value="0" calcext:value-type="float">
            <text:p>0.0000</text:p>
          </table:table-cell>
          <table:table-cell table:style-name="ce7" table:formula="of:=IF([$rezultati_analiticki.M3]=0;0;(ABS([$rezultati_analiticki.M3]-[$rezultati_simulacija.M3])/[$rezultati_analiticki.M3]))" office:value-type="float" office:value="0.00700826340872712" calcext:value-type="float">
            <text:p>0.0070</text:p>
          </table:table-cell>
          <table:table-cell table:style-name="ce7" table:formula="of:=IF([$rezultati_analiticki.N3]=0;0;(ABS([$rezultati_analiticki.N3]-[$rezultati_simulacija.N3])/[$rezultati_analiticki.N3]))" office:value-type="float" office:value="0.014553496575467" calcext:value-type="float">
            <text:p>0.0146</text:p>
          </table:table-cell>
          <table:table-cell table:style-name="ce7" table:formula="of:=IF([$rezultati_analiticki.O3]=0;0;(ABS([$rezultati_analiticki.O3]-[$rezultati_simulacija.O3])/[$rezultati_analiticki.O3]))" office:value-type="float" office:value="0.0107243932929157" calcext:value-type="float">
            <text:p>0.0107</text:p>
          </table:table-cell>
          <table:table-cell table:style-name="ce7" table:formula="of:=IF([$rezultati_analiticki.P3]=0;0;(ABS([$rezultati_analiticki.P3]-[$rezultati_simulacija.P3])/[$rezultati_analiticki.P3]))" office:value-type="float" office:value="0.0025240377015226" calcext:value-type="float">
            <text:p>0.0025</text:p>
          </table:table-cell>
          <table:table-cell table:style-name="ce7" table:formula="of:=IF([$rezultati_analiticki.Q3]=0;0;(ABS([$rezultati_analiticki.Q3]-[$rezultati_simulacija.Q3])/[$rezultati_analiticki.Q3]))" office:value-type="float" office:value="0.000385664572888284" calcext:value-type="float">
            <text:p>0.0004</text:p>
          </table:table-cell>
          <table:table-cell table:style-name="ce7" table:formula="of:=IF([$rezultati_analiticki.R3]=0;0;(ABS([$rezultati_analiticki.R3]-[$rezultati_simulacija.R3])/[$rezultati_analiticki.R3]))" office:value-type="float" office:value="0.00322206391439296" calcext:value-type="float">
            <text:p>0.0032</text:p>
          </table:table-cell>
          <table:table-cell table:style-name="ce7" table:formula="of:=IF([$rezultati_analiticki.S3]=0;0;(ABS([$rezultati_analiticki.S3]-[$rezultati_simulacija.S3])/[$rezultati_analiticki.S3]))" office:value-type="float" office:value="0" calcext:value-type="float">
            <text:p>0.0000</text:p>
          </table:table-cell>
          <table:table-cell table:style-name="ce7" table:formula="of:=IF([$rezultati_analiticki.T3]=0;0;(ABS([$rezultati_analiticki.T3]-[$rezultati_simulacija.T3])/[$rezultati_analiticki.T3]))" office:value-type="float" office:value="0" calcext:value-type="float">
            <text:p>0.0000</text:p>
          </table:table-cell>
          <table:table-cell table:style-name="ce7" table:formula="of:=IF([$rezultati_analiticki.U3]=0;0;(ABS([$rezultati_analiticki.U3]-[$rezultati_simulacija.U3])/[$rezultati_analiticki.U3]))" office:value-type="float" office:value="0" calcext:value-type="float">
            <text:p>0.0000</text:p>
          </table:table-cell>
          <table:table-cell table:style-name="ce7" table:formula="of:=IF([$rezultati_analiticki.V3]=0;0;(ABS([$rezultati_analiticki.V3]-[$rezultati_simulacija.V3])/[$rezultati_analiticki.V3]))" office:value-type="float" office:value="0.0122183206978097" calcext:value-type="float">
            <text:p>0.0122</text:p>
          </table:table-cell>
          <table:table-cell table:style-name="ce7" table:formula="of:=IF([$rezultati_analiticki.W3]=0;0;(ABS([$rezultati_analiticki.W3]-[$rezultati_simulacija.W3])/[$rezultati_analiticki.W3]))" office:value-type="float" office:value="0.0193524477431622" calcext:value-type="float">
            <text:p>0.0194</text:p>
          </table:table-cell>
          <table:table-cell table:style-name="ce7" table:formula="of:=IF([$rezultati_analiticki.X3]=0;0;(ABS([$rezultati_analiticki.X3]-[$rezultati_simulacija.X3])/[$rezultati_analiticki.X3]))" office:value-type="float" office:value="0.0179403195707792" calcext:value-type="float">
            <text:p>0.0179</text:p>
          </table:table-cell>
          <table:table-cell table:style-name="ce7" table:formula="of:=IF([$rezultati_analiticki.Y3]=0;0;(ABS([$rezultati_analiticki.Y3]-[$rezultati_simulacija.Y3])/[$rezultati_analiticki.Y3]))" office:value-type="float" office:value="0.0094745048452563" calcext:value-type="float">
            <text:p>0.0095</text:p>
          </table:table-cell>
          <table:table-cell table:style-name="ce7" table:formula="of:=IF([$rezultati_analiticki.Z3]=0;0;(ABS([$rezultati_analiticki.Z3]-[$rezultati_simulacija.Z3])/[$rezultati_analiticki.Z3]))" office:value-type="float" office:value="0.0290719924689604" calcext:value-type="float">
            <text:p>0.0291</text:p>
          </table:table-cell>
          <table:table-cell table:style-name="ce7" table:formula="of:=IF([$rezultati_analiticki.AA3]=0;0;(ABS([$rezultati_analiticki.AA3]-[$rezultati_simulacija.AA3])/[$rezultati_analiticki.AA3]))" office:value-type="float" office:value="0.0377834700909893" calcext:value-type="float">
            <text:p>0.0378</text:p>
          </table:table-cell>
          <table:table-cell table:style-name="ce7" table:formula="of:=IF([$rezultati_analiticki.AB3]=0;0;(ABS([$rezultati_analiticki.AB3]-[$rezultati_simulacija.AB3])/[$rezultati_analiticki.AB3]))" office:value-type="float" office:value="0" calcext:value-type="float">
            <text:p>0.0000</text:p>
          </table:table-cell>
          <table:table-cell table:style-name="ce7" table:formula="of:=IF([$rezultati_analiticki.AC3]=0;0;(ABS([$rezultati_analiticki.AC3]-[$rezultati_simulacija.AC3])/[$rezultati_analiticki.AC3]))" office:value-type="float" office:value="0" calcext:value-type="float">
            <text:p>0.0000</text:p>
          </table:table-cell>
          <table:table-cell table:style-name="ce7" table:formula="of:=IF([$rezultati_analiticki.AD3]=0;0;(ABS([$rezultati_analiticki.AD3]-[$rezultati_simulacija.AD3])/[$rezultati_analiticki.AD3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8" calcext:value-type="float">
            <text:p>0.8</text:p>
          </table:table-cell>
          <table:table-cell table:style-name="ce7" table:formula="of:=IF([$rezultati_analiticki.C4]=0;0;(ABS([$rezultati_analiticki.C4]-[$rezultati_simulacija.C4])/[$rezultati_analiticki.C4]))" office:value-type="float" office:value="0.0419844547862028" calcext:value-type="float">
            <text:p>0.0420</text:p>
          </table:table-cell>
          <table:table-cell table:style-name="ce7" table:formula="of:=IF([$rezultati_analiticki.D4]=0;0;(ABS([$rezultati_analiticki.D4]-[$rezultati_simulacija.D4])/[$rezultati_analiticki.D4]))" office:value-type="float" office:value="0.00759403232739435" calcext:value-type="float">
            <text:p>0.0076</text:p>
          </table:table-cell>
          <table:table-cell table:style-name="ce7" table:formula="of:=IF([$rezultati_analiticki.E4]=0;0;(ABS([$rezultati_analiticki.E4]-[$rezultati_simulacija.E4])/[$rezultati_analiticki.E4]))" office:value-type="float" office:value="0.0189397569571367" calcext:value-type="float">
            <text:p>0.0189</text:p>
          </table:table-cell>
          <table:table-cell table:style-name="ce7" table:formula="of:=IF([$rezultati_analiticki.F4]=0;0;(ABS([$rezultati_analiticki.F4]-[$rezultati_simulacija.F4])/[$rezultati_analiticki.F4]))" office:value-type="float" office:value="0.00668938273601764" calcext:value-type="float">
            <text:p>0.0067</text:p>
          </table:table-cell>
          <table:table-cell table:style-name="ce7" table:formula="of:=IF([$rezultati_analiticki.G4]=0;0;(ABS([$rezultati_analiticki.G4]-[$rezultati_simulacija.G4])/[$rezultati_analiticki.G4]))" office:value-type="float" office:value="0.000302042136220864" calcext:value-type="float">
            <text:p>0.0003</text:p>
          </table:table-cell>
          <table:table-cell table:style-name="ce7" table:formula="of:=IF([$rezultati_analiticki.H4]=0;0;(ABS([$rezultati_analiticki.H4]-[$rezultati_simulacija.H4])/[$rezultati_analiticki.H4]))" office:value-type="float" office:value="0.0075671863645628" calcext:value-type="float">
            <text:p>0.0076</text:p>
          </table:table-cell>
          <table:table-cell table:style-name="ce7" table:formula="of:=IF([$rezultati_analiticki.I4]=0;0;(ABS([$rezultati_analiticki.I4]-[$rezultati_simulacija.I4])/[$rezultati_analiticki.I4]))" office:value-type="float" office:value="0.00821689068049583" calcext:value-type="float">
            <text:p>0.0082</text:p>
          </table:table-cell>
          <table:table-cell table:style-name="ce7" table:formula="of:=IF([$rezultati_analiticki.J4]=0;0;(ABS([$rezultati_analiticki.J4]-[$rezultati_simulacija.J4])/[$rezultati_analiticki.J4]))" office:value-type="float" office:value="0" calcext:value-type="float">
            <text:p>0.0000</text:p>
          </table:table-cell>
          <table:table-cell table:style-name="ce7" table:formula="of:=IF([$rezultati_analiticki.K4]=0;0;(ABS([$rezultati_analiticki.K4]-[$rezultati_simulacija.K4])/[$rezultati_analiticki.K4]))" office:value-type="float" office:value="0" calcext:value-type="float">
            <text:p>0.0000</text:p>
          </table:table-cell>
          <table:table-cell table:style-name="ce7" table:formula="of:=IF([$rezultati_analiticki.L4]=0;0;(ABS([$rezultati_analiticki.L4]-[$rezultati_simulacija.L4])/[$rezultati_analiticki.L4]))" office:value-type="float" office:value="0" calcext:value-type="float">
            <text:p>0.0000</text:p>
          </table:table-cell>
          <table:table-cell table:style-name="ce7" table:formula="of:=IF([$rezultati_analiticki.M4]=0;0;(ABS([$rezultati_analiticki.M4]-[$rezultati_simulacija.M4])/[$rezultati_analiticki.M4]))" office:value-type="float" office:value="0.00756546454957691" calcext:value-type="float">
            <text:p>0.0076</text:p>
          </table:table-cell>
          <table:table-cell table:style-name="ce7" table:formula="of:=IF([$rezultati_analiticki.N4]=0;0;(ABS([$rezultati_analiticki.N4]-[$rezultati_simulacija.N4])/[$rezultati_analiticki.N4]))" office:value-type="float" office:value="0.0164525984150141" calcext:value-type="float">
            <text:p>0.0165</text:p>
          </table:table-cell>
          <table:table-cell table:style-name="ce7" table:formula="of:=IF([$rezultati_analiticki.O4]=0;0;(ABS([$rezultati_analiticki.O4]-[$rezultati_simulacija.O4])/[$rezultati_analiticki.O4]))" office:value-type="float" office:value="0.00930554445224651" calcext:value-type="float">
            <text:p>0.0093</text:p>
          </table:table-cell>
          <table:table-cell table:style-name="ce7" table:formula="of:=IF([$rezultati_analiticki.P4]=0;0;(ABS([$rezultati_analiticki.P4]-[$rezultati_simulacija.P4])/[$rezultati_analiticki.P4]))" office:value-type="float" office:value="0.00275475911382577" calcext:value-type="float">
            <text:p>0.0028</text:p>
          </table:table-cell>
          <table:table-cell table:style-name="ce7" table:formula="of:=IF([$rezultati_analiticki.Q4]=0;0;(ABS([$rezultati_analiticki.Q4]-[$rezultati_simulacija.Q4])/[$rezultati_analiticki.Q4]))" office:value-type="float" office:value="0.00203068724700443" calcext:value-type="float">
            <text:p>0.0020</text:p>
          </table:table-cell>
          <table:table-cell table:style-name="ce7" table:formula="of:=IF([$rezultati_analiticki.R4]=0;0;(ABS([$rezultati_analiticki.R4]-[$rezultati_simulacija.R4])/[$rezultati_analiticki.R4]))" office:value-type="float" office:value="0.00349605475354381" calcext:value-type="float">
            <text:p>0.0035</text:p>
          </table:table-cell>
          <table:table-cell table:style-name="ce7" table:formula="of:=IF([$rezultati_analiticki.S4]=0;0;(ABS([$rezultati_analiticki.S4]-[$rezultati_simulacija.S4])/[$rezultati_analiticki.S4]))" office:value-type="float" office:value="0" calcext:value-type="float">
            <text:p>0.0000</text:p>
          </table:table-cell>
          <table:table-cell table:style-name="ce7" table:formula="of:=IF([$rezultati_analiticki.T4]=0;0;(ABS([$rezultati_analiticki.T4]-[$rezultati_simulacija.T4])/[$rezultati_analiticki.T4]))" office:value-type="float" office:value="0" calcext:value-type="float">
            <text:p>0.0000</text:p>
          </table:table-cell>
          <table:table-cell table:style-name="ce7" table:formula="of:=IF([$rezultati_analiticki.U4]=0;0;(ABS([$rezultati_analiticki.U4]-[$rezultati_simulacija.U4])/[$rezultati_analiticki.U4]))" office:value-type="float" office:value="0" calcext:value-type="float">
            <text:p>0.0000</text:p>
          </table:table-cell>
          <table:table-cell table:style-name="ce7" table:formula="of:=IF([$rezultati_analiticki.V4]=0;0;(ABS([$rezultati_analiticki.V4]-[$rezultati_simulacija.V4])/[$rezultati_analiticki.V4]))" office:value-type="float" office:value="0.00114210228789109" calcext:value-type="float">
            <text:p>0.0011</text:p>
          </table:table-cell>
          <table:table-cell table:style-name="ce7" table:formula="of:=IF([$rezultati_analiticki.W4]=0;0;(ABS([$rezultati_analiticki.W4]-[$rezultati_simulacija.W4])/[$rezultati_analiticki.W4]))" office:value-type="float" office:value="0.0129099899643191" calcext:value-type="float">
            <text:p>0.0129</text:p>
          </table:table-cell>
          <table:table-cell table:style-name="ce7" table:formula="of:=IF([$rezultati_analiticki.X4]=0;0;(ABS([$rezultati_analiticki.X4]-[$rezultati_simulacija.X4])/[$rezultati_analiticki.X4]))" office:value-type="float" office:value="0.000968389702096473" calcext:value-type="float">
            <text:p>0.0010</text:p>
          </table:table-cell>
          <table:table-cell table:style-name="ce7" table:formula="of:=IF([$rezultati_analiticki.Y4]=0;0;(ABS([$rezultati_analiticki.Y4]-[$rezultati_simulacija.Y4])/[$rezultati_analiticki.Y4]))" office:value-type="float" office:value="0.00869177079930693" calcext:value-type="float">
            <text:p>0.0087</text:p>
          </table:table-cell>
          <table:table-cell table:style-name="ce7" table:formula="of:=IF([$rezultati_analiticki.Z4]=0;0;(ABS([$rezultati_analiticki.Z4]-[$rezultati_simulacija.Z4])/[$rezultati_analiticki.Z4]))" office:value-type="float" office:value="0.103472100531011" calcext:value-type="float">
            <text:p>0.1035</text:p>
          </table:table-cell>
          <table:table-cell table:style-name="ce7" table:formula="of:=IF([$rezultati_analiticki.AA4]=0;0;(ABS([$rezultati_analiticki.AA4]-[$rezultati_simulacija.AA4])/[$rezultati_analiticki.AA4]))" office:value-type="float" office:value="0.00402978212091243" calcext:value-type="float">
            <text:p>0.0040</text:p>
          </table:table-cell>
          <table:table-cell table:style-name="ce7" table:formula="of:=IF([$rezultati_analiticki.AB4]=0;0;(ABS([$rezultati_analiticki.AB4]-[$rezultati_simulacija.AB4])/[$rezultati_analiticki.AB4]))" office:value-type="float" office:value="0" calcext:value-type="float">
            <text:p>0.0000</text:p>
          </table:table-cell>
          <table:table-cell table:style-name="ce7" table:formula="of:=IF([$rezultati_analiticki.AC4]=0;0;(ABS([$rezultati_analiticki.AC4]-[$rezultati_simulacija.AC4])/[$rezultati_analiticki.AC4]))" office:value-type="float" office:value="0" calcext:value-type="float">
            <text:p>0.0000</text:p>
          </table:table-cell>
          <table:table-cell table:style-name="ce7" table:formula="of:=IF([$rezultati_analiticki.AD4]=0;0;(ABS([$rezultati_analiticki.AD4]-[$rezultati_simulacija.AD4])/[$rezultati_analiticki.AD4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7" table:formula="of:=IF([$rezultati_analiticki.C5]=0;0;(ABS([$rezultati_analiticki.C5]-[$rezultati_simulacija.C5])/[$rezultati_analiticki.C5]))" office:value-type="float" office:value="0.493048466306362" calcext:value-type="float">
            <text:p>0.4930</text:p>
          </table:table-cell>
          <table:table-cell table:style-name="ce7" table:formula="of:=IF([$rezultati_analiticki.D5]=0;0;(ABS([$rezultati_analiticki.D5]-[$rezultati_simulacija.D5])/[$rezultati_analiticki.D5]))" office:value-type="float" office:value="0.00670680445513806" calcext:value-type="float">
            <text:p>0.0067</text:p>
          </table:table-cell>
          <table:table-cell table:style-name="ce7" table:formula="of:=IF([$rezultati_analiticki.E5]=0;0;(ABS([$rezultati_analiticki.E5]-[$rezultati_simulacija.E5])/[$rezultati_analiticki.E5]))" office:value-type="float" office:value="0.0151142085328865" calcext:value-type="float">
            <text:p>0.0151</text:p>
          </table:table-cell>
          <table:table-cell table:style-name="ce7" table:formula="of:=IF([$rezultati_analiticki.F5]=0;0;(ABS([$rezultati_analiticki.F5]-[$rezultati_simulacija.F5])/[$rezultati_analiticki.F5]))" office:value-type="float" office:value="0.00110524798340531" calcext:value-type="float">
            <text:p>0.0011</text:p>
          </table:table-cell>
          <table:table-cell table:style-name="ce7" table:formula="of:=IF([$rezultati_analiticki.G5]=0;0;(ABS([$rezultati_analiticki.G5]-[$rezultati_simulacija.G5])/[$rezultati_analiticki.G5]))" office:value-type="float" office:value="0.00972406335822603" calcext:value-type="float">
            <text:p>0.0097</text:p>
          </table:table-cell>
          <table:table-cell table:style-name="ce7" table:formula="of:=IF([$rezultati_analiticki.H5]=0;0;(ABS([$rezultati_analiticki.H5]-[$rezultati_simulacija.H5])/[$rezultati_analiticki.H5]))" office:value-type="float" office:value="0.00440978577080325" calcext:value-type="float">
            <text:p>0.0044</text:p>
          </table:table-cell>
          <table:table-cell table:style-name="ce7" table:formula="of:=IF([$rezultati_analiticki.I5]=0;0;(ABS([$rezultati_analiticki.I5]-[$rezultati_simulacija.I5])/[$rezultati_analiticki.I5]))" office:value-type="float" office:value="0.00450413031361266" calcext:value-type="float">
            <text:p>0.0045</text:p>
          </table:table-cell>
          <table:table-cell table:style-name="ce7" table:formula="of:=IF([$rezultati_analiticki.J5]=0;0;(ABS([$rezultati_analiticki.J5]-[$rezultati_simulacija.J5])/[$rezultati_analiticki.J5]))" office:value-type="float" office:value="0" calcext:value-type="float">
            <text:p>0.0000</text:p>
          </table:table-cell>
          <table:table-cell table:style-name="ce7" table:formula="of:=IF([$rezultati_analiticki.K5]=0;0;(ABS([$rezultati_analiticki.K5]-[$rezultati_simulacija.K5])/[$rezultati_analiticki.K5]))" office:value-type="float" office:value="0" calcext:value-type="float">
            <text:p>0.0000</text:p>
          </table:table-cell>
          <table:table-cell table:style-name="ce7" table:formula="of:=IF([$rezultati_analiticki.L5]=0;0;(ABS([$rezultati_analiticki.L5]-[$rezultati_simulacija.L5])/[$rezultati_analiticki.L5]))" office:value-type="float" office:value="0" calcext:value-type="float">
            <text:p>0.0000</text:p>
          </table:table-cell>
          <table:table-cell table:style-name="ce7" table:formula="of:=IF([$rezultati_analiticki.M5]=0;0;(ABS([$rezultati_analiticki.M5]-[$rezultati_simulacija.M5])/[$rezultati_analiticki.M5]))" office:value-type="float" office:value="0.00687687099585568" calcext:value-type="float">
            <text:p>0.0069</text:p>
          </table:table-cell>
          <table:table-cell table:style-name="ce7" table:formula="of:=IF([$rezultati_analiticki.N5]=0;0;(ABS([$rezultati_analiticki.N5]-[$rezultati_simulacija.N5])/[$rezultati_analiticki.N5]))" office:value-type="float" office:value="0.0135549443551488" calcext:value-type="float">
            <text:p>0.0136</text:p>
          </table:table-cell>
          <table:table-cell table:style-name="ce7" table:formula="of:=IF([$rezultati_analiticki.O5]=0;0;(ABS([$rezultati_analiticki.O5]-[$rezultati_simulacija.O5])/[$rezultati_analiticki.O5]))" office:value-type="float" office:value="0.00318017711700609" calcext:value-type="float">
            <text:p>0.0032</text:p>
          </table:table-cell>
          <table:table-cell table:style-name="ce7" table:formula="of:=IF([$rezultati_analiticki.P5]=0;0;(ABS([$rezultati_analiticki.P5]-[$rezultati_simulacija.P5])/[$rezultati_analiticki.P5]))" office:value-type="float" office:value="0.00664830715250125" calcext:value-type="float">
            <text:p>0.0066</text:p>
          </table:table-cell>
          <table:table-cell table:style-name="ce7" table:formula="of:=IF([$rezultati_analiticki.Q5]=0;0;(ABS([$rezultati_analiticki.Q5]-[$rezultati_simulacija.Q5])/[$rezultati_analiticki.Q5]))" office:value-type="float" office:value="0.000404280183557813" calcext:value-type="float">
            <text:p>0.0004</text:p>
          </table:table-cell>
          <table:table-cell table:style-name="ce7" table:formula="of:=IF([$rezultati_analiticki.R5]=0;0;(ABS([$rezultati_analiticki.R5]-[$rezultati_simulacija.R5])/[$rezultati_analiticki.R5]))" office:value-type="float" office:value="0.000650577862906411" calcext:value-type="float">
            <text:p>0.0007</text:p>
          </table:table-cell>
          <table:table-cell table:style-name="ce7" table:formula="of:=IF([$rezultati_analiticki.S5]=0;0;(ABS([$rezultati_analiticki.S5]-[$rezultati_simulacija.S5])/[$rezultati_analiticki.S5]))" office:value-type="float" office:value="0" calcext:value-type="float">
            <text:p>0.0000</text:p>
          </table:table-cell>
          <table:table-cell table:style-name="ce7" table:formula="of:=IF([$rezultati_analiticki.T5]=0;0;(ABS([$rezultati_analiticki.T5]-[$rezultati_simulacija.T5])/[$rezultati_analiticki.T5]))" office:value-type="float" office:value="0" calcext:value-type="float">
            <text:p>0.0000</text:p>
          </table:table-cell>
          <table:table-cell table:style-name="ce7" table:formula="of:=IF([$rezultati_analiticki.U5]=0;0;(ABS([$rezultati_analiticki.U5]-[$rezultati_simulacija.U5])/[$rezultati_analiticki.U5]))" office:value-type="float" office:value="0" calcext:value-type="float">
            <text:p>0.0000</text:p>
          </table:table-cell>
          <table:table-cell table:style-name="ce7" table:formula="of:=IF([$rezultati_analiticki.V5]=0;0;(ABS([$rezultati_analiticki.V5]-[$rezultati_simulacija.V5])/[$rezultati_analiticki.V5]))" office:value-type="float" office:value="0.0211974223075917" calcext:value-type="float">
            <text:p>0.0212</text:p>
          </table:table-cell>
          <table:table-cell table:style-name="ce7" table:formula="of:=IF([$rezultati_analiticki.W5]=0;0;(ABS([$rezultati_analiticki.W5]-[$rezultati_simulacija.W5])/[$rezultati_analiticki.W5]))" office:value-type="float" office:value="0.0074016168268537" calcext:value-type="float">
            <text:p>0.0074</text:p>
          </table:table-cell>
          <table:table-cell table:style-name="ce7" table:formula="of:=IF([$rezultati_analiticki.X5]=0;0;(ABS([$rezultati_analiticki.X5]-[$rezultati_simulacija.X5])/[$rezultati_analiticki.X5]))" office:value-type="float" office:value="0.00882143676910993" calcext:value-type="float">
            <text:p>0.0088</text:p>
          </table:table-cell>
          <table:table-cell table:style-name="ce7" table:formula="of:=IF([$rezultati_analiticki.Y5]=0;0;(ABS([$rezultati_analiticki.Y5]-[$rezultati_simulacija.Y5])/[$rezultati_analiticki.Y5]))" office:value-type="float" office:value="0.0187965071668618" calcext:value-type="float">
            <text:p>0.0188</text:p>
          </table:table-cell>
          <table:table-cell table:style-name="ce7" table:formula="of:=IF([$rezultati_analiticki.Z5]=0;0;(ABS([$rezultati_analiticki.Z5]-[$rezultati_simulacija.Z5])/[$rezultati_analiticki.Z5]))" office:value-type="float" office:value="0.663527506842848" calcext:value-type="float">
            <text:p>0.6635</text:p>
          </table:table-cell>
          <table:table-cell table:style-name="ce7" table:formula="of:=IF([$rezultati_analiticki.AA5]=0;0;(ABS([$rezultati_analiticki.AA5]-[$rezultati_simulacija.AA5])/[$rezultati_analiticki.AA5]))" office:value-type="float" office:value="0.33579905444952" calcext:value-type="float">
            <text:p>0.3358</text:p>
          </table:table-cell>
          <table:table-cell table:style-name="ce7" table:formula="of:=IF([$rezultati_analiticki.AB5]=0;0;(ABS([$rezultati_analiticki.AB5]-[$rezultati_simulacija.AB5])/[$rezultati_analiticki.AB5]))" office:value-type="float" office:value="0" calcext:value-type="float">
            <text:p>0.0000</text:p>
          </table:table-cell>
          <table:table-cell table:style-name="ce7" table:formula="of:=IF([$rezultati_analiticki.AC5]=0;0;(ABS([$rezultati_analiticki.AC5]-[$rezultati_simulacija.AC5])/[$rezultati_analiticki.AC5]))" office:value-type="float" office:value="0" calcext:value-type="float">
            <text:p>0.0000</text:p>
          </table:table-cell>
          <table:table-cell table:style-name="ce7" table:formula="of:=IF([$rezultati_analiticki.AD5]=0;0;(ABS([$rezultati_analiticki.AD5]-[$rezultati_simulacija.AD5])/[$rezultati_analiticki.AD5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3" calcext:value-type="float">
            <text:p>0.3</text:p>
          </table:table-cell>
          <table:table-cell table:style-name="ce7" table:formula="of:=IF([$rezultati_analiticki.C6]=0;0;(ABS([$rezultati_analiticki.C6]-[$rezultati_simulacija.C6])/[$rezultati_analiticki.C6]))" office:value-type="float" office:value="0.00208347182358651" calcext:value-type="float">
            <text:p>0.0021</text:p>
          </table:table-cell>
          <table:table-cell table:style-name="ce7" table:formula="of:=IF([$rezultati_analiticki.D6]=0;0;(ABS([$rezultati_analiticki.D6]-[$rezultati_simulacija.D6])/[$rezultati_analiticki.D6]))" office:value-type="float" office:value="0.00701279675989796" calcext:value-type="float">
            <text:p>0.0070</text:p>
          </table:table-cell>
          <table:table-cell table:style-name="ce7" table:formula="of:=IF([$rezultati_analiticki.E6]=0;0;(ABS([$rezultati_analiticki.E6]-[$rezultati_simulacija.E6])/[$rezultati_analiticki.E6]))" office:value-type="float" office:value="0.0166812440771153" calcext:value-type="float">
            <text:p>0.0167</text:p>
          </table:table-cell>
          <table:table-cell table:style-name="ce7" table:formula="of:=IF([$rezultati_analiticki.F6]=0;0;(ABS([$rezultati_analiticki.F6]-[$rezultati_simulacija.F6])/[$rezultati_analiticki.F6]))" office:value-type="float" office:value="0.00788980277889362" calcext:value-type="float">
            <text:p>0.0079</text:p>
          </table:table-cell>
          <table:table-cell table:style-name="ce7" table:formula="of:=IF([$rezultati_analiticki.G6]=0;0;(ABS([$rezultati_analiticki.G6]-[$rezultati_simulacija.G6])/[$rezultati_analiticki.G6]))" office:value-type="float" office:value="0.000629519773063624" calcext:value-type="float">
            <text:p>0.0006</text:p>
          </table:table-cell>
          <table:table-cell table:style-name="ce7" table:formula="of:=IF([$rezultati_analiticki.H6]=0;0;(ABS([$rezultati_analiticki.H6]-[$rezultati_simulacija.H6])/[$rezultati_analiticki.H6]))" office:value-type="float" office:value="0.00463741155974401" calcext:value-type="float">
            <text:p>0.0046</text:p>
          </table:table-cell>
          <table:table-cell table:style-name="ce7" table:formula="of:=IF([$rezultati_analiticki.I6]=0;0;(ABS([$rezultati_analiticki.I6]-[$rezultati_simulacija.I6])/[$rezultati_analiticki.I6]))" office:value-type="float" office:value="0.0122279520705338" calcext:value-type="float">
            <text:p>0.0122</text:p>
          </table:table-cell>
          <table:table-cell table:style-name="ce7" table:formula="of:=IF([$rezultati_analiticki.J6]=0;0;(ABS([$rezultati_analiticki.J6]-[$rezultati_simulacija.J6])/[$rezultati_analiticki.J6]))" office:value-type="float" office:value="0.00920589382921451" calcext:value-type="float">
            <text:p>0.0092</text:p>
          </table:table-cell>
          <table:table-cell table:style-name="ce7" table:formula="of:=IF([$rezultati_analiticki.K6]=0;0;(ABS([$rezultati_analiticki.K6]-[$rezultati_simulacija.K6])/[$rezultati_analiticki.K6]))" office:value-type="float" office:value="0" calcext:value-type="float">
            <text:p>0.0000</text:p>
          </table:table-cell>
          <table:table-cell table:style-name="ce7" table:formula="of:=IF([$rezultati_analiticki.L6]=0;0;(ABS([$rezultati_analiticki.L6]-[$rezultati_simulacija.L6])/[$rezultati_analiticki.L6]))" office:value-type="float" office:value="0" calcext:value-type="float">
            <text:p>0.0000</text:p>
          </table:table-cell>
          <table:table-cell table:style-name="ce7" table:formula="of:=IF([$rezultati_analiticki.M6]=0;0;(ABS([$rezultati_analiticki.M6]-[$rezultati_simulacija.M6])/[$rezultati_analiticki.M6]))" office:value-type="float" office:value="0.00658589834463249" calcext:value-type="float">
            <text:p>0.0066</text:p>
          </table:table-cell>
          <table:table-cell table:style-name="ce7" table:formula="of:=IF([$rezultati_analiticki.N6]=0;0;(ABS([$rezultati_analiticki.N6]-[$rezultati_simulacija.N6])/[$rezultati_analiticki.N6]))" office:value-type="float" office:value="0.0160236455213147" calcext:value-type="float">
            <text:p>0.0160</text:p>
          </table:table-cell>
          <table:table-cell table:style-name="ce7" table:formula="of:=IF([$rezultati_analiticki.O6]=0;0;(ABS([$rezultati_analiticki.O6]-[$rezultati_simulacija.O6])/[$rezultati_analiticki.O6]))" office:value-type="float" office:value="0.0064581493502181" calcext:value-type="float">
            <text:p>0.0065</text:p>
          </table:table-cell>
          <table:table-cell table:style-name="ce7" table:formula="of:=IF([$rezultati_analiticki.P6]=0;0;(ABS([$rezultati_analiticki.P6]-[$rezultati_simulacija.P6])/[$rezultati_analiticki.P6]))" office:value-type="float" office:value="0.00357080407318542" calcext:value-type="float">
            <text:p>0.0036</text:p>
          </table:table-cell>
          <table:table-cell table:style-name="ce7" table:formula="of:=IF([$rezultati_analiticki.Q6]=0;0;(ABS([$rezultati_analiticki.Q6]-[$rezultati_simulacija.Q6])/[$rezultati_analiticki.Q6]))" office:value-type="float" office:value="0.00000575332980508713" calcext:value-type="float">
            <text:p>0.0000</text:p>
          </table:table-cell>
          <table:table-cell table:style-name="ce7" table:formula="of:=IF([$rezultati_analiticki.R6]=0;0;(ABS([$rezultati_analiticki.R6]-[$rezultati_simulacija.R6])/[$rezultati_analiticki.R6]))" office:value-type="float" office:value="0.00189241410840059" calcext:value-type="float">
            <text:p>0.0019</text:p>
          </table:table-cell>
          <table:table-cell table:style-name="ce7" table:formula="of:=IF([$rezultati_analiticki.S6]=0;0;(ABS([$rezultati_analiticki.S6]-[$rezultati_simulacija.S6])/[$rezultati_analiticki.S6]))" office:value-type="float" office:value="0.00522674780509091" calcext:value-type="float">
            <text:p>0.0052</text:p>
          </table:table-cell>
          <table:table-cell table:style-name="ce7" table:formula="of:=IF([$rezultati_analiticki.T6]=0;0;(ABS([$rezultati_analiticki.T6]-[$rezultati_simulacija.T6])/[$rezultati_analiticki.T6]))" office:value-type="float" office:value="0" calcext:value-type="float">
            <text:p>0.0000</text:p>
          </table:table-cell>
          <table:table-cell table:style-name="ce7" table:formula="of:=IF([$rezultati_analiticki.U6]=0;0;(ABS([$rezultati_analiticki.U6]-[$rezultati_simulacija.U6])/[$rezultati_analiticki.U6]))" office:value-type="float" office:value="0" calcext:value-type="float">
            <text:p>0.0000</text:p>
          </table:table-cell>
          <table:table-cell table:style-name="ce7" table:formula="of:=IF([$rezultati_analiticki.V6]=0;0;(ABS([$rezultati_analiticki.V6]-[$rezultati_simulacija.V6])/[$rezultati_analiticki.V6]))" office:value-type="float" office:value="0.0160185404737447" calcext:value-type="float">
            <text:p>0.0160</text:p>
          </table:table-cell>
          <table:table-cell table:style-name="ce7" table:formula="of:=IF([$rezultati_analiticki.W6]=0;0;(ABS([$rezultati_analiticki.W6]-[$rezultati_simulacija.W6])/[$rezultati_analiticki.W6]))" office:value-type="float" office:value="0.0264634333133983" calcext:value-type="float">
            <text:p>0.0265</text:p>
          </table:table-cell>
          <table:table-cell table:style-name="ce7" table:formula="of:=IF([$rezultati_analiticki.X6]=0;0;(ABS([$rezultati_analiticki.X6]-[$rezultati_simulacija.X6])/[$rezultati_analiticki.X6]))" office:value-type="float" office:value="0.00957793557679466" calcext:value-type="float">
            <text:p>0.0096</text:p>
          </table:table-cell>
          <table:table-cell table:style-name="ce7" table:formula="of:=IF([$rezultati_analiticki.Y6]=0;0;(ABS([$rezultati_analiticki.Y6]-[$rezultati_simulacija.Y6])/[$rezultati_analiticki.Y6]))" office:value-type="float" office:value="0.00837790042342292" calcext:value-type="float">
            <text:p>0.0084</text:p>
          </table:table-cell>
          <table:table-cell table:style-name="ce7" table:formula="of:=IF([$rezultati_analiticki.Z6]=0;0;(ABS([$rezultati_analiticki.Z6]-[$rezultati_simulacija.Z6])/[$rezultati_analiticki.Z6]))" office:value-type="float" office:value="0.0066881832593566" calcext:value-type="float">
            <text:p>0.0067</text:p>
          </table:table-cell>
          <table:table-cell table:style-name="ce7" table:formula="of:=IF([$rezultati_analiticki.AA6]=0;0;(ABS([$rezultati_analiticki.AA6]-[$rezultati_simulacija.AA6])/[$rezultati_analiticki.AA6]))" office:value-type="float" office:value="0.01351988738118" calcext:value-type="float">
            <text:p>0.0135</text:p>
          </table:table-cell>
          <table:table-cell table:style-name="ce7" table:formula="of:=IF([$rezultati_analiticki.AB6]=0;0;(ABS([$rezultati_analiticki.AB6]-[$rezultati_simulacija.AB6])/[$rezultati_analiticki.AB6]))" office:value-type="float" office:value="0.0078037305746368" calcext:value-type="float">
            <text:p>0.0078</text:p>
          </table:table-cell>
          <table:table-cell table:style-name="ce7" table:formula="of:=IF([$rezultati_analiticki.AC6]=0;0;(ABS([$rezultati_analiticki.AC6]-[$rezultati_simulacija.AC6])/[$rezultati_analiticki.AC6]))" office:value-type="float" office:value="0" calcext:value-type="float">
            <text:p>0.0000</text:p>
          </table:table-cell>
          <table:table-cell table:style-name="ce7" table:formula="of:=IF([$rezultati_analiticki.AD6]=0;0;(ABS([$rezultati_analiticki.AD6]-[$rezultati_simulacija.AD6])/[$rezultati_analiticki.AD6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55" calcext:value-type="float">
            <text:p>0.55</text:p>
          </table:table-cell>
          <table:table-cell table:style-name="ce7" table:formula="of:=IF([$rezultati_analiticki.C7]=0;0;(ABS([$rezultati_analiticki.C7]-[$rezultati_simulacija.C7])/[$rezultati_analiticki.C7]))" office:value-type="float" office:value="0.00390878557610482" calcext:value-type="float">
            <text:p>0.0039</text:p>
          </table:table-cell>
          <table:table-cell table:style-name="ce7" table:formula="of:=IF([$rezultati_analiticki.D7]=0;0;(ABS([$rezultati_analiticki.D7]-[$rezultati_simulacija.D7])/[$rezultati_analiticki.D7]))" office:value-type="float" office:value="0.000618231586072783" calcext:value-type="float">
            <text:p>0.0006</text:p>
          </table:table-cell>
          <table:table-cell table:style-name="ce7" table:formula="of:=IF([$rezultati_analiticki.E7]=0;0;(ABS([$rezultati_analiticki.E7]-[$rezultati_simulacija.E7])/[$rezultati_analiticki.E7]))" office:value-type="float" office:value="0.00826295809917578" calcext:value-type="float">
            <text:p>0.0083</text:p>
          </table:table-cell>
          <table:table-cell table:style-name="ce7" table:formula="of:=IF([$rezultati_analiticki.F7]=0;0;(ABS([$rezultati_analiticki.F7]-[$rezultati_simulacija.F7])/[$rezultati_analiticki.F7]))" office:value-type="float" office:value="0.00860672005000699" calcext:value-type="float">
            <text:p>0.0086</text:p>
          </table:table-cell>
          <table:table-cell table:style-name="ce7" table:formula="of:=IF([$rezultati_analiticki.G7]=0;0;(ABS([$rezultati_analiticki.G7]-[$rezultati_simulacija.G7])/[$rezultati_analiticki.G7]))" office:value-type="float" office:value="0.00259574323216796" calcext:value-type="float">
            <text:p>0.0026</text:p>
          </table:table-cell>
          <table:table-cell table:style-name="ce7" table:formula="of:=IF([$rezultati_analiticki.H7]=0;0;(ABS([$rezultati_analiticki.H7]-[$rezultati_simulacija.H7])/[$rezultati_analiticki.H7]))" office:value-type="float" office:value="0.00422191453122241" calcext:value-type="float">
            <text:p>0.0042</text:p>
          </table:table-cell>
          <table:table-cell table:style-name="ce7" table:formula="of:=IF([$rezultati_analiticki.I7]=0;0;(ABS([$rezultati_analiticki.I7]-[$rezultati_simulacija.I7])/[$rezultati_analiticki.I7]))" office:value-type="float" office:value="0.0119424757989883" calcext:value-type="float">
            <text:p>0.0119</text:p>
          </table:table-cell>
          <table:table-cell table:style-name="ce7" table:formula="of:=IF([$rezultati_analiticki.J7]=0;0;(ABS([$rezultati_analiticki.J7]-[$rezultati_simulacija.J7])/[$rezultati_analiticki.J7]))" office:value-type="float" office:value="0.00461297966500635" calcext:value-type="float">
            <text:p>0.0046</text:p>
          </table:table-cell>
          <table:table-cell table:style-name="ce7" table:formula="of:=IF([$rezultati_analiticki.K7]=0;0;(ABS([$rezultati_analiticki.K7]-[$rezultati_simulacija.K7])/[$rezultati_analiticki.K7]))" office:value-type="float" office:value="0" calcext:value-type="float">
            <text:p>0.0000</text:p>
          </table:table-cell>
          <table:table-cell table:style-name="ce7" table:formula="of:=IF([$rezultati_analiticki.L7]=0;0;(ABS([$rezultati_analiticki.L7]-[$rezultati_simulacija.L7])/[$rezultati_analiticki.L7]))" office:value-type="float" office:value="0" calcext:value-type="float">
            <text:p>0.0000</text:p>
          </table:table-cell>
          <table:table-cell table:style-name="ce7" table:formula="of:=IF([$rezultati_analiticki.M7]=0;0;(ABS([$rezultati_analiticki.M7]-[$rezultati_simulacija.M7])/[$rezultati_analiticki.M7]))" office:value-type="float" office:value="0.00220347211466318" calcext:value-type="float">
            <text:p>0.0022</text:p>
          </table:table-cell>
          <table:table-cell table:style-name="ce7" table:formula="of:=IF([$rezultati_analiticki.N7]=0;0;(ABS([$rezultati_analiticki.N7]-[$rezultati_simulacija.N7])/[$rezultati_analiticki.N7]))" office:value-type="float" office:value="0.00649390775955304" calcext:value-type="float">
            <text:p>0.0065</text:p>
          </table:table-cell>
          <table:table-cell table:style-name="ce7" table:formula="of:=IF([$rezultati_analiticki.O7]=0;0;(ABS([$rezultati_analiticki.O7]-[$rezultati_simulacija.O7])/[$rezultati_analiticki.O7]))" office:value-type="float" office:value="0.0113278496901952" calcext:value-type="float">
            <text:p>0.0113</text:p>
          </table:table-cell>
          <table:table-cell table:style-name="ce7" table:formula="of:=IF([$rezultati_analiticki.P7]=0;0;(ABS([$rezultati_analiticki.P7]-[$rezultati_simulacija.P7])/[$rezultati_analiticki.P7]))" office:value-type="float" office:value="0.000503130397188304" calcext:value-type="float">
            <text:p>0.0005</text:p>
          </table:table-cell>
          <table:table-cell table:style-name="ce7" table:formula="of:=IF([$rezultati_analiticki.Q7]=0;0;(ABS([$rezultati_analiticki.Q7]-[$rezultati_simulacija.Q7])/[$rezultati_analiticki.Q7]))" office:value-type="float" office:value="0.00134168081541929" calcext:value-type="float">
            <text:p>0.0013</text:p>
          </table:table-cell>
          <table:table-cell table:style-name="ce7" table:formula="of:=IF([$rezultati_analiticki.R7]=0;0;(ABS([$rezultati_analiticki.R7]-[$rezultati_simulacija.R7])/[$rezultati_analiticki.R7]))" office:value-type="float" office:value="0.00107500476455476" calcext:value-type="float">
            <text:p>0.0011</text:p>
          </table:table-cell>
          <table:table-cell table:style-name="ce7" table:formula="of:=IF([$rezultati_analiticki.S7]=0;0;(ABS([$rezultati_analiticki.S7]-[$rezultati_simulacija.S7])/[$rezultati_analiticki.S7]))" office:value-type="float" office:value="0.000538274079003533" calcext:value-type="float">
            <text:p>0.0005</text:p>
          </table:table-cell>
          <table:table-cell table:style-name="ce7" table:formula="of:=IF([$rezultati_analiticki.T7]=0;0;(ABS([$rezultati_analiticki.T7]-[$rezultati_simulacija.T7])/[$rezultati_analiticki.T7]))" office:value-type="float" office:value="0" calcext:value-type="float">
            <text:p>0.0000</text:p>
          </table:table-cell>
          <table:table-cell table:style-name="ce7" table:formula="of:=IF([$rezultati_analiticki.U7]=0;0;(ABS([$rezultati_analiticki.U7]-[$rezultati_simulacija.U7])/[$rezultati_analiticki.U7]))" office:value-type="float" office:value="0" calcext:value-type="float">
            <text:p>0.0000</text:p>
          </table:table-cell>
          <table:table-cell table:style-name="ce7" table:formula="of:=IF([$rezultati_analiticki.V7]=0;0;(ABS([$rezultati_analiticki.V7]-[$rezultati_simulacija.V7])/[$rezultati_analiticki.V7]))" office:value-type="float" office:value="0.0173043510625938" calcext:value-type="float">
            <text:p>0.0173</text:p>
          </table:table-cell>
          <table:table-cell table:style-name="ce7" table:formula="of:=IF([$rezultati_analiticki.W7]=0;0;(ABS([$rezultati_analiticki.W7]-[$rezultati_simulacija.W7])/[$rezultati_analiticki.W7]))" office:value-type="float" office:value="0.0110144693441097" calcext:value-type="float">
            <text:p>0.0110</text:p>
          </table:table-cell>
          <table:table-cell table:style-name="ce7" table:formula="of:=IF([$rezultati_analiticki.X7]=0;0;(ABS([$rezultati_analiticki.X7]-[$rezultati_simulacija.X7])/[$rezultati_analiticki.X7]))" office:value-type="float" office:value="0.0102801418439701" calcext:value-type="float">
            <text:p>0.0103</text:p>
          </table:table-cell>
          <table:table-cell table:style-name="ce7" table:formula="of:=IF([$rezultati_analiticki.Y7]=0;0;(ABS([$rezultati_analiticki.Y7]-[$rezultati_simulacija.Y7])/[$rezultati_analiticki.Y7]))" office:value-type="float" office:value="0.00855408734316314" calcext:value-type="float">
            <text:p>0.0086</text:p>
          </table:table-cell>
          <table:table-cell table:style-name="ce7" table:formula="of:=IF([$rezultati_analiticki.Z7]=0;0;(ABS([$rezultati_analiticki.Z7]-[$rezultati_simulacija.Z7])/[$rezultati_analiticki.Z7]))" office:value-type="float" office:value="0.0127607240330015" calcext:value-type="float">
            <text:p>0.0128</text:p>
          </table:table-cell>
          <table:table-cell table:style-name="ce7" table:formula="of:=IF([$rezultati_analiticki.AA7]=0;0;(ABS([$rezultati_analiticki.AA7]-[$rezultati_simulacija.AA7])/[$rezultati_analiticki.AA7]))" office:value-type="float" office:value="0.0336837146123371" calcext:value-type="float">
            <text:p>0.0337</text:p>
          </table:table-cell>
          <table:table-cell table:style-name="ce7" table:formula="of:=IF([$rezultati_analiticki.AB7]=0;0;(ABS([$rezultati_analiticki.AB7]-[$rezultati_simulacija.AB7])/[$rezultati_analiticki.AB7]))" office:value-type="float" office:value="0.0036858769063927" calcext:value-type="float">
            <text:p>0.0037</text:p>
          </table:table-cell>
          <table:table-cell table:style-name="ce7" table:formula="of:=IF([$rezultati_analiticki.AC7]=0;0;(ABS([$rezultati_analiticki.AC7]-[$rezultati_simulacija.AC7])/[$rezultati_analiticki.AC7]))" office:value-type="float" office:value="0" calcext:value-type="float">
            <text:p>0.0000</text:p>
          </table:table-cell>
          <table:table-cell table:style-name="ce7" table:formula="of:=IF([$rezultati_analiticki.AD7]=0;0;(ABS([$rezultati_analiticki.AD7]-[$rezultati_simulacija.AD7])/[$rezultati_analiticki.AD7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8" calcext:value-type="float">
            <text:p>0.8</text:p>
          </table:table-cell>
          <table:table-cell table:style-name="ce7" table:formula="of:=IF([$rezultati_analiticki.C8]=0;0;(ABS([$rezultati_analiticki.C8]-[$rezultati_simulacija.C8])/[$rezultati_analiticki.C8]))" office:value-type="float" office:value="0.00954930874109304" calcext:value-type="float">
            <text:p>0.0095</text:p>
          </table:table-cell>
          <table:table-cell table:style-name="ce7" table:formula="of:=IF([$rezultati_analiticki.D8]=0;0;(ABS([$rezultati_analiticki.D8]-[$rezultati_simulacija.D8])/[$rezultati_analiticki.D8]))" office:value-type="float" office:value="0.000753413424542438" calcext:value-type="float">
            <text:p>0.0008</text:p>
          </table:table-cell>
          <table:table-cell table:style-name="ce7" table:formula="of:=IF([$rezultati_analiticki.E8]=0;0;(ABS([$rezultati_analiticki.E8]-[$rezultati_simulacija.E8])/[$rezultati_analiticki.E8]))" office:value-type="float" office:value="0.00435653316035086" calcext:value-type="float">
            <text:p>0.0044</text:p>
          </table:table-cell>
          <table:table-cell table:style-name="ce7" table:formula="of:=IF([$rezultati_analiticki.F8]=0;0;(ABS([$rezultati_analiticki.F8]-[$rezultati_simulacija.F8])/[$rezultati_analiticki.F8]))" office:value-type="float" office:value="0.00696969312667872" calcext:value-type="float">
            <text:p>0.0070</text:p>
          </table:table-cell>
          <table:table-cell table:style-name="ce7" table:formula="of:=IF([$rezultati_analiticki.G8]=0;0;(ABS([$rezultati_analiticki.G8]-[$rezultati_simulacija.G8])/[$rezultati_analiticki.G8]))" office:value-type="float" office:value="0.00551473948088239" calcext:value-type="float">
            <text:p>0.0055</text:p>
          </table:table-cell>
          <table:table-cell table:style-name="ce7" table:formula="of:=IF([$rezultati_analiticki.H8]=0;0;(ABS([$rezultati_analiticki.H8]-[$rezultati_simulacija.H8])/[$rezultati_analiticki.H8]))" office:value-type="float" office:value="0.00530830835527764" calcext:value-type="float">
            <text:p>0.0053</text:p>
          </table:table-cell>
          <table:table-cell table:style-name="ce7" table:formula="of:=IF([$rezultati_analiticki.I8]=0;0;(ABS([$rezultati_analiticki.I8]-[$rezultati_simulacija.I8])/[$rezultati_analiticki.I8]))" office:value-type="float" office:value="0.00567449946817906" calcext:value-type="float">
            <text:p>0.0057</text:p>
          </table:table-cell>
          <table:table-cell table:style-name="ce7" table:formula="of:=IF([$rezultati_analiticki.J8]=0;0;(ABS([$rezultati_analiticki.J8]-[$rezultati_simulacija.J8])/[$rezultati_analiticki.J8]))" office:value-type="float" office:value="0.000115627750255003" calcext:value-type="float">
            <text:p>0.0001</text:p>
          </table:table-cell>
          <table:table-cell table:style-name="ce7" table:formula="of:=IF([$rezultati_analiticki.K8]=0;0;(ABS([$rezultati_analiticki.K8]-[$rezultati_simulacija.K8])/[$rezultati_analiticki.K8]))" office:value-type="float" office:value="0" calcext:value-type="float">
            <text:p>0.0000</text:p>
          </table:table-cell>
          <table:table-cell table:style-name="ce7" table:formula="of:=IF([$rezultati_analiticki.L8]=0;0;(ABS([$rezultati_analiticki.L8]-[$rezultati_simulacija.L8])/[$rezultati_analiticki.L8]))" office:value-type="float" office:value="0" calcext:value-type="float">
            <text:p>0.0000</text:p>
          </table:table-cell>
          <table:table-cell table:style-name="ce7" table:formula="of:=IF([$rezultati_analiticki.M8]=0;0;(ABS([$rezultati_analiticki.M8]-[$rezultati_simulacija.M8])/[$rezultati_analiticki.M8]))" office:value-type="float" office:value="0.00188333092709206" calcext:value-type="float">
            <text:p>0.0019</text:p>
          </table:table-cell>
          <table:table-cell table:style-name="ce7" table:formula="of:=IF([$rezultati_analiticki.N8]=0;0;(ABS([$rezultati_analiticki.N8]-[$rezultati_simulacija.N8])/[$rezultati_analiticki.N8]))" office:value-type="float" office:value="0.00283147532764656" calcext:value-type="float">
            <text:p>0.0028</text:p>
          </table:table-cell>
          <table:table-cell table:style-name="ce7" table:formula="of:=IF([$rezultati_analiticki.O8]=0;0;(ABS([$rezultati_analiticki.O8]-[$rezultati_simulacija.O8])/[$rezultati_analiticki.O8]))" office:value-type="float" office:value="0.00801173646565488" calcext:value-type="float">
            <text:p>0.0080</text:p>
          </table:table-cell>
          <table:table-cell table:style-name="ce7" table:formula="of:=IF([$rezultati_analiticki.P8]=0;0;(ABS([$rezultati_analiticki.P8]-[$rezultati_simulacija.P8])/[$rezultati_analiticki.P8]))" office:value-type="float" office:value="0.00381058825916897" calcext:value-type="float">
            <text:p>0.0038</text:p>
          </table:table-cell>
          <table:table-cell table:style-name="ce7" table:formula="of:=IF([$rezultati_analiticki.Q8]=0;0;(ABS([$rezultati_analiticki.Q8]-[$rezultati_simulacija.Q8])/[$rezultati_analiticki.Q8]))" office:value-type="float" office:value="0.0000324129502961584" calcext:value-type="float">
            <text:p>0.0000</text:p>
          </table:table-cell>
          <table:table-cell table:style-name="ce7" table:formula="of:=IF([$rezultati_analiticki.R8]=0;0;(ABS([$rezultati_analiticki.R8]-[$rezultati_simulacija.R8])/[$rezultati_analiticki.R8]))" office:value-type="float" office:value="0.000913917306438469" calcext:value-type="float">
            <text:p>0.0009</text:p>
          </table:table-cell>
          <table:table-cell table:style-name="ce7" table:formula="of:=IF([$rezultati_analiticki.S8]=0;0;(ABS([$rezultati_analiticki.S8]-[$rezultati_simulacija.S8])/[$rezultati_analiticki.S8]))" office:value-type="float" office:value="0.0000927049954998224" calcext:value-type="float">
            <text:p>0.0001</text:p>
          </table:table-cell>
          <table:table-cell table:style-name="ce7" table:formula="of:=IF([$rezultati_analiticki.T8]=0;0;(ABS([$rezultati_analiticki.T8]-[$rezultati_simulacija.T8])/[$rezultati_analiticki.T8]))" office:value-type="float" office:value="0" calcext:value-type="float">
            <text:p>0.0000</text:p>
          </table:table-cell>
          <table:table-cell table:style-name="ce7" table:formula="of:=IF([$rezultati_analiticki.U8]=0;0;(ABS([$rezultati_analiticki.U8]-[$rezultati_simulacija.U8])/[$rezultati_analiticki.U8]))" office:value-type="float" office:value="0" calcext:value-type="float">
            <text:p>0.0000</text:p>
          </table:table-cell>
          <table:table-cell table:style-name="ce7" table:formula="of:=IF([$rezultati_analiticki.V8]=0;0;(ABS([$rezultati_analiticki.V8]-[$rezultati_simulacija.V8])/[$rezultati_analiticki.V8]))" office:value-type="float" office:value="0.0139294125788962" calcext:value-type="float">
            <text:p>0.0139</text:p>
          </table:table-cell>
          <table:table-cell table:style-name="ce7" table:formula="of:=IF([$rezultati_analiticki.W8]=0;0;(ABS([$rezultati_analiticki.W8]-[$rezultati_simulacija.W8])/[$rezultati_analiticki.W8]))" office:value-type="float" office:value="0.00186238006802832" calcext:value-type="float">
            <text:p>0.0019</text:p>
          </table:table-cell>
          <table:table-cell table:style-name="ce7" table:formula="of:=IF([$rezultati_analiticki.X8]=0;0;(ABS([$rezultati_analiticki.X8]-[$rezultati_simulacija.X8])/[$rezultati_analiticki.X8]))" office:value-type="float" office:value="0.000202690864607708" calcext:value-type="float">
            <text:p>0.0002</text:p>
          </table:table-cell>
          <table:table-cell table:style-name="ce7" table:formula="of:=IF([$rezultati_analiticki.Y8]=0;0;(ABS([$rezultati_analiticki.Y8]-[$rezultati_simulacija.Y8])/[$rezultati_analiticki.Y8]))" office:value-type="float" office:value="0.00481759941388496" calcext:value-type="float">
            <text:p>0.0048</text:p>
          </table:table-cell>
          <table:table-cell table:style-name="ce7" table:formula="of:=IF([$rezultati_analiticki.Z8]=0;0;(ABS([$rezultati_analiticki.Z8]-[$rezultati_simulacija.Z8])/[$rezultati_analiticki.Z8]))" office:value-type="float" office:value="0.00443053656335222" calcext:value-type="float">
            <text:p>0.0044</text:p>
          </table:table-cell>
          <table:table-cell table:style-name="ce7" table:formula="of:=IF([$rezultati_analiticki.AA8]=0;0;(ABS([$rezultati_analiticki.AA8]-[$rezultati_simulacija.AA8])/[$rezultati_analiticki.AA8]))" office:value-type="float" office:value="0.0121249207681913" calcext:value-type="float">
            <text:p>0.0121</text:p>
          </table:table-cell>
          <table:table-cell table:style-name="ce7" table:formula="of:=IF([$rezultati_analiticki.AB8]=0;0;(ABS([$rezultati_analiticki.AB8]-[$rezultati_simulacija.AB8])/[$rezultati_analiticki.AB8]))" office:value-type="float" office:value="0.0341990211621632" calcext:value-type="float">
            <text:p>0.0342</text:p>
          </table:table-cell>
          <table:table-cell table:style-name="ce7" table:formula="of:=IF([$rezultati_analiticki.AC8]=0;0;(ABS([$rezultati_analiticki.AC8]-[$rezultati_simulacija.AC8])/[$rezultati_analiticki.AC8]))" office:value-type="float" office:value="0" calcext:value-type="float">
            <text:p>0.0000</text:p>
          </table:table-cell>
          <table:table-cell table:style-name="ce7" table:formula="of:=IF([$rezultati_analiticki.AD8]=0;0;(ABS([$rezultati_analiticki.AD8]-[$rezultati_simulacija.AD8])/[$rezultati_analiticki.AD8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7" table:formula="of:=IF([$rezultati_analiticki.C9]=0;0;(ABS([$rezultati_analiticki.C9]-[$rezultati_simulacija.C9])/[$rezultati_analiticki.C9]))" office:value-type="float" office:value="0.224557642505605" calcext:value-type="float">
            <text:p>0.2246</text:p>
          </table:table-cell>
          <table:table-cell table:style-name="ce7" table:formula="of:=IF([$rezultati_analiticki.D9]=0;0;(ABS([$rezultati_analiticki.D9]-[$rezultati_simulacija.D9])/[$rezultati_analiticki.D9]))" office:value-type="float" office:value="0.000852725860850259" calcext:value-type="float">
            <text:p>0.0009</text:p>
          </table:table-cell>
          <table:table-cell table:style-name="ce7" table:formula="of:=IF([$rezultati_analiticki.E9]=0;0;(ABS([$rezultati_analiticki.E9]-[$rezultati_simulacija.E9])/[$rezultati_analiticki.E9]))" office:value-type="float" office:value="0.00616848444113177" calcext:value-type="float">
            <text:p>0.0062</text:p>
          </table:table-cell>
          <table:table-cell table:style-name="ce7" table:formula="of:=IF([$rezultati_analiticki.F9]=0;0;(ABS([$rezultati_analiticki.F9]-[$rezultati_simulacija.F9])/[$rezultati_analiticki.F9]))" office:value-type="float" office:value="0.00274431199714162" calcext:value-type="float">
            <text:p>0.0027</text:p>
          </table:table-cell>
          <table:table-cell table:style-name="ce7" table:formula="of:=IF([$rezultati_analiticki.G9]=0;0;(ABS([$rezultati_analiticki.G9]-[$rezultati_simulacija.G9])/[$rezultati_analiticki.G9]))" office:value-type="float" office:value="0.00527710124794506" calcext:value-type="float">
            <text:p>0.0053</text:p>
          </table:table-cell>
          <table:table-cell table:style-name="ce7" table:formula="of:=IF([$rezultati_analiticki.H9]=0;0;(ABS([$rezultati_analiticki.H9]-[$rezultati_simulacija.H9])/[$rezultati_analiticki.H9]))" office:value-type="float" office:value="0.0034869198082462" calcext:value-type="float">
            <text:p>0.0035</text:p>
          </table:table-cell>
          <table:table-cell table:style-name="ce7" table:formula="of:=IF([$rezultati_analiticki.I9]=0;0;(ABS([$rezultati_analiticki.I9]-[$rezultati_simulacija.I9])/[$rezultati_analiticki.I9]))" office:value-type="float" office:value="0.00131947641927672" calcext:value-type="float">
            <text:p>0.0013</text:p>
          </table:table-cell>
          <table:table-cell table:style-name="ce7" table:formula="of:=IF([$rezultati_analiticki.J9]=0;0;(ABS([$rezultati_analiticki.J9]-[$rezultati_simulacija.J9])/[$rezultati_analiticki.J9]))" office:value-type="float" office:value="0.0000239612851292243" calcext:value-type="float">
            <text:p>0.0000</text:p>
          </table:table-cell>
          <table:table-cell table:style-name="ce7" table:formula="of:=IF([$rezultati_analiticki.K9]=0;0;(ABS([$rezultati_analiticki.K9]-[$rezultati_simulacija.K9])/[$rezultati_analiticki.K9]))" office:value-type="float" office:value="0" calcext:value-type="float">
            <text:p>0.0000</text:p>
          </table:table-cell>
          <table:table-cell table:style-name="ce7" table:formula="of:=IF([$rezultati_analiticki.L9]=0;0;(ABS([$rezultati_analiticki.L9]-[$rezultati_simulacija.L9])/[$rezultati_analiticki.L9]))" office:value-type="float" office:value="0" calcext:value-type="float">
            <text:p>0.0000</text:p>
          </table:table-cell>
          <table:table-cell table:style-name="ce7" table:formula="of:=IF([$rezultati_analiticki.M9]=0;0;(ABS([$rezultati_analiticki.M9]-[$rezultati_simulacija.M9])/[$rezultati_analiticki.M9]))" office:value-type="float" office:value="0.00259472194452397" calcext:value-type="float">
            <text:p>0.0026</text:p>
          </table:table-cell>
          <table:table-cell table:style-name="ce7" table:formula="of:=IF([$rezultati_analiticki.N9]=0;0;(ABS([$rezultati_analiticki.N9]-[$rezultati_simulacija.N9])/[$rezultati_analiticki.N9]))" office:value-type="float" office:value="0.00511191876808415" calcext:value-type="float">
            <text:p>0.0051</text:p>
          </table:table-cell>
          <table:table-cell table:style-name="ce7" table:formula="of:=IF([$rezultati_analiticki.O9]=0;0;(ABS([$rezultati_analiticki.O9]-[$rezultati_simulacija.O9])/[$rezultati_analiticki.O9]))" office:value-type="float" office:value="0.00527661645543391" calcext:value-type="float">
            <text:p>0.0053</text:p>
          </table:table-cell>
          <table:table-cell table:style-name="ce7" table:formula="of:=IF([$rezultati_analiticki.P9]=0;0;(ABS([$rezultati_analiticki.P9]-[$rezultati_simulacija.P9])/[$rezultati_analiticki.P9]))" office:value-type="float" office:value="0.00322369590113719" calcext:value-type="float">
            <text:p>0.0032</text:p>
          </table:table-cell>
          <table:table-cell table:style-name="ce7" table:formula="of:=IF([$rezultati_analiticki.Q9]=0;0;(ABS([$rezultati_analiticki.Q9]-[$rezultati_simulacija.Q9])/[$rezultati_analiticki.Q9]))" office:value-type="float" office:value="0.000468257033687062" calcext:value-type="float">
            <text:p>0.0005</text:p>
          </table:table-cell>
          <table:table-cell table:style-name="ce7" table:formula="of:=IF([$rezultati_analiticki.R9]=0;0;(ABS([$rezultati_analiticki.R9]-[$rezultati_simulacija.R9])/[$rezultati_analiticki.R9]))" office:value-type="float" office:value="0.00247145708839323" calcext:value-type="float">
            <text:p>0.0025</text:p>
          </table:table-cell>
          <table:table-cell table:style-name="ce7" table:formula="of:=IF([$rezultati_analiticki.S9]=0;0;(ABS([$rezultati_analiticki.S9]-[$rezultati_simulacija.S9])/[$rezultati_analiticki.S9]))" office:value-type="float" office:value="0.00226137919437999" calcext:value-type="float">
            <text:p>0.0023</text:p>
          </table:table-cell>
          <table:table-cell table:style-name="ce7" table:formula="of:=IF([$rezultati_analiticki.T9]=0;0;(ABS([$rezultati_analiticki.T9]-[$rezultati_simulacija.T9])/[$rezultati_analiticki.T9]))" office:value-type="float" office:value="0" calcext:value-type="float">
            <text:p>0.0000</text:p>
          </table:table-cell>
          <table:table-cell table:style-name="ce7" table:formula="of:=IF([$rezultati_analiticki.U9]=0;0;(ABS([$rezultati_analiticki.U9]-[$rezultati_simulacija.U9])/[$rezultati_analiticki.U9]))" office:value-type="float" office:value="0" calcext:value-type="float">
            <text:p>0.0000</text:p>
          </table:table-cell>
          <table:table-cell table:style-name="ce7" table:formula="of:=IF([$rezultati_analiticki.V9]=0;0;(ABS([$rezultati_analiticki.V9]-[$rezultati_simulacija.V9])/[$rezultati_analiticki.V9]))" office:value-type="float" office:value="0.0295369752297029" calcext:value-type="float">
            <text:p>0.0295</text:p>
          </table:table-cell>
          <table:table-cell table:style-name="ce7" table:formula="of:=IF([$rezultati_analiticki.W9]=0;0;(ABS([$rezultati_analiticki.W9]-[$rezultati_simulacija.W9])/[$rezultati_analiticki.W9]))" office:value-type="float" office:value="0.00797699521875413" calcext:value-type="float">
            <text:p>0.0080</text:p>
          </table:table-cell>
          <table:table-cell table:style-name="ce7" table:formula="of:=IF([$rezultati_analiticki.X9]=0;0;(ABS([$rezultati_analiticki.X9]-[$rezultati_simulacija.X9])/[$rezultati_analiticki.X9]))" office:value-type="float" office:value="0.00590559003536475" calcext:value-type="float">
            <text:p>0.0059</text:p>
          </table:table-cell>
          <table:table-cell table:style-name="ce7" table:formula="of:=IF([$rezultati_analiticki.Y9]=0;0;(ABS([$rezultati_analiticki.Y9]-[$rezultati_simulacija.Y9])/[$rezultati_analiticki.Y9]))" office:value-type="float" office:value="0.00618875405370604" calcext:value-type="float">
            <text:p>0.0062</text:p>
          </table:table-cell>
          <table:table-cell table:style-name="ce7" table:formula="of:=IF([$rezultati_analiticki.Z9]=0;0;(ABS([$rezultati_analiticki.Z9]-[$rezultati_simulacija.Z9])/[$rezultati_analiticki.Z9]))" office:value-type="float" office:value="0.30440478760549" calcext:value-type="float">
            <text:p>0.3044</text:p>
          </table:table-cell>
          <table:table-cell table:style-name="ce7" table:formula="of:=IF([$rezultati_analiticki.AA9]=0;0;(ABS([$rezultati_analiticki.AA9]-[$rezultati_simulacija.AA9])/[$rezultati_analiticki.AA9]))" office:value-type="float" office:value="0.113182683653933" calcext:value-type="float">
            <text:p>0.1132</text:p>
          </table:table-cell>
          <table:table-cell table:style-name="ce7" table:formula="of:=IF([$rezultati_analiticki.AB9]=0;0;(ABS([$rezultati_analiticki.AB9]-[$rezultati_simulacija.AB9])/[$rezultati_analiticki.AB9]))" office:value-type="float" office:value="0.270720871557774" calcext:value-type="float">
            <text:p>0.2707</text:p>
          </table:table-cell>
          <table:table-cell table:style-name="ce7" table:formula="of:=IF([$rezultati_analiticki.AC9]=0;0;(ABS([$rezultati_analiticki.AC9]-[$rezultati_simulacija.AC9])/[$rezultati_analiticki.AC9]))" office:value-type="float" office:value="0" calcext:value-type="float">
            <text:p>0.0000</text:p>
          </table:table-cell>
          <table:table-cell table:style-name="ce7" table:formula="of:=IF([$rezultati_analiticki.AD9]=0;0;(ABS([$rezultati_analiticki.AD9]-[$rezultati_simulacija.AD9])/[$rezultati_analiticki.AD9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3" calcext:value-type="float">
            <text:p>0.3</text:p>
          </table:table-cell>
          <table:table-cell table:style-name="ce7" table:formula="of:=IF([$rezultati_analiticki.C10]=0;0;(ABS([$rezultati_analiticki.C10]-[$rezultati_simulacija.C10])/[$rezultati_analiticki.C10]))" office:value-type="float" office:value="0.00427159396977527" calcext:value-type="float">
            <text:p>0.0043</text:p>
          </table:table-cell>
          <table:table-cell table:style-name="ce7" table:formula="of:=IF([$rezultati_analiticki.D10]=0;0;(ABS([$rezultati_analiticki.D10]-[$rezultati_simulacija.D10])/[$rezultati_analiticki.D10]))" office:value-type="float" office:value="0.00813754974497784" calcext:value-type="float">
            <text:p>0.0081</text:p>
          </table:table-cell>
          <table:table-cell table:style-name="ce7" table:formula="of:=IF([$rezultati_analiticki.E10]=0;0;(ABS([$rezultati_analiticki.E10]-[$rezultati_simulacija.E10])/[$rezultati_analiticki.E10]))" office:value-type="float" office:value="0.001925773699923" calcext:value-type="float">
            <text:p>0.0019</text:p>
          </table:table-cell>
          <table:table-cell table:style-name="ce7" table:formula="of:=IF([$rezultati_analiticki.F10]=0;0;(ABS([$rezultati_analiticki.F10]-[$rezultati_simulacija.F10])/[$rezultati_analiticki.F10]))" office:value-type="float" office:value="0.00562680756922088" calcext:value-type="float">
            <text:p>0.0056</text:p>
          </table:table-cell>
          <table:table-cell table:style-name="ce7" table:formula="of:=IF([$rezultati_analiticki.G10]=0;0;(ABS([$rezultati_analiticki.G10]-[$rezultati_simulacija.G10])/[$rezultati_analiticki.G10]))" office:value-type="float" office:value="0.0174113111845816" calcext:value-type="float">
            <text:p>0.0174</text:p>
          </table:table-cell>
          <table:table-cell table:style-name="ce7" table:formula="of:=IF([$rezultati_analiticki.H10]=0;0;(ABS([$rezultati_analiticki.H10]-[$rezultati_simulacija.H10])/[$rezultati_analiticki.H10]))" office:value-type="float" office:value="0.00574176432992987" calcext:value-type="float">
            <text:p>0.0057</text:p>
          </table:table-cell>
          <table:table-cell table:style-name="ce7" table:formula="of:=IF([$rezultati_analiticki.I10]=0;0;(ABS([$rezultati_analiticki.I10]-[$rezultati_simulacija.I10])/[$rezultati_analiticki.I10]))" office:value-type="float" office:value="0.00805487999026691" calcext:value-type="float">
            <text:p>0.0081</text:p>
          </table:table-cell>
          <table:table-cell table:style-name="ce7" table:formula="of:=IF([$rezultati_analiticki.J10]=0;0;(ABS([$rezultati_analiticki.J10]-[$rezultati_simulacija.J10])/[$rezultati_analiticki.J10]))" office:value-type="float" office:value="0.000385031932737465" calcext:value-type="float">
            <text:p>0.0004</text:p>
          </table:table-cell>
          <table:table-cell table:style-name="ce7" table:formula="of:=IF([$rezultati_analiticki.K10]=0;0;(ABS([$rezultati_analiticki.K10]-[$rezultati_simulacija.K10])/[$rezultati_analiticki.K10]))" office:value-type="float" office:value="0.0100045627643716" calcext:value-type="float">
            <text:p>0.0100</text:p>
          </table:table-cell>
          <table:table-cell table:style-name="ce7" table:formula="of:=IF([$rezultati_analiticki.L10]=0;0;(ABS([$rezultati_analiticki.L10]-[$rezultati_simulacija.L10])/[$rezultati_analiticki.L10]))" office:value-type="float" office:value="0" calcext:value-type="float">
            <text:p>0.0000</text:p>
          </table:table-cell>
          <table:table-cell table:style-name="ce7" table:formula="of:=IF([$rezultati_analiticki.M10]=0;0;(ABS([$rezultati_analiticki.M10]-[$rezultati_simulacija.M10])/[$rezultati_analiticki.M10]))" office:value-type="float" office:value="0.00297354527008097" calcext:value-type="float">
            <text:p>0.0030</text:p>
          </table:table-cell>
          <table:table-cell table:style-name="ce7" table:formula="of:=IF([$rezultati_analiticki.N10]=0;0;(ABS([$rezultati_analiticki.N10]-[$rezultati_simulacija.N10])/[$rezultati_analiticki.N10]))" office:value-type="float" office:value="0.0030677960853792" calcext:value-type="float">
            <text:p>0.0031</text:p>
          </table:table-cell>
          <table:table-cell table:style-name="ce7" table:formula="of:=IF([$rezultati_analiticki.O10]=0;0;(ABS([$rezultati_analiticki.O10]-[$rezultati_simulacija.O10])/[$rezultati_analiticki.O10]))" office:value-type="float" office:value="0.00901883675793287" calcext:value-type="float">
            <text:p>0.0090</text:p>
          </table:table-cell>
          <table:table-cell table:style-name="ce7" table:formula="of:=IF([$rezultati_analiticki.P10]=0;0;(ABS([$rezultati_analiticki.P10]-[$rezultati_simulacija.P10])/[$rezultati_analiticki.P10]))" office:value-type="float" office:value="0.01132396731965" calcext:value-type="float">
            <text:p>0.0113</text:p>
          </table:table-cell>
          <table:table-cell table:style-name="ce7" table:formula="of:=IF([$rezultati_analiticki.Q10]=0;0;(ABS([$rezultati_analiticki.Q10]-[$rezultati_simulacija.Q10])/[$rezultati_analiticki.Q10]))" office:value-type="float" office:value="0.00629777274967215" calcext:value-type="float">
            <text:p>0.0063</text:p>
          </table:table-cell>
          <table:table-cell table:style-name="ce7" table:formula="of:=IF([$rezultati_analiticki.R10]=0;0;(ABS([$rezultati_analiticki.R10]-[$rezultati_simulacija.R10])/[$rezultati_analiticki.R10]))" office:value-type="float" office:value="0.00340554258859046" calcext:value-type="float">
            <text:p>0.0034</text:p>
          </table:table-cell>
          <table:table-cell table:style-name="ce7" table:formula="of:=IF([$rezultati_analiticki.S10]=0;0;(ABS([$rezultati_analiticki.S10]-[$rezultati_simulacija.S10])/[$rezultati_analiticki.S10]))" office:value-type="float" office:value="0.00241267952931061" calcext:value-type="float">
            <text:p>0.0024</text:p>
          </table:table-cell>
          <table:table-cell table:style-name="ce7" table:formula="of:=IF([$rezultati_analiticki.T10]=0;0;(ABS([$rezultati_analiticki.T10]-[$rezultati_simulacija.T10])/[$rezultati_analiticki.T10]))" office:value-type="float" office:value="0.0137638819950119" calcext:value-type="float">
            <text:p>0.0138</text:p>
          </table:table-cell>
          <table:table-cell table:style-name="ce7" table:formula="of:=IF([$rezultati_analiticki.U10]=0;0;(ABS([$rezultati_analiticki.U10]-[$rezultati_simulacija.U10])/[$rezultati_analiticki.U10]))" office:value-type="float" office:value="0" calcext:value-type="float">
            <text:p>0.0000</text:p>
          </table:table-cell>
          <table:table-cell table:style-name="ce7" table:formula="of:=IF([$rezultati_analiticki.V10]=0;0;(ABS([$rezultati_analiticki.V10]-[$rezultati_simulacija.V10])/[$rezultati_analiticki.V10]))" office:value-type="float" office:value="0.0356694530389892" calcext:value-type="float">
            <text:p>0.0357</text:p>
          </table:table-cell>
          <table:table-cell table:style-name="ce7" table:formula="of:=IF([$rezultati_analiticki.W10]=0;0;(ABS([$rezultati_analiticki.W10]-[$rezultati_simulacija.W10])/[$rezultati_analiticki.W10]))" office:value-type="float" office:value="0.0114090017734258" calcext:value-type="float">
            <text:p>0.0114</text:p>
          </table:table-cell>
          <table:table-cell table:style-name="ce7" table:formula="of:=IF([$rezultati_analiticki.X10]=0;0;(ABS([$rezultati_analiticki.X10]-[$rezultati_simulacija.X10])/[$rezultati_analiticki.X10]))" office:value-type="float" office:value="0.00860153765866236" calcext:value-type="float">
            <text:p>0.0086</text:p>
          </table:table-cell>
          <table:table-cell table:style-name="ce7" table:formula="of:=IF([$rezultati_analiticki.Y10]=0;0;(ABS([$rezultati_analiticki.Y10]-[$rezultati_simulacija.Y10])/[$rezultati_analiticki.Y10]))" office:value-type="float" office:value="0.0159707711754612" calcext:value-type="float">
            <text:p>0.0160</text:p>
          </table:table-cell>
          <table:table-cell table:style-name="ce7" table:formula="of:=IF([$rezultati_analiticki.Z10]=0;0;(ABS([$rezultati_analiticki.Z10]-[$rezultati_simulacija.Z10])/[$rezultati_analiticki.Z10]))" office:value-type="float" office:value="0.00988582870488123" calcext:value-type="float">
            <text:p>0.0099</text:p>
          </table:table-cell>
          <table:table-cell table:style-name="ce7" table:formula="of:=IF([$rezultati_analiticki.AA10]=0;0;(ABS([$rezultati_analiticki.AA10]-[$rezultati_simulacija.AA10])/[$rezultati_analiticki.AA10]))" office:value-type="float" office:value="0.0124841706470912" calcext:value-type="float">
            <text:p>0.0125</text:p>
          </table:table-cell>
          <table:table-cell table:style-name="ce7" table:formula="of:=IF([$rezultati_analiticki.AB10]=0;0;(ABS([$rezultati_analiticki.AB10]-[$rezultati_simulacija.AB10])/[$rezultati_analiticki.AB10]))" office:value-type="float" office:value="0.0100525155883495" calcext:value-type="float">
            <text:p>0.0101</text:p>
          </table:table-cell>
          <table:table-cell table:style-name="ce7" table:formula="of:=IF([$rezultati_analiticki.AC10]=0;0;(ABS([$rezultati_analiticki.AC10]-[$rezultati_simulacija.AC10])/[$rezultati_analiticki.AC10]))" office:value-type="float" office:value="0.0201157868613907" calcext:value-type="float">
            <text:p>0.0201</text:p>
          </table:table-cell>
          <table:table-cell table:style-name="ce7" table:formula="of:=IF([$rezultati_analiticki.AD10]=0;0;(ABS([$rezultati_analiticki.AD10]-[$rezultati_simulacija.AD10])/[$rezultati_analiticki.AD10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55" calcext:value-type="float">
            <text:p>0.55</text:p>
          </table:table-cell>
          <table:table-cell table:style-name="ce7" table:formula="of:=IF([$rezultati_analiticki.C11]=0;0;(ABS([$rezultati_analiticki.C11]-[$rezultati_simulacija.C11])/[$rezultati_analiticki.C11]))" office:value-type="float" office:value="0.008282530093818" calcext:value-type="float">
            <text:p>0.0083</text:p>
          </table:table-cell>
          <table:table-cell table:style-name="ce7" table:formula="of:=IF([$rezultati_analiticki.D11]=0;0;(ABS([$rezultati_analiticki.D11]-[$rezultati_simulacija.D11])/[$rezultati_analiticki.D11]))" office:value-type="float" office:value="0.00226067970191324" calcext:value-type="float">
            <text:p>0.0023</text:p>
          </table:table-cell>
          <table:table-cell table:style-name="ce7" table:formula="of:=IF([$rezultati_analiticki.E11]=0;0;(ABS([$rezultati_analiticki.E11]-[$rezultati_simulacija.E11])/[$rezultati_analiticki.E11]))" office:value-type="float" office:value="0.00228587002291805" calcext:value-type="float">
            <text:p>0.0023</text:p>
          </table:table-cell>
          <table:table-cell table:style-name="ce7" table:formula="of:=IF([$rezultati_analiticki.F11]=0;0;(ABS([$rezultati_analiticki.F11]-[$rezultati_simulacija.F11])/[$rezultati_analiticki.F11]))" office:value-type="float" office:value="0.00240387409337188" calcext:value-type="float">
            <text:p>0.0024</text:p>
          </table:table-cell>
          <table:table-cell table:style-name="ce7" table:formula="of:=IF([$rezultati_analiticki.G11]=0;0;(ABS([$rezultati_analiticki.G11]-[$rezultati_simulacija.G11])/[$rezultati_analiticki.G11]))" office:value-type="float" office:value="0.00901772048065754" calcext:value-type="float">
            <text:p>0.0090</text:p>
          </table:table-cell>
          <table:table-cell table:style-name="ce7" table:formula="of:=IF([$rezultati_analiticki.H11]=0;0;(ABS([$rezultati_analiticki.H11]-[$rezultati_simulacija.H11])/[$rezultati_analiticki.H11]))" office:value-type="float" office:value="0.0019334068076246" calcext:value-type="float">
            <text:p>0.0019</text:p>
          </table:table-cell>
          <table:table-cell table:style-name="ce7" table:formula="of:=IF([$rezultati_analiticki.I11]=0;0;(ABS([$rezultati_analiticki.I11]-[$rezultati_simulacija.I11])/[$rezultati_analiticki.I11]))" office:value-type="float" office:value="0.0190733157934228" calcext:value-type="float">
            <text:p>0.0191</text:p>
          </table:table-cell>
          <table:table-cell table:style-name="ce7" table:formula="of:=IF([$rezultati_analiticki.J11]=0;0;(ABS([$rezultati_analiticki.J11]-[$rezultati_simulacija.J11])/[$rezultati_analiticki.J11]))" office:value-type="float" office:value="0.00792706791539564" calcext:value-type="float">
            <text:p>0.0079</text:p>
          </table:table-cell>
          <table:table-cell table:style-name="ce7" table:formula="of:=IF([$rezultati_analiticki.K11]=0;0;(ABS([$rezultati_analiticki.K11]-[$rezultati_simulacija.K11])/[$rezultati_analiticki.K11]))" office:value-type="float" office:value="0.011829970219707" calcext:value-type="float">
            <text:p>0.0118</text:p>
          </table:table-cell>
          <table:table-cell table:style-name="ce7" table:formula="of:=IF([$rezultati_analiticki.L11]=0;0;(ABS([$rezultati_analiticki.L11]-[$rezultati_simulacija.L11])/[$rezultati_analiticki.L11]))" office:value-type="float" office:value="0" calcext:value-type="float">
            <text:p>0.0000</text:p>
          </table:table-cell>
          <table:table-cell table:style-name="ce7" table:formula="of:=IF([$rezultati_analiticki.M11]=0;0;(ABS([$rezultati_analiticki.M11]-[$rezultati_simulacija.M11])/[$rezultati_analiticki.M11]))" office:value-type="float" office:value="0.000337964721646096" calcext:value-type="float">
            <text:p>0.0003</text:p>
          </table:table-cell>
          <table:table-cell table:style-name="ce7" table:formula="of:=IF([$rezultati_analiticki.N11]=0;0;(ABS([$rezultati_analiticki.N11]-[$rezultati_simulacija.N11])/[$rezultati_analiticki.N11]))" office:value-type="float" office:value="0.0049193564966231" calcext:value-type="float">
            <text:p>0.0049</text:p>
          </table:table-cell>
          <table:table-cell table:style-name="ce7" table:formula="of:=IF([$rezultati_analiticki.O11]=0;0;(ABS([$rezultati_analiticki.O11]-[$rezultati_simulacija.O11])/[$rezultati_analiticki.O11]))" office:value-type="float" office:value="0.00663719100742588" calcext:value-type="float">
            <text:p>0.0066</text:p>
          </table:table-cell>
          <table:table-cell table:style-name="ce7" table:formula="of:=IF([$rezultati_analiticki.P11]=0;0;(ABS([$rezultati_analiticki.P11]-[$rezultati_simulacija.P11])/[$rezultati_analiticki.P11]))" office:value-type="float" office:value="0.0109017063601896" calcext:value-type="float">
            <text:p>0.0109</text:p>
          </table:table-cell>
          <table:table-cell table:style-name="ce7" table:formula="of:=IF([$rezultati_analiticki.Q11]=0;0;(ABS([$rezultati_analiticki.Q11]-[$rezultati_simulacija.Q11])/[$rezultati_analiticki.Q11]))" office:value-type="float" office:value="0.000751947818513184" calcext:value-type="float">
            <text:p>0.0008</text:p>
          </table:table-cell>
          <table:table-cell table:style-name="ce7" table:formula="of:=IF([$rezultati_analiticki.R11]=0;0;(ABS([$rezultati_analiticki.R11]-[$rezultati_simulacija.R11])/[$rezultati_analiticki.R11]))" office:value-type="float" office:value="0.0115329960360245" calcext:value-type="float">
            <text:p>0.0115</text:p>
          </table:table-cell>
          <table:table-cell table:style-name="ce7" table:formula="of:=IF([$rezultati_analiticki.S11]=0;0;(ABS([$rezultati_analiticki.S11]-[$rezultati_simulacija.S11])/[$rezultati_analiticki.S11]))" office:value-type="float" office:value="0.00110680818719545" calcext:value-type="float">
            <text:p>0.0011</text:p>
          </table:table-cell>
          <table:table-cell table:style-name="ce7" table:formula="of:=IF([$rezultati_analiticki.T11]=0;0;(ABS([$rezultati_analiticki.T11]-[$rezultati_simulacija.T11])/[$rezultati_analiticki.T11]))" office:value-type="float" office:value="0.00194260691685055" calcext:value-type="float">
            <text:p>0.0019</text:p>
          </table:table-cell>
          <table:table-cell table:style-name="ce7" table:formula="of:=IF([$rezultati_analiticki.U11]=0;0;(ABS([$rezultati_analiticki.U11]-[$rezultati_simulacija.U11])/[$rezultati_analiticki.U11]))" office:value-type="float" office:value="0" calcext:value-type="float">
            <text:p>0.0000</text:p>
          </table:table-cell>
          <table:table-cell table:style-name="ce7" table:formula="of:=IF([$rezultati_analiticki.V11]=0;0;(ABS([$rezultati_analiticki.V11]-[$rezultati_simulacija.V11])/[$rezultati_analiticki.V11]))" office:value-type="float" office:value="0.0139065295998332" calcext:value-type="float">
            <text:p>0.0139</text:p>
          </table:table-cell>
          <table:table-cell table:style-name="ce7" table:formula="of:=IF([$rezultati_analiticki.W11]=0;0;(ABS([$rezultati_analiticki.W11]-[$rezultati_simulacija.W11])/[$rezultati_analiticki.W11]))" office:value-type="float" office:value="0.00799899979420677" calcext:value-type="float">
            <text:p>0.0080</text:p>
          </table:table-cell>
          <table:table-cell table:style-name="ce7" table:formula="of:=IF([$rezultati_analiticki.X11]=0;0;(ABS([$rezultati_analiticki.X11]-[$rezultati_simulacija.X11])/[$rezultati_analiticki.X11]))" office:value-type="float" office:value="0.00364637207174618" calcext:value-type="float">
            <text:p>0.0036</text:p>
          </table:table-cell>
          <table:table-cell table:style-name="ce7" table:formula="of:=IF([$rezultati_analiticki.Y11]=0;0;(ABS([$rezultati_analiticki.Y11]-[$rezultati_simulacija.Y11])/[$rezultati_analiticki.Y11]))" office:value-type="float" office:value="0.0136763654997133" calcext:value-type="float">
            <text:p>0.0137</text:p>
          </table:table-cell>
          <table:table-cell table:style-name="ce7" table:formula="of:=IF([$rezultati_analiticki.Z11]=0;0;(ABS([$rezultati_analiticki.Z11]-[$rezultati_simulacija.Z11])/[$rezultati_analiticki.Z11]))" office:value-type="float" office:value="0.0121531731275193" calcext:value-type="float">
            <text:p>0.0122</text:p>
          </table:table-cell>
          <table:table-cell table:style-name="ce7" table:formula="of:=IF([$rezultati_analiticki.AA11]=0;0;(ABS([$rezultati_analiticki.AA11]-[$rezultati_simulacija.AA11])/[$rezultati_analiticki.AA11]))" office:value-type="float" office:value="0.0294296549691941" calcext:value-type="float">
            <text:p>0.0294</text:p>
          </table:table-cell>
          <table:table-cell table:style-name="ce7" table:formula="of:=IF([$rezultati_analiticki.AB11]=0;0;(ABS([$rezultati_analiticki.AB11]-[$rezultati_simulacija.AB11])/[$rezultati_analiticki.AB11]))" office:value-type="float" office:value="0.0237315763828435" calcext:value-type="float">
            <text:p>0.0237</text:p>
          </table:table-cell>
          <table:table-cell table:style-name="ce7" table:formula="of:=IF([$rezultati_analiticki.AC11]=0;0;(ABS([$rezultati_analiticki.AC11]-[$rezultati_simulacija.AC11])/[$rezultati_analiticki.AC11]))" office:value-type="float" office:value="0.0538562939263143" calcext:value-type="float">
            <text:p>0.0539</text:p>
          </table:table-cell>
          <table:table-cell table:style-name="ce7" table:formula="of:=IF([$rezultati_analiticki.AD11]=0;0;(ABS([$rezultati_analiticki.AD11]-[$rezultati_simulacija.AD11])/[$rezultati_analiticki.AD11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" calcext:value-type="float">
            <text:p>0.8</text:p>
          </table:table-cell>
          <table:table-cell table:style-name="ce7" table:formula="of:=IF([$rezultati_analiticki.C12]=0;0;(ABS([$rezultati_analiticki.C12]-[$rezultati_simulacija.C12])/[$rezultati_analiticki.C12]))" office:value-type="float" office:value="0.0257030383888884" calcext:value-type="float">
            <text:p>0.0257</text:p>
          </table:table-cell>
          <table:table-cell table:style-name="ce7" table:formula="of:=IF([$rezultati_analiticki.D12]=0;0;(ABS([$rezultati_analiticki.D12]-[$rezultati_simulacija.D12])/[$rezultati_analiticki.D12]))" office:value-type="float" office:value="0.00373049454612716" calcext:value-type="float">
            <text:p>0.0037</text:p>
          </table:table-cell>
          <table:table-cell table:style-name="ce7" table:formula="of:=IF([$rezultati_analiticki.E12]=0;0;(ABS([$rezultati_analiticki.E12]-[$rezultati_simulacija.E12])/[$rezultati_analiticki.E12]))" office:value-type="float" office:value="0.0058058269632926" calcext:value-type="float">
            <text:p>0.0058</text:p>
          </table:table-cell>
          <table:table-cell table:style-name="ce7" table:formula="of:=IF([$rezultati_analiticki.F12]=0;0;(ABS([$rezultati_analiticki.F12]-[$rezultati_simulacija.F12])/[$rezultati_analiticki.F12]))" office:value-type="float" office:value="0.0119410617986545" calcext:value-type="float">
            <text:p>0.0119</text:p>
          </table:table-cell>
          <table:table-cell table:style-name="ce7" table:formula="of:=IF([$rezultati_analiticki.G12]=0;0;(ABS([$rezultati_analiticki.G12]-[$rezultati_simulacija.G12])/[$rezultati_analiticki.G12]))" office:value-type="float" office:value="0.00902473306860822" calcext:value-type="float">
            <text:p>0.0090</text:p>
          </table:table-cell>
          <table:table-cell table:style-name="ce7" table:formula="of:=IF([$rezultati_analiticki.H12]=0;0;(ABS([$rezultati_analiticki.H12]-[$rezultati_simulacija.H12])/[$rezultati_analiticki.H12]))" office:value-type="float" office:value="0.00829340221230049" calcext:value-type="float">
            <text:p>0.0083</text:p>
          </table:table-cell>
          <table:table-cell table:style-name="ce7" table:formula="of:=IF([$rezultati_analiticki.I12]=0;0;(ABS([$rezultati_analiticki.I12]-[$rezultati_simulacija.I12])/[$rezultati_analiticki.I12]))" office:value-type="float" office:value="0.00248128993853294" calcext:value-type="float">
            <text:p>0.0025</text:p>
          </table:table-cell>
          <table:table-cell table:style-name="ce7" table:formula="of:=IF([$rezultati_analiticki.J12]=0;0;(ABS([$rezultati_analiticki.J12]-[$rezultati_simulacija.J12])/[$rezultati_analiticki.J12]))" office:value-type="float" office:value="0.008242694946647" calcext:value-type="float">
            <text:p>0.0082</text:p>
          </table:table-cell>
          <table:table-cell table:style-name="ce7" table:formula="of:=IF([$rezultati_analiticki.K12]=0;0;(ABS([$rezultati_analiticki.K12]-[$rezultati_simulacija.K12])/[$rezultati_analiticki.K12]))" office:value-type="float" office:value="0.00549293248890712" calcext:value-type="float">
            <text:p>0.0055</text:p>
          </table:table-cell>
          <table:table-cell table:style-name="ce7" table:formula="of:=IF([$rezultati_analiticki.L12]=0;0;(ABS([$rezultati_analiticki.L12]-[$rezultati_simulacija.L12])/[$rezultati_analiticki.L12]))" office:value-type="float" office:value="0" calcext:value-type="float">
            <text:p>0.0000</text:p>
          </table:table-cell>
          <table:table-cell table:style-name="ce7" table:formula="of:=IF([$rezultati_analiticki.M12]=0;0;(ABS([$rezultati_analiticki.M12]-[$rezultati_simulacija.M12])/[$rezultati_analiticki.M12]))" office:value-type="float" office:value="0.00236061289600951" calcext:value-type="float">
            <text:p>0.0024</text:p>
          </table:table-cell>
          <table:table-cell table:style-name="ce7" table:formula="of:=IF([$rezultati_analiticki.N12]=0;0;(ABS([$rezultati_analiticki.N12]-[$rezultati_simulacija.N12])/[$rezultati_analiticki.N12]))" office:value-type="float" office:value="0.00436282972242253" calcext:value-type="float">
            <text:p>0.0044</text:p>
          </table:table-cell>
          <table:table-cell table:style-name="ce7" table:formula="of:=IF([$rezultati_analiticki.O12]=0;0;(ABS([$rezultati_analiticki.O12]-[$rezultati_simulacija.O12])/[$rezultati_analiticki.O12]))" office:value-type="float" office:value="0.00772238212663152" calcext:value-type="float">
            <text:p>0.0077</text:p>
          </table:table-cell>
          <table:table-cell table:style-name="ce7" table:formula="of:=IF([$rezultati_analiticki.P12]=0;0;(ABS([$rezultati_analiticki.P12]-[$rezultati_simulacija.P12])/[$rezultati_analiticki.P12]))" office:value-type="float" office:value="0.000782342662603592" calcext:value-type="float">
            <text:p>0.0008</text:p>
          </table:table-cell>
          <table:table-cell table:style-name="ce7" table:formula="of:=IF([$rezultati_analiticki.Q12]=0;0;(ABS([$rezultati_analiticki.Q12]-[$rezultati_simulacija.Q12])/[$rezultati_analiticki.Q12]))" office:value-type="float" office:value="0.00234500723085722" calcext:value-type="float">
            <text:p>0.0023</text:p>
          </table:table-cell>
          <table:table-cell table:style-name="ce7" table:formula="of:=IF([$rezultati_analiticki.R12]=0;0;(ABS([$rezultati_analiticki.R12]-[$rezultati_simulacija.R12])/[$rezultati_analiticki.R12]))" office:value-type="float" office:value="0.00240639195971477" calcext:value-type="float">
            <text:p>0.0024</text:p>
          </table:table-cell>
          <table:table-cell table:style-name="ce7" table:formula="of:=IF([$rezultati_analiticki.S12]=0;0;(ABS([$rezultati_analiticki.S12]-[$rezultati_simulacija.S12])/[$rezultati_analiticki.S12]))" office:value-type="float" office:value="0.00208517643336336" calcext:value-type="float">
            <text:p>0.0021</text:p>
          </table:table-cell>
          <table:table-cell table:style-name="ce7" table:formula="of:=IF([$rezultati_analiticki.T12]=0;0;(ABS([$rezultati_analiticki.T12]-[$rezultati_simulacija.T12])/[$rezultati_analiticki.T12]))" office:value-type="float" office:value="0.00289558669569322" calcext:value-type="float">
            <text:p>0.0029</text:p>
          </table:table-cell>
          <table:table-cell table:style-name="ce7" table:formula="of:=IF([$rezultati_analiticki.U12]=0;0;(ABS([$rezultati_analiticki.U12]-[$rezultati_simulacija.U12])/[$rezultati_analiticki.U12]))" office:value-type="float" office:value="0" calcext:value-type="float">
            <text:p>0.0000</text:p>
          </table:table-cell>
          <table:table-cell table:style-name="ce7" table:formula="of:=IF([$rezultati_analiticki.V12]=0;0;(ABS([$rezultati_analiticki.V12]-[$rezultati_simulacija.V12])/[$rezultati_analiticki.V12]))" office:value-type="float" office:value="0.00617653331550512" calcext:value-type="float">
            <text:p>0.0062</text:p>
          </table:table-cell>
          <table:table-cell table:style-name="ce7" table:formula="of:=IF([$rezultati_analiticki.W12]=0;0;(ABS([$rezultati_analiticki.W12]-[$rezultati_simulacija.W12])/[$rezultati_analiticki.W12]))" office:value-type="float" office:value="0.0209086462303462" calcext:value-type="float">
            <text:p>0.0209</text:p>
          </table:table-cell>
          <table:table-cell table:style-name="ce7" table:formula="of:=IF([$rezultati_analiticki.X12]=0;0;(ABS([$rezultati_analiticki.X12]-[$rezultati_simulacija.X12])/[$rezultati_analiticki.X12]))" office:value-type="float" office:value="0.0395630997643081" calcext:value-type="float">
            <text:p>0.0396</text:p>
          </table:table-cell>
          <table:table-cell table:style-name="ce7" table:formula="of:=IF([$rezultati_analiticki.Y12]=0;0;(ABS([$rezultati_analiticki.Y12]-[$rezultati_simulacija.Y12])/[$rezultati_analiticki.Y12]))" office:value-type="float" office:value="0.0211172200004076" calcext:value-type="float">
            <text:p>0.0211</text:p>
          </table:table-cell>
          <table:table-cell table:style-name="ce7" table:formula="of:=IF([$rezultati_analiticki.Z12]=0;0;(ABS([$rezultati_analiticki.Z12]-[$rezultati_simulacija.Z12])/[$rezultati_analiticki.Z12]))" office:value-type="float" office:value="0.0427646368140326" calcext:value-type="float">
            <text:p>0.0428</text:p>
          </table:table-cell>
          <table:table-cell table:style-name="ce7" table:formula="of:=IF([$rezultati_analiticki.AA12]=0;0;(ABS([$rezultati_analiticki.AA12]-[$rezultati_simulacija.AA12])/[$rezultati_analiticki.AA12]))" office:value-type="float" office:value="0.0520529524450541" calcext:value-type="float">
            <text:p>0.0521</text:p>
          </table:table-cell>
          <table:table-cell table:style-name="ce7" table:formula="of:=IF([$rezultati_analiticki.AB12]=0;0;(ABS([$rezultati_analiticki.AB12]-[$rezultati_simulacija.AB12])/[$rezultati_analiticki.AB12]))" office:value-type="float" office:value="0.00959663020948847" calcext:value-type="float">
            <text:p>0.0096</text:p>
          </table:table-cell>
          <table:table-cell table:style-name="ce7" table:formula="of:=IF([$rezultati_analiticki.AC12]=0;0;(ABS([$rezultati_analiticki.AC12]-[$rezultati_simulacija.AC12])/[$rezultati_analiticki.AC12]))" office:value-type="float" office:value="0.0614942577655957" calcext:value-type="float">
            <text:p>0.0615</text:p>
          </table:table-cell>
          <table:table-cell table:style-name="ce7" table:formula="of:=IF([$rezultati_analiticki.AD12]=0;0;(ABS([$rezultati_analiticki.AD12]-[$rezultati_simulacija.AD12])/[$rezultati_analiticki.AD12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7" table:formula="of:=IF([$rezultati_analiticki.C13]=0;0;(ABS([$rezultati_analiticki.C13]-[$rezultati_simulacija.C13])/[$rezultati_analiticki.C13]))" office:value-type="float" office:value="0.0104192078862803" calcext:value-type="float">
            <text:p>0.0104</text:p>
          </table:table-cell>
          <table:table-cell table:style-name="ce7" table:formula="of:=IF([$rezultati_analiticki.D13]=0;0;(ABS([$rezultati_analiticki.D13]-[$rezultati_simulacija.D13])/[$rezultati_analiticki.D13]))" office:value-type="float" office:value="0.000180488689988718" calcext:value-type="float">
            <text:p>0.0002</text:p>
          </table:table-cell>
          <table:table-cell table:style-name="ce7" table:formula="of:=IF([$rezultati_analiticki.E13]=0;0;(ABS([$rezultati_analiticki.E13]-[$rezultati_simulacija.E13])/[$rezultati_analiticki.E13]))" office:value-type="float" office:value="0.00284594877452373" calcext:value-type="float">
            <text:p>0.0028</text:p>
          </table:table-cell>
          <table:table-cell table:style-name="ce7" table:formula="of:=IF([$rezultati_analiticki.F13]=0;0;(ABS([$rezultati_analiticki.F13]-[$rezultati_simulacija.F13])/[$rezultati_analiticki.F13]))" office:value-type="float" office:value="0.000746514744182286" calcext:value-type="float">
            <text:p>0.0007</text:p>
          </table:table-cell>
          <table:table-cell table:style-name="ce7" table:formula="of:=IF([$rezultati_analiticki.G13]=0;0;(ABS([$rezultati_analiticki.G13]-[$rezultati_simulacija.G13])/[$rezultati_analiticki.G13]))" office:value-type="float" office:value="0.0030037229815998" calcext:value-type="float">
            <text:p>0.0030</text:p>
          </table:table-cell>
          <table:table-cell table:style-name="ce7" table:formula="of:=IF([$rezultati_analiticki.H13]=0;0;(ABS([$rezultati_analiticki.H13]-[$rezultati_simulacija.H13])/[$rezultati_analiticki.H13]))" office:value-type="float" office:value="0.000830620678990283" calcext:value-type="float">
            <text:p>0.0008</text:p>
          </table:table-cell>
          <table:table-cell table:style-name="ce7" table:formula="of:=IF([$rezultati_analiticki.I13]=0;0;(ABS([$rezultati_analiticki.I13]-[$rezultati_simulacija.I13])/[$rezultati_analiticki.I13]))" office:value-type="float" office:value="0.00742566667261147" calcext:value-type="float">
            <text:p>0.0074</text:p>
          </table:table-cell>
          <table:table-cell table:style-name="ce7" table:formula="of:=IF([$rezultati_analiticki.J13]=0;0;(ABS([$rezultati_analiticki.J13]-[$rezultati_simulacija.J13])/[$rezultati_analiticki.J13]))" office:value-type="float" office:value="0.00489855286227267" calcext:value-type="float">
            <text:p>0.0049</text:p>
          </table:table-cell>
          <table:table-cell table:style-name="ce7" table:formula="of:=IF([$rezultati_analiticki.K13]=0;0;(ABS([$rezultati_analiticki.K13]-[$rezultati_simulacija.K13])/[$rezultati_analiticki.K13]))" office:value-type="float" office:value="0.00764903460260387" calcext:value-type="float">
            <text:p>0.0076</text:p>
          </table:table-cell>
          <table:table-cell table:style-name="ce7" table:formula="of:=IF([$rezultati_analiticki.L13]=0;0;(ABS([$rezultati_analiticki.L13]-[$rezultati_simulacija.L13])/[$rezultati_analiticki.L13]))" office:value-type="float" office:value="0" calcext:value-type="float">
            <text:p>0.0000</text:p>
          </table:table-cell>
          <table:table-cell table:style-name="ce7" table:formula="of:=IF([$rezultati_analiticki.M13]=0;0;(ABS([$rezultati_analiticki.M13]-[$rezultati_simulacija.M13])/[$rezultati_analiticki.M13]))" office:value-type="float" office:value="0.00191956400668526" calcext:value-type="float">
            <text:p>0.0019</text:p>
          </table:table-cell>
          <table:table-cell table:style-name="ce7" table:formula="of:=IF([$rezultati_analiticki.N13]=0;0;(ABS([$rezultati_analiticki.N13]-[$rezultati_simulacija.N13])/[$rezultati_analiticki.N13]))" office:value-type="float" office:value="0.00200514082922588" calcext:value-type="float">
            <text:p>0.0020</text:p>
          </table:table-cell>
          <table:table-cell table:style-name="ce7" table:formula="of:=IF([$rezultati_analiticki.O13]=0;0;(ABS([$rezultati_analiticki.O13]-[$rezultati_simulacija.O13])/[$rezultati_analiticki.O13]))" office:value-type="float" office:value="0.00316730015620965" calcext:value-type="float">
            <text:p>0.0032</text:p>
          </table:table-cell>
          <table:table-cell table:style-name="ce7" table:formula="of:=IF([$rezultati_analiticki.P13]=0;0;(ABS([$rezultati_analiticki.P13]-[$rezultati_simulacija.P13])/[$rezultati_analiticki.P13]))" office:value-type="float" office:value="0.00317831129464191" calcext:value-type="float">
            <text:p>0.0032</text:p>
          </table:table-cell>
          <table:table-cell table:style-name="ce7" table:formula="of:=IF([$rezultati_analiticki.Q13]=0;0;(ABS([$rezultati_analiticki.Q13]-[$rezultati_simulacija.Q13])/[$rezultati_analiticki.Q13]))" office:value-type="float" office:value="0.00174651466224382" calcext:value-type="float">
            <text:p>0.0017</text:p>
          </table:table-cell>
          <table:table-cell table:style-name="ce7" table:formula="of:=IF([$rezultati_analiticki.R13]=0;0;(ABS([$rezultati_analiticki.R13]-[$rezultati_simulacija.R13])/[$rezultati_analiticki.R13]))" office:value-type="float" office:value="0.00538343543805589" calcext:value-type="float">
            <text:p>0.0054</text:p>
          </table:table-cell>
          <table:table-cell table:style-name="ce7" table:formula="of:=IF([$rezultati_analiticki.S13]=0;0;(ABS([$rezultati_analiticki.S13]-[$rezultati_simulacija.S13])/[$rezultati_analiticki.S13]))" office:value-type="float" office:value="0.00756983345370049" calcext:value-type="float">
            <text:p>0.0076</text:p>
          </table:table-cell>
          <table:table-cell table:style-name="ce7" table:formula="of:=IF([$rezultati_analiticki.T13]=0;0;(ABS([$rezultati_analiticki.T13]-[$rezultati_simulacija.T13])/[$rezultati_analiticki.T13]))" office:value-type="float" office:value="0.00364124623418702" calcext:value-type="float">
            <text:p>0.0036</text:p>
          </table:table-cell>
          <table:table-cell table:style-name="ce7" table:formula="of:=IF([$rezultati_analiticki.U13]=0;0;(ABS([$rezultati_analiticki.U13]-[$rezultati_simulacija.U13])/[$rezultati_analiticki.U13]))" office:value-type="float" office:value="0" calcext:value-type="float">
            <text:p>0.0000</text:p>
          </table:table-cell>
          <table:table-cell table:style-name="ce7" table:formula="of:=IF([$rezultati_analiticki.V13]=0;0;(ABS([$rezultati_analiticki.V13]-[$rezultati_simulacija.V13])/[$rezultati_analiticki.V13]))" office:value-type="float" office:value="0.194357090096036" calcext:value-type="float">
            <text:p>0.1944</text:p>
          </table:table-cell>
          <table:table-cell table:style-name="ce7" table:formula="of:=IF([$rezultati_analiticki.W13]=0;0;(ABS([$rezultati_analiticki.W13]-[$rezultati_simulacija.W13])/[$rezultati_analiticki.W13]))" office:value-type="float" office:value="0.017825344517188" calcext:value-type="float">
            <text:p>0.0178</text:p>
          </table:table-cell>
          <table:table-cell table:style-name="ce7" table:formula="of:=IF([$rezultati_analiticki.X13]=0;0;(ABS([$rezultati_analiticki.X13]-[$rezultati_simulacija.X13])/[$rezultati_analiticki.X13]))" office:value-type="float" office:value="0.00282365920501012" calcext:value-type="float">
            <text:p>0.0028</text:p>
          </table:table-cell>
          <table:table-cell table:style-name="ce7" table:formula="of:=IF([$rezultati_analiticki.Y13]=0;0;(ABS([$rezultati_analiticki.Y13]-[$rezultati_simulacija.Y13])/[$rezultati_analiticki.Y13]))" office:value-type="float" office:value="0.0000224700484295141" calcext:value-type="float">
            <text:p>0.0000</text:p>
          </table:table-cell>
          <table:table-cell table:style-name="ce7" table:formula="of:=IF([$rezultati_analiticki.Z13]=0;0;(ABS([$rezultati_analiticki.Z13]-[$rezultati_simulacija.Z13])/[$rezultati_analiticki.Z13]))" office:value-type="float" office:value="0.312495245483364" calcext:value-type="float">
            <text:p>0.3125</text:p>
          </table:table-cell>
          <table:table-cell table:style-name="ce7" table:formula="of:=IF([$rezultati_analiticki.AA13]=0;0;(ABS([$rezultati_analiticki.AA13]-[$rezultati_simulacija.AA13])/[$rezultati_analiticki.AA13]))" office:value-type="float" office:value="1.15486000756878" calcext:value-type="float">
            <text:p>1.1549</text:p>
          </table:table-cell>
          <table:table-cell table:style-name="ce7" table:formula="of:=IF([$rezultati_analiticki.AB13]=0;0;(ABS([$rezultati_analiticki.AB13]-[$rezultati_simulacija.AB13])/[$rezultati_analiticki.AB13]))" office:value-type="float" office:value="0.428434084966559" calcext:value-type="float">
            <text:p>0.4284</text:p>
          </table:table-cell>
          <table:table-cell table:style-name="ce7" table:formula="of:=IF([$rezultati_analiticki.AC13]=0;0;(ABS([$rezultati_analiticki.AC13]-[$rezultati_simulacija.AC13])/[$rezultati_analiticki.AC13]))" office:value-type="float" office:value="0.562578051080144" calcext:value-type="float">
            <text:p>0.5626</text:p>
          </table:table-cell>
          <table:table-cell table:style-name="ce7" table:formula="of:=IF([$rezultati_analiticki.AD13]=0;0;(ABS([$rezultati_analiticki.AD13]-[$rezultati_simulacija.AD13])/[$rezultati_analiticki.AD13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3" calcext:value-type="float">
            <text:p>0.3</text:p>
          </table:table-cell>
          <table:table-cell table:style-name="ce7" table:formula="of:=IF([$rezultati_analiticki.C14]=0;0;(ABS([$rezultati_analiticki.C14]-[$rezultati_simulacija.C14])/[$rezultati_analiticki.C14]))" office:value-type="float" office:value="0.00516928053844076" calcext:value-type="float">
            <text:p>0.0052</text:p>
          </table:table-cell>
          <table:table-cell table:style-name="ce7" table:formula="of:=IF([$rezultati_analiticki.D14]=0;0;(ABS([$rezultati_analiticki.D14]-[$rezultati_simulacija.D14])/[$rezultati_analiticki.D14]))" office:value-type="float" office:value="0.00226909308597246" calcext:value-type="float">
            <text:p>0.0023</text:p>
          </table:table-cell>
          <table:table-cell table:style-name="ce7" table:formula="of:=IF([$rezultati_analiticki.E14]=0;0;(ABS([$rezultati_analiticki.E14]-[$rezultati_simulacija.E14])/[$rezultati_analiticki.E14]))" office:value-type="float" office:value="0.0057851343628783" calcext:value-type="float">
            <text:p>0.0058</text:p>
          </table:table-cell>
          <table:table-cell table:style-name="ce7" table:formula="of:=IF([$rezultati_analiticki.F14]=0;0;(ABS([$rezultati_analiticki.F14]-[$rezultati_simulacija.F14])/[$rezultati_analiticki.F14]))" office:value-type="float" office:value="0.0048140460235146" calcext:value-type="float">
            <text:p>0.0048</text:p>
          </table:table-cell>
          <table:table-cell table:style-name="ce7" table:formula="of:=IF([$rezultati_analiticki.G14]=0;0;(ABS([$rezultati_analiticki.G14]-[$rezultati_simulacija.G14])/[$rezultati_analiticki.G14]))" office:value-type="float" office:value="0.00757177309805255" calcext:value-type="float">
            <text:p>0.0076</text:p>
          </table:table-cell>
          <table:table-cell table:style-name="ce7" table:formula="of:=IF([$rezultati_analiticki.H14]=0;0;(ABS([$rezultati_analiticki.H14]-[$rezultati_simulacija.H14])/[$rezultati_analiticki.H14]))" office:value-type="float" office:value="0.00166259108497206" calcext:value-type="float">
            <text:p>0.0017</text:p>
          </table:table-cell>
          <table:table-cell table:style-name="ce7" table:formula="of:=IF([$rezultati_analiticki.I14]=0;0;(ABS([$rezultati_analiticki.I14]-[$rezultati_simulacija.I14])/[$rezultati_analiticki.I14]))" office:value-type="float" office:value="0.0119301934992345" calcext:value-type="float">
            <text:p>0.0119</text:p>
          </table:table-cell>
          <table:table-cell table:style-name="ce7" table:formula="of:=IF([$rezultati_analiticki.J14]=0;0;(ABS([$rezultati_analiticki.J14]-[$rezultati_simulacija.J14])/[$rezultati_analiticki.J14]))" office:value-type="float" office:value="0.0020687990675491" calcext:value-type="float">
            <text:p>0.0021</text:p>
          </table:table-cell>
          <table:table-cell table:style-name="ce7" table:formula="of:=IF([$rezultati_analiticki.K14]=0;0;(ABS([$rezultati_analiticki.K14]-[$rezultati_simulacija.K14])/[$rezultati_analiticki.K14]))" office:value-type="float" office:value="0.00921720301520849" calcext:value-type="float">
            <text:p>0.0092</text:p>
          </table:table-cell>
          <table:table-cell table:style-name="ce7" table:formula="of:=IF([$rezultati_analiticki.L14]=0;0;(ABS([$rezultati_analiticki.L14]-[$rezultati_simulacija.L14])/[$rezultati_analiticki.L14]))" office:value-type="float" office:value="0.0131308647768094" calcext:value-type="float">
            <text:p>0.0131</text:p>
          </table:table-cell>
          <table:table-cell table:style-name="ce7" table:formula="of:=IF([$rezultati_analiticki.M14]=0;0;(ABS([$rezultati_analiticki.M14]-[$rezultati_simulacija.M14])/[$rezultati_analiticki.M14]))" office:value-type="float" office:value="0.00111725600860244" calcext:value-type="float">
            <text:p>0.0011</text:p>
          </table:table-cell>
          <table:table-cell table:style-name="ce7" table:formula="of:=IF([$rezultati_analiticki.N14]=0;0;(ABS([$rezultati_analiticki.N14]-[$rezultati_simulacija.N14])/[$rezultati_analiticki.N14]))" office:value-type="float" office:value="0.00798964559727686" calcext:value-type="float">
            <text:p>0.0080</text:p>
          </table:table-cell>
          <table:table-cell table:style-name="ce7" table:formula="of:=IF([$rezultati_analiticki.O14]=0;0;(ABS([$rezultati_analiticki.O14]-[$rezultati_simulacija.O14])/[$rezultati_analiticki.O14]))" office:value-type="float" office:value="0.00745675139343036" calcext:value-type="float">
            <text:p>0.0075</text:p>
          </table:table-cell>
          <table:table-cell table:style-name="ce7" table:formula="of:=IF([$rezultati_analiticki.P14]=0;0;(ABS([$rezultati_analiticki.P14]-[$rezultati_simulacija.P14])/[$rezultati_analiticki.P14]))" office:value-type="float" office:value="0.0055348922868431" calcext:value-type="float">
            <text:p>0.0055</text:p>
          </table:table-cell>
          <table:table-cell table:style-name="ce7" table:formula="of:=IF([$rezultati_analiticki.Q14]=0;0;(ABS([$rezultati_analiticki.Q14]-[$rezultati_simulacija.Q14])/[$rezultati_analiticki.Q14]))" office:value-type="float" office:value="0.00119720465033308" calcext:value-type="float">
            <text:p>0.0012</text:p>
          </table:table-cell>
          <table:table-cell table:style-name="ce7" table:formula="of:=IF([$rezultati_analiticki.R14]=0;0;(ABS([$rezultati_analiticki.R14]-[$rezultati_simulacija.R14])/[$rezultati_analiticki.R14]))" office:value-type="float" office:value="0.00395088060993107" calcext:value-type="float">
            <text:p>0.0040</text:p>
          </table:table-cell>
          <table:table-cell table:style-name="ce7" table:formula="of:=IF([$rezultati_analiticki.S14]=0;0;(ABS([$rezultati_analiticki.S14]-[$rezultati_simulacija.S14])/[$rezultati_analiticki.S14]))" office:value-type="float" office:value="0.00901396033108019" calcext:value-type="float">
            <text:p>0.0090</text:p>
          </table:table-cell>
          <table:table-cell table:style-name="ce7" table:formula="of:=IF([$rezultati_analiticki.T14]=0;0;(ABS([$rezultati_analiticki.T14]-[$rezultati_simulacija.T14])/[$rezultati_analiticki.T14]))" office:value-type="float" office:value="0.000231331620490882" calcext:value-type="float">
            <text:p>0.0002</text:p>
          </table:table-cell>
          <table:table-cell table:style-name="ce7" table:formula="of:=IF([$rezultati_analiticki.U14]=0;0;(ABS([$rezultati_analiticki.U14]-[$rezultati_simulacija.U14])/[$rezultati_analiticki.U14]))" office:value-type="float" office:value="0.00458164986972271" calcext:value-type="float">
            <text:p>0.0046</text:p>
          </table:table-cell>
          <table:table-cell table:style-name="ce7" table:formula="of:=IF([$rezultati_analiticki.V14]=0;0;(ABS([$rezultati_analiticki.V14]-[$rezultati_simulacija.V14])/[$rezultati_analiticki.V14]))" office:value-type="float" office:value="0.0257066856972488" calcext:value-type="float">
            <text:p>0.0257</text:p>
          </table:table-cell>
          <table:table-cell table:style-name="ce7" table:formula="of:=IF([$rezultati_analiticki.W14]=0;0;(ABS([$rezultati_analiticki.W14]-[$rezultati_simulacija.W14])/[$rezultati_analiticki.W14]))" office:value-type="float" office:value="0.00212895542649994" calcext:value-type="float">
            <text:p>0.0021</text:p>
          </table:table-cell>
          <table:table-cell table:style-name="ce7" table:formula="of:=IF([$rezultati_analiticki.X14]=0;0;(ABS([$rezultati_analiticki.X14]-[$rezultati_simulacija.X14])/[$rezultati_analiticki.X14]))" office:value-type="float" office:value="0.00156506696343561" calcext:value-type="float">
            <text:p>0.0016</text:p>
          </table:table-cell>
          <table:table-cell table:style-name="ce7" table:formula="of:=IF([$rezultati_analiticki.Y14]=0;0;(ABS([$rezultati_analiticki.Y14]-[$rezultati_simulacija.Y14])/[$rezultati_analiticki.Y14]))" office:value-type="float" office:value="0.00725275368089698" calcext:value-type="float">
            <text:p>0.0073</text:p>
          </table:table-cell>
          <table:table-cell table:style-name="ce7" table:formula="of:=IF([$rezultati_analiticki.Z14]=0;0;(ABS([$rezultati_analiticki.Z14]-[$rezultati_simulacija.Z14])/[$rezultati_analiticki.Z14]))" office:value-type="float" office:value="0.00171858053662889" calcext:value-type="float">
            <text:p>0.0017</text:p>
          </table:table-cell>
          <table:table-cell table:style-name="ce7" table:formula="of:=IF([$rezultati_analiticki.AA14]=0;0;(ABS([$rezultati_analiticki.AA14]-[$rezultati_simulacija.AA14])/[$rezultati_analiticki.AA14]))" office:value-type="float" office:value="0.0242776572105374" calcext:value-type="float">
            <text:p>0.0243</text:p>
          </table:table-cell>
          <table:table-cell table:style-name="ce7" table:formula="of:=IF([$rezultati_analiticki.AB14]=0;0;(ABS([$rezultati_analiticki.AB14]-[$rezultati_simulacija.AB14])/[$rezultati_analiticki.AB14]))" office:value-type="float" office:value="0.00173720125590499" calcext:value-type="float">
            <text:p>0.0017</text:p>
          </table:table-cell>
          <table:table-cell table:style-name="ce7" table:formula="of:=IF([$rezultati_analiticki.AC14]=0;0;(ABS([$rezultati_analiticki.AC14]-[$rezultati_simulacija.AC14])/[$rezultati_analiticki.AC14]))" office:value-type="float" office:value="0.0029476280754625" calcext:value-type="float">
            <text:p>0.0029</text:p>
          </table:table-cell>
          <table:table-cell table:style-name="ce7" table:formula="of:=IF([$rezultati_analiticki.AD14]=0;0;(ABS([$rezultati_analiticki.AD14]-[$rezultati_simulacija.AD14])/[$rezultati_analiticki.AD14]))" office:value-type="float" office:value="0.0163450715234303" calcext:value-type="float">
            <text:p>0.0163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55" calcext:value-type="float">
            <text:p>0.55</text:p>
          </table:table-cell>
          <table:table-cell table:style-name="ce7" table:formula="of:=IF([$rezultati_analiticki.C15]=0;0;(ABS([$rezultati_analiticki.C15]-[$rezultati_simulacija.C15])/[$rezultati_analiticki.C15]))" office:value-type="float" office:value="0.0006788073583845" calcext:value-type="float">
            <text:p>0.0007</text:p>
          </table:table-cell>
          <table:table-cell table:style-name="ce7" table:formula="of:=IF([$rezultati_analiticki.D15]=0;0;(ABS([$rezultati_analiticki.D15]-[$rezultati_simulacija.D15])/[$rezultati_analiticki.D15]))" office:value-type="float" office:value="0.00198672117781453" calcext:value-type="float">
            <text:p>0.0020</text:p>
          </table:table-cell>
          <table:table-cell table:style-name="ce7" table:formula="of:=IF([$rezultati_analiticki.E15]=0;0;(ABS([$rezultati_analiticki.E15]-[$rezultati_simulacija.E15])/[$rezultati_analiticki.E15]))" office:value-type="float" office:value="0.0052671307165855" calcext:value-type="float">
            <text:p>0.0053</text:p>
          </table:table-cell>
          <table:table-cell table:style-name="ce7" table:formula="of:=IF([$rezultati_analiticki.F15]=0;0;(ABS([$rezultati_analiticki.F15]-[$rezultati_simulacija.F15])/[$rezultati_analiticki.F15]))" office:value-type="float" office:value="0.0127241831430391" calcext:value-type="float">
            <text:p>0.0127</text:p>
          </table:table-cell>
          <table:table-cell table:style-name="ce7" table:formula="of:=IF([$rezultati_analiticki.G15]=0;0;(ABS([$rezultati_analiticki.G15]-[$rezultati_simulacija.G15])/[$rezultati_analiticki.G15]))" office:value-type="float" office:value="0.00636887556450799" calcext:value-type="float">
            <text:p>0.0064</text:p>
          </table:table-cell>
          <table:table-cell table:style-name="ce7" table:formula="of:=IF([$rezultati_analiticki.H15]=0;0;(ABS([$rezultati_analiticki.H15]-[$rezultati_simulacija.H15])/[$rezultati_analiticki.H15]))" office:value-type="float" office:value="0.00254839964320064" calcext:value-type="float">
            <text:p>0.0025</text:p>
          </table:table-cell>
          <table:table-cell table:style-name="ce7" table:formula="of:=IF([$rezultati_analiticki.I15]=0;0;(ABS([$rezultati_analiticki.I15]-[$rezultati_simulacija.I15])/[$rezultati_analiticki.I15]))" office:value-type="float" office:value="0.00647273457506889" calcext:value-type="float">
            <text:p>0.0065</text:p>
          </table:table-cell>
          <table:table-cell table:style-name="ce7" table:formula="of:=IF([$rezultati_analiticki.J15]=0;0;(ABS([$rezultati_analiticki.J15]-[$rezultati_simulacija.J15])/[$rezultati_analiticki.J15]))" office:value-type="float" office:value="0.0140571590087396" calcext:value-type="float">
            <text:p>0.0141</text:p>
          </table:table-cell>
          <table:table-cell table:style-name="ce7" table:formula="of:=IF([$rezultati_analiticki.K15]=0;0;(ABS([$rezultati_analiticki.K15]-[$rezultati_simulacija.K15])/[$rezultati_analiticki.K15]))" office:value-type="float" office:value="0.00294579484913475" calcext:value-type="float">
            <text:p>0.0029</text:p>
          </table:table-cell>
          <table:table-cell table:style-name="ce7" table:formula="of:=IF([$rezultati_analiticki.L15]=0;0;(ABS([$rezultati_analiticki.L15]-[$rezultati_simulacija.L15])/[$rezultati_analiticki.L15]))" office:value-type="float" office:value="0.00173653383453702" calcext:value-type="float">
            <text:p>0.0017</text:p>
          </table:table-cell>
          <table:table-cell table:style-name="ce7" table:formula="of:=IF([$rezultati_analiticki.M15]=0;0;(ABS([$rezultati_analiticki.M15]-[$rezultati_simulacija.M15])/[$rezultati_analiticki.M15]))" office:value-type="float" office:value="0.00137548317660742" calcext:value-type="float">
            <text:p>0.0014</text:p>
          </table:table-cell>
          <table:table-cell table:style-name="ce7" table:formula="of:=IF([$rezultati_analiticki.N15]=0;0;(ABS([$rezultati_analiticki.N15]-[$rezultati_simulacija.N15])/[$rezultati_analiticki.N15]))" office:value-type="float" office:value="0.00134362877903136" calcext:value-type="float">
            <text:p>0.0013</text:p>
          </table:table-cell>
          <table:table-cell table:style-name="ce7" table:formula="of:=IF([$rezultati_analiticki.O15]=0;0;(ABS([$rezultati_analiticki.O15]-[$rezultati_simulacija.O15])/[$rezultati_analiticki.O15]))" office:value-type="float" office:value="0.0108853799681288" calcext:value-type="float">
            <text:p>0.0109</text:p>
          </table:table-cell>
          <table:table-cell table:style-name="ce7" table:formula="of:=IF([$rezultati_analiticki.P15]=0;0;(ABS([$rezultati_analiticki.P15]-[$rezultati_simulacija.P15])/[$rezultati_analiticki.P15]))" office:value-type="float" office:value="0.00179459947218327" calcext:value-type="float">
            <text:p>0.0018</text:p>
          </table:table-cell>
          <table:table-cell table:style-name="ce7" table:formula="of:=IF([$rezultati_analiticki.Q15]=0;0;(ABS([$rezultati_analiticki.Q15]-[$rezultati_simulacija.Q15])/[$rezultati_analiticki.Q15]))" office:value-type="float" office:value="0.000188217230492177" calcext:value-type="float">
            <text:p>0.0002</text:p>
          </table:table-cell>
          <table:table-cell table:style-name="ce7" table:formula="of:=IF([$rezultati_analiticki.R15]=0;0;(ABS([$rezultati_analiticki.R15]-[$rezultati_simulacija.R15])/[$rezultati_analiticki.R15]))" office:value-type="float" office:value="0.00466863536562547" calcext:value-type="float">
            <text:p>0.0047</text:p>
          </table:table-cell>
          <table:table-cell table:style-name="ce7" table:formula="of:=IF([$rezultati_analiticki.S15]=0;0;(ABS([$rezultati_analiticki.S15]-[$rezultati_simulacija.S15])/[$rezultati_analiticki.S15]))" office:value-type="float" office:value="0.00415639312125209" calcext:value-type="float">
            <text:p>0.0042</text:p>
          </table:table-cell>
          <table:table-cell table:style-name="ce7" table:formula="of:=IF([$rezultati_analiticki.T15]=0;0;(ABS([$rezultati_analiticki.T15]-[$rezultati_simulacija.T15])/[$rezultati_analiticki.T15]))" office:value-type="float" office:value="0.000170334777509234" calcext:value-type="float">
            <text:p>0.0002</text:p>
          </table:table-cell>
          <table:table-cell table:style-name="ce7" table:formula="of:=IF([$rezultati_analiticki.U15]=0;0;(ABS([$rezultati_analiticki.U15]-[$rezultati_simulacija.U15])/[$rezultati_analiticki.U15]))" office:value-type="float" office:value="0.000197101448507043" calcext:value-type="float">
            <text:p>0.0002</text:p>
          </table:table-cell>
          <table:table-cell table:style-name="ce7" table:formula="of:=IF([$rezultati_analiticki.V15]=0;0;(ABS([$rezultati_analiticki.V15]-[$rezultati_simulacija.V15])/[$rezultati_analiticki.V15]))" office:value-type="float" office:value="0.00654211059947588" calcext:value-type="float">
            <text:p>0.0065</text:p>
          </table:table-cell>
          <table:table-cell table:style-name="ce7" table:formula="of:=IF([$rezultati_analiticki.W15]=0;0;(ABS([$rezultati_analiticki.W15]-[$rezultati_simulacija.W15])/[$rezultati_analiticki.W15]))" office:value-type="float" office:value="0.00377257003247446" calcext:value-type="float">
            <text:p>0.0038</text:p>
          </table:table-cell>
          <table:table-cell table:style-name="ce7" table:formula="of:=IF([$rezultati_analiticki.X15]=0;0;(ABS([$rezultati_analiticki.X15]-[$rezultati_simulacija.X15])/[$rezultati_analiticki.X15]))" office:value-type="float" office:value="0.0214724687932274" calcext:value-type="float">
            <text:p>0.0215</text:p>
          </table:table-cell>
          <table:table-cell table:style-name="ce7" table:formula="of:=IF([$rezultati_analiticki.Y15]=0;0;(ABS([$rezultati_analiticki.Y15]-[$rezultati_simulacija.Y15])/[$rezultati_analiticki.Y15]))" office:value-type="float" office:value="0.00489453695042769" calcext:value-type="float">
            <text:p>0.0049</text:p>
          </table:table-cell>
          <table:table-cell table:style-name="ce7" table:formula="of:=IF([$rezultati_analiticki.Z15]=0;0;(ABS([$rezultati_analiticki.Z15]-[$rezultati_simulacija.Z15])/[$rezultati_analiticki.Z15]))" office:value-type="float" office:value="0.00758808164499502" calcext:value-type="float">
            <text:p>0.0076</text:p>
          </table:table-cell>
          <table:table-cell table:style-name="ce7" table:formula="of:=IF([$rezultati_analiticki.AA15]=0;0;(ABS([$rezultati_analiticki.AA15]-[$rezultati_simulacija.AA15])/[$rezultati_analiticki.AA15]))" office:value-type="float" office:value="0.0142779233290224" calcext:value-type="float">
            <text:p>0.0143</text:p>
          </table:table-cell>
          <table:table-cell table:style-name="ce7" table:formula="of:=IF([$rezultati_analiticki.AB15]=0;0;(ABS([$rezultati_analiticki.AB15]-[$rezultati_simulacija.AB15])/[$rezultati_analiticki.AB15]))" office:value-type="float" office:value="0.0256548153399613" calcext:value-type="float">
            <text:p>0.0257</text:p>
          </table:table-cell>
          <table:table-cell table:style-name="ce7" table:formula="of:=IF([$rezultati_analiticki.AC15]=0;0;(ABS([$rezultati_analiticki.AC15]-[$rezultati_simulacija.AC15])/[$rezultati_analiticki.AC15]))" office:value-type="float" office:value="0.0176572430092636" calcext:value-type="float">
            <text:p>0.0177</text:p>
          </table:table-cell>
          <table:table-cell table:style-name="ce7" table:formula="of:=IF([$rezultati_analiticki.AD15]=0;0;(ABS([$rezultati_analiticki.AD15]-[$rezultati_simulacija.AD15])/[$rezultati_analiticki.AD15]))" office:value-type="float" office:value="0.00188899745299985" calcext:value-type="float">
            <text:p>0.0019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8" calcext:value-type="float">
            <text:p>0.8</text:p>
          </table:table-cell>
          <table:table-cell table:style-name="ce7" table:formula="of:=IF([$rezultati_analiticki.C16]=0;0;(ABS([$rezultati_analiticki.C16]-[$rezultati_simulacija.C16])/[$rezultati_analiticki.C16]))" office:value-type="float" office:value="0.00786812759680868" calcext:value-type="float">
            <text:p>0.0079</text:p>
          </table:table-cell>
          <table:table-cell table:style-name="ce7" table:formula="of:=IF([$rezultati_analiticki.D16]=0;0;(ABS([$rezultati_analiticki.D16]-[$rezultati_simulacija.D16])/[$rezultati_analiticki.D16]))" office:value-type="float" office:value="0.00171677988125436" calcext:value-type="float">
            <text:p>0.0017</text:p>
          </table:table-cell>
          <table:table-cell table:style-name="ce7" table:formula="of:=IF([$rezultati_analiticki.E16]=0;0;(ABS([$rezultati_analiticki.E16]-[$rezultati_simulacija.E16])/[$rezultati_analiticki.E16]))" office:value-type="float" office:value="0.00787611144424008" calcext:value-type="float">
            <text:p>0.0079</text:p>
          </table:table-cell>
          <table:table-cell table:style-name="ce7" table:formula="of:=IF([$rezultati_analiticki.F16]=0;0;(ABS([$rezultati_analiticki.F16]-[$rezultati_simulacija.F16])/[$rezultati_analiticki.F16]))" office:value-type="float" office:value="0.000973157297697573" calcext:value-type="float">
            <text:p>0.0010</text:p>
          </table:table-cell>
          <table:table-cell table:style-name="ce7" table:formula="of:=IF([$rezultati_analiticki.G16]=0;0;(ABS([$rezultati_analiticki.G16]-[$rezultati_simulacija.G16])/[$rezultati_analiticki.G16]))" office:value-type="float" office:value="0.00228270340568112" calcext:value-type="float">
            <text:p>0.0023</text:p>
          </table:table-cell>
          <table:table-cell table:style-name="ce7" table:formula="of:=IF([$rezultati_analiticki.H16]=0;0;(ABS([$rezultati_analiticki.H16]-[$rezultati_simulacija.H16])/[$rezultati_analiticki.H16]))" office:value-type="float" office:value="0.0103100063307431" calcext:value-type="float">
            <text:p>0.0103</text:p>
          </table:table-cell>
          <table:table-cell table:style-name="ce7" table:formula="of:=IF([$rezultati_analiticki.I16]=0;0;(ABS([$rezultati_analiticki.I16]-[$rezultati_simulacija.I16])/[$rezultati_analiticki.I16]))" office:value-type="float" office:value="0.00337062737728818" calcext:value-type="float">
            <text:p>0.0034</text:p>
          </table:table-cell>
          <table:table-cell table:style-name="ce7" table:formula="of:=IF([$rezultati_analiticki.J16]=0;0;(ABS([$rezultati_analiticki.J16]-[$rezultati_simulacija.J16])/[$rezultati_analiticki.J16]))" office:value-type="float" office:value="0.00170847124291263" calcext:value-type="float">
            <text:p>0.0017</text:p>
          </table:table-cell>
          <table:table-cell table:style-name="ce7" table:formula="of:=IF([$rezultati_analiticki.K16]=0;0;(ABS([$rezultati_analiticki.K16]-[$rezultati_simulacija.K16])/[$rezultati_analiticki.K16]))" office:value-type="float" office:value="0.00785579299138339" calcext:value-type="float">
            <text:p>0.0079</text:p>
          </table:table-cell>
          <table:table-cell table:style-name="ce7" table:formula="of:=IF([$rezultati_analiticki.L16]=0;0;(ABS([$rezultati_analiticki.L16]-[$rezultati_simulacija.L16])/[$rezultati_analiticki.L16]))" office:value-type="float" office:value="0.000519994151725515" calcext:value-type="float">
            <text:p>0.0005</text:p>
          </table:table-cell>
          <table:table-cell table:style-name="ce7" table:formula="of:=IF([$rezultati_analiticki.M16]=0;0;(ABS([$rezultati_analiticki.M16]-[$rezultati_simulacija.M16])/[$rezultati_analiticki.M16]))" office:value-type="float" office:value="0.000178590390576555" calcext:value-type="float">
            <text:p>0.0002</text:p>
          </table:table-cell>
          <table:table-cell table:style-name="ce7" table:formula="of:=IF([$rezultati_analiticki.N16]=0;0;(ABS([$rezultati_analiticki.N16]-[$rezultati_simulacija.N16])/[$rezultati_analiticki.N16]))" office:value-type="float" office:value="0.00539182748757911" calcext:value-type="float">
            <text:p>0.0054</text:p>
          </table:table-cell>
          <table:table-cell table:style-name="ce7" table:formula="of:=IF([$rezultati_analiticki.O16]=0;0;(ABS([$rezultati_analiticki.O16]-[$rezultati_simulacija.O16])/[$rezultati_analiticki.O16]))" office:value-type="float" office:value="0.00723389670321559" calcext:value-type="float">
            <text:p>0.0072</text:p>
          </table:table-cell>
          <table:table-cell table:style-name="ce7" table:formula="of:=IF([$rezultati_analiticki.P16]=0;0;(ABS([$rezultati_analiticki.P16]-[$rezultati_simulacija.P16])/[$rezultati_analiticki.P16]))" office:value-type="float" office:value="0.0038512029490255" calcext:value-type="float">
            <text:p>0.0039</text:p>
          </table:table-cell>
          <table:table-cell table:style-name="ce7" table:formula="of:=IF([$rezultati_analiticki.Q16]=0;0;(ABS([$rezultati_analiticki.Q16]-[$rezultati_simulacija.Q16])/[$rezultati_analiticki.Q16]))" office:value-type="float" office:value="0.00609361061204053" calcext:value-type="float">
            <text:p>0.0061</text:p>
          </table:table-cell>
          <table:table-cell table:style-name="ce7" table:formula="of:=IF([$rezultati_analiticki.R16]=0;0;(ABS([$rezultati_analiticki.R16]-[$rezultati_simulacija.R16])/[$rezultati_analiticki.R16]))" office:value-type="float" office:value="0.00440089384110797" calcext:value-type="float">
            <text:p>0.0044</text:p>
          </table:table-cell>
          <table:table-cell table:style-name="ce7" table:formula="of:=IF([$rezultati_analiticki.S16]=0;0;(ABS([$rezultati_analiticki.S16]-[$rezultati_simulacija.S16])/[$rezultati_analiticki.S16]))" office:value-type="float" office:value="0.0052068653095928" calcext:value-type="float">
            <text:p>0.0052</text:p>
          </table:table-cell>
          <table:table-cell table:style-name="ce7" table:formula="of:=IF([$rezultati_analiticki.T16]=0;0;(ABS([$rezultati_analiticki.T16]-[$rezultati_simulacija.T16])/[$rezultati_analiticki.T16]))" office:value-type="float" office:value="0.00196064079357862" calcext:value-type="float">
            <text:p>0.0020</text:p>
          </table:table-cell>
          <table:table-cell table:style-name="ce7" table:formula="of:=IF([$rezultati_analiticki.U16]=0;0;(ABS([$rezultati_analiticki.U16]-[$rezultati_simulacija.U16])/[$rezultati_analiticki.U16]))" office:value-type="float" office:value="0.00545326145390675" calcext:value-type="float">
            <text:p>0.0055</text:p>
          </table:table-cell>
          <table:table-cell table:style-name="ce7" table:formula="of:=IF([$rezultati_analiticki.V16]=0;0;(ABS([$rezultati_analiticki.V16]-[$rezultati_simulacija.V16])/[$rezultati_analiticki.V16]))" office:value-type="float" office:value="0.0514640583038394" calcext:value-type="float">
            <text:p>0.0515</text:p>
          </table:table-cell>
          <table:table-cell table:style-name="ce7" table:formula="of:=IF([$rezultati_analiticki.W16]=0;0;(ABS([$rezultati_analiticki.W16]-[$rezultati_simulacija.W16])/[$rezultati_analiticki.W16]))" office:value-type="float" office:value="0.0082344184638598" calcext:value-type="float">
            <text:p>0.0082</text:p>
          </table:table-cell>
          <table:table-cell table:style-name="ce7" table:formula="of:=IF([$rezultati_analiticki.X16]=0;0;(ABS([$rezultati_analiticki.X16]-[$rezultati_simulacija.X16])/[$rezultati_analiticki.X16]))" office:value-type="float" office:value="0.0000853125302798829" calcext:value-type="float">
            <text:p>0.0001</text:p>
          </table:table-cell>
          <table:table-cell table:style-name="ce7" table:formula="of:=IF([$rezultati_analiticki.Y16]=0;0;(ABS([$rezultati_analiticki.Y16]-[$rezultati_simulacija.Y16])/[$rezultati_analiticki.Y16]))" office:value-type="float" office:value="0.000464961558062131" calcext:value-type="float">
            <text:p>0.0005</text:p>
          </table:table-cell>
          <table:table-cell table:style-name="ce7" table:formula="of:=IF([$rezultati_analiticki.Z16]=0;0;(ABS([$rezultati_analiticki.Z16]-[$rezultati_simulacija.Z16])/[$rezultati_analiticki.Z16]))" office:value-type="float" office:value="0.025698196116822" calcext:value-type="float">
            <text:p>0.0257</text:p>
          </table:table-cell>
          <table:table-cell table:style-name="ce7" table:formula="of:=IF([$rezultati_analiticki.AA16]=0;0;(ABS([$rezultati_analiticki.AA16]-[$rezultati_simulacija.AA16])/[$rezultati_analiticki.AA16]))" office:value-type="float" office:value="0.0209105116369656" calcext:value-type="float">
            <text:p>0.0209</text:p>
          </table:table-cell>
          <table:table-cell table:style-name="ce7" table:formula="of:=IF([$rezultati_analiticki.AB16]=0;0;(ABS([$rezultati_analiticki.AB16]-[$rezultati_simulacija.AB16])/[$rezultati_analiticki.AB16]))" office:value-type="float" office:value="0.0301743120806214" calcext:value-type="float">
            <text:p>0.0302</text:p>
          </table:table-cell>
          <table:table-cell table:style-name="ce7" table:formula="of:=IF([$rezultati_analiticki.AC16]=0;0;(ABS([$rezultati_analiticki.AC16]-[$rezultati_simulacija.AC16])/[$rezultati_analiticki.AC16]))" office:value-type="float" office:value="0.0244049737729324" calcext:value-type="float">
            <text:p>0.0244</text:p>
          </table:table-cell>
          <table:table-cell table:style-name="ce7" table:formula="of:=IF([$rezultati_analiticki.AD16]=0;0;(ABS([$rezultati_analiticki.AD16]-[$rezultati_simulacija.AD16])/[$rezultati_analiticki.AD16]))" office:value-type="float" office:value="0.000674018228281101" calcext:value-type="float">
            <text:p>0.0007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7" table:formula="of:=IF([$rezultati_analiticki.C17]=0;0;(ABS([$rezultati_analiticki.C17]-[$rezultati_simulacija.C17])/[$rezultati_analiticki.C17]))" office:value-type="float" office:value="0.33929543425575" calcext:value-type="float">
            <text:p>0.3393</text:p>
          </table:table-cell>
          <table:table-cell table:style-name="ce7" table:formula="of:=IF([$rezultati_analiticki.D17]=0;0;(ABS([$rezultati_analiticki.D17]-[$rezultati_simulacija.D17])/[$rezultati_analiticki.D17]))" office:value-type="float" office:value="0.00653193444798574" calcext:value-type="float">
            <text:p>0.0065</text:p>
          </table:table-cell>
          <table:table-cell table:style-name="ce7" table:formula="of:=IF([$rezultati_analiticki.E17]=0;0;(ABS([$rezultati_analiticki.E17]-[$rezultati_simulacija.E17])/[$rezultati_analiticki.E17]))" office:value-type="float" office:value="0.00484155792214724" calcext:value-type="float">
            <text:p>0.0048</text:p>
          </table:table-cell>
          <table:table-cell table:style-name="ce7" table:formula="of:=IF([$rezultati_analiticki.F17]=0;0;(ABS([$rezultati_analiticki.F17]-[$rezultati_simulacija.F17])/[$rezultati_analiticki.F17]))" office:value-type="float" office:value="0.0039856526603334" calcext:value-type="float">
            <text:p>0.0040</text:p>
          </table:table-cell>
          <table:table-cell table:style-name="ce7" table:formula="of:=IF([$rezultati_analiticki.G17]=0;0;(ABS([$rezultati_analiticki.G17]-[$rezultati_simulacija.G17])/[$rezultati_analiticki.G17]))" office:value-type="float" office:value="0.00511191509436242" calcext:value-type="float">
            <text:p>0.0051</text:p>
          </table:table-cell>
          <table:table-cell table:style-name="ce7" table:formula="of:=IF([$rezultati_analiticki.H17]=0;0;(ABS([$rezultati_analiticki.H17]-[$rezultati_simulacija.H17])/[$rezultati_analiticki.H17]))" office:value-type="float" office:value="0.0114247163896951" calcext:value-type="float">
            <text:p>0.0114</text:p>
          </table:table-cell>
          <table:table-cell table:style-name="ce7" table:formula="of:=IF([$rezultati_analiticki.I17]=0;0;(ABS([$rezultati_analiticki.I17]-[$rezultati_simulacija.I17])/[$rezultati_analiticki.I17]))" office:value-type="float" office:value="0.00383116709051554" calcext:value-type="float">
            <text:p>0.0038</text:p>
          </table:table-cell>
          <table:table-cell table:style-name="ce7" table:formula="of:=IF([$rezultati_analiticki.J17]=0;0;(ABS([$rezultati_analiticki.J17]-[$rezultati_simulacija.J17])/[$rezultati_analiticki.J17]))" office:value-type="float" office:value="0.0148607898027551" calcext:value-type="float">
            <text:p>0.0149</text:p>
          </table:table-cell>
          <table:table-cell table:style-name="ce7" table:formula="of:=IF([$rezultati_analiticki.K17]=0;0;(ABS([$rezultati_analiticki.K17]-[$rezultati_simulacija.K17])/[$rezultati_analiticki.K17]))" office:value-type="float" office:value="0.00697111219733011" calcext:value-type="float">
            <text:p>0.0070</text:p>
          </table:table-cell>
          <table:table-cell table:style-name="ce7" table:formula="of:=IF([$rezultati_analiticki.L17]=0;0;(ABS([$rezultati_analiticki.L17]-[$rezultati_simulacija.L17])/[$rezultati_analiticki.L17]))" office:value-type="float" office:value="0.0129511042829568" calcext:value-type="float">
            <text:p>0.0130</text:p>
          </table:table-cell>
          <table:table-cell table:style-name="ce7" table:formula="of:=IF([$rezultati_analiticki.M17]=0;0;(ABS([$rezultati_analiticki.M17]-[$rezultati_simulacija.M17])/[$rezultati_analiticki.M17]))" office:value-type="float" office:value="0.00459955849046964" calcext:value-type="float">
            <text:p>0.0046</text:p>
          </table:table-cell>
          <table:table-cell table:style-name="ce7" table:formula="of:=IF([$rezultati_analiticki.N17]=0;0;(ABS([$rezultati_analiticki.N17]-[$rezultati_simulacija.N17])/[$rezultati_analiticki.N17]))" office:value-type="float" office:value="0.00910275386252533" calcext:value-type="float">
            <text:p>0.0091</text:p>
          </table:table-cell>
          <table:table-cell table:style-name="ce7" table:formula="of:=IF([$rezultati_analiticki.O17]=0;0;(ABS([$rezultati_analiticki.O17]-[$rezultati_simulacija.O17])/[$rezultati_analiticki.O17]))" office:value-type="float" office:value="0.00524600351992055" calcext:value-type="float">
            <text:p>0.0052</text:p>
          </table:table-cell>
          <table:table-cell table:style-name="ce7" table:formula="of:=IF([$rezultati_analiticki.P17]=0;0;(ABS([$rezultati_analiticki.P17]-[$rezultati_simulacija.P17])/[$rezultati_analiticki.P17]))" office:value-type="float" office:value="0.00203330539282185" calcext:value-type="float">
            <text:p>0.0020</text:p>
          </table:table-cell>
          <table:table-cell table:style-name="ce7" table:formula="of:=IF([$rezultati_analiticki.Q17]=0;0;(ABS([$rezultati_analiticki.Q17]-[$rezultati_simulacija.Q17])/[$rezultati_analiticki.Q17]))" office:value-type="float" office:value="0.00335518599934203" calcext:value-type="float">
            <text:p>0.0034</text:p>
          </table:table-cell>
          <table:table-cell table:style-name="ce7" table:formula="of:=IF([$rezultati_analiticki.R17]=0;0;(ABS([$rezultati_analiticki.R17]-[$rezultati_simulacija.R17])/[$rezultati_analiticki.R17]))" office:value-type="float" office:value="0.000691865185934145" calcext:value-type="float">
            <text:p>0.0007</text:p>
          </table:table-cell>
          <table:table-cell table:style-name="ce7" table:formula="of:=IF([$rezultati_analiticki.S17]=0;0;(ABS([$rezultati_analiticki.S17]-[$rezultati_simulacija.S17])/[$rezultati_analiticki.S17]))" office:value-type="float" office:value="0.00107596962956215" calcext:value-type="float">
            <text:p>0.0011</text:p>
          </table:table-cell>
          <table:table-cell table:style-name="ce7" table:formula="of:=IF([$rezultati_analiticki.T17]=0;0;(ABS([$rezultati_analiticki.T17]-[$rezultati_simulacija.T17])/[$rezultati_analiticki.T17]))" office:value-type="float" office:value="0.00397108744518065" calcext:value-type="float">
            <text:p>0.0040</text:p>
          </table:table-cell>
          <table:table-cell table:style-name="ce7" table:formula="of:=IF([$rezultati_analiticki.U17]=0;0;(ABS([$rezultati_analiticki.U17]-[$rezultati_simulacija.U17])/[$rezultati_analiticki.U17]))" office:value-type="float" office:value="0.00842665393469796" calcext:value-type="float">
            <text:p>0.0084</text:p>
          </table:table-cell>
          <table:table-cell table:style-name="ce7" table:formula="of:=IF([$rezultati_analiticki.V17]=0;0;(ABS([$rezultati_analiticki.V17]-[$rezultati_simulacija.V17])/[$rezultati_analiticki.V17]))" office:value-type="float" office:value="0.425539938420681" calcext:value-type="float">
            <text:p>0.4255</text:p>
          </table:table-cell>
          <table:table-cell table:style-name="ce7" table:formula="of:=IF([$rezultati_analiticki.W17]=0;0;(ABS([$rezultati_analiticki.W17]-[$rezultati_simulacija.W17])/[$rezultati_analiticki.W17]))" office:value-type="float" office:value="0.0042308744596235" calcext:value-type="float">
            <text:p>0.0042</text:p>
          </table:table-cell>
          <table:table-cell table:style-name="ce7" table:formula="of:=IF([$rezultati_analiticki.X17]=0;0;(ABS([$rezultati_analiticki.X17]-[$rezultati_simulacija.X17])/[$rezultati_analiticki.X17]))" office:value-type="float" office:value="0.0260711839331797" calcext:value-type="float">
            <text:p>0.0261</text:p>
          </table:table-cell>
          <table:table-cell table:style-name="ce7" table:formula="of:=IF([$rezultati_analiticki.Y17]=0;0;(ABS([$rezultati_analiticki.Y17]-[$rezultati_simulacija.Y17])/[$rezultati_analiticki.Y17]))" office:value-type="float" office:value="0.00805493795990763" calcext:value-type="float">
            <text:p>0.0081</text:p>
          </table:table-cell>
          <table:table-cell table:style-name="ce7" table:formula="of:=IF([$rezultati_analiticki.Z17]=0;0;(ABS([$rezultati_analiticki.Z17]-[$rezultati_simulacija.Z17])/[$rezultati_analiticki.Z17]))" office:value-type="float" office:value="0.0208547284938028" calcext:value-type="float">
            <text:p>0.0209</text:p>
          </table:table-cell>
          <table:table-cell table:style-name="ce7" table:formula="of:=IF([$rezultati_analiticki.AA17]=0;0;(ABS([$rezultati_analiticki.AA17]-[$rezultati_simulacija.AA17])/[$rezultati_analiticki.AA17]))" office:value-type="float" office:value="0.00630571007300105" calcext:value-type="float">
            <text:p>0.0063</text:p>
          </table:table-cell>
          <table:table-cell table:style-name="ce7" table:formula="of:=IF([$rezultati_analiticki.AB17]=0;0;(ABS([$rezultati_analiticki.AB17]-[$rezultati_simulacija.AB17])/[$rezultati_analiticki.AB17]))" office:value-type="float" office:value="0.109667881500119" calcext:value-type="float">
            <text:p>0.1097</text:p>
          </table:table-cell>
          <table:table-cell table:style-name="ce7" table:formula="of:=IF([$rezultati_analiticki.AC17]=0;0;(ABS([$rezultati_analiticki.AC17]-[$rezultati_simulacija.AC17])/[$rezultati_analiticki.AC17]))" office:value-type="float" office:value="0.0615701340842299" calcext:value-type="float">
            <text:p>0.0616</text:p>
          </table:table-cell>
          <table:table-cell table:style-name="ce7" table:formula="of:=IF([$rezultati_analiticki.AD17]=0;0;(ABS([$rezultati_analiticki.AD17]-[$rezultati_simulacija.AD17])/[$rezultati_analiticki.AD17]))" office:value-type="float" office:value="0.0475795783790622" calcext:value-type="float">
            <text:p>0.0476</text:p>
          </table:table-cell>
        </table:table-row>
        <table:table-row table:style-name="ro1" table:number-rows-repeated="22">
          <table:table-cell table:number-columns-repeated="3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6"/>
        </table:table-row>
        <table:table-row table:style-name="ro1" table:number-rows-repeated="1048535">
          <table:table-cell table:number-columns-repeated="30"/>
        </table:table-row>
        <table:table-row table:style-name="ro1">
          <table:table-cell table:number-columns-repeated="30"/>
        </table:table-row>
        <calcext:conditional-formats>
          <calcext:conditional-format calcext:target-range-address="diff_x1.C2:diff_x1.AD17">
            <calcext:condition calcext:apply-style-name="Bad" calcext:value="&gt;=1" calcext:base-cell-address="diff_x100.C2"/>
          </calcext:conditional-format>
          <calcext:conditional-format calcext:target-range-address="diff_x1.C2:diff_x1.AD17">
            <calcext:condition calcext:apply-style-name="Good" calcext:value="&lt;=0.001" calcext:base-cell-address="diff_x100.C2"/>
          </calcext:conditional-format>
          <calcext:conditional-format calcext:target-range-address="diff_x1.C2:diff_x1.AD17">
            <calcext:condition calcext:apply-style-name="Note" calcext:value="&lt;=0.01" calcext:base-cell-address="diff_x100.C2"/>
          </calcext:conditional-format>
          <calcext:conditional-format calcext:target-range-address="diff_x1.C2:diff_x1.AD17">
            <calcext:condition calcext:apply-style-name="01 more" calcext:value="&lt;=0.1" calcext:base-cell-address="diff_x100.C2"/>
          </calcext:conditional-format>
          <calcext:conditional-format calcext:target-range-address="diff_x1.C2:diff_x1.AD17">
            <calcext:condition calcext:apply-style-name="1less" calcext:value="&lt;=1" calcext:base-cell-address="diff_x100.C2"/>
          </calcext:conditional-format>
        </calcext:conditional-formats>
      </table:table>
      <table:table table:name="diff_x100" table:style-name="ta1">
        <table:table-column table:style-name="co6" table:number-columns-repeated="30" table:default-cell-style-name="ce14"/>
        <table:table-row table:style-name="ro1"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Ucpu</text:p>
          </table:table-cell>
          <table:table-cell table:style-name="ce12" office:value-type="string" calcext:value-type="string">
            <text:p>Uds1</text:p>
          </table:table-cell>
          <table:table-cell table:style-name="ce12" office:value-type="string" calcext:value-type="string">
            <text:p>Uds2</text:p>
          </table:table-cell>
          <table:table-cell table:style-name="ce12" office:value-type="string" calcext:value-type="string">
            <text:p>Uds3</text:p>
          </table:table-cell>
          <table:table-cell table:style-name="ce12" office:value-type="string" calcext:value-type="string">
            <text:p>Udu1</text:p>
          </table:table-cell>
          <table:table-cell table:style-name="ce12" office:value-type="string" calcext:value-type="string">
            <text:p>Udu2</text:p>
          </table:table-cell>
          <table:table-cell table:style-name="ce12" office:value-type="string" calcext:value-type="string">
            <text:p>Udu3</text:p>
          </table:table-cell>
          <table:table-cell table:style-name="ce12" office:value-type="string" calcext:value-type="string">
            <text:p>Udu4</text:p>
          </table:table-cell>
          <table:table-cell table:style-name="ce12" office:value-type="string" calcext:value-type="string">
            <text:p>Udu5</text:p>
          </table:table-cell>
          <table:table-cell table:style-name="ce12" office:value-type="string" calcext:value-type="string">
            <text:p>Xcpu</text:p>
          </table:table-cell>
          <table:table-cell table:style-name="ce12" office:value-type="string" calcext:value-type="string">
            <text:p>Xds1</text:p>
          </table:table-cell>
          <table:table-cell table:style-name="ce12" office:value-type="string" calcext:value-type="string">
            <text:p>Xds2</text:p>
          </table:table-cell>
          <table:table-cell table:style-name="ce12" office:value-type="string" calcext:value-type="string">
            <text:p>Xds3</text:p>
          </table:table-cell>
          <table:table-cell table:style-name="ce12" office:value-type="string" calcext:value-type="string">
            <text:p>Xdu1</text:p>
          </table:table-cell>
          <table:table-cell table:style-name="ce12" office:value-type="string" calcext:value-type="string">
            <text:p>Xdu2</text:p>
          </table:table-cell>
          <table:table-cell table:style-name="ce12" office:value-type="string" calcext:value-type="string">
            <text:p>Xdu3</text:p>
          </table:table-cell>
          <table:table-cell table:style-name="ce12" office:value-type="string" calcext:value-type="string">
            <text:p>Xdu4</text:p>
          </table:table-cell>
          <table:table-cell table:style-name="ce12" office:value-type="string" calcext:value-type="string">
            <text:p>Xdu5</text:p>
          </table:table-cell>
          <table:table-cell table:style-name="ce12" office:value-type="string" calcext:value-type="string">
            <text:p>Jcpu</text:p>
          </table:table-cell>
          <table:table-cell table:style-name="ce12" office:value-type="string" calcext:value-type="string">
            <text:p>Jds1</text:p>
          </table:table-cell>
          <table:table-cell table:style-name="ce12" office:value-type="string" calcext:value-type="string">
            <text:p>Jds2</text:p>
          </table:table-cell>
          <table:table-cell table:style-name="ce12" office:value-type="string" calcext:value-type="string">
            <text:p>Jds3</text:p>
          </table:table-cell>
          <table:table-cell table:style-name="ce12" office:value-type="string" calcext:value-type="string">
            <text:p>Jdu1</text:p>
          </table:table-cell>
          <table:table-cell table:style-name="ce12" office:value-type="string" calcext:value-type="string">
            <text:p>Jdu2</text:p>
          </table:table-cell>
          <table:table-cell table:style-name="ce12" office:value-type="string" calcext:value-type="string">
            <text:p>Jdu3</text:p>
          </table:table-cell>
          <table:table-cell table:style-name="ce12" office:value-type="string" calcext:value-type="string">
            <text:p>Jdu4</text:p>
          </table:table-cell>
          <table:table-cell table:style-name="ce12" office:value-type="string" calcext:value-type="string">
            <text:p>Jdu5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3" calcext:value-type="float">
            <text:p>0.3</text:p>
          </table:table-cell>
          <table:table-cell table:style-name="ce8" table:formula="of:=IF([$rezultati_analiticki.C2]=0;0;(ABS([$rezultati_analiticki.C2]-[$rezultati_simulacija_x100.C2])/[$rezultati_analiticki.C2]))" office:value-type="float" office:value="0.00365354879019777" calcext:value-type="float">
            <text:p>0.0037</text:p>
          </table:table-cell>
          <table:table-cell table:style-name="ce8" table:formula="of:=IF([$rezultati_analiticki.D2]=0;0;(ABS([$rezultati_analiticki.D2]-[$rezultati_simulacija_x100.D2])/[$rezultati_analiticki.D2]))" office:value-type="float" office:value="0.00354918207807633" calcext:value-type="float">
            <text:p>0.0035</text:p>
          </table:table-cell>
          <table:table-cell table:style-name="ce8" table:formula="of:=IF([$rezultati_analiticki.E2]=0;0;(ABS([$rezultati_analiticki.E2]-[$rezultati_simulacija_x100.E2])/[$rezultati_analiticki.E2]))" office:value-type="float" office:value="0.00110098413724583" calcext:value-type="float">
            <text:p>0.0011</text:p>
          </table:table-cell>
          <table:table-cell table:style-name="ce8" table:formula="of:=IF([$rezultati_analiticki.F2]=0;0;(ABS([$rezultati_analiticki.F2]-[$rezultati_simulacija_x100.F2])/[$rezultati_analiticki.F2]))" office:value-type="float" office:value="0.000309864927237447" calcext:value-type="float">
            <text:p>0.0003</text:p>
          </table:table-cell>
          <table:table-cell table:style-name="ce8" table:formula="of:=IF([$rezultati_analiticki.G2]=0;0;(ABS([$rezultati_analiticki.G2]-[$rezultati_simulacija_x100.G2])/[$rezultati_analiticki.G2]))" office:value-type="float" office:value="0.00448209946047708" calcext:value-type="float">
            <text:p>0.0045</text:p>
          </table:table-cell>
          <table:table-cell table:style-name="ce8" table:formula="of:=IF([$rezultati_analiticki.H2]=0;0;(ABS([$rezultati_analiticki.H2]-[$rezultati_simulacija_x100.H2])/[$rezultati_analiticki.H2]))" office:value-type="float" office:value="0.0023488583103838" calcext:value-type="float">
            <text:p>0.0023</text:p>
          </table:table-cell>
          <table:table-cell table:style-name="ce8" table:formula="of:=IF([$rezultati_analiticki.I2]=0;0;(ABS([$rezultati_analiticki.I2]-[$rezultati_simulacija_x100.I2])/[$rezultati_analiticki.I2]))" office:value-type="float" office:value="0.00107884474026262" calcext:value-type="float">
            <text:p>0.0011</text:p>
          </table:table-cell>
          <table:table-cell table:style-name="ce8" table:formula="of:=IF([$rezultati_analiticki.J2]=0;0;(ABS([$rezultati_analiticki.J2]-[$rezultati_simulacija_x100.J2])/[$rezultati_analiticki.J2]))" office:value-type="float" office:value="0" calcext:value-type="float">
            <text:p>0.0000</text:p>
          </table:table-cell>
          <table:table-cell table:style-name="ce8" table:formula="of:=IF([$rezultati_analiticki.K2]=0;0;(ABS([$rezultati_analiticki.K2]-[$rezultati_simulacija_x100.K2])/[$rezultati_analiticki.K2]))" office:value-type="float" office:value="0" calcext:value-type="float">
            <text:p>0.0000</text:p>
          </table:table-cell>
          <table:table-cell table:style-name="ce8" table:formula="of:=IF([$rezultati_analiticki.L2]=0;0;(ABS([$rezultati_analiticki.L2]-[$rezultati_simulacija_x100.L2])/[$rezultati_analiticki.L2]))" office:value-type="float" office:value="0" calcext:value-type="float">
            <text:p>0.0000</text:p>
          </table:table-cell>
          <table:table-cell table:style-name="ce8" table:formula="of:=IF([$rezultati_analiticki.M2]=0;0;(ABS([$rezultati_analiticki.M2]-[$rezultati_simulacija_x100.M2])/[$rezultati_analiticki.M2]))" office:value-type="float" office:value="0.00169390089484078" calcext:value-type="float">
            <text:p>0.0017</text:p>
          </table:table-cell>
          <table:table-cell table:style-name="ce8" table:formula="of:=IF([$rezultati_analiticki.N2]=0;0;(ABS([$rezultati_analiticki.N2]-[$rezultati_simulacija_x100.N2])/[$rezultati_analiticki.N2]))" office:value-type="float" office:value="0.000277776086019016" calcext:value-type="float">
            <text:p>0.0003</text:p>
          </table:table-cell>
          <table:table-cell table:style-name="ce8" table:formula="of:=IF([$rezultati_analiticki.O2]=0;0;(ABS([$rezultati_analiticki.O2]-[$rezultati_simulacija_x100.O2])/[$rezultati_analiticki.O2]))" office:value-type="float" office:value="0.00185179334819402" calcext:value-type="float">
            <text:p>0.0019</text:p>
          </table:table-cell>
          <table:table-cell table:style-name="ce8" table:formula="of:=IF([$rezultati_analiticki.P2]=0;0;(ABS([$rezultati_analiticki.P2]-[$rezultati_simulacija_x100.P2])/[$rezultati_analiticki.P2]))" office:value-type="float" office:value="0.00330918600629811" calcext:value-type="float">
            <text:p>0.0033</text:p>
          </table:table-cell>
          <table:table-cell table:style-name="ce8" table:formula="of:=IF([$rezultati_analiticki.Q2]=0;0;(ABS([$rezultati_analiticki.Q2]-[$rezultati_simulacija_x100.Q2])/[$rezultati_analiticki.Q2]))" office:value-type="float" office:value="0.00200073987435746" calcext:value-type="float">
            <text:p>0.0020</text:p>
          </table:table-cell>
          <table:table-cell table:style-name="ce8" table:formula="of:=IF([$rezultati_analiticki.R2]=0;0;(ABS([$rezultati_analiticki.R2]-[$rezultati_simulacija_x100.R2])/[$rezultati_analiticki.R2]))" office:value-type="float" office:value="0.000949477804553082" calcext:value-type="float">
            <text:p>0.0009</text:p>
          </table:table-cell>
          <table:table-cell table:style-name="ce8" table:formula="of:=IF([$rezultati_analiticki.S2]=0;0;(ABS([$rezultati_analiticki.S2]-[$rezultati_simulacija_x100.S2])/[$rezultati_analiticki.S2]))" office:value-type="float" office:value="0" calcext:value-type="float">
            <text:p>0.0000</text:p>
          </table:table-cell>
          <table:table-cell table:style-name="ce8" table:formula="of:=IF([$rezultati_analiticki.T2]=0;0;(ABS([$rezultati_analiticki.T2]-[$rezultati_simulacija_x100.T2])/[$rezultati_analiticki.T2]))" office:value-type="float" office:value="0" calcext:value-type="float">
            <text:p>0.0000</text:p>
          </table:table-cell>
          <table:table-cell table:style-name="ce8" table:formula="of:=IF([$rezultati_analiticki.U2]=0;0;(ABS([$rezultati_analiticki.U2]-[$rezultati_simulacija_x100.U2])/[$rezultati_analiticki.U2]))" office:value-type="float" office:value="0" calcext:value-type="float">
            <text:p>0.0000</text:p>
          </table:table-cell>
          <table:table-cell table:style-name="ce8" table:formula="of:=IF([$rezultati_analiticki.V2]=0;0;(ABS([$rezultati_analiticki.V2]-[$rezultati_simulacija_x100.V2])/[$rezultati_analiticki.V2]))" office:value-type="float" office:value="0.0182332356058292" calcext:value-type="float">
            <text:p>0.0182</text:p>
          </table:table-cell>
          <table:table-cell table:style-name="ce8" table:formula="of:=IF([$rezultati_analiticki.W2]=0;0;(ABS([$rezultati_analiticki.W2]-[$rezultati_simulacija_x100.W2])/[$rezultati_analiticki.W2]))" office:value-type="float" office:value="0.00171446870022009" calcext:value-type="float">
            <text:p>0.0017</text:p>
          </table:table-cell>
          <table:table-cell table:style-name="ce8" table:formula="of:=IF([$rezultati_analiticki.X2]=0;0;(ABS([$rezultati_analiticki.X2]-[$rezultati_simulacija_x100.X2])/[$rezultati_analiticki.X2]))" office:value-type="float" office:value="0.000404728670325922" calcext:value-type="float">
            <text:p>0.0004</text:p>
          </table:table-cell>
          <table:table-cell table:style-name="ce8" table:formula="of:=IF([$rezultati_analiticki.Y2]=0;0;(ABS([$rezultati_analiticki.Y2]-[$rezultati_simulacija_x100.Y2])/[$rezultati_analiticki.Y2]))" office:value-type="float" office:value="0.00667401016315328" calcext:value-type="float">
            <text:p>0.0067</text:p>
          </table:table-cell>
          <table:table-cell table:style-name="ce8" table:formula="of:=IF([$rezultati_analiticki.Z2]=0;0;(ABS([$rezultati_analiticki.Z2]-[$rezultati_simulacija_x100.Z2])/[$rezultati_analiticki.Z2]))" office:value-type="float" office:value="0.00674320692781031" calcext:value-type="float">
            <text:p>0.0067</text:p>
          </table:table-cell>
          <table:table-cell table:style-name="ce8" table:formula="of:=IF([$rezultati_analiticki.AA2]=0;0;(ABS([$rezultati_analiticki.AA2]-[$rezultati_simulacija_x100.AA2])/[$rezultati_analiticki.AA2]))" office:value-type="float" office:value="0.00107786987679634" calcext:value-type="float">
            <text:p>0.0011</text:p>
          </table:table-cell>
          <table:table-cell table:style-name="ce8" table:formula="of:=IF([$rezultati_analiticki.AB2]=0;0;(ABS([$rezultati_analiticki.AB2]-[$rezultati_simulacija_x100.AB2])/[$rezultati_analiticki.AB2]))" office:value-type="float" office:value="0" calcext:value-type="float">
            <text:p>0.0000</text:p>
          </table:table-cell>
          <table:table-cell table:style-name="ce8" table:formula="of:=IF([$rezultati_analiticki.AC2]=0;0;(ABS([$rezultati_analiticki.AC2]-[$rezultati_simulacija_x100.AC2])/[$rezultati_analiticki.AC2]))" office:value-type="float" office:value="0" calcext:value-type="float">
            <text:p>0.0000</text:p>
          </table:table-cell>
          <table:table-cell table:style-name="ce8" table:formula="of:=IF([$rezultati_analiticki.AD2]=0;0;(ABS([$rezultati_analiticki.AD2]-[$rezultati_simulacija_x100.AD2])/[$rezultati_analiticki.AD2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55" calcext:value-type="float">
            <text:p>0.55</text:p>
          </table:table-cell>
          <table:table-cell table:style-name="ce8" table:formula="of:=IF([$rezultati_analiticki.C3]=0;0;(ABS([$rezultati_analiticki.C3]-[$rezultati_simulacija_x100.C3])/[$rezultati_analiticki.C3]))" office:value-type="float" office:value="0.00271456067954112" calcext:value-type="float">
            <text:p>0.0027</text:p>
          </table:table-cell>
          <table:table-cell table:style-name="ce8" table:formula="of:=IF([$rezultati_analiticki.D3]=0;0;(ABS([$rezultati_analiticki.D3]-[$rezultati_simulacija_x100.D3])/[$rezultati_analiticki.D3]))" office:value-type="float" office:value="0.00118050875151808" calcext:value-type="float">
            <text:p>0.0012</text:p>
          </table:table-cell>
          <table:table-cell table:style-name="ce8" table:formula="of:=IF([$rezultati_analiticki.E3]=0;0;(ABS([$rezultati_analiticki.E3]-[$rezultati_simulacija_x100.E3])/[$rezultati_analiticki.E3]))" office:value-type="float" office:value="0.000465111076583956" calcext:value-type="float">
            <text:p>0.0005</text:p>
          </table:table-cell>
          <table:table-cell table:style-name="ce8" table:formula="of:=IF([$rezultati_analiticki.F3]=0;0;(ABS([$rezultati_analiticki.F3]-[$rezultati_simulacija_x100.F3])/[$rezultati_analiticki.F3]))" office:value-type="float" office:value="0.00601605193235697" calcext:value-type="float">
            <text:p>0.0060</text:p>
          </table:table-cell>
          <table:table-cell table:style-name="ce8" table:formula="of:=IF([$rezultati_analiticki.G3]=0;0;(ABS([$rezultati_analiticki.G3]-[$rezultati_simulacija_x100.G3])/[$rezultati_analiticki.G3]))" office:value-type="float" office:value="0.00462257133246704" calcext:value-type="float">
            <text:p>0.0046</text:p>
          </table:table-cell>
          <table:table-cell table:style-name="ce8" table:formula="of:=IF([$rezultati_analiticki.H3]=0;0;(ABS([$rezultati_analiticki.H3]-[$rezultati_simulacija_x100.H3])/[$rezultati_analiticki.H3]))" office:value-type="float" office:value="0.00167389274549544" calcext:value-type="float">
            <text:p>0.0017</text:p>
          </table:table-cell>
          <table:table-cell table:style-name="ce8" table:formula="of:=IF([$rezultati_analiticki.I3]=0;0;(ABS([$rezultati_analiticki.I3]-[$rezultati_simulacija_x100.I3])/[$rezultati_analiticki.I3]))" office:value-type="float" office:value="0.000869045370408089" calcext:value-type="float">
            <text:p>0.0009</text:p>
          </table:table-cell>
          <table:table-cell table:style-name="ce8" table:formula="of:=IF([$rezultati_analiticki.J3]=0;0;(ABS([$rezultati_analiticki.J3]-[$rezultati_simulacija_x100.J3])/[$rezultati_analiticki.J3]))" office:value-type="float" office:value="0" calcext:value-type="float">
            <text:p>0.0000</text:p>
          </table:table-cell>
          <table:table-cell table:style-name="ce8" table:formula="of:=IF([$rezultati_analiticki.K3]=0;0;(ABS([$rezultati_analiticki.K3]-[$rezultati_simulacija_x100.K3])/[$rezultati_analiticki.K3]))" office:value-type="float" office:value="0" calcext:value-type="float">
            <text:p>0.0000</text:p>
          </table:table-cell>
          <table:table-cell table:style-name="ce8" table:formula="of:=IF([$rezultati_analiticki.L3]=0;0;(ABS([$rezultati_analiticki.L3]-[$rezultati_simulacija_x100.L3])/[$rezultati_analiticki.L3]))" office:value-type="float" office:value="0" calcext:value-type="float">
            <text:p>0.0000</text:p>
          </table:table-cell>
          <table:table-cell table:style-name="ce8" table:formula="of:=IF([$rezultati_analiticki.M3]=0;0;(ABS([$rezultati_analiticki.M3]-[$rezultati_simulacija_x100.M3])/[$rezultati_analiticki.M3]))" office:value-type="float" office:value="0.000230818599806452" calcext:value-type="float">
            <text:p>0.0002</text:p>
          </table:table-cell>
          <table:table-cell table:style-name="ce8" table:formula="of:=IF([$rezultati_analiticki.N3]=0;0;(ABS([$rezultati_analiticki.N3]-[$rezultati_simulacija_x100.N3])/[$rezultati_analiticki.N3]))" office:value-type="float" office:value="0.000834928164064395" calcext:value-type="float">
            <text:p>0.0008</text:p>
          </table:table-cell>
          <table:table-cell table:style-name="ce8" table:formula="of:=IF([$rezultati_analiticki.O3]=0;0;(ABS([$rezultati_analiticki.O3]-[$rezultati_simulacija_x100.O3])/[$rezultati_analiticki.O3]))" office:value-type="float" office:value="0.00212296378077752" calcext:value-type="float">
            <text:p>0.0021</text:p>
          </table:table-cell>
          <table:table-cell table:style-name="ce8" table:formula="of:=IF([$rezultati_analiticki.P3]=0;0;(ABS([$rezultati_analiticki.P3]-[$rezultati_simulacija_x100.P3])/[$rezultati_analiticki.P3]))" office:value-type="float" office:value="0.00175805239573538" calcext:value-type="float">
            <text:p>0.0018</text:p>
          </table:table-cell>
          <table:table-cell table:style-name="ce8" table:formula="of:=IF([$rezultati_analiticki.Q3]=0;0;(ABS([$rezultati_analiticki.Q3]-[$rezultati_simulacija_x100.Q3])/[$rezultati_analiticki.Q3]))" office:value-type="float" office:value="0.000438560395123748" calcext:value-type="float">
            <text:p>0.0004</text:p>
          </table:table-cell>
          <table:table-cell table:style-name="ce8" table:formula="of:=IF([$rezultati_analiticki.R3]=0;0;(ABS([$rezultati_analiticki.R3]-[$rezultati_simulacija_x100.R3])/[$rezultati_analiticki.R3]))" office:value-type="float" office:value="0.0000862585827280171" calcext:value-type="float">
            <text:p>0.0001</text:p>
          </table:table-cell>
          <table:table-cell table:style-name="ce8" table:formula="of:=IF([$rezultati_analiticki.S3]=0;0;(ABS([$rezultati_analiticki.S3]-[$rezultati_simulacija_x100.S3])/[$rezultati_analiticki.S3]))" office:value-type="float" office:value="0" calcext:value-type="float">
            <text:p>0.0000</text:p>
          </table:table-cell>
          <table:table-cell table:style-name="ce8" table:formula="of:=IF([$rezultati_analiticki.T3]=0;0;(ABS([$rezultati_analiticki.T3]-[$rezultati_simulacija_x100.T3])/[$rezultati_analiticki.T3]))" office:value-type="float" office:value="0" calcext:value-type="float">
            <text:p>0.0000</text:p>
          </table:table-cell>
          <table:table-cell table:style-name="ce8" table:formula="of:=IF([$rezultati_analiticki.U3]=0;0;(ABS([$rezultati_analiticki.U3]-[$rezultati_simulacija_x100.U3])/[$rezultati_analiticki.U3]))" office:value-type="float" office:value="0" calcext:value-type="float">
            <text:p>0.0000</text:p>
          </table:table-cell>
          <table:table-cell table:style-name="ce8" table:formula="of:=IF([$rezultati_analiticki.V3]=0;0;(ABS([$rezultati_analiticki.V3]-[$rezultati_simulacija_x100.V3])/[$rezultati_analiticki.V3]))" office:value-type="float" office:value="0.0230599158442052" calcext:value-type="float">
            <text:p>0.0231</text:p>
          </table:table-cell>
          <table:table-cell table:style-name="ce8" table:formula="of:=IF([$rezultati_analiticki.W3]=0;0;(ABS([$rezultati_analiticki.W3]-[$rezultati_simulacija_x100.W3])/[$rezultati_analiticki.W3]))" office:value-type="float" office:value="0.00170602796613278" calcext:value-type="float">
            <text:p>0.0017</text:p>
          </table:table-cell>
          <table:table-cell table:style-name="ce8" table:formula="of:=IF([$rezultati_analiticki.X3]=0;0;(ABS([$rezultati_analiticki.X3]-[$rezultati_simulacija_x100.X3])/[$rezultati_analiticki.X3]))" office:value-type="float" office:value="0.00487663471627373" calcext:value-type="float">
            <text:p>0.0049</text:p>
          </table:table-cell>
          <table:table-cell table:style-name="ce8" table:formula="of:=IF([$rezultati_analiticki.Y3]=0;0;(ABS([$rezultati_analiticki.Y3]-[$rezultati_simulacija_x100.Y3])/[$rezultati_analiticki.Y3]))" office:value-type="float" office:value="0.0053870298311066" calcext:value-type="float">
            <text:p>0.0054</text:p>
          </table:table-cell>
          <table:table-cell table:style-name="ce8" table:formula="of:=IF([$rezultati_analiticki.Z3]=0;0;(ABS([$rezultati_analiticki.Z3]-[$rezultati_simulacija_x100.Z3])/[$rezultati_analiticki.Z3]))" office:value-type="float" office:value="0.00236373724584768" calcext:value-type="float">
            <text:p>0.0024</text:p>
          </table:table-cell>
          <table:table-cell table:style-name="ce8" table:formula="of:=IF([$rezultati_analiticki.AA3]=0;0;(ABS([$rezultati_analiticki.AA3]-[$rezultati_simulacija_x100.AA3])/[$rezultati_analiticki.AA3]))" office:value-type="float" office:value="0.000862542725866314" calcext:value-type="float">
            <text:p>0.0009</text:p>
          </table:table-cell>
          <table:table-cell table:style-name="ce8" table:formula="of:=IF([$rezultati_analiticki.AB3]=0;0;(ABS([$rezultati_analiticki.AB3]-[$rezultati_simulacija_x100.AB3])/[$rezultati_analiticki.AB3]))" office:value-type="float" office:value="0" calcext:value-type="float">
            <text:p>0.0000</text:p>
          </table:table-cell>
          <table:table-cell table:style-name="ce8" table:formula="of:=IF([$rezultati_analiticki.AC3]=0;0;(ABS([$rezultati_analiticki.AC3]-[$rezultati_simulacija_x100.AC3])/[$rezultati_analiticki.AC3]))" office:value-type="float" office:value="0" calcext:value-type="float">
            <text:p>0.0000</text:p>
          </table:table-cell>
          <table:table-cell table:style-name="ce8" table:formula="of:=IF([$rezultati_analiticki.AD3]=0;0;(ABS([$rezultati_analiticki.AD3]-[$rezultati_simulacija_x100.AD3])/[$rezultati_analiticki.AD3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8" calcext:value-type="float">
            <text:p>0.8</text:p>
          </table:table-cell>
          <table:table-cell table:style-name="ce8" table:formula="of:=IF([$rezultati_analiticki.C4]=0;0;(ABS([$rezultati_analiticki.C4]-[$rezultati_simulacija_x100.C4])/[$rezultati_analiticki.C4]))" office:value-type="float" office:value="0.00563417488681131" calcext:value-type="float">
            <text:p>0.0056</text:p>
          </table:table-cell>
          <table:table-cell table:style-name="ce8" table:formula="of:=IF([$rezultati_analiticki.D4]=0;0;(ABS([$rezultati_analiticki.D4]-[$rezultati_simulacija_x100.D4])/[$rezultati_analiticki.D4]))" office:value-type="float" office:value="0.00101102870008521" calcext:value-type="float">
            <text:p>0.0010</text:p>
          </table:table-cell>
          <table:table-cell table:style-name="ce8" table:formula="of:=IF([$rezultati_analiticki.E4]=0;0;(ABS([$rezultati_analiticki.E4]-[$rezultati_simulacija_x100.E4])/[$rezultati_analiticki.E4]))" office:value-type="float" office:value="0.00259873353456171" calcext:value-type="float">
            <text:p>0.0026</text:p>
          </table:table-cell>
          <table:table-cell table:style-name="ce8" table:formula="of:=IF([$rezultati_analiticki.F4]=0;0;(ABS([$rezultati_analiticki.F4]-[$rezultati_simulacija_x100.F4])/[$rezultati_analiticki.F4]))" office:value-type="float" office:value="0.00208630876194615" calcext:value-type="float">
            <text:p>0.0021</text:p>
          </table:table-cell>
          <table:table-cell table:style-name="ce8" table:formula="of:=IF([$rezultati_analiticki.G4]=0;0;(ABS([$rezultati_analiticki.G4]-[$rezultati_simulacija_x100.G4])/[$rezultati_analiticki.G4]))" office:value-type="float" office:value="0.0056810126594541" calcext:value-type="float">
            <text:p>0.0057</text:p>
          </table:table-cell>
          <table:table-cell table:style-name="ce8" table:formula="of:=IF([$rezultati_analiticki.H4]=0;0;(ABS([$rezultati_analiticki.H4]-[$rezultati_simulacija_x100.H4])/[$rezultati_analiticki.H4]))" office:value-type="float" office:value="0.00145468440595481" calcext:value-type="float">
            <text:p>0.0015</text:p>
          </table:table-cell>
          <table:table-cell table:style-name="ce8" table:formula="of:=IF([$rezultati_analiticki.I4]=0;0;(ABS([$rezultati_analiticki.I4]-[$rezultati_simulacija_x100.I4])/[$rezultati_analiticki.I4]))" office:value-type="float" office:value="0.000412922196371034" calcext:value-type="float">
            <text:p>0.0004</text:p>
          </table:table-cell>
          <table:table-cell table:style-name="ce8" table:formula="of:=IF([$rezultati_analiticki.J4]=0;0;(ABS([$rezultati_analiticki.J4]-[$rezultati_simulacija_x100.J4])/[$rezultati_analiticki.J4]))" office:value-type="float" office:value="0" calcext:value-type="float">
            <text:p>0.0000</text:p>
          </table:table-cell>
          <table:table-cell table:style-name="ce8" table:formula="of:=IF([$rezultati_analiticki.K4]=0;0;(ABS([$rezultati_analiticki.K4]-[$rezultati_simulacija_x100.K4])/[$rezultati_analiticki.K4]))" office:value-type="float" office:value="0" calcext:value-type="float">
            <text:p>0.0000</text:p>
          </table:table-cell>
          <table:table-cell table:style-name="ce8" table:formula="of:=IF([$rezultati_analiticki.L4]=0;0;(ABS([$rezultati_analiticki.L4]-[$rezultati_simulacija_x100.L4])/[$rezultati_analiticki.L4]))" office:value-type="float" office:value="0" calcext:value-type="float">
            <text:p>0.0000</text:p>
          </table:table-cell>
          <table:table-cell table:style-name="ce8" table:formula="of:=IF([$rezultati_analiticki.M4]=0;0;(ABS([$rezultati_analiticki.M4]-[$rezultati_simulacija_x100.M4])/[$rezultati_analiticki.M4]))" office:value-type="float" office:value="0.000987994514896785" calcext:value-type="float">
            <text:p>0.0010</text:p>
          </table:table-cell>
          <table:table-cell table:style-name="ce8" table:formula="of:=IF([$rezultati_analiticki.N4]=0;0;(ABS([$rezultati_analiticki.N4]-[$rezultati_simulacija_x100.N4])/[$rezultati_analiticki.N4]))" office:value-type="float" office:value="0.00193006667631439" calcext:value-type="float">
            <text:p>0.0019</text:p>
          </table:table-cell>
          <table:table-cell table:style-name="ce8" table:formula="of:=IF([$rezultati_analiticki.O4]=0;0;(ABS([$rezultati_analiticki.O4]-[$rezultati_simulacija_x100.O4])/[$rezultati_analiticki.O4]))" office:value-type="float" office:value="0.000975382141029982" calcext:value-type="float">
            <text:p>0.0010</text:p>
          </table:table-cell>
          <table:table-cell table:style-name="ce8" table:formula="of:=IF([$rezultati_analiticki.P4]=0;0;(ABS([$rezultati_analiticki.P4]-[$rezultati_simulacija_x100.P4])/[$rezultati_analiticki.P4]))" office:value-type="float" office:value="0.00468748106749276" calcext:value-type="float">
            <text:p>0.0047</text:p>
          </table:table-cell>
          <table:table-cell table:style-name="ce8" table:formula="of:=IF([$rezultati_analiticki.Q4]=0;0;(ABS([$rezultati_analiticki.Q4]-[$rezultati_simulacija_x100.Q4])/[$rezultati_analiticki.Q4]))" office:value-type="float" office:value="0.00138378598272876" calcext:value-type="float">
            <text:p>0.0014</text:p>
          </table:table-cell>
          <table:table-cell table:style-name="ce8" table:formula="of:=IF([$rezultati_analiticki.R4]=0;0;(ABS([$rezultati_analiticki.R4]-[$rezultati_simulacija_x100.R4])/[$rezultati_analiticki.R4]))" office:value-type="float" office:value="0.000801880890061449" calcext:value-type="float">
            <text:p>0.0008</text:p>
          </table:table-cell>
          <table:table-cell table:style-name="ce8" table:formula="of:=IF([$rezultati_analiticki.S4]=0;0;(ABS([$rezultati_analiticki.S4]-[$rezultati_simulacija_x100.S4])/[$rezultati_analiticki.S4]))" office:value-type="float" office:value="0" calcext:value-type="float">
            <text:p>0.0000</text:p>
          </table:table-cell>
          <table:table-cell table:style-name="ce8" table:formula="of:=IF([$rezultati_analiticki.T4]=0;0;(ABS([$rezultati_analiticki.T4]-[$rezultati_simulacija_x100.T4])/[$rezultati_analiticki.T4]))" office:value-type="float" office:value="0" calcext:value-type="float">
            <text:p>0.0000</text:p>
          </table:table-cell>
          <table:table-cell table:style-name="ce8" table:formula="of:=IF([$rezultati_analiticki.U4]=0;0;(ABS([$rezultati_analiticki.U4]-[$rezultati_simulacija_x100.U4])/[$rezultati_analiticki.U4]))" office:value-type="float" office:value="0" calcext:value-type="float">
            <text:p>0.0000</text:p>
          </table:table-cell>
          <table:table-cell table:style-name="ce8" table:formula="of:=IF([$rezultati_analiticki.V4]=0;0;(ABS([$rezultati_analiticki.V4]-[$rezultati_simulacija_x100.V4])/[$rezultati_analiticki.V4]))" office:value-type="float" office:value="0.0155128728284924" calcext:value-type="float">
            <text:p>0.0155</text:p>
          </table:table-cell>
          <table:table-cell table:style-name="ce8" table:formula="of:=IF([$rezultati_analiticki.W4]=0;0;(ABS([$rezultati_analiticki.W4]-[$rezultati_simulacija_x100.W4])/[$rezultati_analiticki.W4]))" office:value-type="float" office:value="0.00350050128017248" calcext:value-type="float">
            <text:p>0.0035</text:p>
          </table:table-cell>
          <table:table-cell table:style-name="ce8" table:formula="of:=IF([$rezultati_analiticki.X4]=0;0;(ABS([$rezultati_analiticki.X4]-[$rezultati_simulacija_x100.X4])/[$rezultati_analiticki.X4]))" office:value-type="float" office:value="0.00431109125150653" calcext:value-type="float">
            <text:p>0.0043</text:p>
          </table:table-cell>
          <table:table-cell table:style-name="ce8" table:formula="of:=IF([$rezultati_analiticki.Y4]=0;0;(ABS([$rezultati_analiticki.Y4]-[$rezultati_simulacija_x100.Y4])/[$rezultati_analiticki.Y4]))" office:value-type="float" office:value="0.00643679188921973" calcext:value-type="float">
            <text:p>0.0064</text:p>
          </table:table-cell>
          <table:table-cell table:style-name="ce8" table:formula="of:=IF([$rezultati_analiticki.Z4]=0;0;(ABS([$rezultati_analiticki.Z4]-[$rezultati_simulacija_x100.Z4])/[$rezultati_analiticki.Z4]))" office:value-type="float" office:value="0.0118471056582008" calcext:value-type="float">
            <text:p>0.0118</text:p>
          </table:table-cell>
          <table:table-cell table:style-name="ce8" table:formula="of:=IF([$rezultati_analiticki.AA4]=0;0;(ABS([$rezultati_analiticki.AA4]-[$rezultati_simulacija_x100.AA4])/[$rezultati_analiticki.AA4]))" office:value-type="float" office:value="0.000593737311787929" calcext:value-type="float">
            <text:p>0.0006</text:p>
          </table:table-cell>
          <table:table-cell table:style-name="ce8" table:formula="of:=IF([$rezultati_analiticki.AB4]=0;0;(ABS([$rezultati_analiticki.AB4]-[$rezultati_simulacija_x100.AB4])/[$rezultati_analiticki.AB4]))" office:value-type="float" office:value="0" calcext:value-type="float">
            <text:p>0.0000</text:p>
          </table:table-cell>
          <table:table-cell table:style-name="ce8" table:formula="of:=IF([$rezultati_analiticki.AC4]=0;0;(ABS([$rezultati_analiticki.AC4]-[$rezultati_simulacija_x100.AC4])/[$rezultati_analiticki.AC4]))" office:value-type="float" office:value="0" calcext:value-type="float">
            <text:p>0.0000</text:p>
          </table:table-cell>
          <table:table-cell table:style-name="ce8" table:formula="of:=IF([$rezultati_analiticki.AD4]=0;0;(ABS([$rezultati_analiticki.AD4]-[$rezultati_simulacija_x100.AD4])/[$rezultati_analiticki.AD4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IF([$rezultati_analiticki.C5]=0;0;(ABS([$rezultati_analiticki.C5]-[$rezultati_simulacija_x100.C5])/[$rezultati_analiticki.C5]))" office:value-type="float" office:value="0.105404391984317" calcext:value-type="float">
            <text:p>0.1054</text:p>
          </table:table-cell>
          <table:table-cell table:style-name="ce8" table:formula="of:=IF([$rezultati_analiticki.D5]=0;0;(ABS([$rezultati_analiticki.D5]-[$rezultati_simulacija_x100.D5])/[$rezultati_analiticki.D5]))" office:value-type="float" office:value="0.000134933546951646" calcext:value-type="float">
            <text:p>0.0001</text:p>
          </table:table-cell>
          <table:table-cell table:style-name="ce8" table:formula="of:=IF([$rezultati_analiticki.E5]=0;0;(ABS([$rezultati_analiticki.E5]-[$rezultati_simulacija_x100.E5])/[$rezultati_analiticki.E5]))" office:value-type="float" office:value="0.00140558964257394" calcext:value-type="float">
            <text:p>0.0014</text:p>
          </table:table-cell>
          <table:table-cell table:style-name="ce8" table:formula="of:=IF([$rezultati_analiticki.F5]=0;0;(ABS([$rezultati_analiticki.F5]-[$rezultati_simulacija_x100.F5])/[$rezultati_analiticki.F5]))" office:value-type="float" office:value="0.000921561985238261" calcext:value-type="float">
            <text:p>0.0009</text:p>
          </table:table-cell>
          <table:table-cell table:style-name="ce8" table:formula="of:=IF([$rezultati_analiticki.G5]=0;0;(ABS([$rezultati_analiticki.G5]-[$rezultati_simulacija_x100.G5])/[$rezultati_analiticki.G5]))" office:value-type="float" office:value="0.00440560147761129" calcext:value-type="float">
            <text:p>0.0044</text:p>
          </table:table-cell>
          <table:table-cell table:style-name="ce8" table:formula="of:=IF([$rezultati_analiticki.H5]=0;0;(ABS([$rezultati_analiticki.H5]-[$rezultati_simulacija_x100.H5])/[$rezultati_analiticki.H5]))" office:value-type="float" office:value="0.00168664492167965" calcext:value-type="float">
            <text:p>0.0017</text:p>
          </table:table-cell>
          <table:table-cell table:style-name="ce8" table:formula="of:=IF([$rezultati_analiticki.I5]=0;0;(ABS([$rezultati_analiticki.I5]-[$rezultati_simulacija_x100.I5])/[$rezultati_analiticki.I5]))" office:value-type="float" office:value="0.00126350002145684" calcext:value-type="float">
            <text:p>0.0013</text:p>
          </table:table-cell>
          <table:table-cell table:style-name="ce8" table:formula="of:=IF([$rezultati_analiticki.J5]=0;0;(ABS([$rezultati_analiticki.J5]-[$rezultati_simulacija_x100.J5])/[$rezultati_analiticki.J5]))" office:value-type="float" office:value="0" calcext:value-type="float">
            <text:p>0.0000</text:p>
          </table:table-cell>
          <table:table-cell table:style-name="ce8" table:formula="of:=IF([$rezultati_analiticki.K5]=0;0;(ABS([$rezultati_analiticki.K5]-[$rezultati_simulacija_x100.K5])/[$rezultati_analiticki.K5]))" office:value-type="float" office:value="0" calcext:value-type="float">
            <text:p>0.0000</text:p>
          </table:table-cell>
          <table:table-cell table:style-name="ce8" table:formula="of:=IF([$rezultati_analiticki.L5]=0;0;(ABS([$rezultati_analiticki.L5]-[$rezultati_simulacija_x100.L5])/[$rezultati_analiticki.L5]))" office:value-type="float" office:value="0" calcext:value-type="float">
            <text:p>0.0000</text:p>
          </table:table-cell>
          <table:table-cell table:style-name="ce8" table:formula="of:=IF([$rezultati_analiticki.M5]=0;0;(ABS([$rezultati_analiticki.M5]-[$rezultati_simulacija_x100.M5])/[$rezultati_analiticki.M5]))" office:value-type="float" office:value="0.000132885520795321" calcext:value-type="float">
            <text:p>0.0001</text:p>
          </table:table-cell>
          <table:table-cell table:style-name="ce8" table:formula="of:=IF([$rezultati_analiticki.N5]=0;0;(ABS([$rezultati_analiticki.N5]-[$rezultati_simulacija_x100.N5])/[$rezultati_analiticki.N5]))" office:value-type="float" office:value="0.000272980807669441" calcext:value-type="float">
            <text:p>0.0003</text:p>
          </table:table-cell>
          <table:table-cell table:style-name="ce8" table:formula="of:=IF([$rezultati_analiticki.O5]=0;0;(ABS([$rezultati_analiticki.O5]-[$rezultati_simulacija_x100.O5])/[$rezultati_analiticki.O5]))" office:value-type="float" office:value="0.00185358351199863" calcext:value-type="float">
            <text:p>0.0019</text:p>
          </table:table-cell>
          <table:table-cell table:style-name="ce8" table:formula="of:=IF([$rezultati_analiticki.P5]=0;0;(ABS([$rezultati_analiticki.P5]-[$rezultati_simulacija_x100.P5])/[$rezultati_analiticki.P5]))" office:value-type="float" office:value="0.00418952162709729" calcext:value-type="float">
            <text:p>0.0042</text:p>
          </table:table-cell>
          <table:table-cell table:style-name="ce8" table:formula="of:=IF([$rezultati_analiticki.Q5]=0;0;(ABS([$rezultati_analiticki.Q5]-[$rezultati_simulacija_x100.Q5])/[$rezultati_analiticki.Q5]))" office:value-type="float" office:value="0.00165935638579262" calcext:value-type="float">
            <text:p>0.0017</text:p>
          </table:table-cell>
          <table:table-cell table:style-name="ce8" table:formula="of:=IF([$rezultati_analiticki.R5]=0;0;(ABS([$rezultati_analiticki.R5]-[$rezultati_simulacija_x100.R5])/[$rezultati_analiticki.R5]))" office:value-type="float" office:value="0.00112569155031746" calcext:value-type="float">
            <text:p>0.0011</text:p>
          </table:table-cell>
          <table:table-cell table:style-name="ce8" table:formula="of:=IF([$rezultati_analiticki.S5]=0;0;(ABS([$rezultati_analiticki.S5]-[$rezultati_simulacija_x100.S5])/[$rezultati_analiticki.S5]))" office:value-type="float" office:value="0" calcext:value-type="float">
            <text:p>0.0000</text:p>
          </table:table-cell>
          <table:table-cell table:style-name="ce8" table:formula="of:=IF([$rezultati_analiticki.T5]=0;0;(ABS([$rezultati_analiticki.T5]-[$rezultati_simulacija_x100.T5])/[$rezultati_analiticki.T5]))" office:value-type="float" office:value="0" calcext:value-type="float">
            <text:p>0.0000</text:p>
          </table:table-cell>
          <table:table-cell table:style-name="ce8" table:formula="of:=IF([$rezultati_analiticki.U5]=0;0;(ABS([$rezultati_analiticki.U5]-[$rezultati_simulacija_x100.U5])/[$rezultati_analiticki.U5]))" office:value-type="float" office:value="0" calcext:value-type="float">
            <text:p>0.0000</text:p>
          </table:table-cell>
          <table:table-cell table:style-name="ce8" table:formula="of:=IF([$rezultati_analiticki.V5]=0;0;(ABS([$rezultati_analiticki.V5]-[$rezultati_simulacija_x100.V5])/[$rezultati_analiticki.V5]))" office:value-type="float" office:value="0.00797801365174321" calcext:value-type="float">
            <text:p>0.0080</text:p>
          </table:table-cell>
          <table:table-cell table:style-name="ce8" table:formula="of:=IF([$rezultati_analiticki.W5]=0;0;(ABS([$rezultati_analiticki.W5]-[$rezultati_simulacija_x100.W5])/[$rezultati_analiticki.W5]))" office:value-type="float" office:value="0.00320495055198614" calcext:value-type="float">
            <text:p>0.0032</text:p>
          </table:table-cell>
          <table:table-cell table:style-name="ce8" table:formula="of:=IF([$rezultati_analiticki.X5]=0;0;(ABS([$rezultati_analiticki.X5]-[$rezultati_simulacija_x100.X5])/[$rezultati_analiticki.X5]))" office:value-type="float" office:value="0.00211369422127353" calcext:value-type="float">
            <text:p>0.0021</text:p>
          </table:table-cell>
          <table:table-cell table:style-name="ce8" table:formula="of:=IF([$rezultati_analiticki.Y5]=0;0;(ABS([$rezultati_analiticki.Y5]-[$rezultati_simulacija_x100.Y5])/[$rezultati_analiticki.Y5]))" office:value-type="float" office:value="0.00866984556915533" calcext:value-type="float">
            <text:p>0.0087</text:p>
          </table:table-cell>
          <table:table-cell table:style-name="ce8" table:formula="of:=IF([$rezultati_analiticki.Z5]=0;0;(ABS([$rezultati_analiticki.Z5]-[$rezultati_simulacija_x100.Z5])/[$rezultati_analiticki.Z5]))" office:value-type="float" office:value="0.0662617495616168" calcext:value-type="float">
            <text:p>0.0663</text:p>
          </table:table-cell>
          <table:table-cell table:style-name="ce8" table:formula="of:=IF([$rezultati_analiticki.AA5]=0;0;(ABS([$rezultati_analiticki.AA5]-[$rezultati_simulacija_x100.AA5])/[$rezultati_analiticki.AA5]))" office:value-type="float" office:value="0.14929959187542" calcext:value-type="float">
            <text:p>0.1493</text:p>
          </table:table-cell>
          <table:table-cell table:style-name="ce8" table:formula="of:=IF([$rezultati_analiticki.AB5]=0;0;(ABS([$rezultati_analiticki.AB5]-[$rezultati_simulacija_x100.AB5])/[$rezultati_analiticki.AB5]))" office:value-type="float" office:value="0" calcext:value-type="float">
            <text:p>0.0000</text:p>
          </table:table-cell>
          <table:table-cell table:style-name="ce8" table:formula="of:=IF([$rezultati_analiticki.AC5]=0;0;(ABS([$rezultati_analiticki.AC5]-[$rezultati_simulacija_x100.AC5])/[$rezultati_analiticki.AC5]))" office:value-type="float" office:value="0" calcext:value-type="float">
            <text:p>0.0000</text:p>
          </table:table-cell>
          <table:table-cell table:style-name="ce8" table:formula="of:=IF([$rezultati_analiticki.AD5]=0;0;(ABS([$rezultati_analiticki.AD5]-[$rezultati_simulacija_x100.AD5])/[$rezultati_analiticki.AD5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3" calcext:value-type="float">
            <text:p>0.3</text:p>
          </table:table-cell>
          <table:table-cell table:style-name="ce8" table:formula="of:=IF([$rezultati_analiticki.C6]=0;0;(ABS([$rezultati_analiticki.C6]-[$rezultati_simulacija_x100.C6])/[$rezultati_analiticki.C6]))" office:value-type="float" office:value="0.00210367032358188" calcext:value-type="float">
            <text:p>0.0021</text:p>
          </table:table-cell>
          <table:table-cell table:style-name="ce8" table:formula="of:=IF([$rezultati_analiticki.D6]=0;0;(ABS([$rezultati_analiticki.D6]-[$rezultati_simulacija_x100.D6])/[$rezultati_analiticki.D6]))" office:value-type="float" office:value="0.000419106743521342" calcext:value-type="float">
            <text:p>0.0004</text:p>
          </table:table-cell>
          <table:table-cell table:style-name="ce8" table:formula="of:=IF([$rezultati_analiticki.E6]=0;0;(ABS([$rezultati_analiticki.E6]-[$rezultati_simulacija_x100.E6])/[$rezultati_analiticki.E6]))" office:value-type="float" office:value="0.00157419542362984" calcext:value-type="float">
            <text:p>0.0016</text:p>
          </table:table-cell>
          <table:table-cell table:style-name="ce8" table:formula="of:=IF([$rezultati_analiticki.F6]=0;0;(ABS([$rezultati_analiticki.F6]-[$rezultati_simulacija_x100.F6])/[$rezultati_analiticki.F6]))" office:value-type="float" office:value="0.00289150810056082" calcext:value-type="float">
            <text:p>0.0029</text:p>
          </table:table-cell>
          <table:table-cell table:style-name="ce8" table:formula="of:=IF([$rezultati_analiticki.G6]=0;0;(ABS([$rezultati_analiticki.G6]-[$rezultati_simulacija_x100.G6])/[$rezultati_analiticki.G6]))" office:value-type="float" office:value="0.00361127903150324" calcext:value-type="float">
            <text:p>0.0036</text:p>
          </table:table-cell>
          <table:table-cell table:style-name="ce8" table:formula="of:=IF([$rezultati_analiticki.H6]=0;0;(ABS([$rezultati_analiticki.H6]-[$rezultati_simulacija_x100.H6])/[$rezultati_analiticki.H6]))" office:value-type="float" office:value="0.00178729415679695" calcext:value-type="float">
            <text:p>0.0018</text:p>
          </table:table-cell>
          <table:table-cell table:style-name="ce8" table:formula="of:=IF([$rezultati_analiticki.I6]=0;0;(ABS([$rezultati_analiticki.I6]-[$rezultati_simulacija_x100.I6])/[$rezultati_analiticki.I6]))" office:value-type="float" office:value="0.000478487553114582" calcext:value-type="float">
            <text:p>0.0005</text:p>
          </table:table-cell>
          <table:table-cell table:style-name="ce8" table:formula="of:=IF([$rezultati_analiticki.J6]=0;0;(ABS([$rezultati_analiticki.J6]-[$rezultati_simulacija_x100.J6])/[$rezultati_analiticki.J6]))" office:value-type="float" office:value="0.00275476238292322" calcext:value-type="float">
            <text:p>0.0028</text:p>
          </table:table-cell>
          <table:table-cell table:style-name="ce8" table:formula="of:=IF([$rezultati_analiticki.K6]=0;0;(ABS([$rezultati_analiticki.K6]-[$rezultati_simulacija_x100.K6])/[$rezultati_analiticki.K6]))" office:value-type="float" office:value="0" calcext:value-type="float">
            <text:p>0.0000</text:p>
          </table:table-cell>
          <table:table-cell table:style-name="ce8" table:formula="of:=IF([$rezultati_analiticki.L6]=0;0;(ABS([$rezultati_analiticki.L6]-[$rezultati_simulacija_x100.L6])/[$rezultati_analiticki.L6]))" office:value-type="float" office:value="0" calcext:value-type="float">
            <text:p>0.0000</text:p>
          </table:table-cell>
          <table:table-cell table:style-name="ce8" table:formula="of:=IF([$rezultati_analiticki.M6]=0;0;(ABS([$rezultati_analiticki.M6]-[$rezultati_simulacija_x100.M6])/[$rezultati_analiticki.M6]))" office:value-type="float" office:value="0.000182031293684534" calcext:value-type="float">
            <text:p>0.0002</text:p>
          </table:table-cell>
          <table:table-cell table:style-name="ce8" table:formula="of:=IF([$rezultati_analiticki.N6]=0;0;(ABS([$rezultati_analiticki.N6]-[$rezultati_simulacija_x100.N6])/[$rezultati_analiticki.N6]))" office:value-type="float" office:value="0.000488812461879225" calcext:value-type="float">
            <text:p>0.0005</text:p>
          </table:table-cell>
          <table:table-cell table:style-name="ce8" table:formula="of:=IF([$rezultati_analiticki.O6]=0;0;(ABS([$rezultati_analiticki.O6]-[$rezultati_simulacija_x100.O6])/[$rezultati_analiticki.O6]))" office:value-type="float" office:value="0.00317749558277282" calcext:value-type="float">
            <text:p>0.0032</text:p>
          </table:table-cell>
          <table:table-cell table:style-name="ce8" table:formula="of:=IF([$rezultati_analiticki.P6]=0;0;(ABS([$rezultati_analiticki.P6]-[$rezultati_simulacija_x100.P6])/[$rezultati_analiticki.P6]))" office:value-type="float" office:value="0.00035807799905192" calcext:value-type="float">
            <text:p>0.0004</text:p>
          </table:table-cell>
          <table:table-cell table:style-name="ce8" table:formula="of:=IF([$rezultati_analiticki.Q6]=0;0;(ABS([$rezultati_analiticki.Q6]-[$rezultati_simulacija_x100.Q6])/[$rezultati_analiticki.Q6]))" office:value-type="float" office:value="0.000594168796306489" calcext:value-type="float">
            <text:p>0.0006</text:p>
          </table:table-cell>
          <table:table-cell table:style-name="ce8" table:formula="of:=IF([$rezultati_analiticki.R6]=0;0;(ABS([$rezultati_analiticki.R6]-[$rezultati_simulacija_x100.R6])/[$rezultati_analiticki.R6]))" office:value-type="float" office:value="0.00145461949189809" calcext:value-type="float">
            <text:p>0.0015</text:p>
          </table:table-cell>
          <table:table-cell table:style-name="ce8" table:formula="of:=IF([$rezultati_analiticki.S6]=0;0;(ABS([$rezultati_analiticki.S6]-[$rezultati_simulacija_x100.S6])/[$rezultati_analiticki.S6]))" office:value-type="float" office:value="0.00139403427538576" calcext:value-type="float">
            <text:p>0.0014</text:p>
          </table:table-cell>
          <table:table-cell table:style-name="ce8" table:formula="of:=IF([$rezultati_analiticki.T6]=0;0;(ABS([$rezultati_analiticki.T6]-[$rezultati_simulacija_x100.T6])/[$rezultati_analiticki.T6]))" office:value-type="float" office:value="0" calcext:value-type="float">
            <text:p>0.0000</text:p>
          </table:table-cell>
          <table:table-cell table:style-name="ce8" table:formula="of:=IF([$rezultati_analiticki.U6]=0;0;(ABS([$rezultati_analiticki.U6]-[$rezultati_simulacija_x100.U6])/[$rezultati_analiticki.U6]))" office:value-type="float" office:value="0" calcext:value-type="float">
            <text:p>0.0000</text:p>
          </table:table-cell>
          <table:table-cell table:style-name="ce8" table:formula="of:=IF([$rezultati_analiticki.V6]=0;0;(ABS([$rezultati_analiticki.V6]-[$rezultati_simulacija_x100.V6])/[$rezultati_analiticki.V6]))" office:value-type="float" office:value="0.0211058683762815" calcext:value-type="float">
            <text:p>0.0211</text:p>
          </table:table-cell>
          <table:table-cell table:style-name="ce8" table:formula="of:=IF([$rezultati_analiticki.W6]=0;0;(ABS([$rezultati_analiticki.W6]-[$rezultati_simulacija_x100.W6])/[$rezultati_analiticki.W6]))" office:value-type="float" office:value="0.00215222035261165" calcext:value-type="float">
            <text:p>0.0022</text:p>
          </table:table-cell>
          <table:table-cell table:style-name="ce8" table:formula="of:=IF([$rezultati_analiticki.X6]=0;0;(ABS([$rezultati_analiticki.X6]-[$rezultati_simulacija_x100.X6])/[$rezultati_analiticki.X6]))" office:value-type="float" office:value="0.00470458230969974" calcext:value-type="float">
            <text:p>0.0047</text:p>
          </table:table-cell>
          <table:table-cell table:style-name="ce8" table:formula="of:=IF([$rezultati_analiticki.Y6]=0;0;(ABS([$rezultati_analiticki.Y6]-[$rezultati_simulacija_x100.Y6])/[$rezultati_analiticki.Y6]))" office:value-type="float" office:value="0.00472796425781725" calcext:value-type="float">
            <text:p>0.0047</text:p>
          </table:table-cell>
          <table:table-cell table:style-name="ce8" table:formula="of:=IF([$rezultati_analiticki.Z6]=0;0;(ABS([$rezultati_analiticki.Z6]-[$rezultati_simulacija_x100.Z6])/[$rezultati_analiticki.Z6]))" office:value-type="float" office:value="0.000143297133020926" calcext:value-type="float">
            <text:p>0.0001</text:p>
          </table:table-cell>
          <table:table-cell table:style-name="ce8" table:formula="of:=IF([$rezultati_analiticki.AA6]=0;0;(ABS([$rezultati_analiticki.AA6]-[$rezultati_simulacija_x100.AA6])/[$rezultati_analiticki.AA6]))" office:value-type="float" office:value="0.000264659322070445" calcext:value-type="float">
            <text:p>0.0003</text:p>
          </table:table-cell>
          <table:table-cell table:style-name="ce8" table:formula="of:=IF([$rezultati_analiticki.AB6]=0;0;(ABS([$rezultati_analiticki.AB6]-[$rezultati_simulacija_x100.AB6])/[$rezultati_analiticki.AB6]))" office:value-type="float" office:value="0.00616455400062348" calcext:value-type="float">
            <text:p>0.0062</text:p>
          </table:table-cell>
          <table:table-cell table:style-name="ce8" table:formula="of:=IF([$rezultati_analiticki.AC6]=0;0;(ABS([$rezultati_analiticki.AC6]-[$rezultati_simulacija_x100.AC6])/[$rezultati_analiticki.AC6]))" office:value-type="float" office:value="0" calcext:value-type="float">
            <text:p>0.0000</text:p>
          </table:table-cell>
          <table:table-cell table:style-name="ce8" table:formula="of:=IF([$rezultati_analiticki.AD6]=0;0;(ABS([$rezultati_analiticki.AD6]-[$rezultati_simulacija_x100.AD6])/[$rezultati_analiticki.AD6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55" calcext:value-type="float">
            <text:p>0.55</text:p>
          </table:table-cell>
          <table:table-cell table:style-name="ce8" table:formula="of:=IF([$rezultati_analiticki.C7]=0;0;(ABS([$rezultati_analiticki.C7]-[$rezultati_simulacija_x100.C7])/[$rezultati_analiticki.C7]))" office:value-type="float" office:value="0.00389246121393074" calcext:value-type="float">
            <text:p>0.0039</text:p>
          </table:table-cell>
          <table:table-cell table:style-name="ce8" table:formula="of:=IF([$rezultati_analiticki.D7]=0;0;(ABS([$rezultati_analiticki.D7]-[$rezultati_simulacija_x100.D7])/[$rezultati_analiticki.D7]))" office:value-type="float" office:value="0.000910785601662445" calcext:value-type="float">
            <text:p>0.0009</text:p>
          </table:table-cell>
          <table:table-cell table:style-name="ce8" table:formula="of:=IF([$rezultati_analiticki.E7]=0;0;(ABS([$rezultati_analiticki.E7]-[$rezultati_simulacija_x100.E7])/[$rezultati_analiticki.E7]))" office:value-type="float" office:value="0.00106318738191542" calcext:value-type="float">
            <text:p>0.0011</text:p>
          </table:table-cell>
          <table:table-cell table:style-name="ce8" table:formula="of:=IF([$rezultati_analiticki.F7]=0;0;(ABS([$rezultati_analiticki.F7]-[$rezultati_simulacija_x100.F7])/[$rezultati_analiticki.F7]))" office:value-type="float" office:value="0.00483707950737819" calcext:value-type="float">
            <text:p>0.0048</text:p>
          </table:table-cell>
          <table:table-cell table:style-name="ce8" table:formula="of:=IF([$rezultati_analiticki.G7]=0;0;(ABS([$rezultati_analiticki.G7]-[$rezultati_simulacija_x100.G7])/[$rezultati_analiticki.G7]))" office:value-type="float" office:value="0.00297133615941019" calcext:value-type="float">
            <text:p>0.0030</text:p>
          </table:table-cell>
          <table:table-cell table:style-name="ce8" table:formula="of:=IF([$rezultati_analiticki.H7]=0;0;(ABS([$rezultati_analiticki.H7]-[$rezultati_simulacija_x100.H7])/[$rezultati_analiticki.H7]))" office:value-type="float" office:value="0.000678062920684684" calcext:value-type="float">
            <text:p>0.0007</text:p>
          </table:table-cell>
          <table:table-cell table:style-name="ce8" table:formula="of:=IF([$rezultati_analiticki.I7]=0;0;(ABS([$rezultati_analiticki.I7]-[$rezultati_simulacija_x100.I7])/[$rezultati_analiticki.I7]))" office:value-type="float" office:value="0.00122280472458565" calcext:value-type="float">
            <text:p>0.0012</text:p>
          </table:table-cell>
          <table:table-cell table:style-name="ce8" table:formula="of:=IF([$rezultati_analiticki.J7]=0;0;(ABS([$rezultati_analiticki.J7]-[$rezultati_simulacija_x100.J7])/[$rezultati_analiticki.J7]))" office:value-type="float" office:value="0.0014160715698362" calcext:value-type="float">
            <text:p>0.0014</text:p>
          </table:table-cell>
          <table:table-cell table:style-name="ce8" table:formula="of:=IF([$rezultati_analiticki.K7]=0;0;(ABS([$rezultati_analiticki.K7]-[$rezultati_simulacija_x100.K7])/[$rezultati_analiticki.K7]))" office:value-type="float" office:value="0" calcext:value-type="float">
            <text:p>0.0000</text:p>
          </table:table-cell>
          <table:table-cell table:style-name="ce8" table:formula="of:=IF([$rezultati_analiticki.L7]=0;0;(ABS([$rezultati_analiticki.L7]-[$rezultati_simulacija_x100.L7])/[$rezultati_analiticki.L7]))" office:value-type="float" office:value="0" calcext:value-type="float">
            <text:p>0.0000</text:p>
          </table:table-cell>
          <table:table-cell table:style-name="ce8" table:formula="of:=IF([$rezultati_analiticki.M7]=0;0;(ABS([$rezultati_analiticki.M7]-[$rezultati_simulacija_x100.M7])/[$rezultati_analiticki.M7]))" office:value-type="float" office:value="0.00132891225712688" calcext:value-type="float">
            <text:p>0.0013</text:p>
          </table:table-cell>
          <table:table-cell table:style-name="ce8" table:formula="of:=IF([$rezultati_analiticki.N7]=0;0;(ABS([$rezultati_analiticki.N7]-[$rezultati_simulacija_x100.N7])/[$rezultati_analiticki.N7]))" office:value-type="float" office:value="0.00114142472937357" calcext:value-type="float">
            <text:p>0.0011</text:p>
          </table:table-cell>
          <table:table-cell table:style-name="ce8" table:formula="of:=IF([$rezultati_analiticki.O7]=0;0;(ABS([$rezultati_analiticki.O7]-[$rezultati_simulacija_x100.O7])/[$rezultati_analiticki.O7]))" office:value-type="float" office:value="0.004151375516904" calcext:value-type="float">
            <text:p>0.0042</text:p>
          </table:table-cell>
          <table:table-cell table:style-name="ce8" table:formula="of:=IF([$rezultati_analiticki.P7]=0;0;(ABS([$rezultati_analiticki.P7]-[$rezultati_simulacija_x100.P7])/[$rezultati_analiticki.P7]))" office:value-type="float" office:value="0.00196295527269165" calcext:value-type="float">
            <text:p>0.0020</text:p>
          </table:table-cell>
          <table:table-cell table:style-name="ce8" table:formula="of:=IF([$rezultati_analiticki.Q7]=0;0;(ABS([$rezultati_analiticki.Q7]-[$rezultati_simulacija_x100.Q7])/[$rezultati_analiticki.Q7]))" office:value-type="float" office:value="0.000590837667585206" calcext:value-type="float">
            <text:p>0.0006</text:p>
          </table:table-cell>
          <table:table-cell table:style-name="ce8" table:formula="of:=IF([$rezultati_analiticki.R7]=0;0;(ABS([$rezultati_analiticki.R7]-[$rezultati_simulacija_x100.R7])/[$rezultati_analiticki.R7]))" office:value-type="float" office:value="0.000669667236896297" calcext:value-type="float">
            <text:p>0.0007</text:p>
          </table:table-cell>
          <table:table-cell table:style-name="ce8" table:formula="of:=IF([$rezultati_analiticki.S7]=0;0;(ABS([$rezultati_analiticki.S7]-[$rezultati_simulacija_x100.S7])/[$rezultati_analiticki.S7]))" office:value-type="float" office:value="0.00186325532836348" calcext:value-type="float">
            <text:p>0.0019</text:p>
          </table:table-cell>
          <table:table-cell table:style-name="ce8" table:formula="of:=IF([$rezultati_analiticki.T7]=0;0;(ABS([$rezultati_analiticki.T7]-[$rezultati_simulacija_x100.T7])/[$rezultati_analiticki.T7]))" office:value-type="float" office:value="0" calcext:value-type="float">
            <text:p>0.0000</text:p>
          </table:table-cell>
          <table:table-cell table:style-name="ce8" table:formula="of:=IF([$rezultati_analiticki.U7]=0;0;(ABS([$rezultati_analiticki.U7]-[$rezultati_simulacija_x100.U7])/[$rezultati_analiticki.U7]))" office:value-type="float" office:value="0" calcext:value-type="float">
            <text:p>0.0000</text:p>
          </table:table-cell>
          <table:table-cell table:style-name="ce8" table:formula="of:=IF([$rezultati_analiticki.V7]=0;0;(ABS([$rezultati_analiticki.V7]-[$rezultati_simulacija_x100.V7])/[$rezultati_analiticki.V7]))" office:value-type="float" office:value="0.0149376941571472" calcext:value-type="float">
            <text:p>0.0149</text:p>
          </table:table-cell>
          <table:table-cell table:style-name="ce8" table:formula="of:=IF([$rezultati_analiticki.W7]=0;0;(ABS([$rezultati_analiticki.W7]-[$rezultati_simulacija_x100.W7])/[$rezultati_analiticki.W7]))" office:value-type="float" office:value="0.000460828490089679" calcext:value-type="float">
            <text:p>0.0005</text:p>
          </table:table-cell>
          <table:table-cell table:style-name="ce8" table:formula="of:=IF([$rezultati_analiticki.X7]=0;0;(ABS([$rezultati_analiticki.X7]-[$rezultati_simulacija_x100.X7])/[$rezultati_analiticki.X7]))" office:value-type="float" office:value="0.00806995213939542" calcext:value-type="float">
            <text:p>0.0081</text:p>
          </table:table-cell>
          <table:table-cell table:style-name="ce8" table:formula="of:=IF([$rezultati_analiticki.Y7]=0;0;(ABS([$rezultati_analiticki.Y7]-[$rezultati_simulacija_x100.Y7])/[$rezultati_analiticki.Y7]))" office:value-type="float" office:value="0.00357228908546644" calcext:value-type="float">
            <text:p>0.0036</text:p>
          </table:table-cell>
          <table:table-cell table:style-name="ce8" table:formula="of:=IF([$rezultati_analiticki.Z7]=0;0;(ABS([$rezultati_analiticki.Z7]-[$rezultati_simulacija_x100.Z7])/[$rezultati_analiticki.Z7]))" office:value-type="float" office:value="0.00170905148100411" calcext:value-type="float">
            <text:p>0.0017</text:p>
          </table:table-cell>
          <table:table-cell table:style-name="ce8" table:formula="of:=IF([$rezultati_analiticki.AA7]=0;0;(ABS([$rezultati_analiticki.AA7]-[$rezultati_simulacija_x100.AA7])/[$rezultati_analiticki.AA7]))" office:value-type="float" office:value="0.00484472342108611" calcext:value-type="float">
            <text:p>0.0048</text:p>
          </table:table-cell>
          <table:table-cell table:style-name="ce8" table:formula="of:=IF([$rezultati_analiticki.AB7]=0;0;(ABS([$rezultati_analiticki.AB7]-[$rezultati_simulacija_x100.AB7])/[$rezultati_analiticki.AB7]))" office:value-type="float" office:value="0.00458257530088713" calcext:value-type="float">
            <text:p>0.0046</text:p>
          </table:table-cell>
          <table:table-cell table:style-name="ce8" table:formula="of:=IF([$rezultati_analiticki.AC7]=0;0;(ABS([$rezultati_analiticki.AC7]-[$rezultati_simulacija_x100.AC7])/[$rezultati_analiticki.AC7]))" office:value-type="float" office:value="0" calcext:value-type="float">
            <text:p>0.0000</text:p>
          </table:table-cell>
          <table:table-cell table:style-name="ce8" table:formula="of:=IF([$rezultati_analiticki.AD7]=0;0;(ABS([$rezultati_analiticki.AD7]-[$rezultati_simulacija_x100.AD7])/[$rezultati_analiticki.AD7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8" calcext:value-type="float">
            <text:p>0.8</text:p>
          </table:table-cell>
          <table:table-cell table:style-name="ce8" table:formula="of:=IF([$rezultati_analiticki.C8]=0;0;(ABS([$rezultati_analiticki.C8]-[$rezultati_simulacija_x100.C8])/[$rezultati_analiticki.C8]))" office:value-type="float" office:value="0.00382493869395888" calcext:value-type="float">
            <text:p>0.0038</text:p>
          </table:table-cell>
          <table:table-cell table:style-name="ce8" table:formula="of:=IF([$rezultati_analiticki.D8]=0;0;(ABS([$rezultati_analiticki.D8]-[$rezultati_simulacija_x100.D8])/[$rezultati_analiticki.D8]))" office:value-type="float" office:value="0.00125457549630429" calcext:value-type="float">
            <text:p>0.0013</text:p>
          </table:table-cell>
          <table:table-cell table:style-name="ce8" table:formula="of:=IF([$rezultati_analiticki.E8]=0;0;(ABS([$rezultati_analiticki.E8]-[$rezultati_simulacija_x100.E8])/[$rezultati_analiticki.E8]))" office:value-type="float" office:value="0.000608102234950309" calcext:value-type="float">
            <text:p>0.0006</text:p>
          </table:table-cell>
          <table:table-cell table:style-name="ce8" table:formula="of:=IF([$rezultati_analiticki.F8]=0;0;(ABS([$rezultati_analiticki.F8]-[$rezultati_simulacija_x100.F8])/[$rezultati_analiticki.F8]))" office:value-type="float" office:value="0.00155560978106827" calcext:value-type="float">
            <text:p>0.0016</text:p>
          </table:table-cell>
          <table:table-cell table:style-name="ce8" table:formula="of:=IF([$rezultati_analiticki.G8]=0;0;(ABS([$rezultati_analiticki.G8]-[$rezultati_simulacija_x100.G8])/[$rezultati_analiticki.G8]))" office:value-type="float" office:value="0.000786400310544067" calcext:value-type="float">
            <text:p>0.0008</text:p>
          </table:table-cell>
          <table:table-cell table:style-name="ce8" table:formula="of:=IF([$rezultati_analiticki.H8]=0;0;(ABS([$rezultati_analiticki.H8]-[$rezultati_simulacija_x100.H8])/[$rezultati_analiticki.H8]))" office:value-type="float" office:value="0.0000565334418567263" calcext:value-type="float">
            <text:p>0.0001</text:p>
          </table:table-cell>
          <table:table-cell table:style-name="ce8" table:formula="of:=IF([$rezultati_analiticki.I8]=0;0;(ABS([$rezultati_analiticki.I8]-[$rezultati_simulacija_x100.I8])/[$rezultati_analiticki.I8]))" office:value-type="float" office:value="0.00108094756554437" calcext:value-type="float">
            <text:p>0.0011</text:p>
          </table:table-cell>
          <table:table-cell table:style-name="ce8" table:formula="of:=IF([$rezultati_analiticki.J8]=0;0;(ABS([$rezultati_analiticki.J8]-[$rezultati_simulacija_x100.J8])/[$rezultati_analiticki.J8]))" office:value-type="float" office:value="0.0000451190447287648" calcext:value-type="float">
            <text:p>0.0000</text:p>
          </table:table-cell>
          <table:table-cell table:style-name="ce8" table:formula="of:=IF([$rezultati_analiticki.K8]=0;0;(ABS([$rezultati_analiticki.K8]-[$rezultati_simulacija_x100.K8])/[$rezultati_analiticki.K8]))" office:value-type="float" office:value="0" calcext:value-type="float">
            <text:p>0.0000</text:p>
          </table:table-cell>
          <table:table-cell table:style-name="ce8" table:formula="of:=IF([$rezultati_analiticki.L8]=0;0;(ABS([$rezultati_analiticki.L8]-[$rezultati_simulacija_x100.L8])/[$rezultati_analiticki.L8]))" office:value-type="float" office:value="0" calcext:value-type="float">
            <text:p>0.0000</text:p>
          </table:table-cell>
          <table:table-cell table:style-name="ce8" table:formula="of:=IF([$rezultati_analiticki.M8]=0;0;(ABS([$rezultati_analiticki.M8]-[$rezultati_simulacija_x100.M8])/[$rezultati_analiticki.M8]))" office:value-type="float" office:value="0.00131389091817249" calcext:value-type="float">
            <text:p>0.0013</text:p>
          </table:table-cell>
          <table:table-cell table:style-name="ce8" table:formula="of:=IF([$rezultati_analiticki.N8]=0;0;(ABS([$rezultati_analiticki.N8]-[$rezultati_simulacija_x100.N8])/[$rezultati_analiticki.N8]))" office:value-type="float" office:value="0.00102772296147188" calcext:value-type="float">
            <text:p>0.0010</text:p>
          </table:table-cell>
          <table:table-cell table:style-name="ce8" table:formula="of:=IF([$rezultati_analiticki.O8]=0;0;(ABS([$rezultati_analiticki.O8]-[$rezultati_simulacija_x100.O8])/[$rezultati_analiticki.O8]))" office:value-type="float" office:value="0.00147603592315822" calcext:value-type="float">
            <text:p>0.0015</text:p>
          </table:table-cell>
          <table:table-cell table:style-name="ce8" table:formula="of:=IF([$rezultati_analiticki.P8]=0;0;(ABS([$rezultati_analiticki.P8]-[$rezultati_simulacija_x100.P8])/[$rezultati_analiticki.P8]))" office:value-type="float" office:value="0.000405538990578992" calcext:value-type="float">
            <text:p>0.0004</text:p>
          </table:table-cell>
          <table:table-cell table:style-name="ce8" table:formula="of:=IF([$rezultati_analiticki.Q8]=0;0;(ABS([$rezultati_analiticki.Q8]-[$rezultati_simulacija_x100.Q8])/[$rezultati_analiticki.Q8]))" office:value-type="float" office:value="0.00103295268403068" calcext:value-type="float">
            <text:p>0.0010</text:p>
          </table:table-cell>
          <table:table-cell table:style-name="ce8" table:formula="of:=IF([$rezultati_analiticki.R8]=0;0;(ABS([$rezultati_analiticki.R8]-[$rezultati_simulacija_x100.R8])/[$rezultati_analiticki.R8]))" office:value-type="float" office:value="0.000532322871710178" calcext:value-type="float">
            <text:p>0.0005</text:p>
          </table:table-cell>
          <table:table-cell table:style-name="ce8" table:formula="of:=IF([$rezultati_analiticki.S8]=0;0;(ABS([$rezultati_analiticki.S8]-[$rezultati_simulacija_x100.S8])/[$rezultati_analiticki.S8]))" office:value-type="float" office:value="0.000197269504023011" calcext:value-type="float">
            <text:p>0.0002</text:p>
          </table:table-cell>
          <table:table-cell table:style-name="ce8" table:formula="of:=IF([$rezultati_analiticki.T8]=0;0;(ABS([$rezultati_analiticki.T8]-[$rezultati_simulacija_x100.T8])/[$rezultati_analiticki.T8]))" office:value-type="float" office:value="0" calcext:value-type="float">
            <text:p>0.0000</text:p>
          </table:table-cell>
          <table:table-cell table:style-name="ce8" table:formula="of:=IF([$rezultati_analiticki.U8]=0;0;(ABS([$rezultati_analiticki.U8]-[$rezultati_simulacija_x100.U8])/[$rezultati_analiticki.U8]))" office:value-type="float" office:value="0" calcext:value-type="float">
            <text:p>0.0000</text:p>
          </table:table-cell>
          <table:table-cell table:style-name="ce8" table:formula="of:=IF([$rezultati_analiticki.V8]=0;0;(ABS([$rezultati_analiticki.V8]-[$rezultati_simulacija_x100.V8])/[$rezultati_analiticki.V8]))" office:value-type="float" office:value="0.0223965269597488" calcext:value-type="float">
            <text:p>0.0224</text:p>
          </table:table-cell>
          <table:table-cell table:style-name="ce8" table:formula="of:=IF([$rezultati_analiticki.W8]=0;0;(ABS([$rezultati_analiticki.W8]-[$rezultati_simulacija_x100.W8])/[$rezultati_analiticki.W8]))" office:value-type="float" office:value="0.00158191482928753" calcext:value-type="float">
            <text:p>0.0016</text:p>
          </table:table-cell>
          <table:table-cell table:style-name="ce8" table:formula="of:=IF([$rezultati_analiticki.X8]=0;0;(ABS([$rezultati_analiticki.X8]-[$rezultati_simulacija_x100.X8])/[$rezultati_analiticki.X8]))" office:value-type="float" office:value="0.000961152882996835" calcext:value-type="float">
            <text:p>0.0010</text:p>
          </table:table-cell>
          <table:table-cell table:style-name="ce8" table:formula="of:=IF([$rezultati_analiticki.Y8]=0;0;(ABS([$rezultati_analiticki.Y8]-[$rezultati_simulacija_x100.Y8])/[$rezultati_analiticki.Y8]))" office:value-type="float" office:value="0.000294220348716066" calcext:value-type="float">
            <text:p>0.0003</text:p>
          </table:table-cell>
          <table:table-cell table:style-name="ce8" table:formula="of:=IF([$rezultati_analiticki.Z8]=0;0;(ABS([$rezultati_analiticki.Z8]-[$rezultati_simulacija_x100.Z8])/[$rezultati_analiticki.Z8]))" office:value-type="float" office:value="0.00227229148359723" calcext:value-type="float">
            <text:p>0.0023</text:p>
          </table:table-cell>
          <table:table-cell table:style-name="ce8" table:formula="of:=IF([$rezultati_analiticki.AA8]=0;0;(ABS([$rezultati_analiticki.AA8]-[$rezultati_simulacija_x100.AA8])/[$rezultati_analiticki.AA8]))" office:value-type="float" office:value="0.00190988068713428" calcext:value-type="float">
            <text:p>0.0019</text:p>
          </table:table-cell>
          <table:table-cell table:style-name="ce8" table:formula="of:=IF([$rezultati_analiticki.AB8]=0;0;(ABS([$rezultati_analiticki.AB8]-[$rezultati_simulacija_x100.AB8])/[$rezultati_analiticki.AB8]))" office:value-type="float" office:value="0.00487006840691578" calcext:value-type="float">
            <text:p>0.0049</text:p>
          </table:table-cell>
          <table:table-cell table:style-name="ce8" table:formula="of:=IF([$rezultati_analiticki.AC8]=0;0;(ABS([$rezultati_analiticki.AC8]-[$rezultati_simulacija_x100.AC8])/[$rezultati_analiticki.AC8]))" office:value-type="float" office:value="0" calcext:value-type="float">
            <text:p>0.0000</text:p>
          </table:table-cell>
          <table:table-cell table:style-name="ce8" table:formula="of:=IF([$rezultati_analiticki.AD8]=0;0;(ABS([$rezultati_analiticki.AD8]-[$rezultati_simulacija_x100.AD8])/[$rezultati_analiticki.AD8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IF([$rezultati_analiticki.C9]=0;0;(ABS([$rezultati_analiticki.C9]-[$rezultati_simulacija_x100.C9])/[$rezultati_analiticki.C9]))" office:value-type="float" office:value="0.131962865363871" calcext:value-type="float">
            <text:p>0.1320</text:p>
          </table:table-cell>
          <table:table-cell table:style-name="ce8" table:formula="of:=IF([$rezultati_analiticki.D9]=0;0;(ABS([$rezultati_analiticki.D9]-[$rezultati_simulacija_x100.D9])/[$rezultati_analiticki.D9]))" office:value-type="float" office:value="0.000856148549244394" calcext:value-type="float">
            <text:p>0.0009</text:p>
          </table:table-cell>
          <table:table-cell table:style-name="ce8" table:formula="of:=IF([$rezultati_analiticki.E9]=0;0;(ABS([$rezultati_analiticki.E9]-[$rezultati_simulacija_x100.E9])/[$rezultati_analiticki.E9]))" office:value-type="float" office:value="0.000432751409435164" calcext:value-type="float">
            <text:p>0.0004</text:p>
          </table:table-cell>
          <table:table-cell table:style-name="ce8" table:formula="of:=IF([$rezultati_analiticki.F9]=0;0;(ABS([$rezultati_analiticki.F9]-[$rezultati_simulacija_x100.F9])/[$rezultati_analiticki.F9]))" office:value-type="float" office:value="0.00418138458353356" calcext:value-type="float">
            <text:p>0.0042</text:p>
          </table:table-cell>
          <table:table-cell table:style-name="ce8" table:formula="of:=IF([$rezultati_analiticki.G9]=0;0;(ABS([$rezultati_analiticki.G9]-[$rezultati_simulacija_x100.G9])/[$rezultati_analiticki.G9]))" office:value-type="float" office:value="0.00217195551288472" calcext:value-type="float">
            <text:p>0.0022</text:p>
          </table:table-cell>
          <table:table-cell table:style-name="ce8" table:formula="of:=IF([$rezultati_analiticki.H9]=0;0;(ABS([$rezultati_analiticki.H9]-[$rezultati_simulacija_x100.H9])/[$rezultati_analiticki.H9]))" office:value-type="float" office:value="0.000562137747448151" calcext:value-type="float">
            <text:p>0.0006</text:p>
          </table:table-cell>
          <table:table-cell table:style-name="ce8" table:formula="of:=IF([$rezultati_analiticki.I9]=0;0;(ABS([$rezultati_analiticki.I9]-[$rezultati_simulacija_x100.I9])/[$rezultati_analiticki.I9]))" office:value-type="float" office:value="0.00179805879373878" calcext:value-type="float">
            <text:p>0.0018</text:p>
          </table:table-cell>
          <table:table-cell table:style-name="ce8" table:formula="of:=IF([$rezultati_analiticki.J9]=0;0;(ABS([$rezultati_analiticki.J9]-[$rezultati_simulacija_x100.J9])/[$rezultati_analiticki.J9]))" office:value-type="float" office:value="0.000848458124575968" calcext:value-type="float">
            <text:p>0.0008</text:p>
          </table:table-cell>
          <table:table-cell table:style-name="ce8" table:formula="of:=IF([$rezultati_analiticki.K9]=0;0;(ABS([$rezultati_analiticki.K9]-[$rezultati_simulacija_x100.K9])/[$rezultati_analiticki.K9]))" office:value-type="float" office:value="0" calcext:value-type="float">
            <text:p>0.0000</text:p>
          </table:table-cell>
          <table:table-cell table:style-name="ce8" table:formula="of:=IF([$rezultati_analiticki.L9]=0;0;(ABS([$rezultati_analiticki.L9]-[$rezultati_simulacija_x100.L9])/[$rezultati_analiticki.L9]))" office:value-type="float" office:value="0" calcext:value-type="float">
            <text:p>0.0000</text:p>
          </table:table-cell>
          <table:table-cell table:style-name="ce8" table:formula="of:=IF([$rezultati_analiticki.M9]=0;0;(ABS([$rezultati_analiticki.M9]-[$rezultati_simulacija_x100.M9])/[$rezultati_analiticki.M9]))" office:value-type="float" office:value="0.00104929661791249" calcext:value-type="float">
            <text:p>0.0010</text:p>
          </table:table-cell>
          <table:table-cell table:style-name="ce8" table:formula="of:=IF([$rezultati_analiticki.N9]=0;0;(ABS([$rezultati_analiticki.N9]-[$rezultati_simulacija_x100.N9])/[$rezultati_analiticki.N9]))" office:value-type="float" office:value="0.000253675814516437" calcext:value-type="float">
            <text:p>0.0003</text:p>
          </table:table-cell>
          <table:table-cell table:style-name="ce8" table:formula="of:=IF([$rezultati_analiticki.O9]=0;0;(ABS([$rezultati_analiticki.O9]-[$rezultati_simulacija_x100.O9])/[$rezultati_analiticki.O9]))" office:value-type="float" office:value="0.00355002486872378" calcext:value-type="float">
            <text:p>0.0036</text:p>
          </table:table-cell>
          <table:table-cell table:style-name="ce8" table:formula="of:=IF([$rezultati_analiticki.P9]=0;0;(ABS([$rezultati_analiticki.P9]-[$rezultati_simulacija_x100.P9])/[$rezultati_analiticki.P9]))" office:value-type="float" office:value="0.000662658522323846" calcext:value-type="float">
            <text:p>0.0007</text:p>
          </table:table-cell>
          <table:table-cell table:style-name="ce8" table:formula="of:=IF([$rezultati_analiticki.Q9]=0;0;(ABS([$rezultati_analiticki.Q9]-[$rezultati_simulacija_x100.Q9])/[$rezultati_analiticki.Q9]))" office:value-type="float" office:value="0.00199020041136512" calcext:value-type="float">
            <text:p>0.0020</text:p>
          </table:table-cell>
          <table:table-cell table:style-name="ce8" table:formula="of:=IF([$rezultati_analiticki.R9]=0;0;(ABS([$rezultati_analiticki.R9]-[$rezultati_simulacija_x100.R9])/[$rezultati_analiticki.R9]))" office:value-type="float" office:value="0.00257055368323557" calcext:value-type="float">
            <text:p>0.0026</text:p>
          </table:table-cell>
          <table:table-cell table:style-name="ce8" table:formula="of:=IF([$rezultati_analiticki.S9]=0;0;(ABS([$rezultati_analiticki.S9]-[$rezultati_simulacija_x100.S9])/[$rezultati_analiticki.S9]))" office:value-type="float" office:value="0.00121870674682199" calcext:value-type="float">
            <text:p>0.0012</text:p>
          </table:table-cell>
          <table:table-cell table:style-name="ce8" table:formula="of:=IF([$rezultati_analiticki.T9]=0;0;(ABS([$rezultati_analiticki.T9]-[$rezultati_simulacija_x100.T9])/[$rezultati_analiticki.T9]))" office:value-type="float" office:value="0" calcext:value-type="float">
            <text:p>0.0000</text:p>
          </table:table-cell>
          <table:table-cell table:style-name="ce8" table:formula="of:=IF([$rezultati_analiticki.U9]=0;0;(ABS([$rezultati_analiticki.U9]-[$rezultati_simulacija_x100.U9])/[$rezultati_analiticki.U9]))" office:value-type="float" office:value="0" calcext:value-type="float">
            <text:p>0.0000</text:p>
          </table:table-cell>
          <table:table-cell table:style-name="ce8" table:formula="of:=IF([$rezultati_analiticki.V9]=0;0;(ABS([$rezultati_analiticki.V9]-[$rezultati_simulacija_x100.V9])/[$rezultati_analiticki.V9]))" office:value-type="float" office:value="0.0324466743234796" calcext:value-type="float">
            <text:p>0.0324</text:p>
          </table:table-cell>
          <table:table-cell table:style-name="ce8" table:formula="of:=IF([$rezultati_analiticki.W9]=0;0;(ABS([$rezultati_analiticki.W9]-[$rezultati_simulacija_x100.W9])/[$rezultati_analiticki.W9]))" office:value-type="float" office:value="0.00278508901529147" calcext:value-type="float">
            <text:p>0.0028</text:p>
          </table:table-cell>
          <table:table-cell table:style-name="ce8" table:formula="of:=IF([$rezultati_analiticki.X9]=0;0;(ABS([$rezultati_analiticki.X9]-[$rezultati_simulacija_x100.X9])/[$rezultati_analiticki.X9]))" office:value-type="float" office:value="0.0106963373344188" calcext:value-type="float">
            <text:p>0.0107</text:p>
          </table:table-cell>
          <table:table-cell table:style-name="ce8" table:formula="of:=IF([$rezultati_analiticki.Y9]=0;0;(ABS([$rezultati_analiticki.Y9]-[$rezultati_simulacija_x100.Y9])/[$rezultati_analiticki.Y9]))" office:value-type="float" office:value="0.00367107940249799" calcext:value-type="float">
            <text:p>0.0037</text:p>
          </table:table-cell>
          <table:table-cell table:style-name="ce8" table:formula="of:=IF([$rezultati_analiticki.Z9]=0;0;(ABS([$rezultati_analiticki.Z9]-[$rezultati_simulacija_x100.Z9])/[$rezultati_analiticki.Z9]))" office:value-type="float" office:value="0.0909029324824719" calcext:value-type="float">
            <text:p>0.0909</text:p>
          </table:table-cell>
          <table:table-cell table:style-name="ce8" table:formula="of:=IF([$rezultati_analiticki.AA9]=0;0;(ABS([$rezultati_analiticki.AA9]-[$rezultati_simulacija_x100.AA9])/[$rezultati_analiticki.AA9]))" office:value-type="float" office:value="0.151005935626428" calcext:value-type="float">
            <text:p>0.1510</text:p>
          </table:table-cell>
          <table:table-cell table:style-name="ce8" table:formula="of:=IF([$rezultati_analiticki.AB9]=0;0;(ABS([$rezultati_analiticki.AB9]-[$rezultati_simulacija_x100.AB9])/[$rezultati_analiticki.AB9]))" office:value-type="float" office:value="0.167265447209921" calcext:value-type="float">
            <text:p>0.1673</text:p>
          </table:table-cell>
          <table:table-cell table:style-name="ce8" table:formula="of:=IF([$rezultati_analiticki.AC9]=0;0;(ABS([$rezultati_analiticki.AC9]-[$rezultati_simulacija_x100.AC9])/[$rezultati_analiticki.AC9]))" office:value-type="float" office:value="0" calcext:value-type="float">
            <text:p>0.0000</text:p>
          </table:table-cell>
          <table:table-cell table:style-name="ce8" table:formula="of:=IF([$rezultati_analiticki.AD9]=0;0;(ABS([$rezultati_analiticki.AD9]-[$rezultati_simulacija_x100.AD9])/[$rezultati_analiticki.AD9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3" calcext:value-type="float">
            <text:p>0.3</text:p>
          </table:table-cell>
          <table:table-cell table:style-name="ce8" table:formula="of:=IF([$rezultati_analiticki.C10]=0;0;(ABS([$rezultati_analiticki.C10]-[$rezultati_simulacija_x100.C10])/[$rezultati_analiticki.C10]))" office:value-type="float" office:value="0.00316846672319357" calcext:value-type="float">
            <text:p>0.0032</text:p>
          </table:table-cell>
          <table:table-cell table:style-name="ce8" table:formula="of:=IF([$rezultati_analiticki.D10]=0;0;(ABS([$rezultati_analiticki.D10]-[$rezultati_simulacija_x100.D10])/[$rezultati_analiticki.D10]))" office:value-type="float" office:value="0.000692446933552499" calcext:value-type="float">
            <text:p>0.0007</text:p>
          </table:table-cell>
          <table:table-cell table:style-name="ce8" table:formula="of:=IF([$rezultati_analiticki.E10]=0;0;(ABS([$rezultati_analiticki.E10]-[$rezultati_simulacija_x100.E10])/[$rezultati_analiticki.E10]))" office:value-type="float" office:value="0.000692067756342853" calcext:value-type="float">
            <text:p>0.0007</text:p>
          </table:table-cell>
          <table:table-cell table:style-name="ce8" table:formula="of:=IF([$rezultati_analiticki.F10]=0;0;(ABS([$rezultati_analiticki.F10]-[$rezultati_simulacija_x100.F10])/[$rezultati_analiticki.F10]))" office:value-type="float" office:value="0.000475127434917867" calcext:value-type="float">
            <text:p>0.0005</text:p>
          </table:table-cell>
          <table:table-cell table:style-name="ce8" table:formula="of:=IF([$rezultati_analiticki.G10]=0;0;(ABS([$rezultati_analiticki.G10]-[$rezultati_simulacija_x100.G10])/[$rezultati_analiticki.G10]))" office:value-type="float" office:value="0.00254497852390981" calcext:value-type="float">
            <text:p>0.0025</text:p>
          </table:table-cell>
          <table:table-cell table:style-name="ce8" table:formula="of:=IF([$rezultati_analiticki.H10]=0;0;(ABS([$rezultati_analiticki.H10]-[$rezultati_simulacija_x100.H10])/[$rezultati_analiticki.H10]))" office:value-type="float" office:value="0.000305752354308777" calcext:value-type="float">
            <text:p>0.0003</text:p>
          </table:table-cell>
          <table:table-cell table:style-name="ce8" table:formula="of:=IF([$rezultati_analiticki.I10]=0;0;(ABS([$rezultati_analiticki.I10]-[$rezultati_simulacija_x100.I10])/[$rezultati_analiticki.I10]))" office:value-type="float" office:value="0.00164854268254966" calcext:value-type="float">
            <text:p>0.0016</text:p>
          </table:table-cell>
          <table:table-cell table:style-name="ce8" table:formula="of:=IF([$rezultati_analiticki.J10]=0;0;(ABS([$rezultati_analiticki.J10]-[$rezultati_simulacija_x100.J10])/[$rezultati_analiticki.J10]))" office:value-type="float" office:value="0.00308177222300196" calcext:value-type="float">
            <text:p>0.0031</text:p>
          </table:table-cell>
          <table:table-cell table:style-name="ce8" table:formula="of:=IF([$rezultati_analiticki.K10]=0;0;(ABS([$rezultati_analiticki.K10]-[$rezultati_simulacija_x100.K10])/[$rezultati_analiticki.K10]))" office:value-type="float" office:value="0.000145464825300801" calcext:value-type="float">
            <text:p>0.0001</text:p>
          </table:table-cell>
          <table:table-cell table:style-name="ce8" table:formula="of:=IF([$rezultati_analiticki.L10]=0;0;(ABS([$rezultati_analiticki.L10]-[$rezultati_simulacija_x100.L10])/[$rezultati_analiticki.L10]))" office:value-type="float" office:value="0" calcext:value-type="float">
            <text:p>0.0000</text:p>
          </table:table-cell>
          <table:table-cell table:style-name="ce8" table:formula="of:=IF([$rezultati_analiticki.M10]=0;0;(ABS([$rezultati_analiticki.M10]-[$rezultati_simulacija_x100.M10])/[$rezultati_analiticki.M10]))" office:value-type="float" office:value="0.000398856024593739" calcext:value-type="float">
            <text:p>0.0004</text:p>
          </table:table-cell>
          <table:table-cell table:style-name="ce8" table:formula="of:=IF([$rezultati_analiticki.N10]=0;0;(ABS([$rezultati_analiticki.N10]-[$rezultati_simulacija_x100.N10])/[$rezultati_analiticki.N10]))" office:value-type="float" office:value="0.0020068143156127" calcext:value-type="float">
            <text:p>0.0020</text:p>
          </table:table-cell>
          <table:table-cell table:style-name="ce8" table:formula="of:=IF([$rezultati_analiticki.O10]=0;0;(ABS([$rezultati_analiticki.O10]-[$rezultati_simulacija_x100.O10])/[$rezultati_analiticki.O10]))" office:value-type="float" office:value="0.000220969158120798" calcext:value-type="float">
            <text:p>0.0002</text:p>
          </table:table-cell>
          <table:table-cell table:style-name="ce8" table:formula="of:=IF([$rezultati_analiticki.P10]=0;0;(ABS([$rezultati_analiticki.P10]-[$rezultati_simulacija_x100.P10])/[$rezultati_analiticki.P10]))" office:value-type="float" office:value="0.00138916328149574" calcext:value-type="float">
            <text:p>0.0014</text:p>
          </table:table-cell>
          <table:table-cell table:style-name="ce8" table:formula="of:=IF([$rezultati_analiticki.Q10]=0;0;(ABS([$rezultati_analiticki.Q10]-[$rezultati_simulacija_x100.Q10])/[$rezultati_analiticki.Q10]))" office:value-type="float" office:value="0.000305705894327386" calcext:value-type="float">
            <text:p>0.0003</text:p>
          </table:table-cell>
          <table:table-cell table:style-name="ce8" table:formula="of:=IF([$rezultati_analiticki.R10]=0;0;(ABS([$rezultati_analiticki.R10]-[$rezultati_simulacija_x100.R10])/[$rezultati_analiticki.R10]))" office:value-type="float" office:value="0.00144882306466166" calcext:value-type="float">
            <text:p>0.0014</text:p>
          </table:table-cell>
          <table:table-cell table:style-name="ce8" table:formula="of:=IF([$rezultati_analiticki.S10]=0;0;(ABS([$rezultati_analiticki.S10]-[$rezultati_simulacija_x100.S10])/[$rezultati_analiticki.S10]))" office:value-type="float" office:value="0.00127935476215468" calcext:value-type="float">
            <text:p>0.0013</text:p>
          </table:table-cell>
          <table:table-cell table:style-name="ce8" table:formula="of:=IF([$rezultati_analiticki.T10]=0;0;(ABS([$rezultati_analiticki.T10]-[$rezultati_simulacija_x100.T10])/[$rezultati_analiticki.T10]))" office:value-type="float" office:value="0.00055137063227332" calcext:value-type="float">
            <text:p>0.0006</text:p>
          </table:table-cell>
          <table:table-cell table:style-name="ce8" table:formula="of:=IF([$rezultati_analiticki.U10]=0;0;(ABS([$rezultati_analiticki.U10]-[$rezultati_simulacija_x100.U10])/[$rezultati_analiticki.U10]))" office:value-type="float" office:value="0" calcext:value-type="float">
            <text:p>0.0000</text:p>
          </table:table-cell>
          <table:table-cell table:style-name="ce8" table:formula="of:=IF([$rezultati_analiticki.V10]=0;0;(ABS([$rezultati_analiticki.V10]-[$rezultati_simulacija_x100.V10])/[$rezultati_analiticki.V10]))" office:value-type="float" office:value="0.0230388773711392" calcext:value-type="float">
            <text:p>0.0230</text:p>
          </table:table-cell>
          <table:table-cell table:style-name="ce8" table:formula="of:=IF([$rezultati_analiticki.W10]=0;0;(ABS([$rezultati_analiticki.W10]-[$rezultati_simulacija_x100.W10])/[$rezultati_analiticki.W10]))" office:value-type="float" office:value="0.00175422194909784" calcext:value-type="float">
            <text:p>0.0018</text:p>
          </table:table-cell>
          <table:table-cell table:style-name="ce8" table:formula="of:=IF([$rezultati_analiticki.X10]=0;0;(ABS([$rezultati_analiticki.X10]-[$rezultati_simulacija_x100.X10])/[$rezultati_analiticki.X10]))" office:value-type="float" office:value="0.00242848046878441" calcext:value-type="float">
            <text:p>0.0024</text:p>
          </table:table-cell>
          <table:table-cell table:style-name="ce8" table:formula="of:=IF([$rezultati_analiticki.Y10]=0;0;(ABS([$rezultati_analiticki.Y10]-[$rezultati_simulacija_x100.Y10])/[$rezultati_analiticki.Y10]))" office:value-type="float" office:value="0.00293636547231255" calcext:value-type="float">
            <text:p>0.0029</text:p>
          </table:table-cell>
          <table:table-cell table:style-name="ce8" table:formula="of:=IF([$rezultati_analiticki.Z10]=0;0;(ABS([$rezultati_analiticki.Z10]-[$rezultati_simulacija_x100.Z10])/[$rezultati_analiticki.Z10]))" office:value-type="float" office:value="0.000604191788959762" calcext:value-type="float">
            <text:p>0.0006</text:p>
          </table:table-cell>
          <table:table-cell table:style-name="ce8" table:formula="of:=IF([$rezultati_analiticki.AA10]=0;0;(ABS([$rezultati_analiticki.AA10]-[$rezultati_simulacija_x100.AA10])/[$rezultati_analiticki.AA10]))" office:value-type="float" office:value="0.0038487038242788" calcext:value-type="float">
            <text:p>0.0038</text:p>
          </table:table-cell>
          <table:table-cell table:style-name="ce8" table:formula="of:=IF([$rezultati_analiticki.AB10]=0;0;(ABS([$rezultati_analiticki.AB10]-[$rezultati_simulacija_x100.AB10])/[$rezultati_analiticki.AB10]))" office:value-type="float" office:value="0.00247046877131943" calcext:value-type="float">
            <text:p>0.0025</text:p>
          </table:table-cell>
          <table:table-cell table:style-name="ce8" table:formula="of:=IF([$rezultati_analiticki.AC10]=0;0;(ABS([$rezultati_analiticki.AC10]-[$rezultati_simulacija_x100.AC10])/[$rezultati_analiticki.AC10]))" office:value-type="float" office:value="0.000357667072400165" calcext:value-type="float">
            <text:p>0.0004</text:p>
          </table:table-cell>
          <table:table-cell table:style-name="ce8" table:formula="of:=IF([$rezultati_analiticki.AD10]=0;0;(ABS([$rezultati_analiticki.AD10]-[$rezultati_simulacija_x100.AD10])/[$rezultati_analiticki.AD10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55" calcext:value-type="float">
            <text:p>0.55</text:p>
          </table:table-cell>
          <table:table-cell table:style-name="ce8" table:formula="of:=IF([$rezultati_analiticki.C11]=0;0;(ABS([$rezultati_analiticki.C11]-[$rezultati_simulacija_x100.C11])/[$rezultati_analiticki.C11]))" office:value-type="float" office:value="0.00182159060500092" calcext:value-type="float">
            <text:p>0.0018</text:p>
          </table:table-cell>
          <table:table-cell table:style-name="ce8" table:formula="of:=IF([$rezultati_analiticki.D11]=0;0;(ABS([$rezultati_analiticki.D11]-[$rezultati_simulacija_x100.D11])/[$rezultati_analiticki.D11]))" office:value-type="float" office:value="0.00000166359043488079" calcext:value-type="float">
            <text:p>0.0000</text:p>
          </table:table-cell>
          <table:table-cell table:style-name="ce8" table:formula="of:=IF([$rezultati_analiticki.E11]=0;0;(ABS([$rezultati_analiticki.E11]-[$rezultati_simulacija_x100.E11])/[$rezultati_analiticki.E11]))" office:value-type="float" office:value="0.000333227817153469" calcext:value-type="float">
            <text:p>0.0003</text:p>
          </table:table-cell>
          <table:table-cell table:style-name="ce8" table:formula="of:=IF([$rezultati_analiticki.F11]=0;0;(ABS([$rezultati_analiticki.F11]-[$rezultati_simulacija_x100.F11])/[$rezultati_analiticki.F11]))" office:value-type="float" office:value="0.000700564109530465" calcext:value-type="float">
            <text:p>0.0007</text:p>
          </table:table-cell>
          <table:table-cell table:style-name="ce8" table:formula="of:=IF([$rezultati_analiticki.G11]=0;0;(ABS([$rezultati_analiticki.G11]-[$rezultati_simulacija_x100.G11])/[$rezultati_analiticki.G11]))" office:value-type="float" office:value="0.00144264033945135" calcext:value-type="float">
            <text:p>0.0014</text:p>
          </table:table-cell>
          <table:table-cell table:style-name="ce8" table:formula="of:=IF([$rezultati_analiticki.H11]=0;0;(ABS([$rezultati_analiticki.H11]-[$rezultati_simulacija_x100.H11])/[$rezultati_analiticki.H11]))" office:value-type="float" office:value="0.0001859944769244" calcext:value-type="float">
            <text:p>0.0002</text:p>
          </table:table-cell>
          <table:table-cell table:style-name="ce8" table:formula="of:=IF([$rezultati_analiticki.I11]=0;0;(ABS([$rezultati_analiticki.I11]-[$rezultati_simulacija_x100.I11])/[$rezultati_analiticki.I11]))" office:value-type="float" office:value="0.000181783797746965" calcext:value-type="float">
            <text:p>0.0002</text:p>
          </table:table-cell>
          <table:table-cell table:style-name="ce8" table:formula="of:=IF([$rezultati_analiticki.J11]=0;0;(ABS([$rezultati_analiticki.J11]-[$rezultati_simulacija_x100.J11])/[$rezultati_analiticki.J11]))" office:value-type="float" office:value="0.00026542794944902" calcext:value-type="float">
            <text:p>0.0003</text:p>
          </table:table-cell>
          <table:table-cell table:style-name="ce8" table:formula="of:=IF([$rezultati_analiticki.K11]=0;0;(ABS([$rezultati_analiticki.K11]-[$rezultati_simulacija_x100.K11])/[$rezultati_analiticki.K11]))" office:value-type="float" office:value="0.00206749237578635" calcext:value-type="float">
            <text:p>0.0021</text:p>
          </table:table-cell>
          <table:table-cell table:style-name="ce8" table:formula="of:=IF([$rezultati_analiticki.L11]=0;0;(ABS([$rezultati_analiticki.L11]-[$rezultati_simulacija_x100.L11])/[$rezultati_analiticki.L11]))" office:value-type="float" office:value="0" calcext:value-type="float">
            <text:p>0.0000</text:p>
          </table:table-cell>
          <table:table-cell table:style-name="ce8" table:formula="of:=IF([$rezultati_analiticki.M11]=0;0;(ABS([$rezultati_analiticki.M11]-[$rezultati_simulacija_x100.M11])/[$rezultati_analiticki.M11]))" office:value-type="float" office:value="0.000072189737006901" calcext:value-type="float">
            <text:p>0.0001</text:p>
          </table:table-cell>
          <table:table-cell table:style-name="ce8" table:formula="of:=IF([$rezultati_analiticki.N11]=0;0;(ABS([$rezultati_analiticki.N11]-[$rezultati_simulacija_x100.N11])/[$rezultati_analiticki.N11]))" office:value-type="float" office:value="0.000781769560963263" calcext:value-type="float">
            <text:p>0.0008</text:p>
          </table:table-cell>
          <table:table-cell table:style-name="ce8" table:formula="of:=IF([$rezultati_analiticki.O11]=0;0;(ABS([$rezultati_analiticki.O11]-[$rezultati_simulacija_x100.O11])/[$rezultati_analiticki.O11]))" office:value-type="float" office:value="0.000357785748735557" calcext:value-type="float">
            <text:p>0.0004</text:p>
          </table:table-cell>
          <table:table-cell table:style-name="ce8" table:formula="of:=IF([$rezultati_analiticki.P11]=0;0;(ABS([$rezultati_analiticki.P11]-[$rezultati_simulacija_x100.P11])/[$rezultati_analiticki.P11]))" office:value-type="float" office:value="0.000772175795240576" calcext:value-type="float">
            <text:p>0.0008</text:p>
          </table:table-cell>
          <table:table-cell table:style-name="ce8" table:formula="of:=IF([$rezultati_analiticki.Q11]=0;0;(ABS([$rezultati_analiticki.Q11]-[$rezultati_simulacija_x100.Q11])/[$rezultati_analiticki.Q11]))" office:value-type="float" office:value="0.000521634303696442" calcext:value-type="float">
            <text:p>0.0005</text:p>
          </table:table-cell>
          <table:table-cell table:style-name="ce8" table:formula="of:=IF([$rezultati_analiticki.R11]=0;0;(ABS([$rezultati_analiticki.R11]-[$rezultati_simulacija_x100.R11])/[$rezultati_analiticki.R11]))" office:value-type="float" office:value="0.000410804426621049" calcext:value-type="float">
            <text:p>0.0004</text:p>
          </table:table-cell>
          <table:table-cell table:style-name="ce8" table:formula="of:=IF([$rezultati_analiticki.S11]=0;0;(ABS([$rezultati_analiticki.S11]-[$rezultati_simulacija_x100.S11])/[$rezultati_analiticki.S11]))" office:value-type="float" office:value="0.0000983432294506903" calcext:value-type="float">
            <text:p>0.0001</text:p>
          </table:table-cell>
          <table:table-cell table:style-name="ce8" table:formula="of:=IF([$rezultati_analiticki.T11]=0;0;(ABS([$rezultati_analiticki.T11]-[$rezultati_simulacija_x100.T11])/[$rezultati_analiticki.T11]))" office:value-type="float" office:value="0.00153658427106452" calcext:value-type="float">
            <text:p>0.0015</text:p>
          </table:table-cell>
          <table:table-cell table:style-name="ce8" table:formula="of:=IF([$rezultati_analiticki.U11]=0;0;(ABS([$rezultati_analiticki.U11]-[$rezultati_simulacija_x100.U11])/[$rezultati_analiticki.U11]))" office:value-type="float" office:value="0" calcext:value-type="float">
            <text:p>0.0000</text:p>
          </table:table-cell>
          <table:table-cell table:style-name="ce8" table:formula="of:=IF([$rezultati_analiticki.V11]=0;0;(ABS([$rezultati_analiticki.V11]-[$rezultati_simulacija_x100.V11])/[$rezultati_analiticki.V11]))" office:value-type="float" office:value="0.00368427735909936" calcext:value-type="float">
            <text:p>0.0037</text:p>
          </table:table-cell>
          <table:table-cell table:style-name="ce8" table:formula="of:=IF([$rezultati_analiticki.W11]=0;0;(ABS([$rezultati_analiticki.W11]-[$rezultati_simulacija_x100.W11])/[$rezultati_analiticki.W11]))" office:value-type="float" office:value="0.00252456707449208" calcext:value-type="float">
            <text:p>0.0025</text:p>
          </table:table-cell>
          <table:table-cell table:style-name="ce8" table:formula="of:=IF([$rezultati_analiticki.X11]=0;0;(ABS([$rezultati_analiticki.X11]-[$rezultati_simulacija_x100.X11])/[$rezultati_analiticki.X11]))" office:value-type="float" office:value="0.00283015109492993" calcext:value-type="float">
            <text:p>0.0028</text:p>
          </table:table-cell>
          <table:table-cell table:style-name="ce8" table:formula="of:=IF([$rezultati_analiticki.Y11]=0;0;(ABS([$rezultati_analiticki.Y11]-[$rezultati_simulacija_x100.Y11])/[$rezultati_analiticki.Y11]))" office:value-type="float" office:value="0.00361045000074911" calcext:value-type="float">
            <text:p>0.0036</text:p>
          </table:table-cell>
          <table:table-cell table:style-name="ce8" table:formula="of:=IF([$rezultati_analiticki.Z11]=0;0;(ABS([$rezultati_analiticki.Z11]-[$rezultati_simulacija_x100.Z11])/[$rezultati_analiticki.Z11]))" office:value-type="float" office:value="0.00275336551451405" calcext:value-type="float">
            <text:p>0.0028</text:p>
          </table:table-cell>
          <table:table-cell table:style-name="ce8" table:formula="of:=IF([$rezultati_analiticki.AA11]=0;0;(ABS([$rezultati_analiticki.AA11]-[$rezultati_simulacija_x100.AA11])/[$rezultati_analiticki.AA11]))" office:value-type="float" office:value="0.00103106635186199" calcext:value-type="float">
            <text:p>0.0010</text:p>
          </table:table-cell>
          <table:table-cell table:style-name="ce8" table:formula="of:=IF([$rezultati_analiticki.AB11]=0;0;(ABS([$rezultati_analiticki.AB11]-[$rezultati_simulacija_x100.AB11])/[$rezultati_analiticki.AB11]))" office:value-type="float" office:value="0.00211907456699369" calcext:value-type="float">
            <text:p>0.0021</text:p>
          </table:table-cell>
          <table:table-cell table:style-name="ce8" table:formula="of:=IF([$rezultati_analiticki.AC11]=0;0;(ABS([$rezultati_analiticki.AC11]-[$rezultati_simulacija_x100.AC11])/[$rezultati_analiticki.AC11]))" office:value-type="float" office:value="0.00612284283080534" calcext:value-type="float">
            <text:p>0.0061</text:p>
          </table:table-cell>
          <table:table-cell table:style-name="ce8" table:formula="of:=IF([$rezultati_analiticki.AD11]=0;0;(ABS([$rezultati_analiticki.AD11]-[$rezultati_simulacija_x100.AD11])/[$rezultati_analiticki.AD11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" calcext:value-type="float">
            <text:p>0.8</text:p>
          </table:table-cell>
          <table:table-cell table:style-name="ce8" table:formula="of:=IF([$rezultati_analiticki.C12]=0;0;(ABS([$rezultati_analiticki.C12]-[$rezultati_simulacija_x100.C12])/[$rezultati_analiticki.C12]))" office:value-type="float" office:value="0.00331929262023187" calcext:value-type="float">
            <text:p>0.0033</text:p>
          </table:table-cell>
          <table:table-cell table:style-name="ce8" table:formula="of:=IF([$rezultati_analiticki.D12]=0;0;(ABS([$rezultati_analiticki.D12]-[$rezultati_simulacija_x100.D12])/[$rezultati_analiticki.D12]))" office:value-type="float" office:value="0.00014268517575407" calcext:value-type="float">
            <text:p>0.0001</text:p>
          </table:table-cell>
          <table:table-cell table:style-name="ce8" table:formula="of:=IF([$rezultati_analiticki.E12]=0;0;(ABS([$rezultati_analiticki.E12]-[$rezultati_simulacija_x100.E12])/[$rezultati_analiticki.E12]))" office:value-type="float" office:value="0.0000981071095770331" calcext:value-type="float">
            <text:p>0.0001</text:p>
          </table:table-cell>
          <table:table-cell table:style-name="ce8" table:formula="of:=IF([$rezultati_analiticki.F12]=0;0;(ABS([$rezultati_analiticki.F12]-[$rezultati_simulacija_x100.F12])/[$rezultati_analiticki.F12]))" office:value-type="float" office:value="0.00102711265250635" calcext:value-type="float">
            <text:p>0.0010</text:p>
          </table:table-cell>
          <table:table-cell table:style-name="ce8" table:formula="of:=IF([$rezultati_analiticki.G12]=0;0;(ABS([$rezultati_analiticki.G12]-[$rezultati_simulacija_x100.G12])/[$rezultati_analiticki.G12]))" office:value-type="float" office:value="0.000789880120591784" calcext:value-type="float">
            <text:p>0.0008</text:p>
          </table:table-cell>
          <table:table-cell table:style-name="ce8" table:formula="of:=IF([$rezultati_analiticki.H12]=0;0;(ABS([$rezultati_analiticki.H12]-[$rezultati_simulacija_x100.H12])/[$rezultati_analiticki.H12]))" office:value-type="float" office:value="0.000771941010219381" calcext:value-type="float">
            <text:p>0.0008</text:p>
          </table:table-cell>
          <table:table-cell table:style-name="ce8" table:formula="of:=IF([$rezultati_analiticki.I12]=0;0;(ABS([$rezultati_analiticki.I12]-[$rezultati_simulacija_x100.I12])/[$rezultati_analiticki.I12]))" office:value-type="float" office:value="0.000408142879141601" calcext:value-type="float">
            <text:p>0.0004</text:p>
          </table:table-cell>
          <table:table-cell table:style-name="ce8" table:formula="of:=IF([$rezultati_analiticki.J12]=0;0;(ABS([$rezultati_analiticki.J12]-[$rezultati_simulacija_x100.J12])/[$rezultati_analiticki.J12]))" office:value-type="float" office:value="0.000101170832348093" calcext:value-type="float">
            <text:p>0.0001</text:p>
          </table:table-cell>
          <table:table-cell table:style-name="ce8" table:formula="of:=IF([$rezultati_analiticki.K12]=0;0;(ABS([$rezultati_analiticki.K12]-[$rezultati_simulacija_x100.K12])/[$rezultati_analiticki.K12]))" office:value-type="float" office:value="0.000269329837415229" calcext:value-type="float">
            <text:p>0.0003</text:p>
          </table:table-cell>
          <table:table-cell table:style-name="ce8" table:formula="of:=IF([$rezultati_analiticki.L12]=0;0;(ABS([$rezultati_analiticki.L12]-[$rezultati_simulacija_x100.L12])/[$rezultati_analiticki.L12]))" office:value-type="float" office:value="0" calcext:value-type="float">
            <text:p>0.0000</text:p>
          </table:table-cell>
          <table:table-cell table:style-name="ce8" table:formula="of:=IF([$rezultati_analiticki.M12]=0;0;(ABS([$rezultati_analiticki.M12]-[$rezultati_simulacija_x100.M12])/[$rezultati_analiticki.M12]))" office:value-type="float" office:value="0.0000105893095614171" calcext:value-type="float">
            <text:p>0.0000</text:p>
          </table:table-cell>
          <table:table-cell table:style-name="ce8" table:formula="of:=IF([$rezultati_analiticki.N12]=0;0;(ABS([$rezultati_analiticki.N12]-[$rezultati_simulacija_x100.N12])/[$rezultati_analiticki.N12]))" office:value-type="float" office:value="0.00000423969216394248" calcext:value-type="float">
            <text:p>0.0000</text:p>
          </table:table-cell>
          <table:table-cell table:style-name="ce8" table:formula="of:=IF([$rezultati_analiticki.O12]=0;0;(ABS([$rezultati_analiticki.O12]-[$rezultati_simulacija_x100.O12])/[$rezultati_analiticki.O12]))" office:value-type="float" office:value="0.000334569721999425" calcext:value-type="float">
            <text:p>0.0003</text:p>
          </table:table-cell>
          <table:table-cell table:style-name="ce8" table:formula="of:=IF([$rezultati_analiticki.P12]=0;0;(ABS([$rezultati_analiticki.P12]-[$rezultati_simulacija_x100.P12])/[$rezultati_analiticki.P12]))" office:value-type="float" office:value="0.00102975029817645" calcext:value-type="float">
            <text:p>0.0010</text:p>
          </table:table-cell>
          <table:table-cell table:style-name="ce8" table:formula="of:=IF([$rezultati_analiticki.Q12]=0;0;(ABS([$rezultati_analiticki.Q12]-[$rezultati_simulacija_x100.Q12])/[$rezultati_analiticki.Q12]))" office:value-type="float" office:value="0.00088958114881918" calcext:value-type="float">
            <text:p>0.0009</text:p>
          </table:table-cell>
          <table:table-cell table:style-name="ce8" table:formula="of:=IF([$rezultati_analiticki.R12]=0;0;(ABS([$rezultati_analiticki.R12]-[$rezultati_simulacija_x100.R12])/[$rezultati_analiticki.R12]))" office:value-type="float" office:value="0.000222898313596464" calcext:value-type="float">
            <text:p>0.0002</text:p>
          </table:table-cell>
          <table:table-cell table:style-name="ce8" table:formula="of:=IF([$rezultati_analiticki.S12]=0;0;(ABS([$rezultati_analiticki.S12]-[$rezultati_simulacija_x100.S12])/[$rezultati_analiticki.S12]))" office:value-type="float" office:value="0.000197197963741568" calcext:value-type="float">
            <text:p>0.0002</text:p>
          </table:table-cell>
          <table:table-cell table:style-name="ce8" table:formula="of:=IF([$rezultati_analiticki.T12]=0;0;(ABS([$rezultati_analiticki.T12]-[$rezultati_simulacija_x100.T12])/[$rezultati_analiticki.T12]))" office:value-type="float" office:value="0.00028537777126812" calcext:value-type="float">
            <text:p>0.0003</text:p>
          </table:table-cell>
          <table:table-cell table:style-name="ce8" table:formula="of:=IF([$rezultati_analiticki.U12]=0;0;(ABS([$rezultati_analiticki.U12]-[$rezultati_simulacija_x100.U12])/[$rezultati_analiticki.U12]))" office:value-type="float" office:value="0" calcext:value-type="float">
            <text:p>0.0000</text:p>
          </table:table-cell>
          <table:table-cell table:style-name="ce8" table:formula="of:=IF([$rezultati_analiticki.V12]=0;0;(ABS([$rezultati_analiticki.V12]-[$rezultati_simulacija_x100.V12])/[$rezultati_analiticki.V12]))" office:value-type="float" office:value="0.0227932197880316" calcext:value-type="float">
            <text:p>0.0228</text:p>
          </table:table-cell>
          <table:table-cell table:style-name="ce8" table:formula="of:=IF([$rezultati_analiticki.W12]=0;0;(ABS([$rezultati_analiticki.W12]-[$rezultati_simulacija_x100.W12])/[$rezultati_analiticki.W12]))" office:value-type="float" office:value="0.00177990962756058" calcext:value-type="float">
            <text:p>0.0018</text:p>
          </table:table-cell>
          <table:table-cell table:style-name="ce8" table:formula="of:=IF([$rezultati_analiticki.X12]=0;0;(ABS([$rezultati_analiticki.X12]-[$rezultati_simulacija_x100.X12])/[$rezultati_analiticki.X12]))" office:value-type="float" office:value="0.0069784684813072" calcext:value-type="float">
            <text:p>0.0070</text:p>
          </table:table-cell>
          <table:table-cell table:style-name="ce8" table:formula="of:=IF([$rezultati_analiticki.Y12]=0;0;(ABS([$rezultati_analiticki.Y12]-[$rezultati_simulacija_x100.Y12])/[$rezultati_analiticki.Y12]))" office:value-type="float" office:value="0.00210254583635407" calcext:value-type="float">
            <text:p>0.0021</text:p>
          </table:table-cell>
          <table:table-cell table:style-name="ce8" table:formula="of:=IF([$rezultati_analiticki.Z12]=0;0;(ABS([$rezultati_analiticki.Z12]-[$rezultati_simulacija_x100.Z12])/[$rezultati_analiticki.Z12]))" office:value-type="float" office:value="0.00137658474876545" calcext:value-type="float">
            <text:p>0.0014</text:p>
          </table:table-cell>
          <table:table-cell table:style-name="ce8" table:formula="of:=IF([$rezultati_analiticki.AA12]=0;0;(ABS([$rezultati_analiticki.AA12]-[$rezultati_simulacija_x100.AA12])/[$rezultati_analiticki.AA12]))" office:value-type="float" office:value="0.00293764090893893" calcext:value-type="float">
            <text:p>0.0029</text:p>
          </table:table-cell>
          <table:table-cell table:style-name="ce8" table:formula="of:=IF([$rezultati_analiticki.AB12]=0;0;(ABS([$rezultati_analiticki.AB12]-[$rezultati_simulacija_x100.AB12])/[$rezultati_analiticki.AB12]))" office:value-type="float" office:value="0.00445747202526285" calcext:value-type="float">
            <text:p>0.0045</text:p>
          </table:table-cell>
          <table:table-cell table:style-name="ce8" table:formula="of:=IF([$rezultati_analiticki.AC12]=0;0;(ABS([$rezultati_analiticki.AC12]-[$rezultati_simulacija_x100.AC12])/[$rezultati_analiticki.AC12]))" office:value-type="float" office:value="0.0035544199971848" calcext:value-type="float">
            <text:p>0.0036</text:p>
          </table:table-cell>
          <table:table-cell table:style-name="ce8" table:formula="of:=IF([$rezultati_analiticki.AD12]=0;0;(ABS([$rezultati_analiticki.AD12]-[$rezultati_simulacija_x100.AD12])/[$rezultati_analiticki.AD12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IF([$rezultati_analiticki.C13]=0;0;(ABS([$rezultati_analiticki.C13]-[$rezultati_simulacija_x100.C13])/[$rezultati_analiticki.C13]))" office:value-type="float" office:value="0.149412980652896" calcext:value-type="float">
            <text:p>0.1494</text:p>
          </table:table-cell>
          <table:table-cell table:style-name="ce8" table:formula="of:=IF([$rezultati_analiticki.D13]=0;0;(ABS([$rezultati_analiticki.D13]-[$rezultati_simulacija_x100.D13])/[$rezultati_analiticki.D13]))" office:value-type="float" office:value="0.000724002010930911" calcext:value-type="float">
            <text:p>0.0007</text:p>
          </table:table-cell>
          <table:table-cell table:style-name="ce8" table:formula="of:=IF([$rezultati_analiticki.E13]=0;0;(ABS([$rezultati_analiticki.E13]-[$rezultati_simulacija_x100.E13])/[$rezultati_analiticki.E13]))" office:value-type="float" office:value="0.00199340576366674" calcext:value-type="float">
            <text:p>0.0020</text:p>
          </table:table-cell>
          <table:table-cell table:style-name="ce8" table:formula="of:=IF([$rezultati_analiticki.F13]=0;0;(ABS([$rezultati_analiticki.F13]-[$rezultati_simulacija_x100.F13])/[$rezultati_analiticki.F13]))" office:value-type="float" office:value="0.000351429426540947" calcext:value-type="float">
            <text:p>0.0004</text:p>
          </table:table-cell>
          <table:table-cell table:style-name="ce8" table:formula="of:=IF([$rezultati_analiticki.G13]=0;0;(ABS([$rezultati_analiticki.G13]-[$rezultati_simulacija_x100.G13])/[$rezultati_analiticki.G13]))" office:value-type="float" office:value="0.000118064325460913" calcext:value-type="float">
            <text:p>0.0001</text:p>
          </table:table-cell>
          <table:table-cell table:style-name="ce8" table:formula="of:=IF([$rezultati_analiticki.H13]=0;0;(ABS([$rezultati_analiticki.H13]-[$rezultati_simulacija_x100.H13])/[$rezultati_analiticki.H13]))" office:value-type="float" office:value="0.00206752278256122" calcext:value-type="float">
            <text:p>0.0021</text:p>
          </table:table-cell>
          <table:table-cell table:style-name="ce8" table:formula="of:=IF([$rezultati_analiticki.I13]=0;0;(ABS([$rezultati_analiticki.I13]-[$rezultati_simulacija_x100.I13])/[$rezultati_analiticki.I13]))" office:value-type="float" office:value="0.00164493310922914" calcext:value-type="float">
            <text:p>0.0016</text:p>
          </table:table-cell>
          <table:table-cell table:style-name="ce8" table:formula="of:=IF([$rezultati_analiticki.J13]=0;0;(ABS([$rezultati_analiticki.J13]-[$rezultati_simulacija_x100.J13])/[$rezultati_analiticki.J13]))" office:value-type="float" office:value="0.00206953297354683" calcext:value-type="float">
            <text:p>0.0021</text:p>
          </table:table-cell>
          <table:table-cell table:style-name="ce8" table:formula="of:=IF([$rezultati_analiticki.K13]=0;0;(ABS([$rezultati_analiticki.K13]-[$rezultati_simulacija_x100.K13])/[$rezultati_analiticki.K13]))" office:value-type="float" office:value="0.00264079424747564" calcext:value-type="float">
            <text:p>0.0026</text:p>
          </table:table-cell>
          <table:table-cell table:style-name="ce8" table:formula="of:=IF([$rezultati_analiticki.L13]=0;0;(ABS([$rezultati_analiticki.L13]-[$rezultati_simulacija_x100.L13])/[$rezultati_analiticki.L13]))" office:value-type="float" office:value="0" calcext:value-type="float">
            <text:p>0.0000</text:p>
          </table:table-cell>
          <table:table-cell table:style-name="ce8" table:formula="of:=IF([$rezultati_analiticki.M13]=0;0;(ABS([$rezultati_analiticki.M13]-[$rezultati_simulacija_x100.M13])/[$rezultati_analiticki.M13]))" office:value-type="float" office:value="0.00101632968698809" calcext:value-type="float">
            <text:p>0.0010</text:p>
          </table:table-cell>
          <table:table-cell table:style-name="ce8" table:formula="of:=IF([$rezultati_analiticki.N13]=0;0;(ABS([$rezultati_analiticki.N13]-[$rezultati_simulacija_x100.N13])/[$rezultati_analiticki.N13]))" office:value-type="float" office:value="0.00179492194052395" calcext:value-type="float">
            <text:p>0.0018</text:p>
          </table:table-cell>
          <table:table-cell table:style-name="ce8" table:formula="of:=IF([$rezultati_analiticki.O13]=0;0;(ABS([$rezultati_analiticki.O13]-[$rezultati_simulacija_x100.O13])/[$rezultati_analiticki.O13]))" office:value-type="float" office:value="0.000495867614977261" calcext:value-type="float">
            <text:p>0.0005</text:p>
          </table:table-cell>
          <table:table-cell table:style-name="ce8" table:formula="of:=IF([$rezultati_analiticki.P13]=0;0;(ABS([$rezultati_analiticki.P13]-[$rezultati_simulacija_x100.P13])/[$rezultati_analiticki.P13]))" office:value-type="float" office:value="0.000000102998537160505" calcext:value-type="float">
            <text:p>0.0000</text:p>
          </table:table-cell>
          <table:table-cell table:style-name="ce8" table:formula="of:=IF([$rezultati_analiticki.Q13]=0;0;(ABS([$rezultati_analiticki.Q13]-[$rezultati_simulacija_x100.Q13])/[$rezultati_analiticki.Q13]))" office:value-type="float" office:value="0.00205734599343123" calcext:value-type="float">
            <text:p>0.0021</text:p>
          </table:table-cell>
          <table:table-cell table:style-name="ce8" table:formula="of:=IF([$rezultati_analiticki.R13]=0;0;(ABS([$rezultati_analiticki.R13]-[$rezultati_simulacija_x100.R13])/[$rezultati_analiticki.R13]))" office:value-type="float" office:value="0.00226519038609364" calcext:value-type="float">
            <text:p>0.0023</text:p>
          </table:table-cell>
          <table:table-cell table:style-name="ce8" table:formula="of:=IF([$rezultati_analiticki.S13]=0;0;(ABS([$rezultati_analiticki.S13]-[$rezultati_simulacija_x100.S13])/[$rezultati_analiticki.S13]))" office:value-type="float" office:value="0.00227859615750825" calcext:value-type="float">
            <text:p>0.0023</text:p>
          </table:table-cell>
          <table:table-cell table:style-name="ce8" table:formula="of:=IF([$rezultati_analiticki.T13]=0;0;(ABS([$rezultati_analiticki.T13]-[$rezultati_simulacija_x100.T13])/[$rezultati_analiticki.T13]))" office:value-type="float" office:value="0.00219567872425582" calcext:value-type="float">
            <text:p>0.0022</text:p>
          </table:table-cell>
          <table:table-cell table:style-name="ce8" table:formula="of:=IF([$rezultati_analiticki.U13]=0;0;(ABS([$rezultati_analiticki.U13]-[$rezultati_simulacija_x100.U13])/[$rezultati_analiticki.U13]))" office:value-type="float" office:value="0" calcext:value-type="float">
            <text:p>0.0000</text:p>
          </table:table-cell>
          <table:table-cell table:style-name="ce8" table:formula="of:=IF([$rezultati_analiticki.V13]=0;0;(ABS([$rezultati_analiticki.V13]-[$rezultati_simulacija_x100.V13])/[$rezultati_analiticki.V13]))" office:value-type="float" office:value="0.069495537822826" calcext:value-type="float">
            <text:p>0.0695</text:p>
          </table:table-cell>
          <table:table-cell table:style-name="ce8" table:formula="of:=IF([$rezultati_analiticki.W13]=0;0;(ABS([$rezultati_analiticki.W13]-[$rezultati_simulacija_x100.W13])/[$rezultati_analiticki.W13]))" office:value-type="float" office:value="0.00428936500353159" calcext:value-type="float">
            <text:p>0.0043</text:p>
          </table:table-cell>
          <table:table-cell table:style-name="ce8" table:formula="of:=IF([$rezultati_analiticki.X13]=0;0;(ABS([$rezultati_analiticki.X13]-[$rezultati_simulacija_x100.X13])/[$rezultati_analiticki.X13]))" office:value-type="float" office:value="0.000772281003007406" calcext:value-type="float">
            <text:p>0.0008</text:p>
          </table:table-cell>
          <table:table-cell table:style-name="ce8" table:formula="of:=IF([$rezultati_analiticki.Y13]=0;0;(ABS([$rezultati_analiticki.Y13]-[$rezultati_simulacija_x100.Y13])/[$rezultati_analiticki.Y13]))" office:value-type="float" office:value="0.00075015239966218" calcext:value-type="float">
            <text:p>0.0008</text:p>
          </table:table-cell>
          <table:table-cell table:style-name="ce8" table:formula="of:=IF([$rezultati_analiticki.Z13]=0;0;(ABS([$rezultati_analiticki.Z13]-[$rezultati_simulacija_x100.Z13])/[$rezultati_analiticki.Z13]))" office:value-type="float" office:value="0.215882221335672" calcext:value-type="float">
            <text:p>0.2159</text:p>
          </table:table-cell>
          <table:table-cell table:style-name="ce8" table:formula="of:=IF([$rezultati_analiticki.AA13]=0;0;(ABS([$rezultati_analiticki.AA13]-[$rezultati_simulacija_x100.AA13])/[$rezultati_analiticki.AA13]))" office:value-type="float" office:value="0.0667317067839666" calcext:value-type="float">
            <text:p>0.0667</text:p>
          </table:table-cell>
          <table:table-cell table:style-name="ce8" table:formula="of:=IF([$rezultati_analiticki.AB13]=0;0;(ABS([$rezultati_analiticki.AB13]-[$rezultati_simulacija_x100.AB13])/[$rezultati_analiticki.AB13]))" office:value-type="float" office:value="0.195219871006101" calcext:value-type="float">
            <text:p>0.1952</text:p>
          </table:table-cell>
          <table:table-cell table:style-name="ce8" table:formula="of:=IF([$rezultati_analiticki.AC13]=0;0;(ABS([$rezultati_analiticki.AC13]-[$rezultati_simulacija_x100.AC13])/[$rezultati_analiticki.AC13]))" office:value-type="float" office:value="0.217000781188955" calcext:value-type="float">
            <text:p>0.2170</text:p>
          </table:table-cell>
          <table:table-cell table:style-name="ce8" table:formula="of:=IF([$rezultati_analiticki.AD13]=0;0;(ABS([$rezultati_analiticki.AD13]-[$rezultati_simulacija_x100.AD13])/[$rezultati_analiticki.AD13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3" calcext:value-type="float">
            <text:p>0.3</text:p>
          </table:table-cell>
          <table:table-cell table:style-name="ce8" table:formula="of:=IF([$rezultati_analiticki.C14]=0;0;(ABS([$rezultati_analiticki.C14]-[$rezultati_simulacija_x100.C14])/[$rezultati_analiticki.C14]))" office:value-type="float" office:value="0.0036103840997003" calcext:value-type="float">
            <text:p>0.0036</text:p>
          </table:table-cell>
          <table:table-cell table:style-name="ce8" table:formula="of:=IF([$rezultati_analiticki.D14]=0;0;(ABS([$rezultati_analiticki.D14]-[$rezultati_simulacija_x100.D14])/[$rezultati_analiticki.D14]))" office:value-type="float" office:value="0.000203839455450498" calcext:value-type="float">
            <text:p>0.0002</text:p>
          </table:table-cell>
          <table:table-cell table:style-name="ce8" table:formula="of:=IF([$rezultati_analiticki.E14]=0;0;(ABS([$rezultati_analiticki.E14]-[$rezultati_simulacija_x100.E14])/[$rezultati_analiticki.E14]))" office:value-type="float" office:value="0.00128723680739839" calcext:value-type="float">
            <text:p>0.0013</text:p>
          </table:table-cell>
          <table:table-cell table:style-name="ce8" table:formula="of:=IF([$rezultati_analiticki.F14]=0;0;(ABS([$rezultati_analiticki.F14]-[$rezultati_simulacija_x100.F14])/[$rezultati_analiticki.F14]))" office:value-type="float" office:value="0.000462718851573591" calcext:value-type="float">
            <text:p>0.0005</text:p>
          </table:table-cell>
          <table:table-cell table:style-name="ce8" table:formula="of:=IF([$rezultati_analiticki.G14]=0;0;(ABS([$rezultati_analiticki.G14]-[$rezultati_simulacija_x100.G14])/[$rezultati_analiticki.G14]))" office:value-type="float" office:value="0.00431492272567143" calcext:value-type="float">
            <text:p>0.0043</text:p>
          </table:table-cell>
          <table:table-cell table:style-name="ce8" table:formula="of:=IF([$rezultati_analiticki.H14]=0;0;(ABS([$rezultati_analiticki.H14]-[$rezultati_simulacija_x100.H14])/[$rezultati_analiticki.H14]))" office:value-type="float" office:value="0.000212399334051302" calcext:value-type="float">
            <text:p>0.0002</text:p>
          </table:table-cell>
          <table:table-cell table:style-name="ce8" table:formula="of:=IF([$rezultati_analiticki.I14]=0;0;(ABS([$rezultati_analiticki.I14]-[$rezultati_simulacija_x100.I14])/[$rezultati_analiticki.I14]))" office:value-type="float" office:value="0.00071618108233845" calcext:value-type="float">
            <text:p>0.0007</text:p>
          </table:table-cell>
          <table:table-cell table:style-name="ce8" table:formula="of:=IF([$rezultati_analiticki.J14]=0;0;(ABS([$rezultati_analiticki.J14]-[$rezultati_simulacija_x100.J14])/[$rezultati_analiticki.J14]))" office:value-type="float" office:value="0.000382042125473327" calcext:value-type="float">
            <text:p>0.0004</text:p>
          </table:table-cell>
          <table:table-cell table:style-name="ce8" table:formula="of:=IF([$rezultati_analiticki.K14]=0;0;(ABS([$rezultati_analiticki.K14]-[$rezultati_simulacija_x100.K14])/[$rezultati_analiticki.K14]))" office:value-type="float" office:value="0.00113080889912828" calcext:value-type="float">
            <text:p>0.0011</text:p>
          </table:table-cell>
          <table:table-cell table:style-name="ce8" table:formula="of:=IF([$rezultati_analiticki.L14]=0;0;(ABS([$rezultati_analiticki.L14]-[$rezultati_simulacija_x100.L14])/[$rezultati_analiticki.L14]))" office:value-type="float" office:value="0.00118473542422693" calcext:value-type="float">
            <text:p>0.0012</text:p>
          </table:table-cell>
          <table:table-cell table:style-name="ce8" table:formula="of:=IF([$rezultati_analiticki.M14]=0;0;(ABS([$rezultati_analiticki.M14]-[$rezultati_simulacija_x100.M14])/[$rezultati_analiticki.M14]))" office:value-type="float" office:value="0.00000736666650310733" calcext:value-type="float">
            <text:p>0.0000</text:p>
          </table:table-cell>
          <table:table-cell table:style-name="ce8" table:formula="of:=IF([$rezultati_analiticki.N14]=0;0;(ABS([$rezultati_analiticki.N14]-[$rezultati_simulacija_x100.N14])/[$rezultati_analiticki.N14]))" office:value-type="float" office:value="0.000990776663545817" calcext:value-type="float">
            <text:p>0.0010</text:p>
          </table:table-cell>
          <table:table-cell table:style-name="ce8" table:formula="of:=IF([$rezultati_analiticki.O14]=0;0;(ABS([$rezultati_analiticki.O14]-[$rezultati_simulacija_x100.O14])/[$rezultati_analiticki.O14]))" office:value-type="float" office:value="0.000160596477241317" calcext:value-type="float">
            <text:p>0.0002</text:p>
          </table:table-cell>
          <table:table-cell table:style-name="ce8" table:formula="of:=IF([$rezultati_analiticki.P14]=0;0;(ABS([$rezultati_analiticki.P14]-[$rezultati_simulacija_x100.P14])/[$rezultati_analiticki.P14]))" office:value-type="float" office:value="0.00385072380961968" calcext:value-type="float">
            <text:p>0.0039</text:p>
          </table:table-cell>
          <table:table-cell table:style-name="ce8" table:formula="of:=IF([$rezultati_analiticki.Q14]=0;0;(ABS([$rezultati_analiticki.Q14]-[$rezultati_simulacija_x100.Q14])/[$rezultati_analiticki.Q14]))" office:value-type="float" office:value="0.000316630704852186" calcext:value-type="float">
            <text:p>0.0003</text:p>
          </table:table-cell>
          <table:table-cell table:style-name="ce8" table:formula="of:=IF([$rezultati_analiticki.R14]=0;0;(ABS([$rezultati_analiticki.R14]-[$rezultati_simulacija_x100.R14])/[$rezultati_analiticki.R14]))" office:value-type="float" office:value="0.000273761600314369" calcext:value-type="float">
            <text:p>0.0003</text:p>
          </table:table-cell>
          <table:table-cell table:style-name="ce8" table:formula="of:=IF([$rezultati_analiticki.S14]=0;0;(ABS([$rezultati_analiticki.S14]-[$rezultati_simulacija_x100.S14])/[$rezultati_analiticki.S14]))" office:value-type="float" office:value="0.000866595614790226" calcext:value-type="float">
            <text:p>0.0009</text:p>
          </table:table-cell>
          <table:table-cell table:style-name="ce8" table:formula="of:=IF([$rezultati_analiticki.T14]=0;0;(ABS([$rezultati_analiticki.T14]-[$rezultati_simulacija_x100.T14])/[$rezultati_analiticki.T14]))" office:value-type="float" office:value="0.000699711566533906" calcext:value-type="float">
            <text:p>0.0007</text:p>
          </table:table-cell>
          <table:table-cell table:style-name="ce8" table:formula="of:=IF([$rezultati_analiticki.U14]=0;0;(ABS([$rezultati_analiticki.U14]-[$rezultati_simulacija_x100.U14])/[$rezultati_analiticki.U14]))" office:value-type="float" office:value="0.000958294478018313" calcext:value-type="float">
            <text:p>0.0010</text:p>
          </table:table-cell>
          <table:table-cell table:style-name="ce8" table:formula="of:=IF([$rezultati_analiticki.V14]=0;0;(ABS([$rezultati_analiticki.V14]-[$rezultati_simulacija_x100.V14])/[$rezultati_analiticki.V14]))" office:value-type="float" office:value="0.0226530003848607" calcext:value-type="float">
            <text:p>0.0227</text:p>
          </table:table-cell>
          <table:table-cell table:style-name="ce8" table:formula="of:=IF([$rezultati_analiticki.W14]=0;0;(ABS([$rezultati_analiticki.W14]-[$rezultati_simulacija_x100.W14])/[$rezultati_analiticki.W14]))" office:value-type="float" office:value="0.00215963700431131" calcext:value-type="float">
            <text:p>0.0022</text:p>
          </table:table-cell>
          <table:table-cell table:style-name="ce8" table:formula="of:=IF([$rezultati_analiticki.X14]=0;0;(ABS([$rezultati_analiticki.X14]-[$rezultati_simulacija_x100.X14])/[$rezultati_analiticki.X14]))" office:value-type="float" office:value="0.00138794157637562" calcext:value-type="float">
            <text:p>0.0014</text:p>
          </table:table-cell>
          <table:table-cell table:style-name="ce8" table:formula="of:=IF([$rezultati_analiticki.Y14]=0;0;(ABS([$rezultati_analiticki.Y14]-[$rezultati_simulacija_x100.Y14])/[$rezultati_analiticki.Y14]))" office:value-type="float" office:value="0.00454342010275071" calcext:value-type="float">
            <text:p>0.0045</text:p>
          </table:table-cell>
          <table:table-cell table:style-name="ce8" table:formula="of:=IF([$rezultati_analiticki.Z14]=0;0;(ABS([$rezultati_analiticki.Z14]-[$rezultati_simulacija_x100.Z14])/[$rezultati_analiticki.Z14]))" office:value-type="float" office:value="0.000382827451867405" calcext:value-type="float">
            <text:p>0.0004</text:p>
          </table:table-cell>
          <table:table-cell table:style-name="ce8" table:formula="of:=IF([$rezultati_analiticki.AA14]=0;0;(ABS([$rezultati_analiticki.AA14]-[$rezultati_simulacija_x100.AA14])/[$rezultati_analiticki.AA14]))" office:value-type="float" office:value="0.0015701886219128" calcext:value-type="float">
            <text:p>0.0016</text:p>
          </table:table-cell>
          <table:table-cell table:style-name="ce8" table:formula="of:=IF([$rezultati_analiticki.AB14]=0;0;(ABS([$rezultati_analiticki.AB14]-[$rezultati_simulacija_x100.AB14])/[$rezultati_analiticki.AB14]))" office:value-type="float" office:value="0.000386841407354996" calcext:value-type="float">
            <text:p>0.0004</text:p>
          </table:table-cell>
          <table:table-cell table:style-name="ce8" table:formula="of:=IF([$rezultati_analiticki.AC14]=0;0;(ABS([$rezultati_analiticki.AC14]-[$rezultati_simulacija_x100.AC14])/[$rezultati_analiticki.AC14]))" office:value-type="float" office:value="0.0011962620200252" calcext:value-type="float">
            <text:p>0.0012</text:p>
          </table:table-cell>
          <table:table-cell table:style-name="ce8" table:formula="of:=IF([$rezultati_analiticki.AD14]=0;0;(ABS([$rezultati_analiticki.AD14]-[$rezultati_simulacija_x100.AD14])/[$rezultati_analiticki.AD14]))" office:value-type="float" office:value="0.00124903967404254" calcext:value-type="float">
            <text:p>0.0012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55" calcext:value-type="float">
            <text:p>0.55</text:p>
          </table:table-cell>
          <table:table-cell table:style-name="ce8" table:formula="of:=IF([$rezultati_analiticki.C15]=0;0;(ABS([$rezultati_analiticki.C15]-[$rezultati_simulacija_x100.C15])/[$rezultati_analiticki.C15]))" office:value-type="float" office:value="0.00116589221067363" calcext:value-type="float">
            <text:p>0.0012</text:p>
          </table:table-cell>
          <table:table-cell table:style-name="ce8" table:formula="of:=IF([$rezultati_analiticki.D15]=0;0;(ABS([$rezultati_analiticki.D15]-[$rezultati_simulacija_x100.D15])/[$rezultati_analiticki.D15]))" office:value-type="float" office:value="0.00000148719336590588" calcext:value-type="float">
            <text:p>0.0000</text:p>
          </table:table-cell>
          <table:table-cell table:style-name="ce8" table:formula="of:=IF([$rezultati_analiticki.E15]=0;0;(ABS([$rezultati_analiticki.E15]-[$rezultati_simulacija_x100.E15])/[$rezultati_analiticki.E15]))" office:value-type="float" office:value="0.000427563796854287" calcext:value-type="float">
            <text:p>0.0004</text:p>
          </table:table-cell>
          <table:table-cell table:style-name="ce8" table:formula="of:=IF([$rezultati_analiticki.F15]=0;0;(ABS([$rezultati_analiticki.F15]-[$rezultati_simulacija_x100.F15])/[$rezultati_analiticki.F15]))" office:value-type="float" office:value="0.00133459620102765" calcext:value-type="float">
            <text:p>0.0013</text:p>
          </table:table-cell>
          <table:table-cell table:style-name="ce8" table:formula="of:=IF([$rezultati_analiticki.G15]=0;0;(ABS([$rezultati_analiticki.G15]-[$rezultati_simulacija_x100.G15])/[$rezultati_analiticki.G15]))" office:value-type="float" office:value="0.000734250850261989" calcext:value-type="float">
            <text:p>0.0007</text:p>
          </table:table-cell>
          <table:table-cell table:style-name="ce8" table:formula="of:=IF([$rezultati_analiticki.H15]=0;0;(ABS([$rezultati_analiticki.H15]-[$rezultati_simulacija_x100.H15])/[$rezultati_analiticki.H15]))" office:value-type="float" office:value="0.000791756032285201" calcext:value-type="float">
            <text:p>0.0008</text:p>
          </table:table-cell>
          <table:table-cell table:style-name="ce8" table:formula="of:=IF([$rezultati_analiticki.I15]=0;0;(ABS([$rezultati_analiticki.I15]-[$rezultati_simulacija_x100.I15])/[$rezultati_analiticki.I15]))" office:value-type="float" office:value="0.00022129492581785" calcext:value-type="float">
            <text:p>0.0002</text:p>
          </table:table-cell>
          <table:table-cell table:style-name="ce8" table:formula="of:=IF([$rezultati_analiticki.J15]=0;0;(ABS([$rezultati_analiticki.J15]-[$rezultati_simulacija_x100.J15])/[$rezultati_analiticki.J15]))" office:value-type="float" office:value="0.000254670088593899" calcext:value-type="float">
            <text:p>0.0003</text:p>
          </table:table-cell>
          <table:table-cell table:style-name="ce8" table:formula="of:=IF([$rezultati_analiticki.K15]=0;0;(ABS([$rezultati_analiticki.K15]-[$rezultati_simulacija_x100.K15])/[$rezultati_analiticki.K15]))" office:value-type="float" office:value="0.000570409176505261" calcext:value-type="float">
            <text:p>0.0006</text:p>
          </table:table-cell>
          <table:table-cell table:style-name="ce8" table:formula="of:=IF([$rezultati_analiticki.L15]=0;0;(ABS([$rezultati_analiticki.L15]-[$rezultati_simulacija_x100.L15])/[$rezultati_analiticki.L15]))" office:value-type="float" office:value="0.000164288125137872" calcext:value-type="float">
            <text:p>0.0002</text:p>
          </table:table-cell>
          <table:table-cell table:style-name="ce8" table:formula="of:=IF([$rezultati_analiticki.M15]=0;0;(ABS([$rezultati_analiticki.M15]-[$rezultati_simulacija_x100.M15])/[$rezultati_analiticki.M15]))" office:value-type="float" office:value="0.0000969398928474071" calcext:value-type="float">
            <text:p>0.0001</text:p>
          </table:table-cell>
          <table:table-cell table:style-name="ce8" table:formula="of:=IF([$rezultati_analiticki.N15]=0;0;(ABS([$rezultati_analiticki.N15]-[$rezultati_simulacija_x100.N15])/[$rezultati_analiticki.N15]))" office:value-type="float" office:value="0.0000104344514224745" calcext:value-type="float">
            <text:p>0.0000</text:p>
          </table:table-cell>
          <table:table-cell table:style-name="ce8" table:formula="of:=IF([$rezultati_analiticki.O15]=0;0;(ABS([$rezultati_analiticki.O15]-[$rezultati_simulacija_x100.O15])/[$rezultati_analiticki.O15]))" office:value-type="float" office:value="0.00012891903843159" calcext:value-type="float">
            <text:p>0.0001</text:p>
          </table:table-cell>
          <table:table-cell table:style-name="ce8" table:formula="of:=IF([$rezultati_analiticki.P15]=0;0;(ABS([$rezultati_analiticki.P15]-[$rezultati_simulacija_x100.P15])/[$rezultati_analiticki.P15]))" office:value-type="float" office:value="0.000108298953933422" calcext:value-type="float">
            <text:p>0.0001</text:p>
          </table:table-cell>
          <table:table-cell table:style-name="ce8" table:formula="of:=IF([$rezultati_analiticki.Q15]=0;0;(ABS([$rezultati_analiticki.Q15]-[$rezultati_simulacija_x100.Q15])/[$rezultati_analiticki.Q15]))" office:value-type="float" office:value="0.000418339652751735" calcext:value-type="float">
            <text:p>0.0004</text:p>
          </table:table-cell>
          <table:table-cell table:style-name="ce8" table:formula="of:=IF([$rezultati_analiticki.R15]=0;0;(ABS([$rezultati_analiticki.R15]-[$rezultati_simulacija_x100.R15])/[$rezultati_analiticki.R15]))" office:value-type="float" office:value="0.000935564018093111" calcext:value-type="float">
            <text:p>0.0009</text:p>
          </table:table-cell>
          <table:table-cell table:style-name="ce8" table:formula="of:=IF([$rezultati_analiticki.S15]=0;0;(ABS([$rezultati_analiticki.S15]-[$rezultati_simulacija_x100.S15])/[$rezultati_analiticki.S15]))" office:value-type="float" office:value="0.000215447593142349" calcext:value-type="float">
            <text:p>0.0002</text:p>
          </table:table-cell>
          <table:table-cell table:style-name="ce8" table:formula="of:=IF([$rezultati_analiticki.T15]=0;0;(ABS([$rezultati_analiticki.T15]-[$rezultati_simulacija_x100.T15])/[$rezultati_analiticki.T15]))" office:value-type="float" office:value="0.000830045871709579" calcext:value-type="float">
            <text:p>0.0008</text:p>
          </table:table-cell>
          <table:table-cell table:style-name="ce8" table:formula="of:=IF([$rezultati_analiticki.U15]=0;0;(ABS([$rezultati_analiticki.U15]-[$rezultati_simulacija_x100.U15])/[$rezultati_analiticki.U15]))" office:value-type="float" office:value="0.000448094744222161" calcext:value-type="float">
            <text:p>0.0004</text:p>
          </table:table-cell>
          <table:table-cell table:style-name="ce8" table:formula="of:=IF([$rezultati_analiticki.V15]=0;0;(ABS([$rezultati_analiticki.V15]-[$rezultati_simulacija_x100.V15])/[$rezultati_analiticki.V15]))" office:value-type="float" office:value="0.00368331347369982" calcext:value-type="float">
            <text:p>0.0037</text:p>
          </table:table-cell>
          <table:table-cell table:style-name="ce8" table:formula="of:=IF([$rezultati_analiticki.W15]=0;0;(ABS([$rezultati_analiticki.W15]-[$rezultati_simulacija_x100.W15])/[$rezultati_analiticki.W15]))" office:value-type="float" office:value="0.00136651163576646" calcext:value-type="float">
            <text:p>0.0014</text:p>
          </table:table-cell>
          <table:table-cell table:style-name="ce8" table:formula="of:=IF([$rezultati_analiticki.X15]=0;0;(ABS([$rezultati_analiticki.X15]-[$rezultati_simulacija_x100.X15])/[$rezultati_analiticki.X15]))" office:value-type="float" office:value="0.00437930564713105" calcext:value-type="float">
            <text:p>0.0044</text:p>
          </table:table-cell>
          <table:table-cell table:style-name="ce8" table:formula="of:=IF([$rezultati_analiticki.Y15]=0;0;(ABS([$rezultati_analiticki.Y15]-[$rezultati_simulacija_x100.Y15])/[$rezultati_analiticki.Y15]))" office:value-type="float" office:value="0.00118762531791094" calcext:value-type="float">
            <text:p>0.0012</text:p>
          </table:table-cell>
          <table:table-cell table:style-name="ce8" table:formula="of:=IF([$rezultati_analiticki.Z15]=0;0;(ABS([$rezultati_analiticki.Z15]-[$rezultati_simulacija_x100.Z15])/[$rezultati_analiticki.Z15]))" office:value-type="float" office:value="0.00119879449219547" calcext:value-type="float">
            <text:p>0.0012</text:p>
          </table:table-cell>
          <table:table-cell table:style-name="ce8" table:formula="of:=IF([$rezultati_analiticki.AA15]=0;0;(ABS([$rezultati_analiticki.AA15]-[$rezultati_simulacija_x100.AA15])/[$rezultati_analiticki.AA15]))" office:value-type="float" office:value="0.00117278965494829" calcext:value-type="float">
            <text:p>0.0012</text:p>
          </table:table-cell>
          <table:table-cell table:style-name="ce8" table:formula="of:=IF([$rezultati_analiticki.AB15]=0;0;(ABS([$rezultati_analiticki.AB15]-[$rezultati_simulacija_x100.AB15])/[$rezultati_analiticki.AB15]))" office:value-type="float" office:value="0.00432934535017138" calcext:value-type="float">
            <text:p>0.0043</text:p>
          </table:table-cell>
          <table:table-cell table:style-name="ce8" table:formula="of:=IF([$rezultati_analiticki.AC15]=0;0;(ABS([$rezultati_analiticki.AC15]-[$rezultati_simulacija_x100.AC15])/[$rezultati_analiticki.AC15]))" office:value-type="float" office:value="0.00170261366842743" calcext:value-type="float">
            <text:p>0.0017</text:p>
          </table:table-cell>
          <table:table-cell table:style-name="ce8" table:formula="of:=IF([$rezultati_analiticki.AD15]=0;0;(ABS([$rezultati_analiticki.AD15]-[$rezultati_simulacija_x100.AD15])/[$rezultati_analiticki.AD15]))" office:value-type="float" office:value="0.00196360258798769" calcext:value-type="float">
            <text:p>0.0020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8" calcext:value-type="float">
            <text:p>0.8</text:p>
          </table:table-cell>
          <table:table-cell table:style-name="ce8" table:formula="of:=IF([$rezultati_analiticki.C16]=0;0;(ABS([$rezultati_analiticki.C16]-[$rezultati_simulacija_x100.C16])/[$rezultati_analiticki.C16]))" office:value-type="float" office:value="0.00537397267297316" calcext:value-type="float">
            <text:p>0.0054</text:p>
          </table:table-cell>
          <table:table-cell table:style-name="ce8" table:formula="of:=IF([$rezultati_analiticki.D16]=0;0;(ABS([$rezultati_analiticki.D16]-[$rezultati_simulacija_x100.D16])/[$rezultati_analiticki.D16]))" office:value-type="float" office:value="0.00025247144912718" calcext:value-type="float">
            <text:p>0.0003</text:p>
          </table:table-cell>
          <table:table-cell table:style-name="ce8" table:formula="of:=IF([$rezultati_analiticki.E16]=0;0;(ABS([$rezultati_analiticki.E16]-[$rezultati_simulacija_x100.E16])/[$rezultati_analiticki.E16]))" office:value-type="float" office:value="0.000698446491087944" calcext:value-type="float">
            <text:p>0.0007</text:p>
          </table:table-cell>
          <table:table-cell table:style-name="ce8" table:formula="of:=IF([$rezultati_analiticki.F16]=0;0;(ABS([$rezultati_analiticki.F16]-[$rezultati_simulacija_x100.F16])/[$rezultati_analiticki.F16]))" office:value-type="float" office:value="0.0000856532344252364" calcext:value-type="float">
            <text:p>0.0001</text:p>
          </table:table-cell>
          <table:table-cell table:style-name="ce8" table:formula="of:=IF([$rezultati_analiticki.G16]=0;0;(ABS([$rezultati_analiticki.G16]-[$rezultati_simulacija_x100.G16])/[$rezultati_analiticki.G16]))" office:value-type="float" office:value="0.000587059965155721" calcext:value-type="float">
            <text:p>0.0006</text:p>
          </table:table-cell>
          <table:table-cell table:style-name="ce8" table:formula="of:=IF([$rezultati_analiticki.H16]=0;0;(ABS([$rezultati_analiticki.H16]-[$rezultati_simulacija_x100.H16])/[$rezultati_analiticki.H16]))" office:value-type="float" office:value="0.00071457887715998" calcext:value-type="float">
            <text:p>0.0007</text:p>
          </table:table-cell>
          <table:table-cell table:style-name="ce8" table:formula="of:=IF([$rezultati_analiticki.I16]=0;0;(ABS([$rezultati_analiticki.I16]-[$rezultati_simulacija_x100.I16])/[$rezultati_analiticki.I16]))" office:value-type="float" office:value="0.00023485126769198" calcext:value-type="float">
            <text:p>0.0002</text:p>
          </table:table-cell>
          <table:table-cell table:style-name="ce8" table:formula="of:=IF([$rezultati_analiticki.J16]=0;0;(ABS([$rezultati_analiticki.J16]-[$rezultati_simulacija_x100.J16])/[$rezultati_analiticki.J16]))" office:value-type="float" office:value="0.000396443383506582" calcext:value-type="float">
            <text:p>0.0004</text:p>
          </table:table-cell>
          <table:table-cell table:style-name="ce8" table:formula="of:=IF([$rezultati_analiticki.K16]=0;0;(ABS([$rezultati_analiticki.K16]-[$rezultati_simulacija_x100.K16])/[$rezultati_analiticki.K16]))" office:value-type="float" office:value="0.0000406577792145922" calcext:value-type="float">
            <text:p>0.0000</text:p>
          </table:table-cell>
          <table:table-cell table:style-name="ce8" table:formula="of:=IF([$rezultati_analiticki.L16]=0;0;(ABS([$rezultati_analiticki.L16]-[$rezultati_simulacija_x100.L16])/[$rezultati_analiticki.L16]))" office:value-type="float" office:value="0.000651893647693139" calcext:value-type="float">
            <text:p>0.0007</text:p>
          </table:table-cell>
          <table:table-cell table:style-name="ce8" table:formula="of:=IF([$rezultati_analiticki.M16]=0;0;(ABS([$rezultati_analiticki.M16]-[$rezultati_simulacija_x100.M16])/[$rezultati_analiticki.M16]))" office:value-type="float" office:value="0.00000219324822398788" calcext:value-type="float">
            <text:p>0.0000</text:p>
          </table:table-cell>
          <table:table-cell table:style-name="ce8" table:formula="of:=IF([$rezultati_analiticki.N16]=0;0;(ABS([$rezultati_analiticki.N16]-[$rezultati_simulacija_x100.N16])/[$rezultati_analiticki.N16]))" office:value-type="float" office:value="0.000518829787925568" calcext:value-type="float">
            <text:p>0.0005</text:p>
          </table:table-cell>
          <table:table-cell table:style-name="ce8" table:formula="of:=IF([$rezultati_analiticki.O16]=0;0;(ABS([$rezultati_analiticki.O16]-[$rezultati_simulacija_x100.O16])/[$rezultati_analiticki.O16]))" office:value-type="float" office:value="0.000192505359906159" calcext:value-type="float">
            <text:p>0.0002</text:p>
          </table:table-cell>
          <table:table-cell table:style-name="ce8" table:formula="of:=IF([$rezultati_analiticki.P16]=0;0;(ABS([$rezultati_analiticki.P16]-[$rezultati_simulacija_x100.P16])/[$rezultati_analiticki.P16]))" office:value-type="float" office:value="0.000111918390052773" calcext:value-type="float">
            <text:p>0.0001</text:p>
          </table:table-cell>
          <table:table-cell table:style-name="ce8" table:formula="of:=IF([$rezultati_analiticki.Q16]=0;0;(ABS([$rezultati_analiticki.Q16]-[$rezultati_simulacija_x100.Q16])/[$rezultati_analiticki.Q16]))" office:value-type="float" office:value="0.000696994916169177" calcext:value-type="float">
            <text:p>0.0007</text:p>
          </table:table-cell>
          <table:table-cell table:style-name="ce8" table:formula="of:=IF([$rezultati_analiticki.R16]=0;0;(ABS([$rezultati_analiticki.R16]-[$rezultati_simulacija_x100.R16])/[$rezultati_analiticki.R16]))" office:value-type="float" office:value="0.0000093234564017031" calcext:value-type="float">
            <text:p>0.0000</text:p>
          </table:table-cell>
          <table:table-cell table:style-name="ce8" table:formula="of:=IF([$rezultati_analiticki.S16]=0;0;(ABS([$rezultati_analiticki.S16]-[$rezultati_simulacija_x100.S16])/[$rezultati_analiticki.S16]))" office:value-type="float" office:value="0.000116945062973506" calcext:value-type="float">
            <text:p>0.0001</text:p>
          </table:table-cell>
          <table:table-cell table:style-name="ce8" table:formula="of:=IF([$rezultati_analiticki.T16]=0;0;(ABS([$rezultati_analiticki.T16]-[$rezultati_simulacija_x100.T16])/[$rezultati_analiticki.T16]))" office:value-type="float" office:value="0.000590595111417164" calcext:value-type="float">
            <text:p>0.0006</text:p>
          </table:table-cell>
          <table:table-cell table:style-name="ce8" table:formula="of:=IF([$rezultati_analiticki.U16]=0;0;(ABS([$rezultati_analiticki.U16]-[$rezultati_simulacija_x100.U16])/[$rezultati_analiticki.U16]))" office:value-type="float" office:value="0.0000267144029551957" calcext:value-type="float">
            <text:p>0.0000</text:p>
          </table:table-cell>
          <table:table-cell table:style-name="ce8" table:formula="of:=IF([$rezultati_analiticki.V16]=0;0;(ABS([$rezultati_analiticki.V16]-[$rezultati_simulacija_x100.V16])/[$rezultati_analiticki.V16]))" office:value-type="float" office:value="0.0233312231532785" calcext:value-type="float">
            <text:p>0.0233</text:p>
          </table:table-cell>
          <table:table-cell table:style-name="ce8" table:formula="of:=IF([$rezultati_analiticki.W16]=0;0;(ABS([$rezultati_analiticki.W16]-[$rezultati_simulacija_x100.W16])/[$rezultati_analiticki.W16]))" office:value-type="float" office:value="0.00324469967560139" calcext:value-type="float">
            <text:p>0.0032</text:p>
          </table:table-cell>
          <table:table-cell table:style-name="ce8" table:formula="of:=IF([$rezultati_analiticki.X16]=0;0;(ABS([$rezultati_analiticki.X16]-[$rezultati_simulacija_x100.X16])/[$rezultati_analiticki.X16]))" office:value-type="float" office:value="0.000701768409141323" calcext:value-type="float">
            <text:p>0.0007</text:p>
          </table:table-cell>
          <table:table-cell table:style-name="ce8" table:formula="of:=IF([$rezultati_analiticki.Y16]=0;0;(ABS([$rezultati_analiticki.Y16]-[$rezultati_simulacija_x100.Y16])/[$rezultati_analiticki.Y16]))" office:value-type="float" office:value="0.000806277712909489" calcext:value-type="float">
            <text:p>0.0008</text:p>
          </table:table-cell>
          <table:table-cell table:style-name="ce8" table:formula="of:=IF([$rezultati_analiticki.Z16]=0;0;(ABS([$rezultati_analiticki.Z16]-[$rezultati_simulacija_x100.Z16])/[$rezultati_analiticki.Z16]))" office:value-type="float" office:value="0.00402635564961521" calcext:value-type="float">
            <text:p>0.0040</text:p>
          </table:table-cell>
          <table:table-cell table:style-name="ce8" table:formula="of:=IF([$rezultati_analiticki.AA16]=0;0;(ABS([$rezultati_analiticki.AA16]-[$rezultati_simulacija_x100.AA16])/[$rezultati_analiticki.AA16]))" office:value-type="float" office:value="0.000174225179529932" calcext:value-type="float">
            <text:p>0.0002</text:p>
          </table:table-cell>
          <table:table-cell table:style-name="ce8" table:formula="of:=IF([$rezultati_analiticki.AB16]=0;0;(ABS([$rezultati_analiticki.AB16]-[$rezultati_simulacija_x100.AB16])/[$rezultati_analiticki.AB16]))" office:value-type="float" office:value="0.00068270329065434" calcext:value-type="float">
            <text:p>0.0007</text:p>
          </table:table-cell>
          <table:table-cell table:style-name="ce8" table:formula="of:=IF([$rezultati_analiticki.AC16]=0;0;(ABS([$rezultati_analiticki.AC16]-[$rezultati_simulacija_x100.AC16])/[$rezultati_analiticki.AC16]))" office:value-type="float" office:value="0.00343327096562601" calcext:value-type="float">
            <text:p>0.0034</text:p>
          </table:table-cell>
          <table:table-cell table:style-name="ce8" table:formula="of:=IF([$rezultati_analiticki.AD16]=0;0;(ABS([$rezultati_analiticki.AD16]-[$rezultati_simulacija_x100.AD16])/[$rezultati_analiticki.AD16]))" office:value-type="float" office:value="0.00236896977869598" calcext:value-type="float">
            <text:p>0.0024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IF([$rezultati_analiticki.C17]=0;0;(ABS([$rezultati_analiticki.C17]-[$rezultati_simulacija_x100.C17])/[$rezultati_analiticki.C17]))" office:value-type="float" office:value="0.0180867330504444" calcext:value-type="float">
            <text:p>0.0181</text:p>
          </table:table-cell>
          <table:table-cell table:style-name="ce8" table:formula="of:=IF([$rezultati_analiticki.D17]=0;0;(ABS([$rezultati_analiticki.D17]-[$rezultati_simulacija_x100.D17])/[$rezultati_analiticki.D17]))" office:value-type="float" office:value="0.0001696522151644" calcext:value-type="float">
            <text:p>0.0002</text:p>
          </table:table-cell>
          <table:table-cell table:style-name="ce8" table:formula="of:=IF([$rezultati_analiticki.E17]=0;0;(ABS([$rezultati_analiticki.E17]-[$rezultati_simulacija_x100.E17])/[$rezultati_analiticki.E17]))" office:value-type="float" office:value="0.000304981551591818" calcext:value-type="float">
            <text:p>0.0003</text:p>
          </table:table-cell>
          <table:table-cell table:style-name="ce8" table:formula="of:=IF([$rezultati_analiticki.F17]=0;0;(ABS([$rezultati_analiticki.F17]-[$rezultati_simulacija_x100.F17])/[$rezultati_analiticki.F17]))" office:value-type="float" office:value="0.0000430213725187577" calcext:value-type="float">
            <text:p>0.0000</text:p>
          </table:table-cell>
          <table:table-cell table:style-name="ce8" table:formula="of:=IF([$rezultati_analiticki.G17]=0;0;(ABS([$rezultati_analiticki.G17]-[$rezultati_simulacija_x100.G17])/[$rezultati_analiticki.G17]))" office:value-type="float" office:value="0.00160460772890205" calcext:value-type="float">
            <text:p>0.0016</text:p>
          </table:table-cell>
          <table:table-cell table:style-name="ce8" table:formula="of:=IF([$rezultati_analiticki.H17]=0;0;(ABS([$rezultati_analiticki.H17]-[$rezultati_simulacija_x100.H17])/[$rezultati_analiticki.H17]))" office:value-type="float" office:value="0.000947113417628984" calcext:value-type="float">
            <text:p>0.0009</text:p>
          </table:table-cell>
          <table:table-cell table:style-name="ce8" table:formula="of:=IF([$rezultati_analiticki.I17]=0;0;(ABS([$rezultati_analiticki.I17]-[$rezultati_simulacija_x100.I17])/[$rezultati_analiticki.I17]))" office:value-type="float" office:value="0.000214597469749104" calcext:value-type="float">
            <text:p>0.0002</text:p>
          </table:table-cell>
          <table:table-cell table:style-name="ce8" table:formula="of:=IF([$rezultati_analiticki.J17]=0;0;(ABS([$rezultati_analiticki.J17]-[$rezultati_simulacija_x100.J17])/[$rezultati_analiticki.J17]))" office:value-type="float" office:value="0.0003812788292908" calcext:value-type="float">
            <text:p>0.0004</text:p>
          </table:table-cell>
          <table:table-cell table:style-name="ce8" table:formula="of:=IF([$rezultati_analiticki.K17]=0;0;(ABS([$rezultati_analiticki.K17]-[$rezultati_simulacija_x100.K17])/[$rezultati_analiticki.K17]))" office:value-type="float" office:value="0.00135568262014646" calcext:value-type="float">
            <text:p>0.0014</text:p>
          </table:table-cell>
          <table:table-cell table:style-name="ce8" table:formula="of:=IF([$rezultati_analiticki.L17]=0;0;(ABS([$rezultati_analiticki.L17]-[$rezultati_simulacija_x100.L17])/[$rezultati_analiticki.L17]))" office:value-type="float" office:value="0.000381849087043436" calcext:value-type="float">
            <text:p>0.0004</text:p>
          </table:table-cell>
          <table:table-cell table:style-name="ce8" table:formula="of:=IF([$rezultati_analiticki.M17]=0;0;(ABS([$rezultati_analiticki.M17]-[$rezultati_simulacija_x100.M17])/[$rezultati_analiticki.M17]))" office:value-type="float" office:value="0.000276948385815769" calcext:value-type="float">
            <text:p>0.0003</text:p>
          </table:table-cell>
          <table:table-cell table:style-name="ce8" table:formula="of:=IF([$rezultati_analiticki.N17]=0;0;(ABS([$rezultati_analiticki.N17]-[$rezultati_simulacija_x100.N17])/[$rezultati_analiticki.N17]))" office:value-type="float" office:value="0.000586967088069998" calcext:value-type="float">
            <text:p>0.0006</text:p>
          </table:table-cell>
          <table:table-cell table:style-name="ce8" table:formula="of:=IF([$rezultati_analiticki.O17]=0;0;(ABS([$rezultati_analiticki.O17]-[$rezultati_simulacija_x100.O17])/[$rezultati_analiticki.O17]))" office:value-type="float" office:value="0.000104983321034782" calcext:value-type="float">
            <text:p>0.0001</text:p>
          </table:table-cell>
          <table:table-cell table:style-name="ce8" table:formula="of:=IF([$rezultati_analiticki.P17]=0;0;(ABS([$rezultati_analiticki.P17]-[$rezultati_simulacija_x100.P17])/[$rezultati_analiticki.P17]))" office:value-type="float" office:value="0.00121569887217298" calcext:value-type="float">
            <text:p>0.0012</text:p>
          </table:table-cell>
          <table:table-cell table:style-name="ce8" table:formula="of:=IF([$rezultati_analiticki.Q17]=0;0;(ABS([$rezultati_analiticki.Q17]-[$rezultati_simulacija_x100.Q17])/[$rezultati_analiticki.Q17]))" office:value-type="float" office:value="0.000695527927565239" calcext:value-type="float">
            <text:p>0.0007</text:p>
          </table:table-cell>
          <table:table-cell table:style-name="ce8" table:formula="of:=IF([$rezultati_analiticki.R17]=0;0;(ABS([$rezultati_analiticki.R17]-[$rezultati_simulacija_x100.R17])/[$rezultati_analiticki.R17]))" office:value-type="float" office:value="0.000195789912591033" calcext:value-type="float">
            <text:p>0.0002</text:p>
          </table:table-cell>
          <table:table-cell table:style-name="ce8" table:formula="of:=IF([$rezultati_analiticki.S17]=0;0;(ABS([$rezultati_analiticki.S17]-[$rezultati_simulacija_x100.S17])/[$rezultati_analiticki.S17]))" office:value-type="float" office:value="0.000370855953157441" calcext:value-type="float">
            <text:p>0.0004</text:p>
          </table:table-cell>
          <table:table-cell table:style-name="ce8" table:formula="of:=IF([$rezultati_analiticki.T17]=0;0;(ABS([$rezultati_analiticki.T17]-[$rezultati_simulacija_x100.T17])/[$rezultati_analiticki.T17]))" office:value-type="float" office:value="0.00104299637602459" calcext:value-type="float">
            <text:p>0.0010</text:p>
          </table:table-cell>
          <table:table-cell table:style-name="ce8" table:formula="of:=IF([$rezultati_analiticki.U17]=0;0;(ABS([$rezultati_analiticki.U17]-[$rezultati_simulacija_x100.U17])/[$rezultati_analiticki.U17]))" office:value-type="float" office:value="0.000104461787217765" calcext:value-type="float">
            <text:p>0.0001</text:p>
          </table:table-cell>
          <table:table-cell table:style-name="ce8" table:formula="of:=IF([$rezultati_analiticki.V17]=0;0;(ABS([$rezultati_analiticki.V17]-[$rezultati_simulacija_x100.V17])/[$rezultati_analiticki.V17]))" office:value-type="float" office:value="0.0231435226151818" calcext:value-type="float">
            <text:p>0.0231</text:p>
          </table:table-cell>
          <table:table-cell table:style-name="ce8" table:formula="of:=IF([$rezultati_analiticki.W17]=0;0;(ABS([$rezultati_analiticki.W17]-[$rezultati_simulacija_x100.W17])/[$rezultati_analiticki.W17]))" office:value-type="float" office:value="0.00205762501078815" calcext:value-type="float">
            <text:p>0.0021</text:p>
          </table:table-cell>
          <table:table-cell table:style-name="ce8" table:formula="of:=IF([$rezultati_analiticki.X17]=0;0;(ABS([$rezultati_analiticki.X17]-[$rezultati_simulacija_x100.X17])/[$rezultati_analiticki.X17]))" office:value-type="float" office:value="0.000589669815979315" calcext:value-type="float">
            <text:p>0.0006</text:p>
          </table:table-cell>
          <table:table-cell table:style-name="ce8" table:formula="of:=IF([$rezultati_analiticki.Y17]=0;0;(ABS([$rezultati_analiticki.Y17]-[$rezultati_simulacija_x100.Y17])/[$rezultati_analiticki.Y17]))" office:value-type="float" office:value="0.00230661202739579" calcext:value-type="float">
            <text:p>0.0023</text:p>
          </table:table-cell>
          <table:table-cell table:style-name="ce8" table:formula="of:=IF([$rezultati_analiticki.Z17]=0;0;(ABS([$rezultati_analiticki.Z17]-[$rezultati_simulacija_x100.Z17])/[$rezultati_analiticki.Z17]))" office:value-type="float" office:value="0.00689834642748001" calcext:value-type="float">
            <text:p>0.0069</text:p>
          </table:table-cell>
          <table:table-cell table:style-name="ce8" table:formula="of:=IF([$rezultati_analiticki.AA17]=0;0;(ABS([$rezultati_analiticki.AA17]-[$rezultati_simulacija_x100.AA17])/[$rezultati_analiticki.AA17]))" office:value-type="float" office:value="0.00426583305038483" calcext:value-type="float">
            <text:p>0.0043</text:p>
          </table:table-cell>
          <table:table-cell table:style-name="ce8" table:formula="of:=IF([$rezultati_analiticki.AB17]=0;0;(ABS([$rezultati_analiticki.AB17]-[$rezultati_simulacija_x100.AB17])/[$rezultati_analiticki.AB17]))" office:value-type="float" office:value="0.00219645851248542" calcext:value-type="float">
            <text:p>0.0022</text:p>
          </table:table-cell>
          <table:table-cell table:style-name="ce8" table:formula="of:=IF([$rezultati_analiticki.AC17]=0;0;(ABS([$rezultati_analiticki.AC17]-[$rezultati_simulacija_x100.AC17])/[$rezultati_analiticki.AC17]))" office:value-type="float" office:value="0.0116021138405923" calcext:value-type="float">
            <text:p>0.0116</text:p>
          </table:table-cell>
          <table:table-cell table:style-name="ce8" table:formula="of:=IF([$rezultati_analiticki.AD17]=0;0;(ABS([$rezultati_analiticki.AD17]-[$rezultati_simulacija_x100.AD17])/[$rezultati_analiticki.AD17]))" office:value-type="float" office:value="0.00458267126709771" calcext:value-type="float">
            <text:p>0.0046</text:p>
          </table:table-cell>
        </table:table-row>
        <table:table-row table:style-name="ro1" table:number-rows-repeated="22">
          <table:table-cell table:number-columns-repeated="3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6"/>
        </table:table-row>
        <table:table-row table:style-name="ro1" table:number-rows-repeated="1048535">
          <table:table-cell table:number-columns-repeated="30"/>
        </table:table-row>
        <table:table-row table:style-name="ro1">
          <table:table-cell table:number-columns-repeated="30"/>
        </table:table-row>
        <calcext:conditional-formats>
          <calcext:conditional-format calcext:target-range-address="diff_x100.C2:diff_x100.AD17">
            <calcext:condition calcext:apply-style-name="Bad" calcext:value="&gt;=1" calcext:base-cell-address="rezultati_simulacija_x100.C2"/>
          </calcext:conditional-format>
          <calcext:conditional-format calcext:target-range-address="diff_x100.C2:diff_x100.AD17">
            <calcext:condition calcext:apply-style-name="Good" calcext:value="&lt;=0.001" calcext:base-cell-address="rezultati_simulacija_x100.C2"/>
          </calcext:conditional-format>
          <calcext:conditional-format calcext:target-range-address="diff_x100.C2:diff_x100.AD17">
            <calcext:condition calcext:apply-style-name="Note" calcext:value="&lt;=0.01" calcext:base-cell-address="rezultati_simulacija_x100.C2"/>
          </calcext:conditional-format>
          <calcext:conditional-format calcext:target-range-address="diff_x100.C2:diff_x100.AD17">
            <calcext:condition calcext:apply-style-name="01 more" calcext:value="&lt;=0.1" calcext:base-cell-address="rezultati_simulacija_x100.C2"/>
          </calcext:conditional-format>
          <calcext:conditional-format calcext:target-range-address="diff_x100.C2:diff_x100.AD17">
            <calcext:condition calcext:apply-style-name="1less" calcext:value="&lt;=1" calcext:base-cell-address="rezultati_simulacija_x100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1P0" style:volatile="true">
      <number:number number:decimal-places="4" number:min-decimal-places="4" number:min-integer-digits="1" number:grouping="true"/>
      <number:text loext:blank-width-char=")"> </number:text>
    </number:number-style>
    <number:number-style style:name="N131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0_1_20_more" style:display-name="01 more" style:family="table-cell" style:parent-style-name="Default">
      <style:table-cell-properties fo:background-color="#ff8000" style:diagonal-bl-tr="none" style:diagonal-tl-br="none"/>
    </style:style>
    <style:style style:name="_31_less" style:display-name="1less" style:family="table-cell" style:parent-style-name="Default">
      <style:table-cell-properties fo:background-color="#ff0000" style:diagonal-bl-tr="none" style:diagonal-tl-br="non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17:31:43.737811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6-15T17:33:41.620105581</dc:date>
    <meta:editing-duration>PT57M19S</meta:editing-duration>
    <meta:editing-cycles>36</meta:editing-cycles>
    <meta:document-statistic meta:table-count="5" meta:cell-count="2550" meta:object-count="0"/>
  </office:meta>
</office:document-meta>
</file>